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ionTS" table:style-name="ta1">
        <table:shapes>
          <draw:frame draw:z-index="0" draw:style-name="gr1" draw:text-style-name="P1" svg:width="8.4417in" svg:height="5.9504in" svg:x="3.1319in" svg:y="175.1528in">
            <draw:object draw:notify-on-update-of-ranges="PredictionTS.A2:PredictionTS.A997 PredictionTS.B2:PredictionTS.B997 PredictionTS.A2:PredictionTS.A997 PredictionTS.E2:PredictionTS.E9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9791" calcext:value-type="float">
            <text:p>1.797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374556" calcext:value-type="float">
            <text:p>6.37E-0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869837" calcext:value-type="float">
            <text:p>1.869837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7791447" calcext:value-type="float">
            <text:p>7.79E-01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938781" calcext:value-type="float">
            <text:p>1.93878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9179743" calcext:value-type="float">
            <text:p>9.18E-01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.006542" calcext:value-type="float">
            <text:p>2.00654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.056804" calcext:value-type="float">
            <text:p>1.06E+00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.080391" calcext:value-type="float">
            <text:p>2.08039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.169705" calcext:value-type="float">
            <text:p>1.17E+00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.143324" calcext:value-type="float">
            <text:p>2.14332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269749" calcext:value-type="float">
            <text:p>1.27E+00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.19823" calcext:value-type="float">
            <text:p>2.1982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.369793" calcext:value-type="float">
            <text:p>1.37E+00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.249715" calcext:value-type="float">
            <text:p>2.24971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1.467358" calcext:value-type="float">
            <text:p>1.47E+00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312137" calcext:value-type="float">
            <text:p>2.31213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562522" calcext:value-type="float">
            <text:p>1.56E+00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.349496" calcext:value-type="float">
            <text:p>2.34949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.657686" calcext:value-type="float">
            <text:p>1.66E+0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384732" calcext:value-type="float">
            <text:p>2.38473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.750564" calcext:value-type="float">
            <text:p>1.75E+00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.432193" calcext:value-type="float">
            <text:p>2.432193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.83915" calcext:value-type="float">
            <text:p>1.84E+00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.459976" calcext:value-type="float">
            <text:p>2.459976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.927737" calcext:value-type="float">
            <text:p>1.93E+00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.475638" calcext:value-type="float">
            <text:p>2.47563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2.01444" calcext:value-type="float">
            <text:p>2.01E+00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.506444" calcext:value-type="float">
            <text:p>2.506444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2.092959" calcext:value-type="float">
            <text:p>2.09E+00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.526665" calcext:value-type="float">
            <text:p>2.52666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2.171478" calcext:value-type="float">
            <text:p>2.17E+00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.533743" calcext:value-type="float">
            <text:p>2.53374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2.249666" calcext:value-type="float">
            <text:p>2.25E+00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.568516" calcext:value-type="float">
            <text:p>2.568516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2.315723" calcext:value-type="float">
            <text:p>2.32E+00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.586414" calcext:value-type="float">
            <text:p>2.58641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2.381781" calcext:value-type="float">
            <text:p>2.38E+00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.580742" calcext:value-type="float">
            <text:p>2.580742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2.447838" calcext:value-type="float">
            <text:p>2.45E+0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547878" calcext:value-type="float">
            <text:p>2.54787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.500721" calcext:value-type="float">
            <text:p>2.50E+00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.505661" calcext:value-type="float">
            <text:p>2.505661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2.551565" calcext:value-type="float">
            <text:p>2.55E+00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.413504" calcext:value-type="float">
            <text:p>2.413504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2.60241" calcext:value-type="float">
            <text:p>2.60E+00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.247292" calcext:value-type="float">
            <text:p>2.247292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2.639194" calcext:value-type="float">
            <text:p>2.64E+00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.075336" calcext:value-type="float">
            <text:p>2.075336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2.670111" calcext:value-type="float">
            <text:p>2.67E+00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07189" calcext:value-type="float">
            <text:p>2.0718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2.701028" calcext:value-type="float">
            <text:p>2.70E+00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.193273" calcext:value-type="float">
            <text:p>2.193273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2.731267" calcext:value-type="float">
            <text:p>2.73E+00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.388318" calcext:value-type="float">
            <text:p>2.388318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2.760941" calcext:value-type="float">
            <text:p>2.76E+00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.475582" calcext:value-type="float">
            <text:p>2.475582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2.790614" calcext:value-type="float">
            <text:p>2.79E+00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.583987" calcext:value-type="float">
            <text:p>2.583987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2.822135" calcext:value-type="float">
            <text:p>2.82E+0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698442" calcext:value-type="float">
            <text:p>2.69844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.856611" calcext:value-type="float">
            <text:p>2.86E+00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.70868" calcext:value-type="float">
            <text:p>2.70868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.891087" calcext:value-type="float">
            <text:p>2.89E+00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.626099" calcext:value-type="float">
            <text:p>2.626099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2.920004" calcext:value-type="float">
            <text:p>2.92E+00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.492276" calcext:value-type="float">
            <text:p>2.49227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2.929671" calcext:value-type="float">
            <text:p>2.93E+00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.36608" calcext:value-type="float">
            <text:p>2.36608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2.939339" calcext:value-type="float">
            <text:p>2.94E+00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.24729" calcext:value-type="float">
            <text:p>2.24729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2.947648" calcext:value-type="float">
            <text:p>2.95E+00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.083352" calcext:value-type="float">
            <text:p>2.083352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2.93596" calcext:value-type="float">
            <text:p>2.94E+00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.023856" calcext:value-type="float">
            <text:p>2.023856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2.924272" calcext:value-type="float">
            <text:p>2.92E+00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953992" calcext:value-type="float">
            <text:p>1.953992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2.912584" calcext:value-type="float">
            <text:p>2.91E+00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.801033" calcext:value-type="float">
            <text:p>1.801033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2.890297" calcext:value-type="float">
            <text:p>2.89E+0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647433" calcext:value-type="float">
            <text:p>1.64743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866873" calcext:value-type="float">
            <text:p>2.87E+00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.753886" calcext:value-type="float">
            <text:p>1.75388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2.843449" calcext:value-type="float">
            <text:p>2.84E+00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897153" calcext:value-type="float">
            <text:p>1.897153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2.829398" calcext:value-type="float">
            <text:p>2.83E+00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.063817" calcext:value-type="float">
            <text:p>2.063817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2.818595" calcext:value-type="float">
            <text:p>2.82E+00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.153743" calcext:value-type="float">
            <text:p>2.153743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2.807793" calcext:value-type="float">
            <text:p>2.81E+00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.280482" calcext:value-type="float">
            <text:p>2.28048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2.802772" calcext:value-type="float">
            <text:p>2.80E+00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397178" calcext:value-type="float">
            <text:p>2.397178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2.801903" calcext:value-type="float">
            <text:p>2.80E+00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394198" calcext:value-type="float">
            <text:p>2.394198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2.801034" calcext:value-type="float">
            <text:p>2.80E+00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345662" calcext:value-type="float">
            <text:p>2.345662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2.798934" calcext:value-type="float">
            <text:p>2.80E+00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291899" calcext:value-type="float">
            <text:p>2.291899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2.795146" calcext:value-type="float">
            <text:p>2.80E+0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285532" calcext:value-type="float">
            <text:p>2.28553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791359" calcext:value-type="float">
            <text:p>2.79E+00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.350391" calcext:value-type="float">
            <text:p>2.350391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2.788093" calcext:value-type="float">
            <text:p>2.79E+00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.469823" calcext:value-type="float">
            <text:p>2.469823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2.786305" calcext:value-type="float">
            <text:p>2.79E+00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.471966" calcext:value-type="float">
            <text:p>2.471966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2.784516" calcext:value-type="float">
            <text:p>2.78E+00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458851" calcext:value-type="float">
            <text:p>2.45885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2.78267" calcext:value-type="float">
            <text:p>2.78E+0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.561672" calcext:value-type="float">
            <text:p>2.561672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2.780304" calcext:value-type="float">
            <text:p>2.78E+00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.615399" calcext:value-type="float">
            <text:p>2.615399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2.777937" calcext:value-type="float">
            <text:p>2.78E+00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.50621" calcext:value-type="float">
            <text:p>2.50621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2.775571" calcext:value-type="float">
            <text:p>2.78E+00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.205152" calcext:value-type="float">
            <text:p>2.205152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2.756798" calcext:value-type="float">
            <text:p>2.76E+00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.956962" calcext:value-type="float">
            <text:p>1.956962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2.736979" calcext:value-type="float">
            <text:p>2.74E+0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958456" calcext:value-type="float">
            <text:p>1.95845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.717161" calcext:value-type="float">
            <text:p>2.72E+00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.001341" calcext:value-type="float">
            <text:p>2.001341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2.698583" calcext:value-type="float">
            <text:p>2.70E+00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.973802" calcext:value-type="float">
            <text:p>1.973802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2.680355" calcext:value-type="float">
            <text:p>2.68E+00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.073386" calcext:value-type="float">
            <text:p>2.073386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2.662128" calcext:value-type="float">
            <text:p>2.66E+00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.39414" calcext:value-type="float">
            <text:p>2.39414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2.653336" calcext:value-type="float">
            <text:p>2.65E+0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580756" calcext:value-type="float">
            <text:p>2.580756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2.65035" calcext:value-type="float">
            <text:p>2.65E+00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.501602" calcext:value-type="float">
            <text:p>2.501602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2.647363" calcext:value-type="float">
            <text:p>2.65E+00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.369505" calcext:value-type="float">
            <text:p>2.369505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2.640688" calcext:value-type="float">
            <text:p>2.64E+00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.204572" calcext:value-type="float">
            <text:p>2.204572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2.62966" calcext:value-type="float">
            <text:p>2.63E+00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.051688" calcext:value-type="float">
            <text:p>2.051688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2.618631" calcext:value-type="float">
            <text:p>2.62E+0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992483" calcext:value-type="float">
            <text:p>1.99248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.602115" calcext:value-type="float">
            <text:p>2.60E+00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.00427" calcext:value-type="float">
            <text:p>2.00427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2.572679" calcext:value-type="float">
            <text:p>2.57E+00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018643" calcext:value-type="float">
            <text:p>2.018643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2.543244" calcext:value-type="float">
            <text:p>2.54E+00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777522" calcext:value-type="float">
            <text:p>1.777522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2.510392" calcext:value-type="float">
            <text:p>2.51E+00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.298684" calcext:value-type="float">
            <text:p>1.298684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2.45614" calcext:value-type="float">
            <text:p>2.46E+0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007472" calcext:value-type="float">
            <text:p>1.00747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.401887" calcext:value-type="float">
            <text:p>2.40E+00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.001618" calcext:value-type="float">
            <text:p>1.001618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2.347634" calcext:value-type="float">
            <text:p>2.35E+00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022919" calcext:value-type="float">
            <text:p>1.022919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2.29244" calcext:value-type="float">
            <text:p>2.29E+00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0451" calcext:value-type="float">
            <text:p>1.045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2.237224" calcext:value-type="float">
            <text:p>2.24E+00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07093" calcext:value-type="float">
            <text:p>1.07093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2.182008" calcext:value-type="float">
            <text:p>2.18E+00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15012" calcext:value-type="float">
            <text:p>1.1501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131352" calcext:value-type="float">
            <text:p>2.13E+00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242653" calcext:value-type="float">
            <text:p>1.242653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2.08172" calcext:value-type="float">
            <text:p>2.08E+00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.263349" calcext:value-type="float">
            <text:p>1.263349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2.032087" calcext:value-type="float">
            <text:p>2.03E+00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305782" calcext:value-type="float">
            <text:p>1.305782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1.984751" calcext:value-type="float">
            <text:p>1.98E+00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353775" calcext:value-type="float">
            <text:p>1.35377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.938618" calcext:value-type="float">
            <text:p>1.94E+00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344272" calcext:value-type="float">
            <text:p>1.34427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.892485" calcext:value-type="float">
            <text:p>1.89E+00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31446" calcext:value-type="float">
            <text:p>1.31446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.846549" calcext:value-type="float">
            <text:p>1.85E+00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.278294" calcext:value-type="float">
            <text:p>1.278294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.800816" calcext:value-type="float">
            <text:p>1.80E+00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230604" calcext:value-type="float">
            <text:p>1.230604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.755082" calcext:value-type="float">
            <text:p>1.76E+00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146473" calcext:value-type="float">
            <text:p>1.146473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.709056" calcext:value-type="float">
            <text:p>1.71E+00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.027117" calcext:value-type="float">
            <text:p>1.02711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662453" calcext:value-type="float">
            <text:p>1.66E+00</text:p>
          </table:table-cell>
          <table:table-cell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9508755" calcext:value-type="float">
            <text:p>0.9508755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.61585" calcext:value-type="float">
            <text:p>1.62E+00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8814777" calcext:value-type="float">
            <text:p>0.8814777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.569323" calcext:value-type="float">
            <text:p>1.57E+00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7993336" calcext:value-type="float">
            <text:p>0.7993336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.523154" calcext:value-type="float">
            <text:p>1.52E+00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7701592" calcext:value-type="float">
            <text:p>0.770159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.476984" calcext:value-type="float">
            <text:p>1.48E+00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672782" calcext:value-type="float">
            <text:p>0.767278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.430882" calcext:value-type="float">
            <text:p>1.43E+00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7542931" calcext:value-type="float">
            <text:p>0.754293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.389427" calcext:value-type="float">
            <text:p>1.39E+00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7545819" calcext:value-type="float">
            <text:p>0.7545819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.347971" calcext:value-type="float">
            <text:p>1.35E+00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758049" calcext:value-type="float">
            <text:p>0.758049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.306516" calcext:value-type="float">
            <text:p>1.31E+00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7565403" calcext:value-type="float">
            <text:p>0.7565403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.272045" calcext:value-type="float">
            <text:p>1.27E+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40136" calcext:value-type="float">
            <text:p>0.7540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8771" calcext:value-type="float">
            <text:p>1.24E+00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7611338" calcext:value-type="float">
            <text:p>0.7611338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.205497" calcext:value-type="float">
            <text:p>1.21E+00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7772377" calcext:value-type="float">
            <text:p>0.7772377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.180923" calcext:value-type="float">
            <text:p>1.18E+00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803437" calcext:value-type="float">
            <text:p>0.803437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.160199" calcext:value-type="float">
            <text:p>1.16E+00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8229489" calcext:value-type="float">
            <text:p>0.8229489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.139476" calcext:value-type="float">
            <text:p>1.14E+00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8904165" calcext:value-type="float">
            <text:p>0.890416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.12394" calcext:value-type="float">
            <text:p>1.12E+00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.065731" calcext:value-type="float">
            <text:p>1.065731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.112955" calcext:value-type="float">
            <text:p>1.11E+00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229459" calcext:value-type="float">
            <text:p>1.229459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.10197" calcext:value-type="float">
            <text:p>1.10E+00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.393464" calcext:value-type="float">
            <text:p>1.393464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.092646" calcext:value-type="float">
            <text:p>1.09E+00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.568455" calcext:value-type="float">
            <text:p>1.568455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1.086124" calcext:value-type="float">
            <text:p>1.09E+00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601996" calcext:value-type="float">
            <text:p>1.601996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079602" calcext:value-type="float">
            <text:p>1.08E+00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.474788" calcext:value-type="float">
            <text:p>1.474788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1.071424" calcext:value-type="float">
            <text:p>1.07E+00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169923" calcext:value-type="float">
            <text:p>1.169923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1.057078" calcext:value-type="float">
            <text:p>1.06E+00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9822913" calcext:value-type="float">
            <text:p>0.9822913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.042732" calcext:value-type="float">
            <text:p>1.04E+00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8663862" calcext:value-type="float">
            <text:p>0.8663862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027979" calcext:value-type="float">
            <text:p>1.03E+00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7732556" calcext:value-type="float">
            <text:p>0.7732556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.005694" calcext:value-type="float">
            <text:p>1.01E+00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734159" calcext:value-type="float">
            <text:p>0.734159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0.9834094" calcext:value-type="float">
            <text:p>9.83E-01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7465548" calcext:value-type="float">
            <text:p>0.7465548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9611247" calcext:value-type="float">
            <text:p>9.61E-01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7664895" calcext:value-type="float">
            <text:p>0.7664895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0.9429808" calcext:value-type="float">
            <text:p>9.43E-01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7881549" calcext:value-type="float">
            <text:p>0.7881549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0.9253448" calcext:value-type="float">
            <text:p>9.25E-01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962048" calcext:value-type="float">
            <text:p>0.796204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9077088" calcext:value-type="float">
            <text:p>9.08E-01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7978749" calcext:value-type="float">
            <text:p>0.7978749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0.8936539" calcext:value-type="float">
            <text:p>8.94E-01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7992149" calcext:value-type="float">
            <text:p>0.7992149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8809217" calcext:value-type="float">
            <text:p>8.81E-01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7954822" calcext:value-type="float">
            <text:p>0.7954822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0.8681896" calcext:value-type="float">
            <text:p>8.68E-01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7936116" calcext:value-type="float">
            <text:p>0.7936116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0.8575993" calcext:value-type="float">
            <text:p>8.58E-01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944107" calcext:value-type="float">
            <text:p>0.794410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8486263" calcext:value-type="float">
            <text:p>8.49E-01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8088679" calcext:value-type="float">
            <text:p>0.8088679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0.8396534" calcext:value-type="float">
            <text:p>8.40E-01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8539243" calcext:value-type="float">
            <text:p>0.8539243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0.8334665" calcext:value-type="float">
            <text:p>8.33E-01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9572015" calcext:value-type="float">
            <text:p>0.9572015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0.8313011" calcext:value-type="float">
            <text:p>8.31E-01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.040147" calcext:value-type="float">
            <text:p>1.040147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0.8291356" calcext:value-type="float">
            <text:p>8.29E-01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06639" calcext:value-type="float">
            <text:p>1.06639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8273584" calcext:value-type="float">
            <text:p>8.27E-01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038136" calcext:value-type="float">
            <text:p>1.038136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0.8267534" calcext:value-type="float">
            <text:p>8.27E-01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992804" calcext:value-type="float">
            <text:p>0.992804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0.8261484" calcext:value-type="float">
            <text:p>8.26E-01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9078523" calcext:value-type="float">
            <text:p>0.9078523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0.8251158" calcext:value-type="float">
            <text:p>8.25E-01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8350491" calcext:value-type="float">
            <text:p>0.8350491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0.819667" calcext:value-type="float">
            <text:p>8.20E-01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8004339" calcext:value-type="float">
            <text:p>0.8004339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8142183" calcext:value-type="float">
            <text:p>8.14E-01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8121635" calcext:value-type="float">
            <text:p>0.8121635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0.8087695" calcext:value-type="float">
            <text:p>8.09E-01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8607001" calcext:value-type="float">
            <text:p>0.8607001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0.805852" calcext:value-type="float">
            <text:p>8.06E-01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9265927" calcext:value-type="float">
            <text:p>0.9265927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0.8031316" calcext:value-type="float">
            <text:p>8.03E-01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9680965" calcext:value-type="float">
            <text:p>0.9680965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0.8004112" calcext:value-type="float">
            <text:p>8.00E-0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032273" calcext:value-type="float">
            <text:p>1.03227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8001231" calcext:value-type="float">
            <text:p>8.00E-01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.108404" calcext:value-type="float">
            <text:p>1.108404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0.8005726" calcext:value-type="float">
            <text:p>8.01E-01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.073754" calcext:value-type="float">
            <text:p>1.073754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0.8010222" calcext:value-type="float">
            <text:p>8.01E-01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.018985" calcext:value-type="float">
            <text:p>1.018985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0.8014717" calcext:value-type="float">
            <text:p>8.01E-01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9879686" calcext:value-type="float">
            <text:p>0.9879686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0.7997176" calcext:value-type="float">
            <text:p>8.00E-01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.001806" calcext:value-type="float">
            <text:p>1.001806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7961844" calcext:value-type="float">
            <text:p>7.96E-01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.015542" calcext:value-type="float">
            <text:p>1.015542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0.7926512" calcext:value-type="float">
            <text:p>7.93E-01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.04839" calcext:value-type="float">
            <text:p>1.04839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0.7891179" calcext:value-type="float">
            <text:p>7.89E-01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.10492" calcext:value-type="float">
            <text:p>1.10492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0.7855847" calcext:value-type="float">
            <text:p>7.86E-01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09852" calcext:value-type="float">
            <text:p>1.09852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0.7807623" calcext:value-type="float">
            <text:p>7.81E-01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042223" calcext:value-type="float">
            <text:p>1.04222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7748992" calcext:value-type="float">
            <text:p>7.75E-01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9944147" calcext:value-type="float">
            <text:p>0.9944147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7690361" calcext:value-type="float">
            <text:p>7.69E-01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9445572" calcext:value-type="float">
            <text:p>0.9445572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763173" calcext:value-type="float">
            <text:p>7.63E-01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8940933" calcext:value-type="float">
            <text:p>0.8940933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0.7573098" calcext:value-type="float">
            <text:p>7.57E-01</text:p>
          </table:table-cell>
          <table:table-cell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8116582" calcext:value-type="float">
            <text:p>0.8116582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0.7476255" calcext:value-type="float">
            <text:p>7.48E-01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7356547" calcext:value-type="float">
            <text:p>0.7356547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7348562" calcext:value-type="float">
            <text:p>7.35E-01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6978397" calcext:value-type="float">
            <text:p>0.6978397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7220869" calcext:value-type="float">
            <text:p>7.22E-01</text:p>
          </table:table-cell>
          <table:table-cell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664164" calcext:value-type="float">
            <text:p>0.664164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0.7093175" calcext:value-type="float">
            <text:p>7.09E-01</text:p>
          </table:table-cell>
          <table:table-cell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639296" calcext:value-type="float">
            <text:p>0.639296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0.6965482" calcext:value-type="float">
            <text:p>6.97E-01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6376496" calcext:value-type="float">
            <text:p>0.6376496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0.6817228" calcext:value-type="float">
            <text:p>6.82E-01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6426582" calcext:value-type="float">
            <text:p>0.642658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6652375" calcext:value-type="float">
            <text:p>6.65E-01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6490461" calcext:value-type="float">
            <text:p>0.6490461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0.6487521" calcext:value-type="float">
            <text:p>6.49E-01</text:p>
          </table:table-cell>
          <table:table-cell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6669397" calcext:value-type="float">
            <text:p>0.6669397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0.6322667" calcext:value-type="float">
            <text:p>6.32E-01</text:p>
          </table:table-cell>
          <table:table-cell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6982325" calcext:value-type="float">
            <text:p>0.6982325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0.6157813" calcext:value-type="float">
            <text:p>6.16E-01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7046782" calcext:value-type="float">
            <text:p>0.7046782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.603165" calcext:value-type="float">
            <text:p>6.03E-01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6936255" calcext:value-type="float">
            <text:p>0.6936255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0.5936725" calcext:value-type="float">
            <text:p>5.94E-01</text:p>
          </table:table-cell>
          <table:table-cell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6906296" calcext:value-type="float">
            <text:p>0.6906296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0.5841799" calcext:value-type="float">
            <text:p>5.84E-01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6833897" calcext:value-type="float">
            <text:p>0.6833897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0.5746873" calcext:value-type="float">
            <text:p>5.75E-01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6751811" calcext:value-type="float">
            <text:p>0.6751811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0.5651948" calcext:value-type="float">
            <text:p>5.65E-01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6789638" calcext:value-type="float">
            <text:p>0.6789638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0.5565184" calcext:value-type="float">
            <text:p>5.57E-01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6938135" calcext:value-type="float">
            <text:p>0.693813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5485009" calcext:value-type="float">
            <text:p>5.49E-01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7092144" calcext:value-type="float">
            <text:p>0.7092144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0.5404835" calcext:value-type="float">
            <text:p>5.40E-01</text:p>
          </table:table-cell>
          <table:table-cell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7203349" calcext:value-type="float">
            <text:p>0.7203349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0.5324661" calcext:value-type="float">
            <text:p>5.32E-01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7284263" calcext:value-type="float">
            <text:p>0.7284263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0.5244486" calcext:value-type="float">
            <text:p>5.24E-01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7383463" calcext:value-type="float">
            <text:p>0.7383463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0.519259" calcext:value-type="float">
            <text:p>5.19E-01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7493767" calcext:value-type="float">
            <text:p>0.7493767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.5163524" calcext:value-type="float">
            <text:p>5.16E-01</text:p>
          </table:table-cell>
          <table:table-cell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7592079" calcext:value-type="float">
            <text:p>0.7592079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0.5134458" calcext:value-type="float">
            <text:p>5.13E-01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7687851" calcext:value-type="float">
            <text:p>0.7687851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0.5105391" calcext:value-type="float">
            <text:p>5.11E-01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778172" calcext:value-type="float">
            <text:p>0.778172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0.5076325" calcext:value-type="float">
            <text:p>5.08E-01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7827916" calcext:value-type="float">
            <text:p>0.7827916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0.5085412" calcext:value-type="float">
            <text:p>5.09E-01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7839083" calcext:value-type="float">
            <text:p>0.7839083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5125301" calcext:value-type="float">
            <text:p>5.13E-01</text:p>
          </table:table-cell>
          <table:table-cell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7849616" calcext:value-type="float">
            <text:p>0.7849616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0.5165191" calcext:value-type="float">
            <text:p>5.17E-01</text:p>
          </table:table-cell>
          <table:table-cell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7837764" calcext:value-type="float">
            <text:p>0.7837764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0.520508" calcext:value-type="float">
            <text:p>5.21E-01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781049" calcext:value-type="float">
            <text:p>0.781049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0.524497" calcext:value-type="float">
            <text:p>5.24E-01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7852889" calcext:value-type="float">
            <text:p>0.7852889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0.5314768" calcext:value-type="float">
            <text:p>5.31E-01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7956681" calcext:value-type="float">
            <text:p>0.7956681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0.5408712" calcext:value-type="float">
            <text:p>5.41E-01</text:p>
          </table:table-cell>
          <table:table-cell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8071357" calcext:value-type="float">
            <text:p>0.8071357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0.5502657" calcext:value-type="float">
            <text:p>5.50E-01</text:p>
          </table:table-cell>
          <table:table-cell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8237319" calcext:value-type="float">
            <text:p>0.8237319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0.5596601" calcext:value-type="float">
            <text:p>5.60E-01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8470304" calcext:value-type="float">
            <text:p>0.8470304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0.5690546" calcext:value-type="float">
            <text:p>5.69E-01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8634642" calcext:value-type="float">
            <text:p>0.8634642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0.5828743" calcext:value-type="float">
            <text:p>5.83E-01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872385" calcext:value-type="float">
            <text:p>0.872385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6002667" calcext:value-type="float">
            <text:p>6.00E-01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8827033" calcext:value-type="float">
            <text:p>0.8827033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0.6176591" calcext:value-type="float">
            <text:p>6.18E-01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8937675" calcext:value-type="float">
            <text:p>0.8937675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0.6350515" calcext:value-type="float">
            <text:p>6.35E-01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9057783" calcext:value-type="float">
            <text:p>0.9057783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0.652444" calcext:value-type="float">
            <text:p>6.52E-01</text:p>
          </table:table-cell>
          <table:table-cell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9271594" calcext:value-type="float">
            <text:p>0.9271594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0.6716827" calcext:value-type="float">
            <text:p>6.72E-01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9538694" calcext:value-type="float">
            <text:p>0.9538694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6924121" calcext:value-type="float">
            <text:p>6.92E-01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9829957" calcext:value-type="float">
            <text:p>0.9829957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0.7131415" calcext:value-type="float">
            <text:p>7.13E-01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.031377" calcext:value-type="float">
            <text:p>1.031377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0.733871" calcext:value-type="float">
            <text:p>7.34E-01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.100469" calcext:value-type="float">
            <text:p>1.100469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0.7546004" calcext:value-type="float">
            <text:p>7.55E-01</text:p>
          </table:table-cell>
          <table:table-cell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.120688" calcext:value-type="float">
            <text:p>1.120688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0.7768508" calcext:value-type="float">
            <text:p>7.77E-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2066" calcext:value-type="float">
            <text:p>1.112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003294" calcext:value-type="float">
            <text:p>8.00E-01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.115598" calcext:value-type="float">
            <text:p>1.115598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0.8238079" calcext:value-type="float">
            <text:p>8.24E-01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094173" calcext:value-type="float">
            <text:p>1.094173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0.8472865" calcext:value-type="float">
            <text:p>8.47E-01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059659" calcext:value-type="float">
            <text:p>1.059659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0.870765" calcext:value-type="float">
            <text:p>8.71E-01</text:p>
          </table:table-cell>
          <table:table-cell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.070317" calcext:value-type="float">
            <text:p>1.070317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0.8920215" calcext:value-type="float">
            <text:p>8.92E-01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.115905" calcext:value-type="float">
            <text:p>1.115905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0.911484" calcext:value-type="float">
            <text:p>9.11E-01</text:p>
          </table:table-cell>
          <table:table-cell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.167295" calcext:value-type="float">
            <text:p>1.167295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0.9309465" calcext:value-type="float">
            <text:p>9.31E-01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.231755" calcext:value-type="float">
            <text:p>1.231755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0.9504091" calcext:value-type="float">
            <text:p>9.50E-01</text:p>
          </table:table-cell>
          <table:table-cell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.307079" calcext:value-type="float">
            <text:p>1.307079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0.9698716" calcext:value-type="float">
            <text:p>9.70E-01</text:p>
          </table:table-cell>
          <table:table-cell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367527" calcext:value-type="float">
            <text:p>1.367527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0.9910487" calcext:value-type="float">
            <text:p>9.91E-01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381811" calcext:value-type="float">
            <text:p>1.38181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.01361" calcext:value-type="float">
            <text:p>1.01E+00</text:p>
          </table:table-cell>
          <table:table-cell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426793" calcext:value-type="float">
            <text:p>1.426793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1.036172" calcext:value-type="float">
            <text:p>1.04E+00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.577899" calcext:value-type="float">
            <text:p>1.577899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1.058733" calcext:value-type="float">
            <text:p>1.06E+00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778489" calcext:value-type="float">
            <text:p>1.778489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1.081294" calcext:value-type="float">
            <text:p>1.08E+00</text:p>
          </table:table-cell>
          <table:table-cell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.813082" calcext:value-type="float">
            <text:p>1.813082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.105188" calcext:value-type="float">
            <text:p>1.11E+00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.741783" calcext:value-type="float">
            <text:p>1.741783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1.130158" calcext:value-type="float">
            <text:p>1.13E+00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.667833" calcext:value-type="float">
            <text:p>1.667833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1.155128" calcext:value-type="float">
            <text:p>1.16E+00</text:p>
          </table:table-cell>
          <table:table-cell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556849" calcext:value-type="float">
            <text:p>1.556849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1.180098" calcext:value-type="float">
            <text:p>1.18E+00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429719" calcext:value-type="float">
            <text:p>1.429719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1.205068" calcext:value-type="float">
            <text:p>1.21E+00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.371214" calcext:value-type="float">
            <text:p>1.371214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1.221772" calcext:value-type="float">
            <text:p>1.22E+00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362186" calcext:value-type="float">
            <text:p>1.362186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231802" calcext:value-type="float">
            <text:p>1.23E+00</text:p>
          </table:table-cell>
          <table:table-cell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.35407" calcext:value-type="float">
            <text:p>1.35407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1.241833" calcext:value-type="float">
            <text:p>1.24E+00</text:p>
          </table:table-cell>
          <table:table-cell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.353589" calcext:value-type="float">
            <text:p>1.353589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.251864" calcext:value-type="float">
            <text:p>1.25E+00</text:p>
          </table:table-cell>
          <table:table-cell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.358558" calcext:value-type="float">
            <text:p>1.358558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1.261894" calcext:value-type="float">
            <text:p>1.26E+00</text:p>
          </table:table-cell>
          <table:table-cell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.402629" calcext:value-type="float">
            <text:p>1.402629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1.267524" calcext:value-type="float">
            <text:p>1.27E+00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47419" calcext:value-type="float">
            <text:p>1.47419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1.2696" calcext:value-type="float">
            <text:p>1.27E+00</text:p>
          </table:table-cell>
          <table:table-cell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536357" calcext:value-type="float">
            <text:p>1.536357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1.271677" calcext:value-type="float">
            <text:p>1.27E+00</text:p>
          </table:table-cell>
          <table:table-cell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.616701" calcext:value-type="float">
            <text:p>1.616701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1.273753" calcext:value-type="float">
            <text:p>1.27E+00</text:p>
          </table:table-cell>
          <table:table-cell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.704451" calcext:value-type="float">
            <text:p>1.704451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1.27583" calcext:value-type="float">
            <text:p>1.28E+00</text:p>
          </table:table-cell>
          <table:table-cell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.687953" calcext:value-type="float">
            <text:p>1.687953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1.274172" calcext:value-type="float">
            <text:p>1.27E+00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585723" calcext:value-type="float">
            <text:p>1.585723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1.269499" calcext:value-type="float">
            <text:p>1.27E+00</text:p>
          </table:table-cell>
          <table:table-cell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.477081" calcext:value-type="float">
            <text:p>1.477081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1.264826" calcext:value-type="float">
            <text:p>1.26E+00</text:p>
          </table:table-cell>
          <table:table-cell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.334052" calcext:value-type="float">
            <text:p>1.334052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1.260153" calcext:value-type="float">
            <text:p>1.26E+00</text:p>
          </table:table-cell>
          <table:table-cell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166088" calcext:value-type="float">
            <text:p>1.166088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1.255481" calcext:value-type="float">
            <text:p>1.26E+00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088335" calcext:value-type="float">
            <text:p>1.088335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1.242255" calcext:value-type="float">
            <text:p>1.24E+00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.073892" calcext:value-type="float">
            <text:p>1.073892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1.222124" calcext:value-type="float">
            <text:p>1.22E+00</text:p>
          </table:table-cell>
          <table:table-cell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.057543" calcext:value-type="float">
            <text:p>1.057543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1.201993" calcext:value-type="float">
            <text:p>1.20E+00</text:p>
          </table:table-cell>
          <table:table-cell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.040266" calcext:value-type="float">
            <text:p>1.040266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1.181863" calcext:value-type="float">
            <text:p>1.18E+00</text:p>
          </table:table-cell>
          <table:table-cell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.022189" calcext:value-type="float">
            <text:p>1.022189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1.161732" calcext:value-type="float">
            <text:p>1.16E+00</text:p>
          </table:table-cell>
          <table:table-cell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9664331" calcext:value-type="float">
            <text:p>0.9664331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1.139683" calcext:value-type="float">
            <text:p>1.14E+00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066946" calcext:value-type="float">
            <text:p>0.9066946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116087" calcext:value-type="float">
            <text:p>1.12E+00</text:p>
          </table:table-cell>
          <table:table-cell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8690535" calcext:value-type="float">
            <text:p>0.8690535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1.09249" calcext:value-type="float">
            <text:p>1.09E+00</text:p>
          </table:table-cell>
          <table:table-cell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8255107" calcext:value-type="float">
            <text:p>0.8255107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1.068894" calcext:value-type="float">
            <text:p>1.07E+00</text:p>
          </table:table-cell>
          <table:table-cell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7853789" calcext:value-type="float">
            <text:p>0.7853789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1.045297" calcext:value-type="float">
            <text:p>1.05E+00</text:p>
          </table:table-cell>
          <table:table-cell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7731409" calcext:value-type="float">
            <text:p>0.7731409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1.021353" calcext:value-type="float">
            <text:p>1.02E+00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7769034" calcext:value-type="float">
            <text:p>0.7769034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0.997127" calcext:value-type="float">
            <text:p>9.97E-01</text:p>
          </table:table-cell>
          <table:table-cell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7796267" calcext:value-type="float">
            <text:p>0.7796267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0.9729015" calcext:value-type="float">
            <text:p>9.73E-01</text:p>
          </table:table-cell>
          <table:table-cell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7775887" calcext:value-type="float">
            <text:p>0.7775887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0.9486759" calcext:value-type="float">
            <text:p>9.49E-01</text:p>
          </table:table-cell>
          <table:table-cell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7729499" calcext:value-type="float">
            <text:p>0.7729499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0.9244503" calcext:value-type="float">
            <text:p>9.24E-01</text:p>
          </table:table-cell>
          <table:table-cell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7702761" calcext:value-type="float">
            <text:p>0.7702761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0.9043978" calcext:value-type="float">
            <text:p>9.04E-01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7704948" calcext:value-type="float">
            <text:p>0.770494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8877146" calcext:value-type="float">
            <text:p>8.88E-01</text:p>
          </table:table-cell>
          <table:table-cell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7725326" calcext:value-type="float">
            <text:p>0.7725326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0.8710314" calcext:value-type="float">
            <text:p>8.71E-01</text:p>
          </table:table-cell>
          <table:table-cell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7720353" calcext:value-type="float">
            <text:p>0.7720353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0.8543482" calcext:value-type="float">
            <text:p>8.54E-01</text:p>
          </table:table-cell>
          <table:table-cell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7700643" calcext:value-type="float">
            <text:p>0.7700643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0.837665" calcext:value-type="float">
            <text:p>8.38E-01</text:p>
          </table:table-cell>
          <table:table-cell/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7779237" calcext:value-type="float">
            <text:p>0.7779237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0.8272698" calcext:value-type="float">
            <text:p>8.27E-01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8019457" calcext:value-type="float">
            <text:p>0.8019457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0.8219514" calcext:value-type="float">
            <text:p>8.22E-01</text:p>
          </table:table-cell>
          <table:table-cell/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8483157" calcext:value-type="float">
            <text:p>0.8483157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0.816633" calcext:value-type="float">
            <text:p>8.17E-01</text:p>
          </table:table-cell>
          <table:table-cell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9541644" calcext:value-type="float">
            <text:p>0.9541644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0.8113145" calcext:value-type="float">
            <text:p>8.11E-01</text:p>
          </table:table-cell>
          <table:table-cell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.168631" calcext:value-type="float">
            <text:p>1.168631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0.8059961" calcext:value-type="float">
            <text:p>8.06E-01</text:p>
          </table:table-cell>
          <table:table-cell/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179972" calcext:value-type="float">
            <text:p>1.179972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0.8103435" calcext:value-type="float">
            <text:p>8.10E-01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064745" calcext:value-type="float">
            <text:p>1.064745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8224946" calcext:value-type="float">
            <text:p>8.22E-01</text:p>
          </table:table-cell>
          <table:table-cell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.061366" calcext:value-type="float">
            <text:p>1.061366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0.8346457" calcext:value-type="float">
            <text:p>8.35E-01</text:p>
          </table:table-cell>
          <table:table-cell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9994948" calcext:value-type="float">
            <text:p>0.9994948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0.8467969" calcext:value-type="float">
            <text:p>8.47E-01</text:p>
          </table:table-cell>
          <table:table-cell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9257977" calcext:value-type="float">
            <text:p>0.9257977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0.858948" calcext:value-type="float">
            <text:p>8.59E-01</text:p>
          </table:table-cell>
          <table:table-cell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920438" calcext:value-type="float">
            <text:p>0.920438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0.8679021" calcext:value-type="float">
            <text:p>8.68E-01</text:p>
          </table:table-cell>
          <table:table-cell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9233802" calcext:value-type="float">
            <text:p>0.9233802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0.8742749" calcext:value-type="float">
            <text:p>8.74E-01</text:p>
          </table:table-cell>
          <table:table-cell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9491733" calcext:value-type="float">
            <text:p>0.9491733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0.8806478" calcext:value-type="float">
            <text:p>8.81E-01</text:p>
          </table:table-cell>
          <table:table-cell/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.073721" calcext:value-type="float">
            <text:p>1.073721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0.8870207" calcext:value-type="float">
            <text:p>8.87E-01</text:p>
          </table:table-cell>
          <table:table-cell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.32644" calcext:value-type="float">
            <text:p>1.32644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0.8933936" calcext:value-type="float">
            <text:p>8.93E-01</text:p>
          </table:table-cell>
          <table:table-cell/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1.486355" calcext:value-type="float">
            <text:p>1.486355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0.9101483" calcext:value-type="float">
            <text:p>9.10E-01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51115" calcext:value-type="float">
            <text:p>1.51115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935285" calcext:value-type="float">
            <text:p>9.35E-01</text:p>
          </table:table-cell>
          <table:table-cell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.539516" calcext:value-type="float">
            <text:p>1.539516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0.9604216" calcext:value-type="float">
            <text:p>9.60E-01</text:p>
          </table:table-cell>
          <table:table-cell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.577507" calcext:value-type="float">
            <text:p>1.577507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0.9855583" calcext:value-type="float">
            <text:p>9.86E-01</text:p>
          </table:table-cell>
          <table:table-cell/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620977" calcext:value-type="float">
            <text:p>1.620977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1.010695" calcext:value-type="float">
            <text:p>1.01E+00</text:p>
          </table:table-cell>
          <table:table-cell/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.652195" calcext:value-type="float">
            <text:p>1.652195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1.0355" calcext:value-type="float">
            <text:p>1.04E+00</text:p>
          </table:table-cell>
          <table:table-cell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.667138" calcext:value-type="float">
            <text:p>1.667138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1.060037" calcext:value-type="float">
            <text:p>1.06E+00</text:p>
          </table:table-cell>
          <table:table-cell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.682243" calcext:value-type="float">
            <text:p>1.682243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1.084573" calcext:value-type="float">
            <text:p>1.08E+00</text:p>
          </table:table-cell>
          <table:table-cell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1.710127" calcext:value-type="float">
            <text:p>1.710127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1.10911" calcext:value-type="float">
            <text:p>1.11E+00</text:p>
          </table:table-cell>
          <table:table-cell/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1.744955" calcext:value-type="float">
            <text:p>1.744955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1.133647" calcext:value-type="float">
            <text:p>1.13E+00</text:p>
          </table:table-cell>
          <table:table-cell/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1.792553" calcext:value-type="float">
            <text:p>1.792553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1.15619" calcext:value-type="float">
            <text:p>1.16E+00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90434" calcext:value-type="float">
            <text:p>1.9043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.177122" calcext:value-type="float">
            <text:p>1.18E+00</text:p>
          </table:table-cell>
          <table:table-cell/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1.9196" calcext:value-type="float">
            <text:p>1.9196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1.198055" calcext:value-type="float">
            <text:p>1.20E+00</text:p>
          </table:table-cell>
          <table:table-cell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1.868605" calcext:value-type="float">
            <text:p>1.868605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1.218987" calcext:value-type="float">
            <text:p>1.22E+00</text:p>
          </table:table-cell>
          <table:table-cell/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1.825077" calcext:value-type="float">
            <text:p>1.825077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1.23992" calcext:value-type="float">
            <text:p>1.24E+00</text:p>
          </table:table-cell>
          <table:table-cell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.843346" calcext:value-type="float">
            <text:p>1.843346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1.258219" calcext:value-type="float">
            <text:p>1.26E+00</text:p>
          </table:table-cell>
          <table:table-cell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1.940832" calcext:value-type="float">
            <text:p>1.940832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1.274392" calcext:value-type="float">
            <text:p>1.27E+00</text:p>
          </table:table-cell>
          <table:table-cell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.09887" calcext:value-type="float">
            <text:p>2.09887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1.290566" calcext:value-type="float">
            <text:p>1.29E+00</text:p>
          </table:table-cell>
          <table:table-cell/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2.402254" calcext:value-type="float">
            <text:p>2.402254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1.306739" calcext:value-type="float">
            <text:p>1.31E+00</text:p>
          </table:table-cell>
          <table:table-cell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663691" calcext:value-type="float">
            <text:p>2.663691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1.322912" calcext:value-type="float">
            <text:p>1.32E+00</text:p>
          </table:table-cell>
          <table:table-cell/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2.711573" calcext:value-type="float">
            <text:p>2.711573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1.354389" calcext:value-type="float">
            <text:p>1.35E+00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683248" calcext:value-type="float">
            <text:p>2.683248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.398221" calcext:value-type="float">
            <text:p>1.40E+00</text:p>
          </table:table-cell>
          <table:table-cell/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.643904" calcext:value-type="float">
            <text:p>2.643904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1.442053" calcext:value-type="float">
            <text:p>1.44E+00</text:p>
          </table:table-cell>
          <table:table-cell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.583738" calcext:value-type="float">
            <text:p>2.583738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1.485886" calcext:value-type="float">
            <text:p>1.49E+00</text:p>
          </table:table-cell>
          <table:table-cell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494234" calcext:value-type="float">
            <text:p>2.494234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1.529718" calcext:value-type="float">
            <text:p>1.53E+00</text:p>
          </table:table-cell>
          <table:table-cell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.393327" calcext:value-type="float">
            <text:p>2.393327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1.561227" calcext:value-type="float">
            <text:p>1.56E+00</text:p>
          </table:table-cell>
          <table:table-cell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.305521" calcext:value-type="float">
            <text:p>2.305521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1.582786" calcext:value-type="float">
            <text:p>1.58E+00</text:p>
          </table:table-cell>
          <table:table-cell/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.213319" calcext:value-type="float">
            <text:p>2.213319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1.604346" calcext:value-type="float">
            <text:p>1.60E+00</text:p>
          </table:table-cell>
          <table:table-cell/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2.098728" calcext:value-type="float">
            <text:p>2.098728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1.625905" calcext:value-type="float">
            <text:p>1.63E+00</text:p>
          </table:table-cell>
          <table:table-cell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.974191" calcext:value-type="float">
            <text:p>1.974191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1.647464" calcext:value-type="float">
            <text:p>1.65E+00</text:p>
          </table:table-cell>
          <table:table-cell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1.871197" calcext:value-type="float">
            <text:p>1.871197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1.656342" calcext:value-type="float">
            <text:p>1.66E+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79653" calcext:value-type="float">
            <text:p>1.8796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54981" calcext:value-type="float">
            <text:p>1.65E+00</text:p>
          </table:table-cell>
          <table:table-cell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.885394" calcext:value-type="float">
            <text:p>1.885394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1.65362" calcext:value-type="float">
            <text:p>1.65E+00</text:p>
          </table:table-cell>
          <table:table-cell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.727624" calcext:value-type="float">
            <text:p>1.727624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.652259" calcext:value-type="float">
            <text:p>1.65E+00</text:p>
          </table:table-cell>
          <table:table-cell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.550329" calcext:value-type="float">
            <text:p>1.550329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1.650899" calcext:value-type="float">
            <text:p>1.65E+00</text:p>
          </table:table-cell>
          <table:table-cell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.60485" calcext:value-type="float">
            <text:p>1.60485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1.641966" calcext:value-type="float">
            <text:p>1.64E+00</text:p>
          </table:table-cell>
          <table:table-cell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.752565" calcext:value-type="float">
            <text:p>1.752565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1.62692" calcext:value-type="float">
            <text:p>1.63E+00</text:p>
          </table:table-cell>
          <table:table-cell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822536" calcext:value-type="float">
            <text:p>1.822536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1.611875" calcext:value-type="float">
            <text:p>1.61E+00</text:p>
          </table:table-cell>
          <table:table-cell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.848206" calcext:value-type="float">
            <text:p>1.848206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1.596829" calcext:value-type="float">
            <text:p>1.60E+00</text:p>
          </table:table-cell>
          <table:table-cell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.857332" calcext:value-type="float">
            <text:p>1.857332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1.581784" calcext:value-type="float">
            <text:p>1.58E+00</text:p>
          </table:table-cell>
          <table:table-cell/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.878335" calcext:value-type="float">
            <text:p>1.878335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1.57776" calcext:value-type="float">
            <text:p>1.58E+00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919493" calcext:value-type="float">
            <text:p>1.91949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1.582634" calcext:value-type="float">
            <text:p>1.58E+00</text:p>
          </table:table-cell>
          <table:table-cell/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.968472" calcext:value-type="float">
            <text:p>1.968472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1.587509" calcext:value-type="float">
            <text:p>1.59E+00</text:p>
          </table:table-cell>
          <table:table-cell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2.036649" calcext:value-type="float">
            <text:p>2.036649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1.592384" calcext:value-type="float">
            <text:p>1.59E+00</text:p>
          </table:table-cell>
          <table:table-cell/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2.130473" calcext:value-type="float">
            <text:p>2.130473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1.597258" calcext:value-type="float">
            <text:p>1.60E+00</text:p>
          </table:table-cell>
          <table:table-cell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2.298283" calcext:value-type="float">
            <text:p>2.298283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1.618034" calcext:value-type="float">
            <text:p>1.62E+00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.503429" calcext:value-type="float">
            <text:p>2.503429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1.651648" calcext:value-type="float">
            <text:p>1.65E+00</text:p>
          </table:table-cell>
          <table:table-cell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638665" calcext:value-type="float">
            <text:p>2.638665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1.685261" calcext:value-type="float">
            <text:p>1.69E+00</text:p>
          </table:table-cell>
          <table:table-cell/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2.741699" calcext:value-type="float">
            <text:p>2.741699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1.718875" calcext:value-type="float">
            <text:p>1.72E+00</text:p>
          </table:table-cell>
          <table:table-cell/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797434" calcext:value-type="float">
            <text:p>2.797434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1.752489" calcext:value-type="float">
            <text:p>1.75E+00</text:p>
          </table:table-cell>
          <table:table-cell/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2.787527" calcext:value-type="float">
            <text:p>2.787527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1.794439" calcext:value-type="float">
            <text:p>1.79E+00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75121" calcext:value-type="float">
            <text:p>2.7512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.84312" calcext:value-type="float">
            <text:p>1.84E+00</text:p>
          </table:table-cell>
          <table:table-cell/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2.698149" calcext:value-type="float">
            <text:p>2.698149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1.891801" calcext:value-type="float">
            <text:p>1.89E+00</text:p>
          </table:table-cell>
          <table:table-cell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2.595549" calcext:value-type="float">
            <text:p>2.595549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1.940482" calcext:value-type="float">
            <text:p>1.94E+00</text:p>
          </table:table-cell>
          <table:table-cell/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2.413168" calcext:value-type="float">
            <text:p>2.413168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1.989163" calcext:value-type="float">
            <text:p>1.99E+00</text:p>
          </table:table-cell>
          <table:table-cell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.207337" calcext:value-type="float">
            <text:p>2.207337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2.019844" calcext:value-type="float">
            <text:p>2.02E+00</text:p>
          </table:table-cell>
          <table:table-cell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047448" calcext:value-type="float">
            <text:p>2.047448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2.035992" calcext:value-type="float">
            <text:p>2.04E+00</text:p>
          </table:table-cell>
          <table:table-cell/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.179712" calcext:value-type="float">
            <text:p>2.179712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2.05214" calcext:value-type="float">
            <text:p>2.05E+00</text:p>
          </table:table-cell>
          <table:table-cell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2.206156" calcext:value-type="float">
            <text:p>2.206156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2.068288" calcext:value-type="float">
            <text:p>2.07E+00</text:p>
          </table:table-cell>
          <table:table-cell/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.179721" calcext:value-type="float">
            <text:p>2.179721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2.084435" calcext:value-type="float">
            <text:p>2.08E+00</text:p>
          </table:table-cell>
          <table:table-cell/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.274429" calcext:value-type="float">
            <text:p>2.274429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2.101156" calcext:value-type="float">
            <text:p>2.10E+00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.587907" calcext:value-type="float">
            <text:p>2.58790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2.118338" calcext:value-type="float">
            <text:p>2.12E+00</text:p>
          </table:table-cell>
          <table:table-cell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2.992226" calcext:value-type="float">
            <text:p>2.992226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2.135521" calcext:value-type="float">
            <text:p>2.14E+00</text:p>
          </table:table-cell>
          <table:table-cell/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871103" calcext:value-type="float">
            <text:p>3.871103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2.152703" calcext:value-type="float">
            <text:p>2.15E+00</text:p>
          </table:table-cell>
          <table:table-cell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4.543729" calcext:value-type="float">
            <text:p>4.543729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2.169886" calcext:value-type="float">
            <text:p>2.17E+00</text:p>
          </table:table-cell>
          <table:table-cell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4.518826" calcext:value-type="float">
            <text:p>4.518826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2.22382" calcext:value-type="float">
            <text:p>2.22E+00</text:p>
          </table:table-cell>
          <table:table-cell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.456749" calcext:value-type="float">
            <text:p>4.456749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2.307426" calcext:value-type="float">
            <text:p>2.31E+00</text:p>
          </table:table-cell>
          <table:table-cell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4.371879" calcext:value-type="float">
            <text:p>4.371879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2.391033" calcext:value-type="float">
            <text:p>2.39E+00</text:p>
          </table:table-cell>
          <table:table-cell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4.057252" calcext:value-type="float">
            <text:p>4.057252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2.474639" calcext:value-type="float">
            <text:p>2.47E+00</text:p>
          </table:table-cell>
          <table:table-cell/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.519536" calcext:value-type="float">
            <text:p>3.519536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2.558246" calcext:value-type="float">
            <text:p>2.56E+00</text:p>
          </table:table-cell>
          <table:table-cell/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3.922371" calcext:value-type="float">
            <text:p>3.922371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2.642463" calcext:value-type="float">
            <text:p>2.64E+00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.64092" calcext:value-type="float">
            <text:p>4.6409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2.727175" calcext:value-type="float">
            <text:p>2.73E+00</text:p>
          </table:table-cell>
          <table:table-cell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4.764597" calcext:value-type="float">
            <text:p>4.764597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2.811887" calcext:value-type="float">
            <text:p>2.81E+00</text:p>
          </table:table-cell>
          <table:table-cell/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4.789114" calcext:value-type="float">
            <text:p>4.789114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2.896599" calcext:value-type="float">
            <text:p>2.90E+00</text:p>
          </table:table-cell>
          <table:table-cell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4.792748" calcext:value-type="float">
            <text:p>4.792748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2.981311" calcext:value-type="float">
            <text:p>2.98E+00</text:p>
          </table:table-cell>
          <table:table-cell/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4.793031" calcext:value-type="float">
            <text:p>4.793031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3.105445" calcext:value-type="float">
            <text:p>3.11E+00</text:p>
          </table:table-cell>
          <table:table-cell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.793069" calcext:value-type="float">
            <text:p>4.793069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3.261409" calcext:value-type="float">
            <text:p>3.26E+00</text:p>
          </table:table-cell>
          <table:table-cell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.793018" calcext:value-type="float">
            <text:p>4.793018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3.417373" calcext:value-type="float">
            <text:p>3.42E+00</text:p>
          </table:table-cell>
          <table:table-cell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4.790102" calcext:value-type="float">
            <text:p>4.790102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3.573336" calcext:value-type="float">
            <text:p>3.57E+00</text:p>
          </table:table-cell>
          <table:table-cell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.719455" calcext:value-type="float">
            <text:p>4.719455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3.7293" calcext:value-type="float">
            <text:p>3.73E+00</text:p>
          </table:table-cell>
          <table:table-cell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4.413488" calcext:value-type="float">
            <text:p>4.413488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3.853668" calcext:value-type="float">
            <text:p>3.85E+00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.441166" calcext:value-type="float">
            <text:p>4.44116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952529" calcext:value-type="float">
            <text:p>3.95E+00</text:p>
          </table:table-cell>
          <table:table-cell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4.630605" calcext:value-type="float">
            <text:p>4.630605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4.051389" calcext:value-type="float">
            <text:p>4.05E+00</text:p>
          </table:table-cell>
          <table:table-cell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4.592318" calcext:value-type="float">
            <text:p>4.592318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4.150249" calcext:value-type="float">
            <text:p>4.15E+00</text:p>
          </table:table-cell>
          <table:table-cell/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4.456381" calcext:value-type="float">
            <text:p>4.456381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4.24911" calcext:value-type="float">
            <text:p>4.25E+00</text:p>
          </table:table-cell>
          <table:table-cell/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4.224283" calcext:value-type="float">
            <text:p>4.224283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4.285513" calcext:value-type="float">
            <text:p>4.29E+00</text:p>
          </table:table-cell>
          <table:table-cell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.222424" calcext:value-type="float">
            <text:p>4.222424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4.271492" calcext:value-type="float">
            <text:p>4.27E+00</text:p>
          </table:table-cell>
          <table:table-cell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4.316044" calcext:value-type="float">
            <text:p>4.316044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4.25747" calcext:value-type="float">
            <text:p>4.26E+00</text:p>
          </table:table-cell>
          <table:table-cell/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4.349946" calcext:value-type="float">
            <text:p>4.349946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4.243449" calcext:value-type="float">
            <text:p>4.24E+00</text:p>
          </table:table-cell>
          <table:table-cell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4.374072" calcext:value-type="float">
            <text:p>4.374072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4.229428" calcext:value-type="float">
            <text:p>4.23E+00</text:p>
          </table:table-cell>
          <table:table-cell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4.536227" calcext:value-type="float">
            <text:p>4.536227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4.205621" calcext:value-type="float">
            <text:p>4.21E+00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.631138" calcext:value-type="float">
            <text:p>4.63113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4.173914" calcext:value-type="float">
            <text:p>4.17E+00</text:p>
          </table:table-cell>
          <table:table-cell/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.654741" calcext:value-type="float">
            <text:p>4.654741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4.142207" calcext:value-type="float">
            <text:p>4.14E+00</text:p>
          </table:table-cell>
          <table:table-cell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4.673661" calcext:value-type="float">
            <text:p>4.673661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4.1105" calcext:value-type="float">
            <text:p>4.11E+00</text:p>
          </table:table-cell>
          <table:table-cell/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4.679785" calcext:value-type="float">
            <text:p>4.679785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4.078793" calcext:value-type="float">
            <text:p>4.08E+00</text:p>
          </table:table-cell>
          <table:table-cell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.700035" calcext:value-type="float">
            <text:p>4.700035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4.05883" calcext:value-type="float">
            <text:p>4.06E+00</text:p>
          </table:table-cell>
          <table:table-cell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.490071" calcext:value-type="float">
            <text:p>4.490071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4.048348" calcext:value-type="float">
            <text:p>4.05E+00</text:p>
          </table:table-cell>
          <table:table-cell/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4.171515" calcext:value-type="float">
            <text:p>4.171515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4.037866" calcext:value-type="float">
            <text:p>4.04E+00</text:p>
          </table:table-cell>
          <table:table-cell/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4.078468" calcext:value-type="float">
            <text:p>4.078468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4.027385" calcext:value-type="float">
            <text:p>4.03E+00</text:p>
          </table:table-cell>
          <table:table-cell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929927" calcext:value-type="float">
            <text:p>3.929927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4.016903" calcext:value-type="float">
            <text:p>4.02E+00</text:p>
          </table:table-cell>
          <table:table-cell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3.45275" calcext:value-type="float">
            <text:p>3.45275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4.004609" calcext:value-type="float">
            <text:p>4.00E+00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08344" calcext:value-type="float">
            <text:p>3.08344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3.990851" calcext:value-type="float">
            <text:p>3.99E+00</text:p>
          </table:table-cell>
          <table:table-cell/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2.943934" calcext:value-type="float">
            <text:p>2.943934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3.977094" calcext:value-type="float">
            <text:p>3.98E+00</text:p>
          </table:table-cell>
          <table:table-cell/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.866496" calcext:value-type="float">
            <text:p>2.866496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3.963336" calcext:value-type="float">
            <text:p>3.96E+00</text:p>
          </table:table-cell>
          <table:table-cell/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2.828225" calcext:value-type="float">
            <text:p>2.828225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949579" calcext:value-type="float">
            <text:p>3.95E+00</text:p>
          </table:table-cell>
          <table:table-cell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.78151" calcext:value-type="float">
            <text:p>2.78151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3.909913" calcext:value-type="float">
            <text:p>3.91E+00</text:p>
          </table:table-cell>
          <table:table-cell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714058" calcext:value-type="float">
            <text:p>2.714058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3.849329" calcext:value-type="float">
            <text:p>3.85E+00</text:p>
          </table:table-cell>
          <table:table-cell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.597223" calcext:value-type="float">
            <text:p>2.597223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3.788746" calcext:value-type="float">
            <text:p>3.79E+00</text:p>
          </table:table-cell>
          <table:table-cell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2.377838" calcext:value-type="float">
            <text:p>2.377838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728162" calcext:value-type="float">
            <text:p>3.73E+00</text:p>
          </table:table-cell>
          <table:table-cell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.087622" calcext:value-type="float">
            <text:p>2.087622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3.667579" calcext:value-type="float">
            <text:p>3.67E+00</text:p>
          </table:table-cell>
          <table:table-cell/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.077725" calcext:value-type="float">
            <text:p>2.077725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3.597448" calcext:value-type="float">
            <text:p>3.60E+00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222284" calcext:value-type="float">
            <text:p>2.22228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3.519609" calcext:value-type="float">
            <text:p>3.52E+00</text:p>
          </table:table-cell>
          <table:table-cell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.361354" calcext:value-type="float">
            <text:p>2.361354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3.44177" calcext:value-type="float">
            <text:p>3.44E+00</text:p>
          </table:table-cell>
          <table:table-cell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.532168" calcext:value-type="float">
            <text:p>2.532168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3.363931" calcext:value-type="float">
            <text:p>3.36E+00</text:p>
          </table:table-cell>
          <table:table-cell/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2.693725" calcext:value-type="float">
            <text:p>2.693725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286093" calcext:value-type="float">
            <text:p>3.29E+00</text:p>
          </table:table-cell>
          <table:table-cell/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.732629" calcext:value-type="float">
            <text:p>2.732629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3.234438" calcext:value-type="float">
            <text:p>3.23E+00</text:p>
          </table:table-cell>
          <table:table-cell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2.722321" calcext:value-type="float">
            <text:p>2.722321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3.203925" calcext:value-type="float">
            <text:p>3.20E+00</text:p>
          </table:table-cell>
          <table:table-cell/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.727397" calcext:value-type="float">
            <text:p>2.727397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3.173411" calcext:value-type="float">
            <text:p>3.17E+00</text:p>
          </table:table-cell>
          <table:table-cell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.729333" calcext:value-type="float">
            <text:p>2.729333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3.142897" calcext:value-type="float">
            <text:p>3.14E+00</text:p>
          </table:table-cell>
          <table:table-cell/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728046" calcext:value-type="float">
            <text:p>2.728046</text:p>
          </table:table-cell>
          <table:table-cell/>
          <table:table-cell office:value-type="float" office:value="3.88" calcext:value-type="float">
            <text:p>3.88</text:p>
          </table:table-cell>
          <table:table-cell office:value-type="float" office:value="3.112383" calcext:value-type="float">
            <text:p>3.11E+00</text:p>
          </table:table-cell>
          <table:table-cell/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2.754079" calcext:value-type="float">
            <text:p>2.754079</text:p>
          </table:table-cell>
          <table:table-cell/>
          <table:table-cell office:value-type="float" office:value="3.89" calcext:value-type="float">
            <text:p>3.89</text:p>
          </table:table-cell>
          <table:table-cell office:value-type="float" office:value="3.089468" calcext:value-type="float">
            <text:p>3.09E+00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811991" calcext:value-type="float">
            <text:p>2.81199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.072688" calcext:value-type="float">
            <text:p>3.07E+00</text:p>
          </table:table-cell>
          <table:table-cell/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.885365" calcext:value-type="float">
            <text:p>2.885365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3.055908" calcext:value-type="float">
            <text:p>3.06E+00</text:p>
          </table:table-cell>
          <table:table-cell/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.97096" calcext:value-type="float">
            <text:p>2.97096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3.039128" calcext:value-type="float">
            <text:p>3.04E+00</text:p>
          </table:table-cell>
          <table:table-cell/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3.069873" calcext:value-type="float">
            <text:p>3.069873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3.022347" calcext:value-type="float">
            <text:p>3.02E+00</text:p>
          </table:table-cell>
          <table:table-cell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3.277353" calcext:value-type="float">
            <text:p>3.277353</text:p>
          </table:table-cell>
          <table:table-cell/>
          <table:table-cell office:value-type="float" office:value="3.94" calcext:value-type="float">
            <text:p>3.94</text:p>
          </table:table-cell>
          <table:table-cell office:value-type="float" office:value="3.014306" calcext:value-type="float">
            <text:p>3.01E+00</text:p>
          </table:table-cell>
          <table:table-cell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3.375908" calcext:value-type="float">
            <text:p>3.375908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3.013319" calcext:value-type="float">
            <text:p>3.01E+00</text:p>
          </table:table-cell>
          <table:table-cell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.337127" calcext:value-type="float">
            <text:p>3.337127</text:p>
          </table:table-cell>
          <table:table-cell/>
          <table:table-cell office:value-type="float" office:value="3.96" calcext:value-type="float">
            <text:p>3.96</text:p>
          </table:table-cell>
          <table:table-cell office:value-type="float" office:value="3.012333" calcext:value-type="float">
            <text:p>3.01E+00</text:p>
          </table:table-cell>
          <table:table-cell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.356635" calcext:value-type="float">
            <text:p>3.356635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3.011346" calcext:value-type="float">
            <text:p>3.01E+00</text:p>
          </table:table-cell>
          <table:table-cell/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3.36483" calcext:value-type="float">
            <text:p>3.36483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3.010359" calcext:value-type="float">
            <text:p>3.01E+00</text:p>
          </table:table-cell>
          <table:table-cell/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3.42618" calcext:value-type="float">
            <text:p>3.42618</text:p>
          </table:table-cell>
          <table:table-cell/>
          <table:table-cell office:value-type="float" office:value="3.99" calcext:value-type="float">
            <text:p>3.99</text:p>
          </table:table-cell>
          <table:table-cell office:value-type="float" office:value="3.016714" calcext:value-type="float">
            <text:p>3.02E+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58069" calcext:value-type="float">
            <text:p>3.3580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028996" calcext:value-type="float">
            <text:p>3.03E+00</text:p>
          </table:table-cell>
          <table:table-cell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.239212" calcext:value-type="float">
            <text:p>3.239212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3.041278" calcext:value-type="float">
            <text:p>3.04E+00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.15925" calcext:value-type="float">
            <text:p>3.15925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3.05356" calcext:value-type="float">
            <text:p>3.05E+00</text:p>
          </table:table-cell>
          <table:table-cell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.076395" calcext:value-type="float">
            <text:p>3.076395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3.065841" calcext:value-type="float">
            <text:p>3.07E+00</text:p>
          </table:table-cell>
          <table:table-cell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00158" calcext:value-type="float">
            <text:p>3.00158</text:p>
          </table:table-cell>
          <table:table-cell/>
          <table:table-cell office:value-type="float" office:value="4.04" calcext:value-type="float">
            <text:p>4.04</text:p>
          </table:table-cell>
          <table:table-cell office:value-type="float" office:value="3.074236" calcext:value-type="float">
            <text:p>3.07E+00</text:p>
          </table:table-cell>
          <table:table-cell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2.937288" calcext:value-type="float">
            <text:p>2.937288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3.079491" calcext:value-type="float">
            <text:p>3.08E+00</text:p>
          </table:table-cell>
          <table:table-cell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.89143" calcext:value-type="float">
            <text:p>2.89143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3.084746" calcext:value-type="float">
            <text:p>3.08E+00</text:p>
          </table:table-cell>
          <table:table-cell/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2.859094" calcext:value-type="float">
            <text:p>2.859094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float" office:value="3.090002" calcext:value-type="float">
            <text:p>3.09E+00</text:p>
          </table:table-cell>
          <table:table-cell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.835848" calcext:value-type="float">
            <text:p>2.835848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float" office:value="3.095257" calcext:value-type="float">
            <text:p>3.10E+00</text:p>
          </table:table-cell>
          <table:table-cell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2.80055" calcext:value-type="float">
            <text:p>2.80055</text:p>
          </table:table-cell>
          <table:table-cell/>
          <table:table-cell office:value-type="float" office:value="4.09" calcext:value-type="float">
            <text:p>4.09</text:p>
          </table:table-cell>
          <table:table-cell office:value-type="float" office:value="3.088116" calcext:value-type="float">
            <text:p>3.09E+00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771752" calcext:value-type="float">
            <text:p>2.77175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3.070967" calcext:value-type="float">
            <text:p>3.07E+00</text:p>
          </table:table-cell>
          <table:table-cell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2.740019" calcext:value-type="float">
            <text:p>2.740019</text:p>
          </table:table-cell>
          <table:table-cell/>
          <table:table-cell office:value-type="float" office:value="4.11" calcext:value-type="float">
            <text:p>4.11</text:p>
          </table:table-cell>
          <table:table-cell office:value-type="float" office:value="3.053817" calcext:value-type="float">
            <text:p>3.05E+00</text:p>
          </table:table-cell>
          <table:table-cell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.683833" calcext:value-type="float">
            <text:p>2.683833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3.036667" calcext:value-type="float">
            <text:p>3.04E+00</text:p>
          </table:table-cell>
          <table:table-cell/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2.582661" calcext:value-type="float">
            <text:p>2.582661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3.019518" calcext:value-type="float">
            <text:p>3.02E+00</text:p>
          </table:table-cell>
          <table:table-cell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.491943" calcext:value-type="float">
            <text:p>2.491943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2.991327" calcext:value-type="float">
            <text:p>2.99E+00</text:p>
          </table:table-cell>
          <table:table-cell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.433896" calcext:value-type="float">
            <text:p>2.433896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2.954224" calcext:value-type="float">
            <text:p>2.95E+00</text:p>
          </table:table-cell>
          <table:table-cell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.390692" calcext:value-type="float">
            <text:p>2.390692</text:p>
          </table:table-cell>
          <table:table-cell/>
          <table:table-cell office:value-type="float" office:value="4.16" calcext:value-type="float">
            <text:p>4.16</text:p>
          </table:table-cell>
          <table:table-cell office:value-type="float" office:value="2.91712" calcext:value-type="float">
            <text:p>2.92E+00</text:p>
          </table:table-cell>
          <table:table-cell/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2.33813" calcext:value-type="float">
            <text:p>2.33813</text:p>
          </table:table-cell>
          <table:table-cell/>
          <table:table-cell office:value-type="float" office:value="4.17" calcext:value-type="float">
            <text:p>4.17</text:p>
          </table:table-cell>
          <table:table-cell office:value-type="float" office:value="2.880016" calcext:value-type="float">
            <text:p>2.88E+00</text:p>
          </table:table-cell>
          <table:table-cell/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.27417" calcext:value-type="float">
            <text:p>2.27417</text:p>
          </table:table-cell>
          <table:table-cell/>
          <table:table-cell office:value-type="float" office:value="4.18" calcext:value-type="float">
            <text:p>4.18</text:p>
          </table:table-cell>
          <table:table-cell office:value-type="float" office:value="2.842912" calcext:value-type="float">
            <text:p>2.84E+00</text:p>
          </table:table-cell>
          <table:table-cell/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2.322286" calcext:value-type="float">
            <text:p>2.322286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2.811687" calcext:value-type="float">
            <text:p>2.81E+00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.435266" calcext:value-type="float">
            <text:p>2.43526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785209" calcext:value-type="float">
            <text:p>2.79E+00</text:p>
          </table:table-cell>
          <table:table-cell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.526941" calcext:value-type="float">
            <text:p>2.526941</text:p>
          </table:table-cell>
          <table:table-cell/>
          <table:table-cell office:value-type="float" office:value="4.21" calcext:value-type="float">
            <text:p>4.21</text:p>
          </table:table-cell>
          <table:table-cell office:value-type="float" office:value="2.75873" calcext:value-type="float">
            <text:p>2.76E+00</text:p>
          </table:table-cell>
          <table:table-cell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.646449" calcext:value-type="float">
            <text:p>2.646449</text:p>
          </table:table-cell>
          <table:table-cell/>
          <table:table-cell office:value-type="float" office:value="4.22" calcext:value-type="float">
            <text:p>4.22</text:p>
          </table:table-cell>
          <table:table-cell office:value-type="float" office:value="2.732252" calcext:value-type="float">
            <text:p>2.73E+00</text:p>
          </table:table-cell>
          <table:table-cell/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2.788432" calcext:value-type="float">
            <text:p>2.788432</text:p>
          </table:table-cell>
          <table:table-cell/>
          <table:table-cell office:value-type="float" office:value="4.23" calcext:value-type="float">
            <text:p>4.23</text:p>
          </table:table-cell>
          <table:table-cell office:value-type="float" office:value="2.705773" calcext:value-type="float">
            <text:p>2.71E+00</text:p>
          </table:table-cell>
          <table:table-cell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.018974" calcext:value-type="float">
            <text:p>3.018974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2.696665" calcext:value-type="float">
            <text:p>2.70E+00</text:p>
          </table:table-cell>
          <table:table-cell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.103002" calcext:value-type="float">
            <text:p>3.103002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2.701581" calcext:value-type="float">
            <text:p>2.70E+00</text:p>
          </table:table-cell>
          <table:table-cell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.073663" calcext:value-type="float">
            <text:p>3.073663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2.706497" calcext:value-type="float">
            <text:p>2.71E+00</text:p>
          </table:table-cell>
          <table:table-cell/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3.084407" calcext:value-type="float">
            <text:p>3.084407</text:p>
          </table:table-cell>
          <table:table-cell/>
          <table:table-cell office:value-type="float" office:value="4.27" calcext:value-type="float">
            <text:p>4.27</text:p>
          </table:table-cell>
          <table:table-cell office:value-type="float" office:value="2.711413" calcext:value-type="float">
            <text:p>2.71E+00</text:p>
          </table:table-cell>
          <table:table-cell/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049635" calcext:value-type="float">
            <text:p>3.049635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2.716329" calcext:value-type="float">
            <text:p>2.72E+00</text:p>
          </table:table-cell>
          <table:table-cell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2.992394" calcext:value-type="float">
            <text:p>2.992394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2.728725" calcext:value-type="float">
            <text:p>2.73E+00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927312" calcext:value-type="float">
            <text:p>2.927312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.74716" calcext:value-type="float">
            <text:p>2.75E+00</text:p>
          </table:table-cell>
          <table:table-cell/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2.881326" calcext:value-type="float">
            <text:p>2.881326</text:p>
          </table:table-cell>
          <table:table-cell/>
          <table:table-cell office:value-type="float" office:value="4.31" calcext:value-type="float">
            <text:p>4.31</text:p>
          </table:table-cell>
          <table:table-cell office:value-type="float" office:value="2.765595" calcext:value-type="float">
            <text:p>2.77E+00</text:p>
          </table:table-cell>
          <table:table-cell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.85087" calcext:value-type="float">
            <text:p>2.85087</text:p>
          </table:table-cell>
          <table:table-cell/>
          <table:table-cell office:value-type="float" office:value="4.32" calcext:value-type="float">
            <text:p>4.32</text:p>
          </table:table-cell>
          <table:table-cell office:value-type="float" office:value="2.784031" calcext:value-type="float">
            <text:p>2.78E+00</text:p>
          </table:table-cell>
          <table:table-cell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.829979" calcext:value-type="float">
            <text:p>2.829979</text:p>
          </table:table-cell>
          <table:table-cell/>
          <table:table-cell office:value-type="float" office:value="4.33" calcext:value-type="float">
            <text:p>4.33</text:p>
          </table:table-cell>
          <table:table-cell office:value-type="float" office:value="2.802466" calcext:value-type="float">
            <text:p>2.80E+00</text:p>
          </table:table-cell>
          <table:table-cell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.810122" calcext:value-type="float">
            <text:p>2.810122</text:p>
          </table:table-cell>
          <table:table-cell/>
          <table:table-cell office:value-type="float" office:value="4.34" calcext:value-type="float">
            <text:p>4.34</text:p>
          </table:table-cell>
          <table:table-cell office:value-type="float" office:value="2.806716" calcext:value-type="float">
            <text:p>2.81E+00</text:p>
          </table:table-cell>
          <table:table-cell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2.796378" calcext:value-type="float">
            <text:p>2.796378</text:p>
          </table:table-cell>
          <table:table-cell/>
          <table:table-cell office:value-type="float" office:value="4.35" calcext:value-type="float">
            <text:p>4.35</text:p>
          </table:table-cell>
          <table:table-cell office:value-type="float" office:value="2.799513" calcext:value-type="float">
            <text:p>2.80E+00</text:p>
          </table:table-cell>
          <table:table-cell/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.784787" calcext:value-type="float">
            <text:p>2.784787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2.792311" calcext:value-type="float">
            <text:p>2.79E+00</text:p>
          </table:table-cell>
          <table:table-cell/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2.769518" calcext:value-type="float">
            <text:p>2.769518</text:p>
          </table:table-cell>
          <table:table-cell/>
          <table:table-cell office:value-type="float" office:value="4.37" calcext:value-type="float">
            <text:p>4.37</text:p>
          </table:table-cell>
          <table:table-cell office:value-type="float" office:value="2.785109" calcext:value-type="float">
            <text:p>2.79E+00</text:p>
          </table:table-cell>
          <table:table-cell/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.747103" calcext:value-type="float">
            <text:p>2.747103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2.777906" calcext:value-type="float">
            <text:p>2.78E+00</text:p>
          </table:table-cell>
          <table:table-cell/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.732839" calcext:value-type="float">
            <text:p>2.732839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float" office:value="2.756076" calcext:value-type="float">
            <text:p>2.76E+00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721518" calcext:value-type="float">
            <text:p>2.72151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.722436" calcext:value-type="float">
            <text:p>2.72E+00</text:p>
          </table:table-cell>
          <table:table-cell/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2.693525" calcext:value-type="float">
            <text:p>2.693525</text:p>
          </table:table-cell>
          <table:table-cell/>
          <table:table-cell office:value-type="float" office:value="4.41" calcext:value-type="float">
            <text:p>4.41</text:p>
          </table:table-cell>
          <table:table-cell office:value-type="float" office:value="2.688796" calcext:value-type="float">
            <text:p>2.69E+00</text:p>
          </table:table-cell>
          <table:table-cell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.656381" calcext:value-type="float">
            <text:p>2.656381</text:p>
          </table:table-cell>
          <table:table-cell/>
          <table:table-cell office:value-type="float" office:value="4.42" calcext:value-type="float">
            <text:p>4.42</text:p>
          </table:table-cell>
          <table:table-cell office:value-type="float" office:value="2.655157" calcext:value-type="float">
            <text:p>2.66E+00</text:p>
          </table:table-cell>
          <table:table-cell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2.60687" calcext:value-type="float">
            <text:p>2.60687</text:p>
          </table:table-cell>
          <table:table-cell/>
          <table:table-cell office:value-type="float" office:value="4.43" calcext:value-type="float">
            <text:p>4.43</text:p>
          </table:table-cell>
          <table:table-cell office:value-type="float" office:value="2.621517" calcext:value-type="float">
            <text:p>2.62E+00</text:p>
          </table:table-cell>
          <table:table-cell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.524626" calcext:value-type="float">
            <text:p>2.524626</text:p>
          </table:table-cell>
          <table:table-cell/>
          <table:table-cell office:value-type="float" office:value="4.44" calcext:value-type="float">
            <text:p>4.44</text:p>
          </table:table-cell>
          <table:table-cell office:value-type="float" office:value="2.582095" calcext:value-type="float">
            <text:p>2.58E+00</text:p>
          </table:table-cell>
          <table:table-cell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.433294" calcext:value-type="float">
            <text:p>2.433294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2.538006" calcext:value-type="float">
            <text:p>2.54E+00</text:p>
          </table:table-cell>
          <table:table-cell/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.324386" calcext:value-type="float">
            <text:p>2.324386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2.493916" calcext:value-type="float">
            <text:p>2.49E+00</text:p>
          </table:table-cell>
          <table:table-cell/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2.159739" calcext:value-type="float">
            <text:p>2.159739</text:p>
          </table:table-cell>
          <table:table-cell/>
          <table:table-cell office:value-type="float" office:value="4.47" calcext:value-type="float">
            <text:p>4.47</text:p>
          </table:table-cell>
          <table:table-cell office:value-type="float" office:value="2.449827" calcext:value-type="float">
            <text:p>2.45E+00</text:p>
          </table:table-cell>
          <table:table-cell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.973645" calcext:value-type="float">
            <text:p>1.973645</text:p>
          </table:table-cell>
          <table:table-cell/>
          <table:table-cell office:value-type="float" office:value="4.48" calcext:value-type="float">
            <text:p>4.48</text:p>
          </table:table-cell>
          <table:table-cell office:value-type="float" office:value="2.405737" calcext:value-type="float">
            <text:p>2.41E+00</text:p>
          </table:table-cell>
          <table:table-cell/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1.856156" calcext:value-type="float">
            <text:p>1.856156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2.355152" calcext:value-type="float">
            <text:p>2.36E+00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797191" calcext:value-type="float">
            <text:p>1.79719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2.299322" calcext:value-type="float">
            <text:p>2.30E+00</text:p>
          </table:table-cell>
          <table:table-cell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.749978" calcext:value-type="float">
            <text:p>1.749978</text:p>
          </table:table-cell>
          <table:table-cell/>
          <table:table-cell office:value-type="float" office:value="4.51" calcext:value-type="float">
            <text:p>4.51</text:p>
          </table:table-cell>
          <table:table-cell office:value-type="float" office:value="2.243493" calcext:value-type="float">
            <text:p>2.24E+00</text:p>
          </table:table-cell>
          <table:table-cell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.712594" calcext:value-type="float">
            <text:p>1.712594</text:p>
          </table:table-cell>
          <table:table-cell/>
          <table:table-cell office:value-type="float" office:value="4.52" calcext:value-type="float">
            <text:p>4.52</text:p>
          </table:table-cell>
          <table:table-cell office:value-type="float" office:value="2.187663" calcext:value-type="float">
            <text:p>2.19E+00</text:p>
          </table:table-cell>
          <table:table-cell/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.68212" calcext:value-type="float">
            <text:p>1.68212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2.131833" calcext:value-type="float">
            <text:p>2.13E+00</text:p>
          </table:table-cell>
          <table:table-cell/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.590342" calcext:value-type="float">
            <text:p>1.590342</text:p>
          </table:table-cell>
          <table:table-cell/>
          <table:table-cell office:value-type="float" office:value="4.54" calcext:value-type="float">
            <text:p>4.54</text:p>
          </table:table-cell>
          <table:table-cell office:value-type="float" office:value="2.075282" calcext:value-type="float">
            <text:p>2.08E+00</text:p>
          </table:table-cell>
          <table:table-cell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.439956" calcext:value-type="float">
            <text:p>1.439956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2.018148" calcext:value-type="float">
            <text:p>2.02E+00</text:p>
          </table:table-cell>
          <table:table-cell/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.299291" calcext:value-type="float">
            <text:p>1.299291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1.961013" calcext:value-type="float">
            <text:p>1.96E+00</text:p>
          </table:table-cell>
          <table:table-cell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.117238" calcext:value-type="float">
            <text:p>1.117238</text:p>
          </table:table-cell>
          <table:table-cell/>
          <table:table-cell office:value-type="float" office:value="4.57" calcext:value-type="float">
            <text:p>4.57</text:p>
          </table:table-cell>
          <table:table-cell office:value-type="float" office:value="1.903879" calcext:value-type="float">
            <text:p>1.90E+00</text:p>
          </table:table-cell>
          <table:table-cell/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9509307" calcext:value-type="float">
            <text:p>0.9509307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1.846745" calcext:value-type="float">
            <text:p>1.85E+00</text:p>
          </table:table-cell>
          <table:table-cell/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0.9362023" calcext:value-type="float">
            <text:p>0.9362023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1.790351" calcext:value-type="float">
            <text:p>1.79E+00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023527" calcext:value-type="float">
            <text:p>1.02352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1.734556" calcext:value-type="float">
            <text:p>1.73E+00</text:p>
          </table:table-cell>
          <table:table-cell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125121" calcext:value-type="float">
            <text:p>1.125121</text:p>
          </table:table-cell>
          <table:table-cell/>
          <table:table-cell office:value-type="float" office:value="4.61" calcext:value-type="float">
            <text:p>4.61</text:p>
          </table:table-cell>
          <table:table-cell office:value-type="float" office:value="1.67876" calcext:value-type="float">
            <text:p>1.68E+00</text:p>
          </table:table-cell>
          <table:table-cell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.273458" calcext:value-type="float">
            <text:p>1.273458</text:p>
          </table:table-cell>
          <table:table-cell/>
          <table:table-cell office:value-type="float" office:value="4.62" calcext:value-type="float">
            <text:p>4.62</text:p>
          </table:table-cell>
          <table:table-cell office:value-type="float" office:value="1.622964" calcext:value-type="float">
            <text:p>1.62E+00</text:p>
          </table:table-cell>
          <table:table-cell/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.463666" calcext:value-type="float">
            <text:p>1.463666</text:p>
          </table:table-cell>
          <table:table-cell/>
          <table:table-cell office:value-type="float" office:value="4.63" calcext:value-type="float">
            <text:p>4.63</text:p>
          </table:table-cell>
          <table:table-cell office:value-type="float" office:value="1.567168" calcext:value-type="float">
            <text:p>1.57E+00</text:p>
          </table:table-cell>
          <table:table-cell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.52898" calcext:value-type="float">
            <text:p>1.52898</text:p>
          </table:table-cell>
          <table:table-cell/>
          <table:table-cell office:value-type="float" office:value="4.64" calcext:value-type="float">
            <text:p>4.64</text:p>
          </table:table-cell>
          <table:table-cell office:value-type="float" office:value="1.520893" calcext:value-type="float">
            <text:p>1.52E+00</text:p>
          </table:table-cell>
          <table:table-cell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.501753" calcext:value-type="float">
            <text:p>1.501753</text:p>
          </table:table-cell>
          <table:table-cell/>
          <table:table-cell office:value-type="float" office:value="4.65" calcext:value-type="float">
            <text:p>4.65</text:p>
          </table:table-cell>
          <table:table-cell office:value-type="float" office:value="1.482304" calcext:value-type="float">
            <text:p>1.48E+00</text:p>
          </table:table-cell>
          <table:table-cell/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.472411" calcext:value-type="float">
            <text:p>1.472411</text:p>
          </table:table-cell>
          <table:table-cell/>
          <table:table-cell office:value-type="float" office:value="4.66" calcext:value-type="float">
            <text:p>4.66</text:p>
          </table:table-cell>
          <table:table-cell office:value-type="float" office:value="1.443715" calcext:value-type="float">
            <text:p>1.44E+00</text:p>
          </table:table-cell>
          <table:table-cell/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.438411" calcext:value-type="float">
            <text:p>1.438411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1.405126" calcext:value-type="float">
            <text:p>1.41E+00</text:p>
          </table:table-cell>
          <table:table-cell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.396721" calcext:value-type="float">
            <text:p>1.396721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1.366538" calcext:value-type="float">
            <text:p>1.37E+00</text:p>
          </table:table-cell>
          <table:table-cell/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.300163" calcext:value-type="float">
            <text:p>1.300163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1.328644" calcext:value-type="float">
            <text:p>1.33E+00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179494" calcext:value-type="float">
            <text:p>1.17949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.291311" calcext:value-type="float">
            <text:p>1.29E+00</text:p>
          </table:table-cell>
          <table:table-cell/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.084279" calcext:value-type="float">
            <text:p>1.084279</text:p>
          </table:table-cell>
          <table:table-cell/>
          <table:table-cell office:value-type="float" office:value="4.71" calcext:value-type="float">
            <text:p>4.71</text:p>
          </table:table-cell>
          <table:table-cell office:value-type="float" office:value="1.253978" calcext:value-type="float">
            <text:p>1.25E+00</text:p>
          </table:table-cell>
          <table:table-cell/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9784037" calcext:value-type="float">
            <text:p>0.9784037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1.216646" calcext:value-type="float">
            <text:p>1.22E+00</text:p>
          </table:table-cell>
          <table:table-cell/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8762941" calcext:value-type="float">
            <text:p>0.8762941</text:p>
          </table:table-cell>
          <table:table-cell/>
          <table:table-cell office:value-type="float" office:value="4.73" calcext:value-type="float">
            <text:p>4.73</text:p>
          </table:table-cell>
          <table:table-cell office:value-type="float" office:value="1.179313" calcext:value-type="float">
            <text:p>1.18E+00</text:p>
          </table:table-cell>
          <table:table-cell/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8152475" calcext:value-type="float">
            <text:p>0.8152475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1.141597" calcext:value-type="float">
            <text:p>1.14E+00</text:p>
          </table:table-cell>
          <table:table-cell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7974411" calcext:value-type="float">
            <text:p>0.7974411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1.103572" calcext:value-type="float">
            <text:p>1.10E+00</text:p>
          </table:table-cell>
          <table:table-cell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.786878" calcext:value-type="float">
            <text:p>0.786878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float" office:value="1.065548" calcext:value-type="float">
            <text:p>1.07E+00</text:p>
          </table:table-cell>
          <table:table-cell/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7680065" calcext:value-type="float">
            <text:p>0.7680065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1.027523" calcext:value-type="float">
            <text:p>1.03E+00</text:p>
          </table:table-cell>
          <table:table-cell/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7515882" calcext:value-type="float">
            <text:p>0.7515882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0.9894982" calcext:value-type="float">
            <text:p>9.89E-01</text:p>
          </table:table-cell>
          <table:table-cell/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0.7525229" calcext:value-type="float">
            <text:p>0.7525229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0.9557112" calcext:value-type="float">
            <text:p>9.56E-01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7680822" calcext:value-type="float">
            <text:p>0.768082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9253455" calcext:value-type="float">
            <text:p>9.25E-01</text:p>
          </table:table-cell>
          <table:table-cell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7929289" calcext:value-type="float">
            <text:p>0.7929289</text:p>
          </table:table-cell>
          <table:table-cell/>
          <table:table-cell office:value-type="float" office:value="4.81" calcext:value-type="float">
            <text:p>4.81</text:p>
          </table:table-cell>
          <table:table-cell office:value-type="float" office:value="0.8949799" calcext:value-type="float">
            <text:p>8.95E-01</text:p>
          </table:table-cell>
          <table:table-cell/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8459915" calcext:value-type="float">
            <text:p>0.8459915</text:p>
          </table:table-cell>
          <table:table-cell/>
          <table:table-cell office:value-type="float" office:value="4.82" calcext:value-type="float">
            <text:p>4.82</text:p>
          </table:table-cell>
          <table:table-cell office:value-type="float" office:value="0.8646143" calcext:value-type="float">
            <text:p>8.65E-01</text:p>
          </table:table-cell>
          <table:table-cell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9580403" calcext:value-type="float">
            <text:p>0.9580403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0.8342487" calcext:value-type="float">
            <text:p>8.34E-01</text:p>
          </table:table-cell>
          <table:table-cell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.021059" calcext:value-type="float">
            <text:p>1.021059</text:p>
          </table:table-cell>
          <table:table-cell/>
          <table:table-cell office:value-type="float" office:value="4.84" calcext:value-type="float">
            <text:p>4.84</text:p>
          </table:table-cell>
          <table:table-cell office:value-type="float" office:value="0.8152207" calcext:value-type="float">
            <text:p>8.15E-01</text:p>
          </table:table-cell>
          <table:table-cell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.006089" calcext:value-type="float">
            <text:p>1.006089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8053464" calcext:value-type="float">
            <text:p>8.05E-01</text:p>
          </table:table-cell>
          <table:table-cell/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.99319" calcext:value-type="float">
            <text:p>0.99319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0.795472" calcext:value-type="float">
            <text:p>7.95E-01</text:p>
          </table:table-cell>
          <table:table-cell/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9785594" calcext:value-type="float">
            <text:p>0.9785594</text:p>
          </table:table-cell>
          <table:table-cell/>
          <table:table-cell office:value-type="float" office:value="4.87" calcext:value-type="float">
            <text:p>4.87</text:p>
          </table:table-cell>
          <table:table-cell office:value-type="float" office:value="0.7855977" calcext:value-type="float">
            <text:p>7.86E-01</text:p>
          </table:table-cell>
          <table:table-cell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9622268" calcext:value-type="float">
            <text:p>0.9622268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0.7757233" calcext:value-type="float">
            <text:p>7.76E-01</text:p>
          </table:table-cell>
          <table:table-cell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0.9227798" calcext:value-type="float">
            <text:p>0.9227798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0.767286" calcext:value-type="float">
            <text:p>7.67E-01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8788654" calcext:value-type="float">
            <text:p>0.878865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7600089" calcext:value-type="float">
            <text:p>7.60E-01</text:p>
          </table:table-cell>
          <table:table-cell/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8516178" calcext:value-type="float">
            <text:p>0.8516178</text:p>
          </table:table-cell>
          <table:table-cell/>
          <table:table-cell office:value-type="float" office:value="4.91" calcext:value-type="float">
            <text:p>4.91</text:p>
          </table:table-cell>
          <table:table-cell office:value-type="float" office:value="0.7527318" calcext:value-type="float">
            <text:p>7.53E-01</text:p>
          </table:table-cell>
          <table:table-cell/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8215203" calcext:value-type="float">
            <text:p>0.8215203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0.7454547" calcext:value-type="float">
            <text:p>7.45E-01</text:p>
          </table:table-cell>
          <table:table-cell/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0.7933817" calcext:value-type="float">
            <text:p>0.7933817</text:p>
          </table:table-cell>
          <table:table-cell/>
          <table:table-cell office:value-type="float" office:value="4.93" calcext:value-type="float">
            <text:p>4.93</text:p>
          </table:table-cell>
          <table:table-cell office:value-type="float" office:value="0.7381776" calcext:value-type="float">
            <text:p>7.38E-01</text:p>
          </table:table-cell>
          <table:table-cell/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7947074" calcext:value-type="float">
            <text:p>0.7947074</text:p>
          </table:table-cell>
          <table:table-cell/>
          <table:table-cell office:value-type="float" office:value="4.94" calcext:value-type="float">
            <text:p>4.94</text:p>
          </table:table-cell>
          <table:table-cell office:value-type="float" office:value="0.7315237" calcext:value-type="float">
            <text:p>7.32E-01</text:p>
          </table:table-cell>
          <table:table-cell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8195078" calcext:value-type="float">
            <text:p>0.8195078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0.725373" calcext:value-type="float">
            <text:p>7.25E-01</text:p>
          </table:table-cell>
          <table:table-cell/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8522759" calcext:value-type="float">
            <text:p>0.8522759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0.7192223" calcext:value-type="float">
            <text:p>7.19E-01</text:p>
          </table:table-cell>
          <table:table-cell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9102426" calcext:value-type="float">
            <text:p>0.9102426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float" office:value="0.7130716" calcext:value-type="float">
            <text:p>7.13E-01</text:p>
          </table:table-cell>
          <table:table-cell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.009373" calcext:value-type="float">
            <text:p>1.009373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0.7069208" calcext:value-type="float">
            <text:p>7.07E-01</text:p>
          </table:table-cell>
          <table:table-cell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1.087406" calcext:value-type="float">
            <text:p>1.087406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0.7068834" calcext:value-type="float">
            <text:p>7.07E-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28525" calcext:value-type="float">
            <text:p>1.1285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117815" calcext:value-type="float">
            <text:p>7.12E-01</text:p>
          </table:table-cell>
          <table:table-cell/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.165793" calcext:value-type="float">
            <text:p>1.165793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0.7166796" calcext:value-type="float">
            <text:p>7.17E-01</text:p>
          </table:table-cell>
          <table:table-cell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.216237" calcext:value-type="float">
            <text:p>1.216237</text:p>
          </table:table-cell>
          <table:table-cell/>
          <table:table-cell office:value-type="float" office:value="5.02" calcext:value-type="float">
            <text:p>5.02</text:p>
          </table:table-cell>
          <table:table-cell office:value-type="float" office:value="0.7215777" calcext:value-type="float">
            <text:p>7.22E-01</text:p>
          </table:table-cell>
          <table:table-cell/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1.281762" calcext:value-type="float">
            <text:p>1.281762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0.7264758" calcext:value-type="float">
            <text:p>7.26E-01</text:p>
          </table:table-cell>
          <table:table-cell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334163" calcext:value-type="float">
            <text:p>1.334163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0.730728" calcext:value-type="float">
            <text:p>7.31E-01</text:p>
          </table:table-cell>
          <table:table-cell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.37178" calcext:value-type="float">
            <text:p>1.37178</text:p>
          </table:table-cell>
          <table:table-cell/>
          <table:table-cell office:value-type="float" office:value="5.05" calcext:value-type="float">
            <text:p>5.05</text:p>
          </table:table-cell>
          <table:table-cell office:value-type="float" office:value="0.7344588" calcext:value-type="float">
            <text:p>7.34E-01</text:p>
          </table:table-cell>
          <table:table-cell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.396269" calcext:value-type="float">
            <text:p>1.396269</text:p>
          </table:table-cell>
          <table:table-cell/>
          <table:table-cell office:value-type="float" office:value="5.06" calcext:value-type="float">
            <text:p>5.06</text:p>
          </table:table-cell>
          <table:table-cell office:value-type="float" office:value="0.7381896" calcext:value-type="float">
            <text:p>7.38E-01</text:p>
          </table:table-cell>
          <table:table-cell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.425934" calcext:value-type="float">
            <text:p>1.425934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0.7419204" calcext:value-type="float">
            <text:p>7.42E-01</text:p>
          </table:table-cell>
          <table:table-cell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.462097" calcext:value-type="float">
            <text:p>1.462097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7456511" calcext:value-type="float">
            <text:p>7.46E-01</text:p>
          </table:table-cell>
          <table:table-cell/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1.366843" calcext:value-type="float">
            <text:p>1.366843</text:p>
          </table:table-cell>
          <table:table-cell/>
          <table:table-cell office:value-type="float" office:value="5.09" calcext:value-type="float">
            <text:p>5.09</text:p>
          </table:table-cell>
          <table:table-cell office:value-type="float" office:value="0.7450264" calcext:value-type="float">
            <text:p>7.45E-01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186506" calcext:value-type="float">
            <text:p>1.18650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7408852" calcext:value-type="float">
            <text:p>7.41E-01</text:p>
          </table:table-cell>
          <table:table-cell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.050854" calcext:value-type="float">
            <text:p>1.050854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float" office:value="0.736744" calcext:value-type="float">
            <text:p>7.37E-01</text:p>
          </table:table-cell>
          <table:table-cell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9110101" calcext:value-type="float">
            <text:p>0.9110101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0.7326028" calcext:value-type="float">
            <text:p>7.33E-01</text:p>
          </table:table-cell>
          <table:table-cell/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.8010274" calcext:value-type="float">
            <text:p>0.8010274</text:p>
          </table:table-cell>
          <table:table-cell/>
          <table:table-cell office:value-type="float" office:value="5.13" calcext:value-type="float">
            <text:p>5.13</text:p>
          </table:table-cell>
          <table:table-cell office:value-type="float" office:value="0.7284616" calcext:value-type="float">
            <text:p>7.28E-01</text:p>
          </table:table-cell>
          <table:table-cell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7758559" calcext:value-type="float">
            <text:p>0.7758559</text:p>
          </table:table-cell>
          <table:table-cell/>
          <table:table-cell office:value-type="float" office:value="5.14" calcext:value-type="float">
            <text:p>5.14</text:p>
          </table:table-cell>
          <table:table-cell office:value-type="float" office:value="0.7183784" calcext:value-type="float">
            <text:p>7.18E-01</text:p>
          </table:table-cell>
          <table:table-cell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7846928" calcext:value-type="float">
            <text:p>0.7846928</text:p>
          </table:table-cell>
          <table:table-cell/>
          <table:table-cell office:value-type="float" office:value="5.15" calcext:value-type="float">
            <text:p>5.15</text:p>
          </table:table-cell>
          <table:table-cell office:value-type="float" office:value="0.7034979" calcext:value-type="float">
            <text:p>7.03E-01</text:p>
          </table:table-cell>
          <table:table-cell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7918491" calcext:value-type="float">
            <text:p>0.7918491</text:p>
          </table:table-cell>
          <table:table-cell/>
          <table:table-cell office:value-type="float" office:value="5.16" calcext:value-type="float">
            <text:p>5.16</text:p>
          </table:table-cell>
          <table:table-cell office:value-type="float" office:value="0.6886174" calcext:value-type="float">
            <text:p>6.89E-01</text:p>
          </table:table-cell>
          <table:table-cell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0.8071171" calcext:value-type="float">
            <text:p>0.8071171</text:p>
          </table:table-cell>
          <table:table-cell/>
          <table:table-cell office:value-type="float" office:value="5.17" calcext:value-type="float">
            <text:p>5.17</text:p>
          </table:table-cell>
          <table:table-cell office:value-type="float" office:value="0.6737369" calcext:value-type="float">
            <text:p>6.74E-01</text:p>
          </table:table-cell>
          <table:table-cell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8307419" calcext:value-type="float">
            <text:p>0.8307419</text:p>
          </table:table-cell>
          <table:table-cell/>
          <table:table-cell office:value-type="float" office:value="5.18" calcext:value-type="float">
            <text:p>5.18</text:p>
          </table:table-cell>
          <table:table-cell office:value-type="float" office:value="0.6588564" calcext:value-type="float">
            <text:p>6.59E-01</text:p>
          </table:table-cell>
          <table:table-cell/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8629155" calcext:value-type="float">
            <text:p>0.8629155</text:p>
          </table:table-cell>
          <table:table-cell/>
          <table:table-cell office:value-type="float" office:value="5.19" calcext:value-type="float">
            <text:p>5.19</text:p>
          </table:table-cell>
          <table:table-cell office:value-type="float" office:value="0.6461093" calcext:value-type="float">
            <text:p>6.46E-01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8962242" calcext:value-type="float">
            <text:p>0.8962242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6350846" calcext:value-type="float">
            <text:p>6.35E-01</text:p>
          </table:table-cell>
          <table:table-cell/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9326471" calcext:value-type="float">
            <text:p>0.9326471</text:p>
          </table:table-cell>
          <table:table-cell/>
          <table:table-cell office:value-type="float" office:value="5.21" calcext:value-type="float">
            <text:p>5.21</text:p>
          </table:table-cell>
          <table:table-cell office:value-type="float" office:value="0.62406" calcext:value-type="float">
            <text:p>6.24E-01</text:p>
          </table:table-cell>
          <table:table-cell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1.012611" calcext:value-type="float">
            <text:p>1.012611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0.6130353" calcext:value-type="float">
            <text:p>6.13E-01</text:p>
          </table:table-cell>
          <table:table-cell/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1.140896" calcext:value-type="float">
            <text:p>1.140896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0.6020106" calcext:value-type="float">
            <text:p>6.02E-01</text:p>
          </table:table-cell>
          <table:table-cell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1.120011" calcext:value-type="float">
            <text:p>1.120011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float" office:value="0.5919058" calcext:value-type="float">
            <text:p>5.92E-01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9846043" calcext:value-type="float">
            <text:p>0.9846043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.5825437" calcext:value-type="float">
            <text:p>5.83E-01</text:p>
          </table:table-cell>
          <table:table-cell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8851428" calcext:value-type="float">
            <text:p>0.8851428</text:p>
          </table:table-cell>
          <table:table-cell/>
          <table:table-cell office:value-type="float" office:value="5.26" calcext:value-type="float">
            <text:p>5.26</text:p>
          </table:table-cell>
          <table:table-cell office:value-type="float" office:value="0.5731816" calcext:value-type="float">
            <text:p>5.73E-01</text:p>
          </table:table-cell>
          <table:table-cell/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7900708" calcext:value-type="float">
            <text:p>0.7900708</text:p>
          </table:table-cell>
          <table:table-cell/>
          <table:table-cell office:value-type="float" office:value="5.27" calcext:value-type="float">
            <text:p>5.27</text:p>
          </table:table-cell>
          <table:table-cell office:value-type="float" office:value="0.5638194" calcext:value-type="float">
            <text:p>5.64E-01</text:p>
          </table:table-cell>
          <table:table-cell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7095492" calcext:value-type="float">
            <text:p>0.7095492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float" office:value="0.5544573" calcext:value-type="float">
            <text:p>5.54E-01</text:p>
          </table:table-cell>
          <table:table-cell/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6733788" calcext:value-type="float">
            <text:p>0.6733788</text:p>
          </table:table-cell>
          <table:table-cell/>
          <table:table-cell office:value-type="float" office:value="5.29" calcext:value-type="float">
            <text:p>5.29</text:p>
          </table:table-cell>
          <table:table-cell office:value-type="float" office:value="0.5419766" calcext:value-type="float">
            <text:p>5.42E-01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660363" calcext:value-type="float">
            <text:p>0.660363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269781" calcext:value-type="float">
            <text:p>5.27E-01</text:p>
          </table:table-cell>
          <table:table-cell/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6521917" calcext:value-type="float">
            <text:p>0.6521917</text:p>
          </table:table-cell>
          <table:table-cell/>
          <table:table-cell office:value-type="float" office:value="5.31" calcext:value-type="float">
            <text:p>5.31</text:p>
          </table:table-cell>
          <table:table-cell office:value-type="float" office:value="0.5119796" calcext:value-type="float">
            <text:p>5.12E-01</text:p>
          </table:table-cell>
          <table:table-cell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6422646" calcext:value-type="float">
            <text:p>0.6422646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0.4969811" calcext:value-type="float">
            <text:p>4.97E-01</text:p>
          </table:table-cell>
          <table:table-cell/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6319201" calcext:value-type="float">
            <text:p>0.6319201</text:p>
          </table:table-cell>
          <table:table-cell/>
          <table:table-cell office:value-type="float" office:value="5.33" calcext:value-type="float">
            <text:p>5.33</text:p>
          </table:table-cell>
          <table:table-cell office:value-type="float" office:value="0.4819827" calcext:value-type="float">
            <text:p>4.82E-01</text:p>
          </table:table-cell>
          <table:table-cell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629001" calcext:value-type="float">
            <text:p>0.629001</text:p>
          </table:table-cell>
          <table:table-cell/>
          <table:table-cell office:value-type="float" office:value="5.34" calcext:value-type="float">
            <text:p>5.34</text:p>
          </table:table-cell>
          <table:table-cell office:value-type="float" office:value="0.4678089" calcext:value-type="float">
            <text:p>4.68E-01</text:p>
          </table:table-cell>
          <table:table-cell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6350974" calcext:value-type="float">
            <text:p>0.6350974</text:p>
          </table:table-cell>
          <table:table-cell/>
          <table:table-cell office:value-type="float" office:value="5.35" calcext:value-type="float">
            <text:p>5.35</text:p>
          </table:table-cell>
          <table:table-cell office:value-type="float" office:value="0.4543009" calcext:value-type="float">
            <text:p>4.54E-01</text:p>
          </table:table-cell>
          <table:table-cell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6453905" calcext:value-type="float">
            <text:p>0.6453905</text:p>
          </table:table-cell>
          <table:table-cell/>
          <table:table-cell office:value-type="float" office:value="5.36" calcext:value-type="float">
            <text:p>5.36</text:p>
          </table:table-cell>
          <table:table-cell office:value-type="float" office:value="0.440793" calcext:value-type="float">
            <text:p>4.41E-01</text:p>
          </table:table-cell>
          <table:table-cell/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0.6542053" calcext:value-type="float">
            <text:p>0.6542053</text:p>
          </table:table-cell>
          <table:table-cell/>
          <table:table-cell office:value-type="float" office:value="5.37" calcext:value-type="float">
            <text:p>5.37</text:p>
          </table:table-cell>
          <table:table-cell office:value-type="float" office:value="0.427285" calcext:value-type="float">
            <text:p>4.27E-01</text:p>
          </table:table-cell>
          <table:table-cell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662432" calcext:value-type="float">
            <text:p>0.662432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0.4137771" calcext:value-type="float">
            <text:p>4.14E-01</text:p>
          </table:table-cell>
          <table:table-cell/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6741394" calcext:value-type="float">
            <text:p>0.6741394</text:p>
          </table:table-cell>
          <table:table-cell/>
          <table:table-cell office:value-type="float" office:value="5.39" calcext:value-type="float">
            <text:p>5.39</text:p>
          </table:table-cell>
          <table:table-cell office:value-type="float" office:value="0.4032992" calcext:value-type="float">
            <text:p>4.03E-01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6858148" calcext:value-type="float">
            <text:p>0.685814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3952676" calcext:value-type="float">
            <text:p>3.95E-01</text:p>
          </table:table-cell>
          <table:table-cell/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6973035" calcext:value-type="float">
            <text:p>0.6973035</text:p>
          </table:table-cell>
          <table:table-cell/>
          <table:table-cell office:value-type="float" office:value="5.41" calcext:value-type="float">
            <text:p>5.41</text:p>
          </table:table-cell>
          <table:table-cell office:value-type="float" office:value="0.387236" calcext:value-type="float">
            <text:p>3.87E-01</text:p>
          </table:table-cell>
          <table:table-cell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7125686" calcext:value-type="float">
            <text:p>0.7125686</text:p>
          </table:table-cell>
          <table:table-cell/>
          <table:table-cell office:value-type="float" office:value="5.42" calcext:value-type="float">
            <text:p>5.42</text:p>
          </table:table-cell>
          <table:table-cell office:value-type="float" office:value="0.3792043" calcext:value-type="float">
            <text:p>3.79E-01</text:p>
          </table:table-cell>
          <table:table-cell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7303287" calcext:value-type="float">
            <text:p>0.7303287</text:p>
          </table:table-cell>
          <table:table-cell/>
          <table:table-cell office:value-type="float" office:value="5.43" calcext:value-type="float">
            <text:p>5.43</text:p>
          </table:table-cell>
          <table:table-cell office:value-type="float" office:value="0.3711727" calcext:value-type="float">
            <text:p>3.71E-01</text:p>
          </table:table-cell>
          <table:table-cell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7434354" calcext:value-type="float">
            <text:p>0.7434354</text:p>
          </table:table-cell>
          <table:table-cell/>
          <table:table-cell office:value-type="float" office:value="5.44" calcext:value-type="float">
            <text:p>5.44</text:p>
          </table:table-cell>
          <table:table-cell office:value-type="float" office:value="0.3674126" calcext:value-type="float">
            <text:p>3.67E-01</text:p>
          </table:table-cell>
          <table:table-cell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7551285" calcext:value-type="float">
            <text:p>0.7551285</text:p>
          </table:table-cell>
          <table:table-cell/>
          <table:table-cell office:value-type="float" office:value="5.45" calcext:value-type="float">
            <text:p>5.45</text:p>
          </table:table-cell>
          <table:table-cell office:value-type="float" office:value="0.367101" calcext:value-type="float">
            <text:p>3.67E-01</text:p>
          </table:table-cell>
          <table:table-cell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7586329" calcext:value-type="float">
            <text:p>0.7586329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0.3667894" calcext:value-type="float">
            <text:p>3.67E-01</text:p>
          </table:table-cell>
          <table:table-cell/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0.753265" calcext:value-type="float">
            <text:p>0.753265</text:p>
          </table:table-cell>
          <table:table-cell/>
          <table:table-cell office:value-type="float" office:value="5.47" calcext:value-type="float">
            <text:p>5.47</text:p>
          </table:table-cell>
          <table:table-cell office:value-type="float" office:value="0.3664778" calcext:value-type="float">
            <text:p>3.66E-01</text:p>
          </table:table-cell>
          <table:table-cell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7464205" calcext:value-type="float">
            <text:p>0.7464205</text:p>
          </table:table-cell>
          <table:table-cell/>
          <table:table-cell office:value-type="float" office:value="5.48" calcext:value-type="float">
            <text:p>5.48</text:p>
          </table:table-cell>
          <table:table-cell office:value-type="float" office:value="0.3661663" calcext:value-type="float">
            <text:p>3.66E-01</text:p>
          </table:table-cell>
          <table:table-cell/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0.7474792" calcext:value-type="float">
            <text:p>0.7474792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float" office:value="0.3682372" calcext:value-type="float">
            <text:p>3.68E-01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7560774" calcext:value-type="float">
            <text:p>0.756077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722317" calcext:value-type="float">
            <text:p>3.72E-01</text:p>
          </table:table-cell>
          <table:table-cell/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0.7731136" calcext:value-type="float">
            <text:p>0.7731136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0.3762262" calcext:value-type="float">
            <text:p>3.76E-01</text:p>
          </table:table-cell>
          <table:table-cell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8149913" calcext:value-type="float">
            <text:p>0.8149913</text:p>
          </table:table-cell>
          <table:table-cell/>
          <table:table-cell office:value-type="float" office:value="5.52" calcext:value-type="float">
            <text:p>5.52</text:p>
          </table:table-cell>
          <table:table-cell office:value-type="float" office:value="0.3802206" calcext:value-type="float">
            <text:p>3.80E-01</text:p>
          </table:table-cell>
          <table:table-cell/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0.9139779" calcext:value-type="float">
            <text:p>0.9139779</text:p>
          </table:table-cell>
          <table:table-cell/>
          <table:table-cell office:value-type="float" office:value="5.53" calcext:value-type="float">
            <text:p>5.53</text:p>
          </table:table-cell>
          <table:table-cell office:value-type="float" office:value="0.3842151" calcext:value-type="float">
            <text:p>3.84E-01</text:p>
          </table:table-cell>
          <table:table-cell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0.9787912" calcext:value-type="float">
            <text:p>0.9787912</text:p>
          </table:table-cell>
          <table:table-cell/>
          <table:table-cell office:value-type="float" office:value="5.54" calcext:value-type="float">
            <text:p>5.54</text:p>
          </table:table-cell>
          <table:table-cell office:value-type="float" office:value="0.3975183" calcext:value-type="float">
            <text:p>3.98E-01</text:p>
          </table:table-cell>
          <table:table-cell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9712102" calcext:value-type="float">
            <text:p>0.9712102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float" office:value="0.418337" calcext:value-type="float">
            <text:p>4.18E-01</text:p>
          </table:table-cell>
          <table:table-cell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9653932" calcext:value-type="float">
            <text:p>0.9653932</text:p>
          </table:table-cell>
          <table:table-cell/>
          <table:table-cell office:value-type="float" office:value="5.56" calcext:value-type="float">
            <text:p>5.56</text:p>
          </table:table-cell>
          <table:table-cell office:value-type="float" office:value="0.4391557" calcext:value-type="float">
            <text:p>4.39E-01</text:p>
          </table:table-cell>
          <table:table-cell/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9570209" calcext:value-type="float">
            <text:p>0.9570209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0.4599744" calcext:value-type="float">
            <text:p>4.60E-01</text:p>
          </table:table-cell>
          <table:table-cell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9464584" calcext:value-type="float">
            <text:p>0.9464584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0.480793" calcext:value-type="float">
            <text:p>4.81E-01</text:p>
          </table:table-cell>
          <table:table-cell/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0.9284095" calcext:value-type="float">
            <text:p>0.9284095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float" office:value="0.5001553" calcext:value-type="float">
            <text:p>5.00E-01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9131945" calcext:value-type="float">
            <text:p>0.913194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5183418" calcext:value-type="float">
            <text:p>5.18E-01</text:p>
          </table:table-cell>
          <table:table-cell/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0.9075421" calcext:value-type="float">
            <text:p>0.9075421</text:p>
          </table:table-cell>
          <table:table-cell/>
          <table:table-cell office:value-type="float" office:value="5.61" calcext:value-type="float">
            <text:p>5.61</text:p>
          </table:table-cell>
          <table:table-cell office:value-type="float" office:value="0.5365282" calcext:value-type="float">
            <text:p>5.37E-01</text:p>
          </table:table-cell>
          <table:table-cell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8921913" calcext:value-type="float">
            <text:p>0.8921913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0.5547147" calcext:value-type="float">
            <text:p>5.55E-01</text:p>
          </table:table-cell>
          <table:table-cell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0.8717159" calcext:value-type="float">
            <text:p>0.8717159</text:p>
          </table:table-cell>
          <table:table-cell/>
          <table:table-cell office:value-type="float" office:value="5.63" calcext:value-type="float">
            <text:p>5.63</text:p>
          </table:table-cell>
          <table:table-cell office:value-type="float" office:value="0.5729011" calcext:value-type="float">
            <text:p>5.73E-01</text:p>
          </table:table-cell>
          <table:table-cell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8863937" calcext:value-type="float">
            <text:p>0.8863937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float" office:value="0.5897025" calcext:value-type="float">
            <text:p>5.90E-01</text:p>
          </table:table-cell>
          <table:table-cell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.060172" calcext:value-type="float">
            <text:p>1.060172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0.6053858" calcext:value-type="float">
            <text:p>6.05E-01</text:p>
          </table:table-cell>
          <table:table-cell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.371787" calcext:value-type="float">
            <text:p>1.371787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0.621069" calcext:value-type="float">
            <text:p>6.21E-01</text:p>
          </table:table-cell>
          <table:table-cell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.536732" calcext:value-type="float">
            <text:p>1.536732</text:p>
          </table:table-cell>
          <table:table-cell/>
          <table:table-cell office:value-type="float" office:value="5.67" calcext:value-type="float">
            <text:p>5.67</text:p>
          </table:table-cell>
          <table:table-cell office:value-type="float" office:value="0.6367522" calcext:value-type="float">
            <text:p>6.37E-01</text:p>
          </table:table-cell>
          <table:table-cell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.622094" calcext:value-type="float">
            <text:p>1.622094</text:p>
          </table:table-cell>
          <table:table-cell/>
          <table:table-cell office:value-type="float" office:value="5.68" calcext:value-type="float">
            <text:p>5.68</text:p>
          </table:table-cell>
          <table:table-cell office:value-type="float" office:value="0.6524355" calcext:value-type="float">
            <text:p>6.52E-01</text:p>
          </table:table-cell>
          <table:table-cell/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1.664578" calcext:value-type="float">
            <text:p>1.664578</text:p>
          </table:table-cell>
          <table:table-cell/>
          <table:table-cell office:value-type="float" office:value="5.69" calcext:value-type="float">
            <text:p>5.69</text:p>
          </table:table-cell>
          <table:table-cell office:value-type="float" office:value="0.6710931" calcext:value-type="float">
            <text:p>6.71E-01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62642" calcext:value-type="float">
            <text:p>1.6264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6921522" calcext:value-type="float">
            <text:p>6.92E-01</text:p>
          </table:table-cell>
          <table:table-cell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.636012" calcext:value-type="float">
            <text:p>1.636012</text:p>
          </table:table-cell>
          <table:table-cell/>
          <table:table-cell office:value-type="float" office:value="5.71" calcext:value-type="float">
            <text:p>5.71</text:p>
          </table:table-cell>
          <table:table-cell office:value-type="float" office:value="0.7132113" calcext:value-type="float">
            <text:p>7.13E-01</text:p>
          </table:table-cell>
          <table:table-cell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1.927997" calcext:value-type="float">
            <text:p>1.927997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float" office:value="0.7342704" calcext:value-type="float">
            <text:p>7.34E-01</text:p>
          </table:table-cell>
          <table:table-cell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2.33307" calcext:value-type="float">
            <text:p>2.33307</text:p>
          </table:table-cell>
          <table:table-cell/>
          <table:table-cell office:value-type="float" office:value="5.73" calcext:value-type="float">
            <text:p>5.73</text:p>
          </table:table-cell>
          <table:table-cell office:value-type="float" office:value="0.7553294" calcext:value-type="float">
            <text:p>7.55E-01</text:p>
          </table:table-cell>
          <table:table-cell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2.436455" calcext:value-type="float">
            <text:p>2.436455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0.792453" calcext:value-type="float">
            <text:p>7.92E-01</text:p>
          </table:table-cell>
          <table:table-cell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2.359821" calcext:value-type="float">
            <text:p>2.359821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0.8425466" calcext:value-type="float">
            <text:p>8.43E-01</text:p>
          </table:table-cell>
          <table:table-cell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.286791" calcext:value-type="float">
            <text:p>2.286791</text:p>
          </table:table-cell>
          <table:table-cell/>
          <table:table-cell office:value-type="float" office:value="5.76" calcext:value-type="float">
            <text:p>5.76</text:p>
          </table:table-cell>
          <table:table-cell office:value-type="float" office:value="0.8926401" calcext:value-type="float">
            <text:p>8.93E-01</text:p>
          </table:table-cell>
          <table:table-cell/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2.190389" calcext:value-type="float">
            <text:p>2.190389</text:p>
          </table:table-cell>
          <table:table-cell/>
          <table:table-cell office:value-type="float" office:value="5.77" calcext:value-type="float">
            <text:p>5.77</text:p>
          </table:table-cell>
          <table:table-cell office:value-type="float" office:value="0.9427336" calcext:value-type="float">
            <text:p>9.43E-01</text:p>
          </table:table-cell>
          <table:table-cell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2.078401" calcext:value-type="float">
            <text:p>2.078401</text:p>
          </table:table-cell>
          <table:table-cell/>
          <table:table-cell office:value-type="float" office:value="5.78" calcext:value-type="float">
            <text:p>5.78</text:p>
          </table:table-cell>
          <table:table-cell office:value-type="float" office:value="0.9928271" calcext:value-type="float">
            <text:p>9.93E-01</text:p>
          </table:table-cell>
          <table:table-cell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2.023979" calcext:value-type="float">
            <text:p>2.023979</text:p>
          </table:table-cell>
          <table:table-cell/>
          <table:table-cell office:value-type="float" office:value="5.79" calcext:value-type="float">
            <text:p>5.79</text:p>
          </table:table-cell>
          <table:table-cell office:value-type="float" office:value="1.03613" calcext:value-type="float">
            <text:p>1.04E+00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004856" calcext:value-type="float">
            <text:p>2.00485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1.073951" calcext:value-type="float">
            <text:p>1.07E+00</text:p>
          </table:table-cell>
          <table:table-cell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.992696" calcext:value-type="float">
            <text:p>1.992696</text:p>
          </table:table-cell>
          <table:table-cell/>
          <table:table-cell office:value-type="float" office:value="5.81" calcext:value-type="float">
            <text:p>5.81</text:p>
          </table:table-cell>
          <table:table-cell office:value-type="float" office:value="1.111772" calcext:value-type="float">
            <text:p>1.11E+00</text:p>
          </table:table-cell>
          <table:table-cell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1.975318" calcext:value-type="float">
            <text:p>1.975318</text:p>
          </table:table-cell>
          <table:table-cell/>
          <table:table-cell office:value-type="float" office:value="5.82" calcext:value-type="float">
            <text:p>5.82</text:p>
          </table:table-cell>
          <table:table-cell office:value-type="float" office:value="1.149592" calcext:value-type="float">
            <text:p>1.15E+00</text:p>
          </table:table-cell>
          <table:table-cell/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1.954005" calcext:value-type="float">
            <text:p>1.954005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1.187413" calcext:value-type="float">
            <text:p>1.19E+00</text:p>
          </table:table-cell>
          <table:table-cell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1.99306" calcext:value-type="float">
            <text:p>1.99306</text:p>
          </table:table-cell>
          <table:table-cell/>
          <table:table-cell office:value-type="float" office:value="5.84" calcext:value-type="float">
            <text:p>5.84</text:p>
          </table:table-cell>
          <table:table-cell office:value-type="float" office:value="1.227996" calcext:value-type="float">
            <text:p>1.23E+00</text:p>
          </table:table-cell>
          <table:table-cell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.088708" calcext:value-type="float">
            <text:p>2.088708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1.27081" calcext:value-type="float">
            <text:p>1.27E+00</text:p>
          </table:table-cell>
          <table:table-cell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.190209" calcext:value-type="float">
            <text:p>2.190209</text:p>
          </table:table-cell>
          <table:table-cell/>
          <table:table-cell office:value-type="float" office:value="5.86" calcext:value-type="float">
            <text:p>5.86</text:p>
          </table:table-cell>
          <table:table-cell office:value-type="float" office:value="1.313624" calcext:value-type="float">
            <text:p>1.31E+00</text:p>
          </table:table-cell>
          <table:table-cell/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2.324176" calcext:value-type="float">
            <text:p>2.324176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1.356438" calcext:value-type="float">
            <text:p>1.36E+00</text:p>
          </table:table-cell>
          <table:table-cell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.485005" calcext:value-type="float">
            <text:p>2.485005</text:p>
          </table:table-cell>
          <table:table-cell/>
          <table:table-cell office:value-type="float" office:value="5.88" calcext:value-type="float">
            <text:p>5.88</text:p>
          </table:table-cell>
          <table:table-cell office:value-type="float" office:value="1.399252" calcext:value-type="float">
            <text:p>1.40E+00</text:p>
          </table:table-cell>
          <table:table-cell/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2.598983" calcext:value-type="float">
            <text:p>2.598983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1.453708" calcext:value-type="float">
            <text:p>1.45E+00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.664874" calcext:value-type="float">
            <text:p>2.664874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1.517563" calcext:value-type="float">
            <text:p>1.52E+00</text:p>
          </table:table-cell>
          <table:table-cell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2.719291" calcext:value-type="float">
            <text:p>2.719291</text:p>
          </table:table-cell>
          <table:table-cell/>
          <table:table-cell office:value-type="float" office:value="5.91" calcext:value-type="float">
            <text:p>5.91</text:p>
          </table:table-cell>
          <table:table-cell office:value-type="float" office:value="1.581419" calcext:value-type="float">
            <text:p>1.58E+00</text:p>
          </table:table-cell>
          <table:table-cell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.788663" calcext:value-type="float">
            <text:p>2.788663</text:p>
          </table:table-cell>
          <table:table-cell/>
          <table:table-cell office:value-type="float" office:value="5.92" calcext:value-type="float">
            <text:p>5.92</text:p>
          </table:table-cell>
          <table:table-cell office:value-type="float" office:value="1.645275" calcext:value-type="float">
            <text:p>1.65E+00</text:p>
          </table:table-cell>
          <table:table-cell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2.8691" calcext:value-type="float">
            <text:p>2.869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.70913" calcext:value-type="float">
            <text:p>1.71E+00</text:p>
          </table:table-cell>
          <table:table-cell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2.836659" calcext:value-type="float">
            <text:p>2.836659</text:p>
          </table:table-cell>
          <table:table-cell/>
          <table:table-cell office:value-type="float" office:value="5.94" calcext:value-type="float">
            <text:p>5.94</text:p>
          </table:table-cell>
          <table:table-cell office:value-type="float" office:value="1.773946" calcext:value-type="float">
            <text:p>1.77E+00</text:p>
          </table:table-cell>
          <table:table-cell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2.919362" calcext:value-type="float">
            <text:p>2.919362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1.839537" calcext:value-type="float">
            <text:p>1.84E+00</text:p>
          </table:table-cell>
          <table:table-cell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.908509" calcext:value-type="float">
            <text:p>2.908509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1.905128" calcext:value-type="float">
            <text:p>1.91E+00</text:p>
          </table:table-cell>
          <table:table-cell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2.894219" calcext:value-type="float">
            <text:p>2.894219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float" office:value="1.970719" calcext:value-type="float">
            <text:p>1.97E+00</text:p>
          </table:table-cell>
          <table:table-cell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.913303" calcext:value-type="float">
            <text:p>2.913303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2.03631" calcext:value-type="float">
            <text:p>2.04E+00</text:p>
          </table:table-cell>
          <table:table-cell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3.016782" calcext:value-type="float">
            <text:p>3.016782</text:p>
          </table:table-cell>
          <table:table-cell/>
          <table:table-cell office:value-type="float" office:value="5.99" calcext:value-type="float">
            <text:p>5.99</text:p>
          </table:table-cell>
          <table:table-cell office:value-type="float" office:value="2.097272" calcext:value-type="float">
            <text:p>2.10E+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85024" calcext:value-type="float">
            <text:p>3.1850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154496" calcext:value-type="float">
            <text:p>2.15E+00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3.349297" calcext:value-type="float">
            <text:p>3.349297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2.21172" calcext:value-type="float">
            <text:p>2.21E+00</text:p>
          </table:table-cell>
          <table:table-cell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3.52512" calcext:value-type="float">
            <text:p>3.52512</text:p>
          </table:table-cell>
          <table:table-cell/>
          <table:table-cell office:value-type="float" office:value="6.02" calcext:value-type="float">
            <text:p>6.02</text:p>
          </table:table-cell>
          <table:table-cell office:value-type="float" office:value="2.268943" calcext:value-type="float">
            <text:p>2.27E+00</text:p>
          </table:table-cell>
          <table:table-cell/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3.69532" calcext:value-type="float">
            <text:p>3.69532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2.326167" calcext:value-type="float">
            <text:p>2.33E+00</text:p>
          </table:table-cell>
          <table:table-cell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4.246532" calcext:value-type="float">
            <text:p>4.246532</text:p>
          </table:table-cell>
          <table:table-cell/>
          <table:table-cell office:value-type="float" office:value="6.04" calcext:value-type="float">
            <text:p>6.04</text:p>
          </table:table-cell>
          <table:table-cell office:value-type="float" office:value="2.411298" calcext:value-type="float">
            <text:p>2.41E+00</text:p>
          </table:table-cell>
          <table:table-cell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.663285" calcext:value-type="float">
            <text:p>4.663285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float" office:value="2.51896" calcext:value-type="float">
            <text:p>2.52E+00</text:p>
          </table:table-cell>
          <table:table-cell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4.758763" calcext:value-type="float">
            <text:p>4.758763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2.626622" calcext:value-type="float">
            <text:p>2.63E+00</text:p>
          </table:table-cell>
          <table:table-cell/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4.785587" calcext:value-type="float">
            <text:p>4.785587</text:p>
          </table:table-cell>
          <table:table-cell/>
          <table:table-cell office:value-type="float" office:value="6.07" calcext:value-type="float">
            <text:p>6.07</text:p>
          </table:table-cell>
          <table:table-cell office:value-type="float" office:value="2.734284" calcext:value-type="float">
            <text:p>2.73E+00</text:p>
          </table:table-cell>
          <table:table-cell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4.791849" calcext:value-type="float">
            <text:p>4.791849</text:p>
          </table:table-cell>
          <table:table-cell/>
          <table:table-cell office:value-type="float" office:value="6.08" calcext:value-type="float">
            <text:p>6.08</text:p>
          </table:table-cell>
          <table:table-cell office:value-type="float" office:value="2.841946" calcext:value-type="float">
            <text:p>2.84E+00</text:p>
          </table:table-cell>
          <table:table-cell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4.79251" calcext:value-type="float">
            <text:p>4.79251</text:p>
          </table:table-cell>
          <table:table-cell/>
          <table:table-cell office:value-type="float" office:value="6.09" calcext:value-type="float">
            <text:p>6.09</text:p>
          </table:table-cell>
          <table:table-cell office:value-type="float" office:value="2.987797" calcext:value-type="float">
            <text:p>2.99E+00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79244" calcext:value-type="float">
            <text:p>4.7924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3.164479" calcext:value-type="float">
            <text:p>3.16E+00</text:p>
          </table:table-cell>
          <table:table-cell/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4.792404" calcext:value-type="float">
            <text:p>4.792404</text:p>
          </table:table-cell>
          <table:table-cell/>
          <table:table-cell office:value-type="float" office:value="6.11" calcext:value-type="float">
            <text:p>6.11</text:p>
          </table:table-cell>
          <table:table-cell office:value-type="float" office:value="3.341161" calcext:value-type="float">
            <text:p>3.34E+00</text:p>
          </table:table-cell>
          <table:table-cell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4.792327" calcext:value-type="float">
            <text:p>4.792327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3.517844" calcext:value-type="float">
            <text:p>3.52E+00</text:p>
          </table:table-cell>
          <table:table-cell/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4.792181" calcext:value-type="float">
            <text:p>4.792181</text:p>
          </table:table-cell>
          <table:table-cell/>
          <table:table-cell office:value-type="float" office:value="6.13" calcext:value-type="float">
            <text:p>6.13</text:p>
          </table:table-cell>
          <table:table-cell office:value-type="float" office:value="3.694526" calcext:value-type="float">
            <text:p>3.69E+00</text:p>
          </table:table-cell>
          <table:table-cell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4.792681" calcext:value-type="float">
            <text:p>4.792681</text:p>
          </table:table-cell>
          <table:table-cell/>
          <table:table-cell office:value-type="float" office:value="6.14" calcext:value-type="float">
            <text:p>6.14</text:p>
          </table:table-cell>
          <table:table-cell office:value-type="float" office:value="3.859689" calcext:value-type="float">
            <text:p>3.86E+00</text:p>
          </table:table-cell>
          <table:table-cell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4.793022" calcext:value-type="float">
            <text:p>4.793022</text:p>
          </table:table-cell>
          <table:table-cell/>
          <table:table-cell office:value-type="float" office:value="6.15" calcext:value-type="float">
            <text:p>6.15</text:p>
          </table:table-cell>
          <table:table-cell office:value-type="float" office:value="4.015551" calcext:value-type="float">
            <text:p>4.02E+00</text:p>
          </table:table-cell>
          <table:table-cell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4.793096" calcext:value-type="float">
            <text:p>4.793096</text:p>
          </table:table-cell>
          <table:table-cell/>
          <table:table-cell office:value-type="float" office:value="6.16" calcext:value-type="float">
            <text:p>6.16</text:p>
          </table:table-cell>
          <table:table-cell office:value-type="float" office:value="4.171413" calcext:value-type="float">
            <text:p>4.17E+00</text:p>
          </table:table-cell>
          <table:table-cell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4.793121" calcext:value-type="float">
            <text:p>4.793121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float" office:value="4.327276" calcext:value-type="float">
            <text:p>4.33E+00</text:p>
          </table:table-cell>
          <table:table-cell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4.793128" calcext:value-type="float">
            <text:p>4.793128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float" office:value="4.483138" calcext:value-type="float">
            <text:p>4.48E+00</text:p>
          </table:table-cell>
          <table:table-cell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4.793128" calcext:value-type="float">
            <text:p>4.793128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float" office:value="4.637091" calcext:value-type="float">
            <text:p>4.64E+00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.793124" calcext:value-type="float">
            <text:p>4.793124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4.789502" calcext:value-type="float">
            <text:p>4.79E+00</text:p>
          </table:table-cell>
          <table:table-cell/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4.793113" calcext:value-type="float">
            <text:p>4.793113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4.941914" calcext:value-type="float">
            <text:p>4.94E+00</text:p>
          </table:table-cell>
          <table:table-cell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4.793066" calcext:value-type="float">
            <text:p>4.793066</text:p>
          </table:table-cell>
          <table:table-cell/>
          <table:table-cell office:value-type="float" office:value="6.22" calcext:value-type="float">
            <text:p>6.22</text:p>
          </table:table-cell>
          <table:table-cell office:value-type="float" office:value="5.094325" calcext:value-type="float">
            <text:p>5.09E+00</text:p>
          </table:table-cell>
          <table:table-cell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4.792834" calcext:value-type="float">
            <text:p>4.792834</text:p>
          </table:table-cell>
          <table:table-cell/>
          <table:table-cell office:value-type="float" office:value="6.23" calcext:value-type="float">
            <text:p>6.23</text:p>
          </table:table-cell>
          <table:table-cell office:value-type="float" office:value="5.246736" calcext:value-type="float">
            <text:p>5.25E+00</text:p>
          </table:table-cell>
          <table:table-cell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4.791991" calcext:value-type="float">
            <text:p>4.791991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5.335718" calcext:value-type="float">
            <text:p>5.34E+00</text:p>
          </table:table-cell>
          <table:table-cell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4.789581" calcext:value-type="float">
            <text:p>4.789581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5.373491" calcext:value-type="float">
            <text:p>5.37E+00</text:p>
          </table:table-cell>
          <table:table-cell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4.784739" calcext:value-type="float">
            <text:p>4.784739</text:p>
          </table:table-cell>
          <table:table-cell/>
          <table:table-cell office:value-type="float" office:value="6.26" calcext:value-type="float">
            <text:p>6.26</text:p>
          </table:table-cell>
          <table:table-cell office:value-type="float" office:value="5.411263" calcext:value-type="float">
            <text:p>5.41E+00</text:p>
          </table:table-cell>
          <table:table-cell/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4.767861" calcext:value-type="float">
            <text:p>4.767861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float" office:value="5.449036" calcext:value-type="float">
            <text:p>5.45E+00</text:p>
          </table:table-cell>
          <table:table-cell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4.686279" calcext:value-type="float">
            <text:p>4.686279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5.486808" calcext:value-type="float">
            <text:p>5.49E+00</text:p>
          </table:table-cell>
          <table:table-cell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4.743621" calcext:value-type="float">
            <text:p>4.743621</text:p>
          </table:table-cell>
          <table:table-cell/>
          <table:table-cell office:value-type="float" office:value="6.29" calcext:value-type="float">
            <text:p>6.29</text:p>
          </table:table-cell>
          <table:table-cell office:value-type="float" office:value="5.506632" calcext:value-type="float">
            <text:p>5.51E+00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.788982" calcext:value-type="float">
            <text:p>4.78898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5.511964" calcext:value-type="float">
            <text:p>5.51E+00</text:p>
          </table:table-cell>
          <table:table-cell/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4.792603" calcext:value-type="float">
            <text:p>4.792603</text:p>
          </table:table-cell>
          <table:table-cell/>
          <table:table-cell office:value-type="float" office:value="6.31" calcext:value-type="float">
            <text:p>6.31</text:p>
          </table:table-cell>
          <table:table-cell office:value-type="float" office:value="5.517296" calcext:value-type="float">
            <text:p>5.52E+00</text:p>
          </table:table-cell>
          <table:table-cell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4.793083" calcext:value-type="float">
            <text:p>4.793083</text:p>
          </table:table-cell>
          <table:table-cell/>
          <table:table-cell office:value-type="float" office:value="6.32" calcext:value-type="float">
            <text:p>6.32</text:p>
          </table:table-cell>
          <table:table-cell office:value-type="float" office:value="5.522628" calcext:value-type="float">
            <text:p>5.52E+00</text:p>
          </table:table-cell>
          <table:table-cell/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4.793127" calcext:value-type="float">
            <text:p>4.793127</text:p>
          </table:table-cell>
          <table:table-cell/>
          <table:table-cell office:value-type="float" office:value="6.33" calcext:value-type="float">
            <text:p>6.33</text:p>
          </table:table-cell>
          <table:table-cell office:value-type="float" office:value="5.527961" calcext:value-type="float">
            <text:p>5.53E+00</text:p>
          </table:table-cell>
          <table:table-cell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4.793129" calcext:value-type="float">
            <text:p>4.793129</text:p>
          </table:table-cell>
          <table:table-cell/>
          <table:table-cell office:value-type="float" office:value="6.34" calcext:value-type="float">
            <text:p>6.34</text:p>
          </table:table-cell>
          <table:table-cell office:value-type="float" office:value="5.59054" calcext:value-type="float">
            <text:p>5.59E+00</text:p>
          </table:table-cell>
          <table:table-cell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4.793128" calcext:value-type="float">
            <text:p>4.793128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5.69934" calcext:value-type="float">
            <text:p>5.70E+00</text:p>
          </table:table-cell>
          <table:table-cell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4.793126" calcext:value-type="float">
            <text:p>4.793126</text:p>
          </table:table-cell>
          <table:table-cell/>
          <table:table-cell office:value-type="float" office:value="6.36" calcext:value-type="float">
            <text:p>6.36</text:p>
          </table:table-cell>
          <table:table-cell office:value-type="float" office:value="5.808139" calcext:value-type="float">
            <text:p>5.81E+00</text:p>
          </table:table-cell>
          <table:table-cell/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4.793123" calcext:value-type="float">
            <text:p>4.793123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5.916939" calcext:value-type="float">
            <text:p>5.92E+00</text:p>
          </table:table-cell>
          <table:table-cell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4.793116" calcext:value-type="float">
            <text:p>4.793116</text:p>
          </table:table-cell>
          <table:table-cell/>
          <table:table-cell office:value-type="float" office:value="6.38" calcext:value-type="float">
            <text:p>6.38</text:p>
          </table:table-cell>
          <table:table-cell office:value-type="float" office:value="6.025738" calcext:value-type="float">
            <text:p>6.03E+00</text:p>
          </table:table-cell>
          <table:table-cell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4.793099" calcext:value-type="float">
            <text:p>4.793099</text:p>
          </table:table-cell>
          <table:table-cell/>
          <table:table-cell office:value-type="float" office:value="6.39" calcext:value-type="float">
            <text:p>6.39</text:p>
          </table:table-cell>
          <table:table-cell office:value-type="float" office:value="6.091508" calcext:value-type="float">
            <text:p>6.09E+00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.793062" calcext:value-type="float">
            <text:p>4.79306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6.122538" calcext:value-type="float">
            <text:p>6.12E+00</text:p>
          </table:table-cell>
          <table:table-cell/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4.792994" calcext:value-type="float">
            <text:p>4.792994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6.153567" calcext:value-type="float">
            <text:p>6.15E+00</text:p>
          </table:table-cell>
          <table:table-cell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4.79283" calcext:value-type="float">
            <text:p>4.79283</text:p>
          </table:table-cell>
          <table:table-cell/>
          <table:table-cell office:value-type="float" office:value="6.42" calcext:value-type="float">
            <text:p>6.42</text:p>
          </table:table-cell>
          <table:table-cell office:value-type="float" office:value="6.184597" calcext:value-type="float">
            <text:p>6.18E+00</text:p>
          </table:table-cell>
          <table:table-cell/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4.792359" calcext:value-type="float">
            <text:p>4.792359</text:p>
          </table:table-cell>
          <table:table-cell/>
          <table:table-cell office:value-type="float" office:value="6.43" calcext:value-type="float">
            <text:p>6.43</text:p>
          </table:table-cell>
          <table:table-cell office:value-type="float" office:value="6.215626" calcext:value-type="float">
            <text:p>6.22E+00</text:p>
          </table:table-cell>
          <table:table-cell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4.79237" calcext:value-type="float">
            <text:p>4.79237</text:p>
          </table:table-cell>
          <table:table-cell/>
          <table:table-cell office:value-type="float" office:value="6.44" calcext:value-type="float">
            <text:p>6.44</text:p>
          </table:table-cell>
          <table:table-cell office:value-type="float" office:value="6.211658" calcext:value-type="float">
            <text:p>6.21E+00</text:p>
          </table:table-cell>
          <table:table-cell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.792773" calcext:value-type="float">
            <text:p>4.792773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6.179433" calcext:value-type="float">
            <text:p>6.18E+00</text:p>
          </table:table-cell>
          <table:table-cell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4.792933" calcext:value-type="float">
            <text:p>4.792933</text:p>
          </table:table-cell>
          <table:table-cell/>
          <table:table-cell office:value-type="float" office:value="6.46" calcext:value-type="float">
            <text:p>6.46</text:p>
          </table:table-cell>
          <table:table-cell office:value-type="float" office:value="6.147208" calcext:value-type="float">
            <text:p>6.15E+00</text:p>
          </table:table-cell>
          <table:table-cell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4.793036" calcext:value-type="float">
            <text:p>4.793036</text:p>
          </table:table-cell>
          <table:table-cell/>
          <table:table-cell office:value-type="float" office:value="6.47" calcext:value-type="float">
            <text:p>6.47</text:p>
          </table:table-cell>
          <table:table-cell office:value-type="float" office:value="6.114983" calcext:value-type="float">
            <text:p>6.11E+00</text:p>
          </table:table-cell>
          <table:table-cell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4.793092" calcext:value-type="float">
            <text:p>4.793092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6.082758" calcext:value-type="float">
            <text:p>6.08E+00</text:p>
          </table:table-cell>
          <table:table-cell/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4.793083" calcext:value-type="float">
            <text:p>4.793083</text:p>
          </table:table-cell>
          <table:table-cell/>
          <table:table-cell office:value-type="float" office:value="6.49" calcext:value-type="float">
            <text:p>6.49</text:p>
          </table:table-cell>
          <table:table-cell office:value-type="float" office:value="6.052966" calcext:value-type="float">
            <text:p>6.05E+00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793012" calcext:value-type="float">
            <text:p>4.79301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6.025138" calcext:value-type="float">
            <text:p>6.03E+00</text:p>
          </table:table-cell>
          <table:table-cell/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4.79285" calcext:value-type="float">
            <text:p>4.79285</text:p>
          </table:table-cell>
          <table:table-cell/>
          <table:table-cell office:value-type="float" office:value="6.51" calcext:value-type="float">
            <text:p>6.51</text:p>
          </table:table-cell>
          <table:table-cell office:value-type="float" office:value="5.99731" calcext:value-type="float">
            <text:p>6.00E+00</text:p>
          </table:table-cell>
          <table:table-cell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4.792293" calcext:value-type="float">
            <text:p>4.792293</text:p>
          </table:table-cell>
          <table:table-cell/>
          <table:table-cell office:value-type="float" office:value="6.52" calcext:value-type="float">
            <text:p>6.52</text:p>
          </table:table-cell>
          <table:table-cell office:value-type="float" office:value="5.969482" calcext:value-type="float">
            <text:p>5.97E+00</text:p>
          </table:table-cell>
          <table:table-cell/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4.790131" calcext:value-type="float">
            <text:p>4.790131</text:p>
          </table:table-cell>
          <table:table-cell/>
          <table:table-cell office:value-type="float" office:value="6.53" calcext:value-type="float">
            <text:p>6.53</text:p>
          </table:table-cell>
          <table:table-cell office:value-type="float" office:value="5.941654" calcext:value-type="float">
            <text:p>5.94E+00</text:p>
          </table:table-cell>
          <table:table-cell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4.783" calcext:value-type="float">
            <text:p>4.783</text:p>
          </table:table-cell>
          <table:table-cell/>
          <table:table-cell office:value-type="float" office:value="6.54" calcext:value-type="float">
            <text:p>6.54</text:p>
          </table:table-cell>
          <table:table-cell office:value-type="float" office:value="5.8879" calcext:value-type="float">
            <text:p>5.89E+00</text:p>
          </table:table-cell>
          <table:table-cell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.778982" calcext:value-type="float">
            <text:p>4.778982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5.813214" calcext:value-type="float">
            <text:p>5.81E+00</text:p>
          </table:table-cell>
          <table:table-cell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4.777398" calcext:value-type="float">
            <text:p>4.777398</text:p>
          </table:table-cell>
          <table:table-cell/>
          <table:table-cell office:value-type="float" office:value="6.56" calcext:value-type="float">
            <text:p>6.56</text:p>
          </table:table-cell>
          <table:table-cell office:value-type="float" office:value="5.738528" calcext:value-type="float">
            <text:p>5.74E+00</text:p>
          </table:table-cell>
          <table:table-cell/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4.769688" calcext:value-type="float">
            <text:p>4.769688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5.663842" calcext:value-type="float">
            <text:p>5.66E+00</text:p>
          </table:table-cell>
          <table:table-cell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4.756514" calcext:value-type="float">
            <text:p>4.756514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5.589157" calcext:value-type="float">
            <text:p>5.59E+00</text:p>
          </table:table-cell>
          <table:table-cell/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4.755693" calcext:value-type="float">
            <text:p>4.755693</text:p>
          </table:table-cell>
          <table:table-cell/>
          <table:table-cell office:value-type="float" office:value="6.59" calcext:value-type="float">
            <text:p>6.59</text:p>
          </table:table-cell>
          <table:table-cell office:value-type="float" office:value="5.501419" calcext:value-type="float">
            <text:p>5.50E+00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.761862" calcext:value-type="float">
            <text:p>4.761862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5.403143" calcext:value-type="float">
            <text:p>5.40E+00</text:p>
          </table:table-cell>
          <table:table-cell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4.761653" calcext:value-type="float">
            <text:p>4.761653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5.304868" calcext:value-type="float">
            <text:p>5.30E+00</text:p>
          </table:table-cell>
          <table:table-cell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4.760824" calcext:value-type="float">
            <text:p>4.760824</text:p>
          </table:table-cell>
          <table:table-cell/>
          <table:table-cell office:value-type="float" office:value="6.62" calcext:value-type="float">
            <text:p>6.62</text:p>
          </table:table-cell>
          <table:table-cell office:value-type="float" office:value="5.206593" calcext:value-type="float">
            <text:p>5.21E+00</text:p>
          </table:table-cell>
          <table:table-cell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4.757612" calcext:value-type="float">
            <text:p>4.757612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5.108317" calcext:value-type="float">
            <text:p>5.11E+00</text:p>
          </table:table-cell>
          <table:table-cell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4.748813" calcext:value-type="float">
            <text:p>4.748813</text:p>
          </table:table-cell>
          <table:table-cell/>
          <table:table-cell office:value-type="float" office:value="6.64" calcext:value-type="float">
            <text:p>6.64</text:p>
          </table:table-cell>
          <table:table-cell office:value-type="float" office:value="5.023638" calcext:value-type="float">
            <text:p>5.02E+00</text:p>
          </table:table-cell>
          <table:table-cell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.731521" calcext:value-type="float">
            <text:p>4.731521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4.949935" calcext:value-type="float">
            <text:p>4.95E+00</text:p>
          </table:table-cell>
          <table:table-cell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4.704429" calcext:value-type="float">
            <text:p>4.704429</text:p>
          </table:table-cell>
          <table:table-cell/>
          <table:table-cell office:value-type="float" office:value="6.66" calcext:value-type="float">
            <text:p>6.66</text:p>
          </table:table-cell>
          <table:table-cell office:value-type="float" office:value="4.876232" calcext:value-type="float">
            <text:p>4.88E+00</text:p>
          </table:table-cell>
          <table:table-cell/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4.665255" calcext:value-type="float">
            <text:p>4.665255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4.80253" calcext:value-type="float">
            <text:p>4.80E+00</text:p>
          </table:table-cell>
          <table:table-cell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4.608446" calcext:value-type="float">
            <text:p>4.608446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4.728827" calcext:value-type="float">
            <text:p>4.73E+00</text:p>
          </table:table-cell>
          <table:table-cell/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4.436233" calcext:value-type="float">
            <text:p>4.436233</text:p>
          </table:table-cell>
          <table:table-cell/>
          <table:table-cell office:value-type="float" office:value="6.69" calcext:value-type="float">
            <text:p>6.69</text:p>
          </table:table-cell>
          <table:table-cell office:value-type="float" office:value="4.660224" calcext:value-type="float">
            <text:p>4.66E+00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4.416081" calcext:value-type="float">
            <text:p>4.41608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4.595739" calcext:value-type="float">
            <text:p>4.60E+00</text:p>
          </table:table-cell>
          <table:table-cell/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4.499878" calcext:value-type="float">
            <text:p>4.499878</text:p>
          </table:table-cell>
          <table:table-cell/>
          <table:table-cell office:value-type="float" office:value="6.71" calcext:value-type="float">
            <text:p>6.71</text:p>
          </table:table-cell>
          <table:table-cell office:value-type="float" office:value="4.531253" calcext:value-type="float">
            <text:p>4.53E+00</text:p>
          </table:table-cell>
          <table:table-cell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4.501385" calcext:value-type="float">
            <text:p>4.501385</text:p>
          </table:table-cell>
          <table:table-cell/>
          <table:table-cell office:value-type="float" office:value="6.72" calcext:value-type="float">
            <text:p>6.72</text:p>
          </table:table-cell>
          <table:table-cell office:value-type="float" office:value="4.466768" calcext:value-type="float">
            <text:p>4.47E+00</text:p>
          </table:table-cell>
          <table:table-cell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4.437063" calcext:value-type="float">
            <text:p>4.437063</text:p>
          </table:table-cell>
          <table:table-cell/>
          <table:table-cell office:value-type="float" office:value="6.73" calcext:value-type="float">
            <text:p>6.73</text:p>
          </table:table-cell>
          <table:table-cell office:value-type="float" office:value="4.402282" calcext:value-type="float">
            <text:p>4.40E+00</text:p>
          </table:table-cell>
          <table:table-cell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4.473995" calcext:value-type="float">
            <text:p>4.473995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float" office:value="4.339864" calcext:value-type="float">
            <text:p>4.34E+00</text:p>
          </table:table-cell>
          <table:table-cell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4.586225" calcext:value-type="float">
            <text:p>4.58622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4.279114" calcext:value-type="float">
            <text:p>4.28E+00</text:p>
          </table:table-cell>
          <table:table-cell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4.649811" calcext:value-type="float">
            <text:p>4.649811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4.218365" calcext:value-type="float">
            <text:p>4.22E+00</text:p>
          </table:table-cell>
          <table:table-cell/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4.696067" calcext:value-type="float">
            <text:p>4.696067</text:p>
          </table:table-cell>
          <table:table-cell/>
          <table:table-cell office:value-type="float" office:value="6.77" calcext:value-type="float">
            <text:p>6.77</text:p>
          </table:table-cell>
          <table:table-cell office:value-type="float" office:value="4.157615" calcext:value-type="float">
            <text:p>4.16E+00</text:p>
          </table:table-cell>
          <table:table-cell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4.729466" calcext:value-type="float">
            <text:p>4.729466</text:p>
          </table:table-cell>
          <table:table-cell/>
          <table:table-cell office:value-type="float" office:value="6.78" calcext:value-type="float">
            <text:p>6.78</text:p>
          </table:table-cell>
          <table:table-cell office:value-type="float" office:value="4.096866" calcext:value-type="float">
            <text:p>4.10E+00</text:p>
          </table:table-cell>
          <table:table-cell/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4.766608" calcext:value-type="float">
            <text:p>4.766608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float" office:value="4.060341" calcext:value-type="float">
            <text:p>4.06E+00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.78446" calcext:value-type="float">
            <text:p>4.78446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.043374" calcext:value-type="float">
            <text:p>4.04E+00</text:p>
          </table:table-cell>
          <table:table-cell/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4.785745" calcext:value-type="float">
            <text:p>4.785745</text:p>
          </table:table-cell>
          <table:table-cell/>
          <table:table-cell office:value-type="float" office:value="6.81" calcext:value-type="float">
            <text:p>6.81</text:p>
          </table:table-cell>
          <table:table-cell office:value-type="float" office:value="4.026406" calcext:value-type="float">
            <text:p>4.03E+00</text:p>
          </table:table-cell>
          <table:table-cell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4.74604" calcext:value-type="float">
            <text:p>4.74604</text:p>
          </table:table-cell>
          <table:table-cell/>
          <table:table-cell office:value-type="float" office:value="6.82" calcext:value-type="float">
            <text:p>6.82</text:p>
          </table:table-cell>
          <table:table-cell office:value-type="float" office:value="4.009439" calcext:value-type="float">
            <text:p>4.01E+00</text:p>
          </table:table-cell>
          <table:table-cell/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4.566461" calcext:value-type="float">
            <text:p>4.566461</text:p>
          </table:table-cell>
          <table:table-cell/>
          <table:table-cell office:value-type="float" office:value="6.83" calcext:value-type="float">
            <text:p>6.83</text:p>
          </table:table-cell>
          <table:table-cell office:value-type="float" office:value="3.992472" calcext:value-type="float">
            <text:p>3.99E+00</text:p>
          </table:table-cell>
          <table:table-cell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4.315063" calcext:value-type="float">
            <text:p>4.315063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3.990835" calcext:value-type="float">
            <text:p>3.99E+00</text:p>
          </table:table-cell>
          <table:table-cell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.209949" calcext:value-type="float">
            <text:p>4.209949</text:p>
          </table:table-cell>
          <table:table-cell/>
          <table:table-cell office:value-type="float" office:value="6.85" calcext:value-type="float">
            <text:p>6.85</text:p>
          </table:table-cell>
          <table:table-cell office:value-type="float" office:value="4.001574" calcext:value-type="float">
            <text:p>4.00E+00</text:p>
          </table:table-cell>
          <table:table-cell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4.128215" calcext:value-type="float">
            <text:p>4.128215</text:p>
          </table:table-cell>
          <table:table-cell/>
          <table:table-cell office:value-type="float" office:value="6.86" calcext:value-type="float">
            <text:p>6.86</text:p>
          </table:table-cell>
          <table:table-cell office:value-type="float" office:value="4.012314" calcext:value-type="float">
            <text:p>4.01E+00</text:p>
          </table:table-cell>
          <table:table-cell/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3.943997" calcext:value-type="float">
            <text:p>3.943997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4.023053" calcext:value-type="float">
            <text:p>4.02E+00</text:p>
          </table:table-cell>
          <table:table-cell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.568783" calcext:value-type="float">
            <text:p>3.568783</text:p>
          </table:table-cell>
          <table:table-cell/>
          <table:table-cell office:value-type="float" office:value="6.88" calcext:value-type="float">
            <text:p>6.88</text:p>
          </table:table-cell>
          <table:table-cell office:value-type="float" office:value="4.033792" calcext:value-type="float">
            <text:p>4.03E+00</text:p>
          </table:table-cell>
          <table:table-cell/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2.93636" calcext:value-type="float">
            <text:p>2.93636</text:p>
          </table:table-cell>
          <table:table-cell/>
          <table:table-cell office:value-type="float" office:value="6.89" calcext:value-type="float">
            <text:p>6.89</text:p>
          </table:table-cell>
          <table:table-cell office:value-type="float" office:value="4.016385" calcext:value-type="float">
            <text:p>4.02E+00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.836882" calcext:value-type="float">
            <text:p>2.83688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3.976254" calcext:value-type="float">
            <text:p>3.98E+00</text:p>
          </table:table-cell>
          <table:table-cell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2.815459" calcext:value-type="float">
            <text:p>2.815459</text:p>
          </table:table-cell>
          <table:table-cell/>
          <table:table-cell office:value-type="float" office:value="6.91" calcext:value-type="float">
            <text:p>6.91</text:p>
          </table:table-cell>
          <table:table-cell office:value-type="float" office:value="3.936122" calcext:value-type="float">
            <text:p>3.94E+00</text:p>
          </table:table-cell>
          <table:table-cell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.777511" calcext:value-type="float">
            <text:p>2.777511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3.895991" calcext:value-type="float">
            <text:p>3.90E+00</text:p>
          </table:table-cell>
          <table:table-cell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2.648215" calcext:value-type="float">
            <text:p>2.648215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3.855859" calcext:value-type="float">
            <text:p>3.86E+00</text:p>
          </table:table-cell>
          <table:table-cell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.534947" calcext:value-type="float">
            <text:p>2.534947</text:p>
          </table:table-cell>
          <table:table-cell/>
          <table:table-cell office:value-type="float" office:value="6.94" calcext:value-type="float">
            <text:p>6.94</text:p>
          </table:table-cell>
          <table:table-cell office:value-type="float" office:value="3.788177" calcext:value-type="float">
            <text:p>3.79E+00</text:p>
          </table:table-cell>
          <table:table-cell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2.538029" calcext:value-type="float">
            <text:p>2.538029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3.69825" calcext:value-type="float">
            <text:p>3.70E+00</text:p>
          </table:table-cell>
          <table:table-cell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.541508" calcext:value-type="float">
            <text:p>2.541508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3.608324" calcext:value-type="float">
            <text:p>3.61E+00</text:p>
          </table:table-cell>
          <table:table-cell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544668" calcext:value-type="float">
            <text:p>2.544668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3.518397" calcext:value-type="float">
            <text:p>3.52E+00</text:p>
          </table:table-cell>
          <table:table-cell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.547406" calcext:value-type="float">
            <text:p>2.547406</text:p>
          </table:table-cell>
          <table:table-cell/>
          <table:table-cell office:value-type="float" office:value="6.98" calcext:value-type="float">
            <text:p>6.98</text:p>
          </table:table-cell>
          <table:table-cell office:value-type="float" office:value="3.428471" calcext:value-type="float">
            <text:p>3.43E+00</text:p>
          </table:table-cell>
          <table:table-cell/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2.622881" calcext:value-type="float">
            <text:p>2.622881</text:p>
          </table:table-cell>
          <table:table-cell/>
          <table:table-cell office:value-type="float" office:value="6.99" calcext:value-type="float">
            <text:p>6.99</text:p>
          </table:table-cell>
          <table:table-cell office:value-type="float" office:value="3.348822" calcext:value-type="float">
            <text:p>3.35E+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717539" calcext:value-type="float">
            <text:p>2.7175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27747" calcext:value-type="float">
            <text:p>3.28E+00</text:p>
          </table:table-cell>
          <table:table-cell/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2.761794" calcext:value-type="float">
            <text:p>2.761794</text:p>
          </table:table-cell>
          <table:table-cell/>
          <table:table-cell office:value-type="float" office:value="7.01" calcext:value-type="float">
            <text:p>7.01</text:p>
          </table:table-cell>
          <table:table-cell office:value-type="float" office:value="3.206119" calcext:value-type="float">
            <text:p>3.21E+00</text:p>
          </table:table-cell>
          <table:table-cell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.79309" calcext:value-type="float">
            <text:p>2.79309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3.134768" calcext:value-type="float">
            <text:p>3.13E+00</text:p>
          </table:table-cell>
          <table:table-cell/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2.808229" calcext:value-type="float">
            <text:p>2.808229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3.063416" calcext:value-type="float">
            <text:p>3.06E+00</text:p>
          </table:table-cell>
          <table:table-cell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2.79725" calcext:value-type="float">
            <text:p>2.79725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3.005226" calcext:value-type="float">
            <text:p>3.01E+00</text:p>
          </table:table-cell>
          <table:table-cell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2.780362" calcext:value-type="float">
            <text:p>2.780362</text:p>
          </table:table-cell>
          <table:table-cell/>
          <table:table-cell office:value-type="float" office:value="7.05" calcext:value-type="float">
            <text:p>7.05</text:p>
          </table:table-cell>
          <table:table-cell office:value-type="float" office:value="2.957662" calcext:value-type="float">
            <text:p>2.96E+00</text:p>
          </table:table-cell>
          <table:table-cell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2.758699" calcext:value-type="float">
            <text:p>2.758699</text:p>
          </table:table-cell>
          <table:table-cell/>
          <table:table-cell office:value-type="float" office:value="7.06" calcext:value-type="float">
            <text:p>7.06</text:p>
          </table:table-cell>
          <table:table-cell office:value-type="float" office:value="2.910098" calcext:value-type="float">
            <text:p>2.91E+00</text:p>
          </table:table-cell>
          <table:table-cell/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2.711958" calcext:value-type="float">
            <text:p>2.711958</text:p>
          </table:table-cell>
          <table:table-cell/>
          <table:table-cell office:value-type="float" office:value="7.07" calcext:value-type="float">
            <text:p>7.07</text:p>
          </table:table-cell>
          <table:table-cell office:value-type="float" office:value="2.862534" calcext:value-type="float">
            <text:p>2.86E+00</text:p>
          </table:table-cell>
          <table:table-cell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2.610075" calcext:value-type="float">
            <text:p>2.610075</text:p>
          </table:table-cell>
          <table:table-cell/>
          <table:table-cell office:value-type="float" office:value="7.08" calcext:value-type="float">
            <text:p>7.08</text:p>
          </table:table-cell>
          <table:table-cell office:value-type="float" office:value="2.81497" calcext:value-type="float">
            <text:p>2.81E+00</text:p>
          </table:table-cell>
          <table:table-cell/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2.499361" calcext:value-type="float">
            <text:p>2.499361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2.759319" calcext:value-type="float">
            <text:p>2.76E+00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.424909" calcext:value-type="float">
            <text:p>2.424909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.697139" calcext:value-type="float">
            <text:p>2.70E+00</text:p>
          </table:table-cell>
          <table:table-cell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2.340274" calcext:value-type="float">
            <text:p>2.340274</text:p>
          </table:table-cell>
          <table:table-cell/>
          <table:table-cell office:value-type="float" office:value="7.11" calcext:value-type="float">
            <text:p>7.11</text:p>
          </table:table-cell>
          <table:table-cell office:value-type="float" office:value="2.63496" calcext:value-type="float">
            <text:p>2.63E+00</text:p>
          </table:table-cell>
          <table:table-cell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2.212951" calcext:value-type="float">
            <text:p>2.212951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2.57278" calcext:value-type="float">
            <text:p>2.57E+00</text:p>
          </table:table-cell>
          <table:table-cell/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2.059988" calcext:value-type="float">
            <text:p>2.059988</text:p>
          </table:table-cell>
          <table:table-cell/>
          <table:table-cell office:value-type="float" office:value="7.13" calcext:value-type="float">
            <text:p>7.13</text:p>
          </table:table-cell>
          <table:table-cell office:value-type="float" office:value="2.510601" calcext:value-type="float">
            <text:p>2.51E+00</text:p>
          </table:table-cell>
          <table:table-cell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2.045271" calcext:value-type="float">
            <text:p>2.045271</text:p>
          </table:table-cell>
          <table:table-cell/>
          <table:table-cell office:value-type="float" office:value="7.14" calcext:value-type="float">
            <text:p>7.14</text:p>
          </table:table-cell>
          <table:table-cell office:value-type="float" office:value="2.450399" calcext:value-type="float">
            <text:p>2.45E+00</text:p>
          </table:table-cell>
          <table:table-cell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2.127017" calcext:value-type="float">
            <text:p>2.127017</text:p>
          </table:table-cell>
          <table:table-cell/>
          <table:table-cell office:value-type="float" office:value="7.15" calcext:value-type="float">
            <text:p>7.15</text:p>
          </table:table-cell>
          <table:table-cell office:value-type="float" office:value="2.391794" calcext:value-type="float">
            <text:p>2.39E+00</text:p>
          </table:table-cell>
          <table:table-cell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2.204457" calcext:value-type="float">
            <text:p>2.204457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2.333189" calcext:value-type="float">
            <text:p>2.33E+00</text:p>
          </table:table-cell>
          <table:table-cell/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2.308651" calcext:value-type="float">
            <text:p>2.308651</text:p>
          </table:table-cell>
          <table:table-cell/>
          <table:table-cell office:value-type="float" office:value="7.17" calcext:value-type="float">
            <text:p>7.17</text:p>
          </table:table-cell>
          <table:table-cell office:value-type="float" office:value="2.274584" calcext:value-type="float">
            <text:p>2.27E+00</text:p>
          </table:table-cell>
          <table:table-cell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2.42657" calcext:value-type="float">
            <text:p>2.42657</text:p>
          </table:table-cell>
          <table:table-cell/>
          <table:table-cell office:value-type="float" office:value="7.18" calcext:value-type="float">
            <text:p>7.18</text:p>
          </table:table-cell>
          <table:table-cell office:value-type="float" office:value="2.215979" calcext:value-type="float">
            <text:p>2.22E+00</text:p>
          </table:table-cell>
          <table:table-cell/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2.479128" calcext:value-type="float">
            <text:p>2.479128</text:p>
          </table:table-cell>
          <table:table-cell/>
          <table:table-cell office:value-type="float" office:value="7.19" calcext:value-type="float">
            <text:p>7.19</text:p>
          </table:table-cell>
          <table:table-cell office:value-type="float" office:value="2.172652" calcext:value-type="float">
            <text:p>2.17E+00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485777" calcext:value-type="float">
            <text:p>2.48577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2.14166" calcext:value-type="float">
            <text:p>2.14E+00</text:p>
          </table:table-cell>
          <table:table-cell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2.489696" calcext:value-type="float">
            <text:p>2.489696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2.110668" calcext:value-type="float">
            <text:p>2.11E+00</text:p>
          </table:table-cell>
          <table:table-cell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2.496816" calcext:value-type="float">
            <text:p>2.496816</text:p>
          </table:table-cell>
          <table:table-cell/>
          <table:table-cell office:value-type="float" office:value="7.22" calcext:value-type="float">
            <text:p>7.22</text:p>
          </table:table-cell>
          <table:table-cell office:value-type="float" office:value="2.079676" calcext:value-type="float">
            <text:p>2.08E+00</text:p>
          </table:table-cell>
          <table:table-cell/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2.507092" calcext:value-type="float">
            <text:p>2.507092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2.048684" calcext:value-type="float">
            <text:p>2.05E+00</text:p>
          </table:table-cell>
          <table:table-cell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2.514981" calcext:value-type="float">
            <text:p>2.514981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2.023143" calcext:value-type="float">
            <text:p>2.02E+00</text:p>
          </table:table-cell>
          <table:table-cell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2.514841" calcext:value-type="float">
            <text:p>2.514841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2.002003" calcext:value-type="float">
            <text:p>2.00E+00</text:p>
          </table:table-cell>
          <table:table-cell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2.506558" calcext:value-type="float">
            <text:p>2.506558</text:p>
          </table:table-cell>
          <table:table-cell/>
          <table:table-cell office:value-type="float" office:value="7.26" calcext:value-type="float">
            <text:p>7.26</text:p>
          </table:table-cell>
          <table:table-cell office:value-type="float" office:value="1.980862" calcext:value-type="float">
            <text:p>1.98E+00</text:p>
          </table:table-cell>
          <table:table-cell/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2.504721" calcext:value-type="float">
            <text:p>2.504721</text:p>
          </table:table-cell>
          <table:table-cell/>
          <table:table-cell office:value-type="float" office:value="7.27" calcext:value-type="float">
            <text:p>7.27</text:p>
          </table:table-cell>
          <table:table-cell office:value-type="float" office:value="1.959722" calcext:value-type="float">
            <text:p>1.96E+00</text:p>
          </table:table-cell>
          <table:table-cell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.507967" calcext:value-type="float">
            <text:p>2.507967</text:p>
          </table:table-cell>
          <table:table-cell/>
          <table:table-cell office:value-type="float" office:value="7.28" calcext:value-type="float">
            <text:p>7.28</text:p>
          </table:table-cell>
          <table:table-cell office:value-type="float" office:value="1.938582" calcext:value-type="float">
            <text:p>1.94E+00</text:p>
          </table:table-cell>
          <table:table-cell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2.487041" calcext:value-type="float">
            <text:p>2.487041</text:p>
          </table:table-cell>
          <table:table-cell/>
          <table:table-cell office:value-type="float" office:value="7.29" calcext:value-type="float">
            <text:p>7.29</text:p>
          </table:table-cell>
          <table:table-cell office:value-type="float" office:value="1.918711" calcext:value-type="float">
            <text:p>1.92E+00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434259" calcext:value-type="float">
            <text:p>2.43425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1.899867" calcext:value-type="float">
            <text:p>1.90E+00</text:p>
          </table:table-cell>
          <table:table-cell/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2.367227" calcext:value-type="float">
            <text:p>2.367227</text:p>
          </table:table-cell>
          <table:table-cell/>
          <table:table-cell office:value-type="float" office:value="7.31" calcext:value-type="float">
            <text:p>7.31</text:p>
          </table:table-cell>
          <table:table-cell office:value-type="float" office:value="1.881022" calcext:value-type="float">
            <text:p>1.88E+00</text:p>
          </table:table-cell>
          <table:table-cell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.302102" calcext:value-type="float">
            <text:p>2.302102</text:p>
          </table:table-cell>
          <table:table-cell/>
          <table:table-cell office:value-type="float" office:value="7.32" calcext:value-type="float">
            <text:p>7.32</text:p>
          </table:table-cell>
          <table:table-cell office:value-type="float" office:value="1.862178" calcext:value-type="float">
            <text:p>1.86E+00</text:p>
          </table:table-cell>
          <table:table-cell/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2.237799" calcext:value-type="float">
            <text:p>2.237799</text:p>
          </table:table-cell>
          <table:table-cell/>
          <table:table-cell office:value-type="float" office:value="7.33" calcext:value-type="float">
            <text:p>7.33</text:p>
          </table:table-cell>
          <table:table-cell office:value-type="float" office:value="1.843333" calcext:value-type="float">
            <text:p>1.84E+00</text:p>
          </table:table-cell>
          <table:table-cell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.152466" calcext:value-type="float">
            <text:p>2.152466</text:p>
          </table:table-cell>
          <table:table-cell/>
          <table:table-cell office:value-type="float" office:value="7.34" calcext:value-type="float">
            <text:p>7.34</text:p>
          </table:table-cell>
          <table:table-cell office:value-type="float" office:value="1.822403" calcext:value-type="float">
            <text:p>1.82E+00</text:p>
          </table:table-cell>
          <table:table-cell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2.029392" calcext:value-type="float">
            <text:p>2.029392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1.799789" calcext:value-type="float">
            <text:p>1.80E+00</text:p>
          </table:table-cell>
          <table:table-cell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1.947971" calcext:value-type="float">
            <text:p>1.947971</text:p>
          </table:table-cell>
          <table:table-cell/>
          <table:table-cell office:value-type="float" office:value="7.36" calcext:value-type="float">
            <text:p>7.36</text:p>
          </table:table-cell>
          <table:table-cell office:value-type="float" office:value="1.777176" calcext:value-type="float">
            <text:p>1.78E+00</text:p>
          </table:table-cell>
          <table:table-cell/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.935311" calcext:value-type="float">
            <text:p>1.935311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1.754562" calcext:value-type="float">
            <text:p>1.75E+00</text:p>
          </table:table-cell>
          <table:table-cell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1.943814" calcext:value-type="float">
            <text:p>1.943814</text:p>
          </table:table-cell>
          <table:table-cell/>
          <table:table-cell office:value-type="float" office:value="7.38" calcext:value-type="float">
            <text:p>7.38</text:p>
          </table:table-cell>
          <table:table-cell office:value-type="float" office:value="1.731948" calcext:value-type="float">
            <text:p>1.73E+00</text:p>
          </table:table-cell>
          <table:table-cell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1.897976" calcext:value-type="float">
            <text:p>1.897976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1.706089" calcext:value-type="float">
            <text:p>1.71E+00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790728" calcext:value-type="float">
            <text:p>1.790728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1.677612" calcext:value-type="float">
            <text:p>1.68E+00</text:p>
          </table:table-cell>
          <table:table-cell/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1.625528" calcext:value-type="float">
            <text:p>1.625528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1.649134" calcext:value-type="float">
            <text:p>1.65E+00</text:p>
          </table:table-cell>
          <table:table-cell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.232016" calcext:value-type="float">
            <text:p>1.232016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1.620657" calcext:value-type="float">
            <text:p>1.62E+00</text:p>
          </table:table-cell>
          <table:table-cell/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0.9220985" calcext:value-type="float">
            <text:p>0.9220985</text:p>
          </table:table-cell>
          <table:table-cell/>
          <table:table-cell office:value-type="float" office:value="7.43" calcext:value-type="float">
            <text:p>7.43</text:p>
          </table:table-cell>
          <table:table-cell office:value-type="float" office:value="1.592179" calcext:value-type="float">
            <text:p>1.59E+00</text:p>
          </table:table-cell>
          <table:table-cell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.8713314" calcext:value-type="float">
            <text:p>0.8713314</text:p>
          </table:table-cell>
          <table:table-cell/>
          <table:table-cell office:value-type="float" office:value="7.44" calcext:value-type="float">
            <text:p>7.44</text:p>
          </table:table-cell>
          <table:table-cell office:value-type="float" office:value="1.5561" calcext:value-type="float">
            <text:p>1.56E+00</text:p>
          </table:table-cell>
          <table:table-cell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9092502" calcext:value-type="float">
            <text:p>0.9092502</text:p>
          </table:table-cell>
          <table:table-cell/>
          <table:table-cell office:value-type="float" office:value="7.45" calcext:value-type="float">
            <text:p>7.45</text:p>
          </table:table-cell>
          <table:table-cell office:value-type="float" office:value="1.513883" calcext:value-type="float">
            <text:p>1.51E+00</text:p>
          </table:table-cell>
          <table:table-cell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9585373" calcext:value-type="float">
            <text:p>0.9585373</text:p>
          </table:table-cell>
          <table:table-cell/>
          <table:table-cell office:value-type="float" office:value="7.46" calcext:value-type="float">
            <text:p>7.46</text:p>
          </table:table-cell>
          <table:table-cell office:value-type="float" office:value="1.471666" calcext:value-type="float">
            <text:p>1.47E+00</text:p>
          </table:table-cell>
          <table:table-cell/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.02208" calcext:value-type="float">
            <text:p>1.02208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1.429449" calcext:value-type="float">
            <text:p>1.43E+00</text:p>
          </table:table-cell>
          <table:table-cell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.101065" calcext:value-type="float">
            <text:p>1.101065</text:p>
          </table:table-cell>
          <table:table-cell/>
          <table:table-cell office:value-type="float" office:value="7.48" calcext:value-type="float">
            <text:p>7.48</text:p>
          </table:table-cell>
          <table:table-cell office:value-type="float" office:value="1.387233" calcext:value-type="float">
            <text:p>1.39E+00</text:p>
          </table:table-cell>
          <table:table-cell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1.159428" calcext:value-type="float">
            <text:p>1.159428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.356065" calcext:value-type="float">
            <text:p>1.36E+00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164676" calcext:value-type="float">
            <text:p>1.16467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333817" calcext:value-type="float">
            <text:p>1.33E+00</text:p>
          </table:table-cell>
          <table:table-cell/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1.214152" calcext:value-type="float">
            <text:p>1.214152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float" office:value="1.311569" calcext:value-type="float">
            <text:p>1.31E+00</text:p>
          </table:table-cell>
          <table:table-cell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.399058" calcext:value-type="float">
            <text:p>1.399058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1.289322" calcext:value-type="float">
            <text:p>1.29E+00</text:p>
          </table:table-cell>
          <table:table-cell/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1.685005" calcext:value-type="float">
            <text:p>1.685005</text:p>
          </table:table-cell>
          <table:table-cell/>
          <table:table-cell office:value-type="float" office:value="7.53" calcext:value-type="float">
            <text:p>7.53</text:p>
          </table:table-cell>
          <table:table-cell office:value-type="float" office:value="1.267074" calcext:value-type="float">
            <text:p>1.27E+00</text:p>
          </table:table-cell>
          <table:table-cell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.784615" calcext:value-type="float">
            <text:p>1.784615</text:p>
          </table:table-cell>
          <table:table-cell/>
          <table:table-cell office:value-type="float" office:value="7.54" calcext:value-type="float">
            <text:p>7.54</text:p>
          </table:table-cell>
          <table:table-cell office:value-type="float" office:value="1.255684" calcext:value-type="float">
            <text:p>1.26E+00</text:p>
          </table:table-cell>
          <table:table-cell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1.739072" calcext:value-type="float">
            <text:p>1.739072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1.253061" calcext:value-type="float">
            <text:p>1.25E+00</text:p>
          </table:table-cell>
          <table:table-cell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693742" calcext:value-type="float">
            <text:p>1.693742</text:p>
          </table:table-cell>
          <table:table-cell/>
          <table:table-cell office:value-type="float" office:value="7.56" calcext:value-type="float">
            <text:p>7.56</text:p>
          </table:table-cell>
          <table:table-cell office:value-type="float" office:value="1.250437" calcext:value-type="float">
            <text:p>1.25E+00</text:p>
          </table:table-cell>
          <table:table-cell/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.632542" calcext:value-type="float">
            <text:p>1.632542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float" office:value="1.247813" calcext:value-type="float">
            <text:p>1.25E+00</text:p>
          </table:table-cell>
          <table:table-cell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1.563799" calcext:value-type="float">
            <text:p>1.563799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1.245189" calcext:value-type="float">
            <text:p>1.25E+00</text:p>
          </table:table-cell>
          <table:table-cell/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.512001" calcext:value-type="float">
            <text:p>1.512001</text:p>
          </table:table-cell>
          <table:table-cell/>
          <table:table-cell office:value-type="float" office:value="7.59" calcext:value-type="float">
            <text:p>7.59</text:p>
          </table:table-cell>
          <table:table-cell office:value-type="float" office:value="1.241592" calcext:value-type="float">
            <text:p>1.24E+00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490717" calcext:value-type="float">
            <text:p>1.490717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.237209" calcext:value-type="float">
            <text:p>1.24E+00</text:p>
          </table:table-cell>
          <table:table-cell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1.473472" calcext:value-type="float">
            <text:p>1.473472</text:p>
          </table:table-cell>
          <table:table-cell/>
          <table:table-cell office:value-type="float" office:value="7.61" calcext:value-type="float">
            <text:p>7.61</text:p>
          </table:table-cell>
          <table:table-cell office:value-type="float" office:value="1.232826" calcext:value-type="float">
            <text:p>1.23E+00</text:p>
          </table:table-cell>
          <table:table-cell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.41937" calcext:value-type="float">
            <text:p>1.41937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1.228443" calcext:value-type="float">
            <text:p>1.23E+00</text:p>
          </table:table-cell>
          <table:table-cell/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1.346615" calcext:value-type="float">
            <text:p>1.346615</text:p>
          </table:table-cell>
          <table:table-cell/>
          <table:table-cell office:value-type="float" office:value="7.63" calcext:value-type="float">
            <text:p>7.63</text:p>
          </table:table-cell>
          <table:table-cell office:value-type="float" office:value="1.22406" calcext:value-type="float">
            <text:p>1.22E+00</text:p>
          </table:table-cell>
          <table:table-cell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1.363177" calcext:value-type="float">
            <text:p>1.363177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1.218628" calcext:value-type="float">
            <text:p>1.22E+00</text:p>
          </table:table-cell>
          <table:table-cell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.445288" calcext:value-type="float">
            <text:p>1.445288</text:p>
          </table:table-cell>
          <table:table-cell/>
          <table:table-cell office:value-type="float" office:value="7.65" calcext:value-type="float">
            <text:p>7.65</text:p>
          </table:table-cell>
          <table:table-cell office:value-type="float" office:value="1.212348" calcext:value-type="float">
            <text:p>1.21E+00</text:p>
          </table:table-cell>
          <table:table-cell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1.552015" calcext:value-type="float">
            <text:p>1.552015</text:p>
          </table:table-cell>
          <table:table-cell/>
          <table:table-cell office:value-type="float" office:value="7.66" calcext:value-type="float">
            <text:p>7.66</text:p>
          </table:table-cell>
          <table:table-cell office:value-type="float" office:value="1.206069" calcext:value-type="float">
            <text:p>1.21E+00</text:p>
          </table:table-cell>
          <table:table-cell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.712332" calcext:value-type="float">
            <text:p>1.712332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1.19979" calcext:value-type="float">
            <text:p>1.20E+00</text:p>
          </table:table-cell>
          <table:table-cell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.862964" calcext:value-type="float">
            <text:p>1.862964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1.19351" calcext:value-type="float">
            <text:p>1.19E+00</text:p>
          </table:table-cell>
          <table:table-cell/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1.87374" calcext:value-type="float">
            <text:p>1.87374</text:p>
          </table:table-cell>
          <table:table-cell/>
          <table:table-cell office:value-type="float" office:value="7.69" calcext:value-type="float">
            <text:p>7.69</text:p>
          </table:table-cell>
          <table:table-cell office:value-type="float" office:value="1.189381" calcext:value-type="float">
            <text:p>1.19E+00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806265" calcext:value-type="float">
            <text:p>1.80626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1.186988" calcext:value-type="float">
            <text:p>1.19E+00</text:p>
          </table:table-cell>
          <table:table-cell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.72688" calcext:value-type="float">
            <text:p>1.72688</text:p>
          </table:table-cell>
          <table:table-cell/>
          <table:table-cell office:value-type="float" office:value="7.71" calcext:value-type="float">
            <text:p>7.71</text:p>
          </table:table-cell>
          <table:table-cell office:value-type="float" office:value="1.184595" calcext:value-type="float">
            <text:p>1.18E+00</text:p>
          </table:table-cell>
          <table:table-cell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.611376" calcext:value-type="float">
            <text:p>1.611376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1.182202" calcext:value-type="float">
            <text:p>1.18E+00</text:p>
          </table:table-cell>
          <table:table-cell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1.464434" calcext:value-type="float">
            <text:p>1.464434</text:p>
          </table:table-cell>
          <table:table-cell/>
          <table:table-cell office:value-type="float" office:value="7.73" calcext:value-type="float">
            <text:p>7.73</text:p>
          </table:table-cell>
          <table:table-cell office:value-type="float" office:value="1.179809" calcext:value-type="float">
            <text:p>1.18E+00</text:p>
          </table:table-cell>
          <table:table-cell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1.323174" calcext:value-type="float">
            <text:p>1.323174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float" office:value="1.168204" calcext:value-type="float">
            <text:p>1.17E+00</text:p>
          </table:table-cell>
          <table:table-cell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1.20064" calcext:value-type="float">
            <text:p>1.20064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1.149162" calcext:value-type="float">
            <text:p>1.15E+00</text:p>
          </table:table-cell>
          <table:table-cell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.103114" calcext:value-type="float">
            <text:p>1.103114</text:p>
          </table:table-cell>
          <table:table-cell/>
          <table:table-cell office:value-type="float" office:value="7.76" calcext:value-type="float">
            <text:p>7.76</text:p>
          </table:table-cell>
          <table:table-cell office:value-type="float" office:value="1.130121" calcext:value-type="float">
            <text:p>1.13E+00</text:p>
          </table:table-cell>
          <table:table-cell/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0.9998724" calcext:value-type="float">
            <text:p>0.9998724</text:p>
          </table:table-cell>
          <table:table-cell/>
          <table:table-cell office:value-type="float" office:value="7.77" calcext:value-type="float">
            <text:p>7.77</text:p>
          </table:table-cell>
          <table:table-cell office:value-type="float" office:value="1.111079" calcext:value-type="float">
            <text:p>1.11E+00</text:p>
          </table:table-cell>
          <table:table-cell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9053439" calcext:value-type="float">
            <text:p>0.9053439</text:p>
          </table:table-cell>
          <table:table-cell/>
          <table:table-cell office:value-type="float" office:value="7.78" calcext:value-type="float">
            <text:p>7.78</text:p>
          </table:table-cell>
          <table:table-cell office:value-type="float" office:value="1.092037" calcext:value-type="float">
            <text:p>1.09E+00</text:p>
          </table:table-cell>
          <table:table-cell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0.8641574" calcext:value-type="float">
            <text:p>0.8641574</text:p>
          </table:table-cell>
          <table:table-cell/>
          <table:table-cell office:value-type="float" office:value="7.79" calcext:value-type="float">
            <text:p>7.79</text:p>
          </table:table-cell>
          <table:table-cell office:value-type="float" office:value="1.069414" calcext:value-type="float">
            <text:p>1.07E+00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8514078" calcext:value-type="float">
            <text:p>0.851407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1.0439" calcext:value-type="float">
            <text:p>1.04E+00</text:p>
          </table:table-cell>
          <table:table-cell/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0.8430106" calcext:value-type="float">
            <text:p>0.8430106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float" office:value="1.018386" calcext:value-type="float">
            <text:p>1.02E+00</text:p>
          </table:table-cell>
          <table:table-cell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8310643" calcext:value-type="float">
            <text:p>0.8310643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0.9928716" calcext:value-type="float">
            <text:p>9.93E-01</text:p>
          </table:table-cell>
          <table:table-cell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0.8169591" calcext:value-type="float">
            <text:p>0.8169591</text:p>
          </table:table-cell>
          <table:table-cell/>
          <table:table-cell office:value-type="float" office:value="7.83" calcext:value-type="float">
            <text:p>7.83</text:p>
          </table:table-cell>
          <table:table-cell office:value-type="float" office:value="0.9673574" calcext:value-type="float">
            <text:p>9.67E-01</text:p>
          </table:table-cell>
          <table:table-cell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8162193" calcext:value-type="float">
            <text:p>0.8162193</text:p>
          </table:table-cell>
          <table:table-cell/>
          <table:table-cell office:value-type="float" office:value="7.84" calcext:value-type="float">
            <text:p>7.84</text:p>
          </table:table-cell>
          <table:table-cell office:value-type="float" office:value="0.9459834" calcext:value-type="float">
            <text:p>9.46E-01</text:p>
          </table:table-cell>
          <table:table-cell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8256962" calcext:value-type="float">
            <text:p>0.8256962</text:p>
          </table:table-cell>
          <table:table-cell/>
          <table:table-cell office:value-type="float" office:value="7.85" calcext:value-type="float">
            <text:p>7.85</text:p>
          </table:table-cell>
          <table:table-cell office:value-type="float" office:value="0.9279519" calcext:value-type="float">
            <text:p>9.28E-01</text:p>
          </table:table-cell>
          <table:table-cell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8364006" calcext:value-type="float">
            <text:p>0.8364006</text:p>
          </table:table-cell>
          <table:table-cell/>
          <table:table-cell office:value-type="float" office:value="7.86" calcext:value-type="float">
            <text:p>7.86</text:p>
          </table:table-cell>
          <table:table-cell office:value-type="float" office:value="0.9099204" calcext:value-type="float">
            <text:p>9.10E-01</text:p>
          </table:table-cell>
          <table:table-cell/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0.8494836" calcext:value-type="float">
            <text:p>0.8494836</text:p>
          </table:table-cell>
          <table:table-cell/>
          <table:table-cell office:value-type="float" office:value="7.87" calcext:value-type="float">
            <text:p>7.87</text:p>
          </table:table-cell>
          <table:table-cell office:value-type="float" office:value="0.8918889" calcext:value-type="float">
            <text:p>8.92E-01</text:p>
          </table:table-cell>
          <table:table-cell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8653075" calcext:value-type="float">
            <text:p>0.8653075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0.8738574" calcext:value-type="float">
            <text:p>8.74E-01</text:p>
          </table:table-cell>
          <table:table-cell/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8897012" calcext:value-type="float">
            <text:p>0.8897012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float" office:value="0.8628732" calcext:value-type="float">
            <text:p>8.63E-01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9203435" calcext:value-type="float">
            <text:p>0.920343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8575788" calcext:value-type="float">
            <text:p>8.58E-01</text:p>
          </table:table-cell>
          <table:table-cell/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0.9566138" calcext:value-type="float">
            <text:p>0.9566138</text:p>
          </table:table-cell>
          <table:table-cell/>
          <table:table-cell office:value-type="float" office:value="7.91" calcext:value-type="float">
            <text:p>7.91</text:p>
          </table:table-cell>
          <table:table-cell office:value-type="float" office:value="0.8522845" calcext:value-type="float">
            <text:p>8.52E-01</text:p>
          </table:table-cell>
          <table:table-cell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.019484" calcext:value-type="float">
            <text:p>1.019484</text:p>
          </table:table-cell>
          <table:table-cell/>
          <table:table-cell office:value-type="float" office:value="7.92" calcext:value-type="float">
            <text:p>7.92</text:p>
          </table:table-cell>
          <table:table-cell office:value-type="float" office:value="0.8469901" calcext:value-type="float">
            <text:p>8.47E-01</text:p>
          </table:table-cell>
          <table:table-cell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1.11456" calcext:value-type="float">
            <text:p>1.11456</text:p>
          </table:table-cell>
          <table:table-cell/>
          <table:table-cell office:value-type="float" office:value="7.93" calcext:value-type="float">
            <text:p>7.93</text:p>
          </table:table-cell>
          <table:table-cell office:value-type="float" office:value="0.8416957" calcext:value-type="float">
            <text:p>8.42E-01</text:p>
          </table:table-cell>
          <table:table-cell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1.195286" calcext:value-type="float">
            <text:p>1.195286</text:p>
          </table:table-cell>
          <table:table-cell/>
          <table:table-cell office:value-type="float" office:value="7.94" calcext:value-type="float">
            <text:p>7.94</text:p>
          </table:table-cell>
          <table:table-cell office:value-type="float" office:value="0.842035" calcext:value-type="float">
            <text:p>8.42E-01</text:p>
          </table:table-cell>
          <table:table-cell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1.252458" calcext:value-type="float">
            <text:p>1.252458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0.8469227" calcext:value-type="float">
            <text:p>8.47E-01</text:p>
          </table:table-cell>
          <table:table-cell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1.307811" calcext:value-type="float">
            <text:p>1.307811</text:p>
          </table:table-cell>
          <table:table-cell/>
          <table:table-cell office:value-type="float" office:value="7.96" calcext:value-type="float">
            <text:p>7.96</text:p>
          </table:table-cell>
          <table:table-cell office:value-type="float" office:value="0.8518105" calcext:value-type="float">
            <text:p>8.52E-01</text:p>
          </table:table-cell>
          <table:table-cell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.388529" calcext:value-type="float">
            <text:p>1.388529</text:p>
          </table:table-cell>
          <table:table-cell/>
          <table:table-cell office:value-type="float" office:value="7.97" calcext:value-type="float">
            <text:p>7.97</text:p>
          </table:table-cell>
          <table:table-cell office:value-type="float" office:value="0.8566982" calcext:value-type="float">
            <text:p>8.57E-01</text:p>
          </table:table-cell>
          <table:table-cell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1.489325" calcext:value-type="float">
            <text:p>1.489325</text:p>
          </table:table-cell>
          <table:table-cell/>
          <table:table-cell office:value-type="float" office:value="7.98" calcext:value-type="float">
            <text:p>7.98</text:p>
          </table:table-cell>
          <table:table-cell office:value-type="float" office:value="0.861586" calcext:value-type="float">
            <text:p>8.62E-01</text:p>
          </table:table-cell>
          <table:table-cell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.452966" calcext:value-type="float">
            <text:p>1.452966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0.8661089" calcext:value-type="float">
            <text:p>8.66E-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13754" calcext:value-type="float">
            <text:p>1.3137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703372" calcext:value-type="float">
            <text:p>8.70E-01</text:p>
          </table:table-cell>
          <table:table-cell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1.196549" calcext:value-type="float">
            <text:p>1.196549</text:p>
          </table:table-cell>
          <table:table-cell/>
          <table:table-cell office:value-type="float" office:value="8.01" calcext:value-type="float">
            <text:p>8.01</text:p>
          </table:table-cell>
          <table:table-cell office:value-type="float" office:value="0.8745654" calcext:value-type="float">
            <text:p>8.75E-01</text:p>
          </table:table-cell>
          <table:table-cell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.05731" calcext:value-type="float">
            <text:p>1.05731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0.8787937" calcext:value-type="float">
            <text:p>8.79E-01</text:p>
          </table:table-cell>
          <table:table-cell/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0.930035" calcext:value-type="float">
            <text:p>0.930035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0.883022" calcext:value-type="float">
            <text:p>8.83E-01</text:p>
          </table:table-cell>
          <table:table-cell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8993046" calcext:value-type="float">
            <text:p>0.8993046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0.8814873" calcext:value-type="float">
            <text:p>8.81E-01</text:p>
          </table:table-cell>
          <table:table-cell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9191198" calcext:value-type="float">
            <text:p>0.9191198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0.8752997" calcext:value-type="float">
            <text:p>8.75E-01</text:p>
          </table:table-cell>
          <table:table-cell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9389664" calcext:value-type="float">
            <text:p>0.9389664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0.869112" calcext:value-type="float">
            <text:p>8.69E-01</text:p>
          </table:table-cell>
          <table:table-cell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0.9672299" calcext:value-type="float">
            <text:p>0.9672299</text:p>
          </table:table-cell>
          <table:table-cell/>
          <table:table-cell office:value-type="float" office:value="8.07" calcext:value-type="float">
            <text:p>8.07</text:p>
          </table:table-cell>
          <table:table-cell office:value-type="float" office:value="0.8629244" calcext:value-type="float">
            <text:p>8.63E-01</text:p>
          </table:table-cell>
          <table:table-cell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1.005342" calcext:value-type="float">
            <text:p>1.005342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0.8567368" calcext:value-type="float">
            <text:p>8.57E-01</text:p>
          </table:table-cell>
          <table:table-cell/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1.020553" calcext:value-type="float">
            <text:p>1.020553</text:p>
          </table:table-cell>
          <table:table-cell/>
          <table:table-cell office:value-type="float" office:value="8.09" calcext:value-type="float">
            <text:p>8.09</text:p>
          </table:table-cell>
          <table:table-cell office:value-type="float" office:value="0.8528014" calcext:value-type="float">
            <text:p>8.53E-01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015468" calcext:value-type="float">
            <text:p>1.015468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8506842" calcext:value-type="float">
            <text:p>8.51E-01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1.011441" calcext:value-type="float">
            <text:p>1.011441</text:p>
          </table:table-cell>
          <table:table-cell/>
          <table:table-cell office:value-type="float" office:value="8.11" calcext:value-type="float">
            <text:p>8.11</text:p>
          </table:table-cell>
          <table:table-cell office:value-type="float" office:value="0.8485671" calcext:value-type="float">
            <text:p>8.49E-01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.005303" calcext:value-type="float">
            <text:p>1.005303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float" office:value="0.84645" calcext:value-type="float">
            <text:p>8.46E-01</text:p>
          </table:table-cell>
          <table:table-cell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0.9973679" calcext:value-type="float">
            <text:p>0.9973679</text:p>
          </table:table-cell>
          <table:table-cell/>
          <table:table-cell office:value-type="float" office:value="8.13" calcext:value-type="float">
            <text:p>8.13</text:p>
          </table:table-cell>
          <table:table-cell office:value-type="float" office:value="0.8443328" calcext:value-type="float">
            <text:p>8.44E-01</text:p>
          </table:table-cell>
          <table:table-cell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9928921" calcext:value-type="float">
            <text:p>0.9928921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0.8428737" calcext:value-type="float">
            <text:p>8.43E-01</text:p>
          </table:table-cell>
          <table:table-cell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0.9918996" calcext:value-type="float">
            <text:p>0.9918996</text:p>
          </table:table-cell>
          <table:table-cell/>
          <table:table-cell office:value-type="float" office:value="8.15" calcext:value-type="float">
            <text:p>8.15</text:p>
          </table:table-cell>
          <table:table-cell office:value-type="float" office:value="0.8419457" calcext:value-type="float">
            <text:p>8.42E-01</text:p>
          </table:table-cell>
          <table:table-cell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9917743" calcext:value-type="float">
            <text:p>0.9917743</text:p>
          </table:table-cell>
          <table:table-cell/>
          <table:table-cell office:value-type="float" office:value="8.16" calcext:value-type="float">
            <text:p>8.16</text:p>
          </table:table-cell>
          <table:table-cell office:value-type="float" office:value="0.8410178" calcext:value-type="float">
            <text:p>8.41E-01</text:p>
          </table:table-cell>
          <table:table-cell/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0.9897018" calcext:value-type="float">
            <text:p>0.9897018</text:p>
          </table:table-cell>
          <table:table-cell/>
          <table:table-cell office:value-type="float" office:value="8.17" calcext:value-type="float">
            <text:p>8.17</text:p>
          </table:table-cell>
          <table:table-cell office:value-type="float" office:value="0.8400899" calcext:value-type="float">
            <text:p>8.40E-01</text:p>
          </table:table-cell>
          <table:table-cell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.9859997" calcext:value-type="float">
            <text:p>0.9859997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0.8391619" calcext:value-type="float">
            <text:p>8.39E-01</text:p>
          </table:table-cell>
          <table:table-cell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0.967574" calcext:value-type="float">
            <text:p>0.967574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0.8391576" calcext:value-type="float">
            <text:p>8.39E-01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9609322" calcext:value-type="float">
            <text:p>0.960932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8398989" calcext:value-type="float">
            <text:p>8.40E-01</text:p>
          </table:table-cell>
          <table:table-cell/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0.9777274" calcext:value-type="float">
            <text:p>0.9777274</text:p>
          </table:table-cell>
          <table:table-cell/>
          <table:table-cell office:value-type="float" office:value="8.21" calcext:value-type="float">
            <text:p>8.21</text:p>
          </table:table-cell>
          <table:table-cell office:value-type="float" office:value="0.8406402" calcext:value-type="float">
            <text:p>8.41E-01</text:p>
          </table:table-cell>
          <table:table-cell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971113" calcext:value-type="float">
            <text:p>0.971113</text:p>
          </table:table-cell>
          <table:table-cell/>
          <table:table-cell office:value-type="float" office:value="8.22" calcext:value-type="float">
            <text:p>8.22</text:p>
          </table:table-cell>
          <table:table-cell office:value-type="float" office:value="0.8413815" calcext:value-type="float">
            <text:p>8.41E-01</text:p>
          </table:table-cell>
          <table:table-cell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9523411" calcext:value-type="float">
            <text:p>0.9523411</text:p>
          </table:table-cell>
          <table:table-cell/>
          <table:table-cell office:value-type="float" office:value="8.23" calcext:value-type="float">
            <text:p>8.23</text:p>
          </table:table-cell>
          <table:table-cell office:value-type="float" office:value="0.8421228" calcext:value-type="float">
            <text:p>8.42E-01</text:p>
          </table:table-cell>
          <table:table-cell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9771829" calcext:value-type="float">
            <text:p>0.9771829</text:p>
          </table:table-cell>
          <table:table-cell/>
          <table:table-cell office:value-type="float" office:value="8.24" calcext:value-type="float">
            <text:p>8.24</text:p>
          </table:table-cell>
          <table:table-cell office:value-type="float" office:value="0.8441389" calcext:value-type="float">
            <text:p>8.44E-01</text:p>
          </table:table-cell>
          <table:table-cell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1.029394" calcext:value-type="float">
            <text:p>1.029394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0.8471843" calcext:value-type="float">
            <text:p>8.47E-01</text:p>
          </table:table-cell>
          <table:table-cell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1.094793" calcext:value-type="float">
            <text:p>1.094793</text:p>
          </table:table-cell>
          <table:table-cell/>
          <table:table-cell office:value-type="float" office:value="8.26" calcext:value-type="float">
            <text:p>8.26</text:p>
          </table:table-cell>
          <table:table-cell office:value-type="float" office:value="0.8502297" calcext:value-type="float">
            <text:p>8.50E-01</text:p>
          </table:table-cell>
          <table:table-cell/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.206963" calcext:value-type="float">
            <text:p>1.206963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0.8532751" calcext:value-type="float">
            <text:p>8.53E-01</text:p>
          </table:table-cell>
          <table:table-cell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.359323" calcext:value-type="float">
            <text:p>1.359323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0.8563205" calcext:value-type="float">
            <text:p>8.56E-01</text:p>
          </table:table-cell>
          <table:table-cell/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1.625781" calcext:value-type="float">
            <text:p>1.625781</text:p>
          </table:table-cell>
          <table:table-cell/>
          <table:table-cell office:value-type="float" office:value="8.29" calcext:value-type="float">
            <text:p>8.29</text:p>
          </table:table-cell>
          <table:table-cell office:value-type="float" office:value="0.866238" calcext:value-type="float">
            <text:p>8.66E-01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830299" calcext:value-type="float">
            <text:p>1.83029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8817039" calcext:value-type="float">
            <text:p>8.82E-01</text:p>
          </table:table-cell>
          <table:table-cell/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1.831801" calcext:value-type="float">
            <text:p>1.831801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0.8971698" calcext:value-type="float">
            <text:p>8.97E-01</text:p>
          </table:table-cell>
          <table:table-cell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.826537" calcext:value-type="float">
            <text:p>1.826537</text:p>
          </table:table-cell>
          <table:table-cell/>
          <table:table-cell office:value-type="float" office:value="8.32" calcext:value-type="float">
            <text:p>8.32</text:p>
          </table:table-cell>
          <table:table-cell office:value-type="float" office:value="0.9126357" calcext:value-type="float">
            <text:p>9.13E-01</text:p>
          </table:table-cell>
          <table:table-cell/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1.864452" calcext:value-type="float">
            <text:p>1.864452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0.9281016" calcext:value-type="float">
            <text:p>9.28E-01</text:p>
          </table:table-cell>
          <table:table-cell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.954467" calcext:value-type="float">
            <text:p>1.954467</text:p>
          </table:table-cell>
          <table:table-cell/>
          <table:table-cell office:value-type="float" office:value="8.34" calcext:value-type="float">
            <text:p>8.34</text:p>
          </table:table-cell>
          <table:table-cell office:value-type="float" office:value="0.9468446" calcext:value-type="float">
            <text:p>9.47E-01</text:p>
          </table:table-cell>
          <table:table-cell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1.92377" calcext:value-type="float">
            <text:p>1.92377</text:p>
          </table:table-cell>
          <table:table-cell/>
          <table:table-cell office:value-type="float" office:value="8.35" calcext:value-type="float">
            <text:p>8.35</text:p>
          </table:table-cell>
          <table:table-cell office:value-type="float" office:value="0.9682334" calcext:value-type="float">
            <text:p>9.68E-01</text:p>
          </table:table-cell>
          <table:table-cell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.910586" calcext:value-type="float">
            <text:p>1.910586</text:p>
          </table:table-cell>
          <table:table-cell/>
          <table:table-cell office:value-type="float" office:value="8.36" calcext:value-type="float">
            <text:p>8.36</text:p>
          </table:table-cell>
          <table:table-cell office:value-type="float" office:value="0.9896223" calcext:value-type="float">
            <text:p>9.90E-01</text:p>
          </table:table-cell>
          <table:table-cell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2.066601" calcext:value-type="float">
            <text:p>2.066601</text:p>
          </table:table-cell>
          <table:table-cell/>
          <table:table-cell office:value-type="float" office:value="8.37" calcext:value-type="float">
            <text:p>8.37</text:p>
          </table:table-cell>
          <table:table-cell office:value-type="float" office:value="1.011011" calcext:value-type="float">
            <text:p>1.01E+00</text:p>
          </table:table-cell>
          <table:table-cell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2.41115" calcext:value-type="float">
            <text:p>2.41115</text:p>
          </table:table-cell>
          <table:table-cell/>
          <table:table-cell office:value-type="float" office:value="8.38" calcext:value-type="float">
            <text:p>8.38</text:p>
          </table:table-cell>
          <table:table-cell office:value-type="float" office:value="1.0324" calcext:value-type="float">
            <text:p>1.03E+00</text:p>
          </table:table-cell>
          <table:table-cell/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2.616122" calcext:value-type="float">
            <text:p>2.616122</text:p>
          </table:table-cell>
          <table:table-cell/>
          <table:table-cell office:value-type="float" office:value="8.39" calcext:value-type="float">
            <text:p>8.39</text:p>
          </table:table-cell>
          <table:table-cell office:value-type="float" office:value="1.083843" calcext:value-type="float">
            <text:p>1.08E+00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.680051" calcext:value-type="float">
            <text:p>2.680051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1.15955" calcext:value-type="float">
            <text:p>1.16E+00</text:p>
          </table:table-cell>
          <table:table-cell/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2.721392" calcext:value-type="float">
            <text:p>2.721392</text:p>
          </table:table-cell>
          <table:table-cell/>
          <table:table-cell office:value-type="float" office:value="8.41" calcext:value-type="float">
            <text:p>8.41</text:p>
          </table:table-cell>
          <table:table-cell office:value-type="float" office:value="1.235257" calcext:value-type="float">
            <text:p>1.24E+00</text:p>
          </table:table-cell>
          <table:table-cell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2.768729" calcext:value-type="float">
            <text:p>2.768729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1.310964" calcext:value-type="float">
            <text:p>1.31E+00</text:p>
          </table:table-cell>
          <table:table-cell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2.809399" calcext:value-type="float">
            <text:p>2.809399</text:p>
          </table:table-cell>
          <table:table-cell/>
          <table:table-cell office:value-type="float" office:value="8.43" calcext:value-type="float">
            <text:p>8.43</text:p>
          </table:table-cell>
          <table:table-cell office:value-type="float" office:value="1.386672" calcext:value-type="float">
            <text:p>1.39E+00</text:p>
          </table:table-cell>
          <table:table-cell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.838499" calcext:value-type="float">
            <text:p>2.838499</text:p>
          </table:table-cell>
          <table:table-cell/>
          <table:table-cell office:value-type="float" office:value="8.44" calcext:value-type="float">
            <text:p>8.44</text:p>
          </table:table-cell>
          <table:table-cell office:value-type="float" office:value="1.461486" calcext:value-type="float">
            <text:p>1.46E+00</text:p>
          </table:table-cell>
          <table:table-cell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2.8418" calcext:value-type="float">
            <text:p>2.8418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1.535579" calcext:value-type="float">
            <text:p>1.54E+00</text:p>
          </table:table-cell>
          <table:table-cell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2.834131" calcext:value-type="float">
            <text:p>2.834131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1.609672" calcext:value-type="float">
            <text:p>1.61E+00</text:p>
          </table:table-cell>
          <table:table-cell/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2.8308" calcext:value-type="float">
            <text:p>2.8308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1.683765" calcext:value-type="float">
            <text:p>1.68E+00</text:p>
          </table:table-cell>
          <table:table-cell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2.827025" calcext:value-type="float">
            <text:p>2.827025</text:p>
          </table:table-cell>
          <table:table-cell/>
          <table:table-cell office:value-type="float" office:value="8.48" calcext:value-type="float">
            <text:p>8.48</text:p>
          </table:table-cell>
          <table:table-cell office:value-type="float" office:value="1.757859" calcext:value-type="float">
            <text:p>1.76E+00</text:p>
          </table:table-cell>
          <table:table-cell/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2.850119" calcext:value-type="float">
            <text:p>2.850119</text:p>
          </table:table-cell>
          <table:table-cell/>
          <table:table-cell office:value-type="float" office:value="8.49" calcext:value-type="float">
            <text:p>8.49</text:p>
          </table:table-cell>
          <table:table-cell office:value-type="float" office:value="1.819956" calcext:value-type="float">
            <text:p>1.82E+00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.856283" calcext:value-type="float">
            <text:p>2.85628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.872369" calcext:value-type="float">
            <text:p>1.87E+00</text:p>
          </table:table-cell>
          <table:table-cell/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2.844316" calcext:value-type="float">
            <text:p>2.844316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1.924782" calcext:value-type="float">
            <text:p>1.92E+00</text:p>
          </table:table-cell>
          <table:table-cell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2.837492" calcext:value-type="float">
            <text:p>2.837492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1.977195" calcext:value-type="float">
            <text:p>1.98E+00</text:p>
          </table:table-cell>
          <table:table-cell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2.828354" calcext:value-type="float">
            <text:p>2.828354</text:p>
          </table:table-cell>
          <table:table-cell/>
          <table:table-cell office:value-type="float" office:value="8.53" calcext:value-type="float">
            <text:p>8.53</text:p>
          </table:table-cell>
          <table:table-cell office:value-type="float" office:value="2.029608" calcext:value-type="float">
            <text:p>2.03E+00</text:p>
          </table:table-cell>
          <table:table-cell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2.809285" calcext:value-type="float">
            <text:p>2.809285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2.066553" calcext:value-type="float">
            <text:p>2.07E+00</text:p>
          </table:table-cell>
          <table:table-cell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2.794368" calcext:value-type="float">
            <text:p>2.794368</text:p>
          </table:table-cell>
          <table:table-cell/>
          <table:table-cell office:value-type="float" office:value="8.55" calcext:value-type="float">
            <text:p>8.55</text:p>
          </table:table-cell>
          <table:table-cell office:value-type="float" office:value="2.091011" calcext:value-type="float">
            <text:p>2.09E+00</text:p>
          </table:table-cell>
          <table:table-cell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2.778582" calcext:value-type="float">
            <text:p>2.778582</text:p>
          </table:table-cell>
          <table:table-cell/>
          <table:table-cell office:value-type="float" office:value="8.56" calcext:value-type="float">
            <text:p>8.56</text:p>
          </table:table-cell>
          <table:table-cell office:value-type="float" office:value="2.115469" calcext:value-type="float">
            <text:p>2.12E+00</text:p>
          </table:table-cell>
          <table:table-cell/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2.746307" calcext:value-type="float">
            <text:p>2.746307</text:p>
          </table:table-cell>
          <table:table-cell/>
          <table:table-cell office:value-type="float" office:value="8.57" calcext:value-type="float">
            <text:p>8.57</text:p>
          </table:table-cell>
          <table:table-cell office:value-type="float" office:value="2.139927" calcext:value-type="float">
            <text:p>2.14E+00</text:p>
          </table:table-cell>
          <table:table-cell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.674545" calcext:value-type="float">
            <text:p>2.674545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2.164385" calcext:value-type="float">
            <text:p>2.16E+00</text:p>
          </table:table-cell>
          <table:table-cell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2.590353" calcext:value-type="float">
            <text:p>2.590353</text:p>
          </table:table-cell>
          <table:table-cell/>
          <table:table-cell office:value-type="float" office:value="8.59" calcext:value-type="float">
            <text:p>8.59</text:p>
          </table:table-cell>
          <table:table-cell office:value-type="float" office:value="2.16583" calcext:value-type="float">
            <text:p>2.17E+00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510524" calcext:value-type="float">
            <text:p>2.51052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2.148695" calcext:value-type="float">
            <text:p>2.15E+00</text:p>
          </table:table-cell>
          <table:table-cell/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2.406873" calcext:value-type="float">
            <text:p>2.406873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2.131561" calcext:value-type="float">
            <text:p>2.13E+00</text:p>
          </table:table-cell>
          <table:table-cell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2.302962" calcext:value-type="float">
            <text:p>2.302962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2.114426" calcext:value-type="float">
            <text:p>2.11E+00</text:p>
          </table:table-cell>
          <table:table-cell/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2.203501" calcext:value-type="float">
            <text:p>2.203501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2.097292" calcext:value-type="float">
            <text:p>2.10E+00</text:p>
          </table:table-cell>
          <table:table-cell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2.101209" calcext:value-type="float">
            <text:p>2.101209</text:p>
          </table:table-cell>
          <table:table-cell/>
          <table:table-cell office:value-type="float" office:value="8.64" calcext:value-type="float">
            <text:p>8.64</text:p>
          </table:table-cell>
          <table:table-cell office:value-type="float" office:value="2.070942" calcext:value-type="float">
            <text:p>2.07E+00</text:p>
          </table:table-cell>
          <table:table-cell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2.012393" calcext:value-type="float">
            <text:p>2.012393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2.037153" calcext:value-type="float">
            <text:p>2.04E+00</text:p>
          </table:table-cell>
          <table:table-cell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1.920207" calcext:value-type="float">
            <text:p>1.920207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2.003364" calcext:value-type="float">
            <text:p>2.00E+00</text:p>
          </table:table-cell>
          <table:table-cell/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1.798545" calcext:value-type="float">
            <text:p>1.798545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1.969576" calcext:value-type="float">
            <text:p>1.97E+00</text:p>
          </table:table-cell>
          <table:table-cell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1.667817" calcext:value-type="float">
            <text:p>1.667817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1.935787" calcext:value-type="float">
            <text:p>1.94E+00</text:p>
          </table:table-cell>
          <table:table-cell/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1.597487" calcext:value-type="float">
            <text:p>1.597487</text:p>
          </table:table-cell>
          <table:table-cell/>
          <table:table-cell office:value-type="float" office:value="8.69" calcext:value-type="float">
            <text:p>8.69</text:p>
          </table:table-cell>
          <table:table-cell office:value-type="float" office:value="1.896295" calcext:value-type="float">
            <text:p>1.90E+00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575238" calcext:value-type="float">
            <text:p>1.57523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1.8522" calcext:value-type="float">
            <text:p>1.85E+00</text:p>
          </table:table-cell>
          <table:table-cell/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1.556125" calcext:value-type="float">
            <text:p>1.556125</text:p>
          </table:table-cell>
          <table:table-cell/>
          <table:table-cell office:value-type="float" office:value="8.71" calcext:value-type="float">
            <text:p>8.71</text:p>
          </table:table-cell>
          <table:table-cell office:value-type="float" office:value="1.808105" calcext:value-type="float">
            <text:p>1.81E+00</text:p>
          </table:table-cell>
          <table:table-cell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542996" calcext:value-type="float">
            <text:p>1.542996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1.76401" calcext:value-type="float">
            <text:p>1.76E+00</text:p>
          </table:table-cell>
          <table:table-cell/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1.534475" calcext:value-type="float">
            <text:p>1.534475</text:p>
          </table:table-cell>
          <table:table-cell/>
          <table:table-cell office:value-type="float" office:value="8.73" calcext:value-type="float">
            <text:p>8.73</text:p>
          </table:table-cell>
          <table:table-cell office:value-type="float" office:value="1.719914" calcext:value-type="float">
            <text:p>1.72E+00</text:p>
          </table:table-cell>
          <table:table-cell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1.530174" calcext:value-type="float">
            <text:p>1.530174</text:p>
          </table:table-cell>
          <table:table-cell/>
          <table:table-cell office:value-type="float" office:value="8.74" calcext:value-type="float">
            <text:p>8.74</text:p>
          </table:table-cell>
          <table:table-cell office:value-type="float" office:value="1.675552" calcext:value-type="float">
            <text:p>1.68E+00</text:p>
          </table:table-cell>
          <table:table-cell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1.528535" calcext:value-type="float">
            <text:p>1.528535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1.630973" calcext:value-type="float">
            <text:p>1.63E+00</text:p>
          </table:table-cell>
          <table:table-cell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523111" calcext:value-type="float">
            <text:p>1.523111</text:p>
          </table:table-cell>
          <table:table-cell/>
          <table:table-cell office:value-type="float" office:value="8.76" calcext:value-type="float">
            <text:p>8.76</text:p>
          </table:table-cell>
          <table:table-cell office:value-type="float" office:value="1.586394" calcext:value-type="float">
            <text:p>1.59E+00</text:p>
          </table:table-cell>
          <table:table-cell/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.519511" calcext:value-type="float">
            <text:p>1.519511</text:p>
          </table:table-cell>
          <table:table-cell/>
          <table:table-cell office:value-type="float" office:value="8.77" calcext:value-type="float">
            <text:p>8.77</text:p>
          </table:table-cell>
          <table:table-cell office:value-type="float" office:value="1.541815" calcext:value-type="float">
            <text:p>1.54E+00</text:p>
          </table:table-cell>
          <table:table-cell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1.515709" calcext:value-type="float">
            <text:p>1.515709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1.497237" calcext:value-type="float">
            <text:p>1.50E+00</text:p>
          </table:table-cell>
          <table:table-cell/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.427506" calcext:value-type="float">
            <text:p>1.427506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1.45312" calcext:value-type="float">
            <text:p>1.45E+00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280439" calcext:value-type="float">
            <text:p>1.280439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1.409376" calcext:value-type="float">
            <text:p>1.41E+00</text:p>
          </table:table-cell>
          <table:table-cell/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1.156702" calcext:value-type="float">
            <text:p>1.156702</text:p>
          </table:table-cell>
          <table:table-cell/>
          <table:table-cell office:value-type="float" office:value="8.81" calcext:value-type="float">
            <text:p>8.81</text:p>
          </table:table-cell>
          <table:table-cell office:value-type="float" office:value="1.365632" calcext:value-type="float">
            <text:p>1.37E+00</text:p>
          </table:table-cell>
          <table:table-cell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.017831" calcext:value-type="float">
            <text:p>1.017831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1.321888" calcext:value-type="float">
            <text:p>1.32E+00</text:p>
          </table:table-cell>
          <table:table-cell/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0.8875575" calcext:value-type="float">
            <text:p>0.8875575</text:p>
          </table:table-cell>
          <table:table-cell/>
          <table:table-cell office:value-type="float" office:value="8.83" calcext:value-type="float">
            <text:p>8.83</text:p>
          </table:table-cell>
          <table:table-cell office:value-type="float" office:value="1.278144" calcext:value-type="float">
            <text:p>1.28E+00</text:p>
          </table:table-cell>
          <table:table-cell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8254061" calcext:value-type="float">
            <text:p>0.8254061</text:p>
          </table:table-cell>
          <table:table-cell/>
          <table:table-cell office:value-type="float" office:value="8.84" calcext:value-type="float">
            <text:p>8.84</text:p>
          </table:table-cell>
          <table:table-cell office:value-type="float" office:value="1.234152" calcext:value-type="float">
            <text:p>1.23E+00</text:p>
          </table:table-cell>
          <table:table-cell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8094588" calcext:value-type="float">
            <text:p>0.8094588</text:p>
          </table:table-cell>
          <table:table-cell/>
          <table:table-cell office:value-type="float" office:value="8.85" calcext:value-type="float">
            <text:p>8.85</text:p>
          </table:table-cell>
          <table:table-cell office:value-type="float" office:value="1.189962" calcext:value-type="float">
            <text:p>1.19E+00</text:p>
          </table:table-cell>
          <table:table-cell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8003356" calcext:value-type="float">
            <text:p>0.8003356</text:p>
          </table:table-cell>
          <table:table-cell/>
          <table:table-cell office:value-type="float" office:value="8.86" calcext:value-type="float">
            <text:p>8.86</text:p>
          </table:table-cell>
          <table:table-cell office:value-type="float" office:value="1.145771" calcext:value-type="float">
            <text:p>1.15E+00</text:p>
          </table:table-cell>
          <table:table-cell/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783746" calcext:value-type="float">
            <text:p>0.783746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1.101581" calcext:value-type="float">
            <text:p>1.10E+00</text:p>
          </table:table-cell>
          <table:table-cell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76675" calcext:value-type="float">
            <text:p>0.76675</text:p>
          </table:table-cell>
          <table:table-cell/>
          <table:table-cell office:value-type="float" office:value="8.88" calcext:value-type="float">
            <text:p>8.88</text:p>
          </table:table-cell>
          <table:table-cell office:value-type="float" office:value="1.05739" calcext:value-type="float">
            <text:p>1.06E+00</text:p>
          </table:table-cell>
          <table:table-cell/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7646319" calcext:value-type="float">
            <text:p>0.7646319</text:p>
          </table:table-cell>
          <table:table-cell/>
          <table:table-cell office:value-type="float" office:value="8.89" calcext:value-type="float">
            <text:p>8.89</text:p>
          </table:table-cell>
          <table:table-cell office:value-type="float" office:value="1.018466" calcext:value-type="float">
            <text:p>1.02E+00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7708627" calcext:value-type="float">
            <text:p>0.7708627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9837934" calcext:value-type="float">
            <text:p>9.84E-01</text:p>
          </table:table-cell>
          <table:table-cell/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7767652" calcext:value-type="float">
            <text:p>0.7767652</text:p>
          </table:table-cell>
          <table:table-cell/>
          <table:table-cell office:value-type="float" office:value="8.91" calcext:value-type="float">
            <text:p>8.91</text:p>
          </table:table-cell>
          <table:table-cell office:value-type="float" office:value="0.9491208" calcext:value-type="float">
            <text:p>9.49E-01</text:p>
          </table:table-cell>
          <table:table-cell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7832736" calcext:value-type="float">
            <text:p>0.7832736</text:p>
          </table:table-cell>
          <table:table-cell/>
          <table:table-cell office:value-type="float" office:value="8.92" calcext:value-type="float">
            <text:p>8.92</text:p>
          </table:table-cell>
          <table:table-cell office:value-type="float" office:value="0.9144482" calcext:value-type="float">
            <text:p>9.14E-01</text:p>
          </table:table-cell>
          <table:table-cell/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0.7907008" calcext:value-type="float">
            <text:p>0.7907008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0.8797757" calcext:value-type="float">
            <text:p>8.80E-01</text:p>
          </table:table-cell>
          <table:table-cell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7986994" calcext:value-type="float">
            <text:p>0.7986994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0.8543984" calcext:value-type="float">
            <text:p>8.54E-01</text:p>
          </table:table-cell>
          <table:table-cell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8071478" calcext:value-type="float">
            <text:p>0.8071478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0.836526" calcext:value-type="float">
            <text:p>8.37E-01</text:p>
          </table:table-cell>
          <table:table-cell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8161396" calcext:value-type="float">
            <text:p>0.8161396</text:p>
          </table:table-cell>
          <table:table-cell/>
          <table:table-cell office:value-type="float" office:value="8.96" calcext:value-type="float">
            <text:p>8.96</text:p>
          </table:table-cell>
          <table:table-cell office:value-type="float" office:value="0.8186535" calcext:value-type="float">
            <text:p>8.19E-01</text:p>
          </table:table-cell>
          <table:table-cell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8276715" calcext:value-type="float">
            <text:p>0.8276715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0.800781" calcext:value-type="float">
            <text:p>8.01E-01</text:p>
          </table:table-cell>
          <table:table-cell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8422491" calcext:value-type="float">
            <text:p>0.8422491</text:p>
          </table:table-cell>
          <table:table-cell/>
          <table:table-cell office:value-type="float" office:value="8.98" calcext:value-type="float">
            <text:p>8.98</text:p>
          </table:table-cell>
          <table:table-cell office:value-type="float" office:value="0.7829085" calcext:value-type="float">
            <text:p>7.83E-01</text:p>
          </table:table-cell>
          <table:table-cell/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8511392" calcext:value-type="float">
            <text:p>0.8511392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0.772407" calcext:value-type="float">
            <text:p>7.72E-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70672" calcext:value-type="float">
            <text:p>0.85706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678564" calcext:value-type="float">
            <text:p>7.68E-01</text:p>
          </table:table-cell>
          <table:table-cell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8662355" calcext:value-type="float">
            <text:p>0.8662355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0.7633058" calcext:value-type="float">
            <text:p>7.63E-01</text:p>
          </table:table-cell>
          <table:table-cell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0.8732187" calcext:value-type="float">
            <text:p>0.8732187</text:p>
          </table:table-cell>
          <table:table-cell/>
          <table:table-cell office:value-type="float" office:value="9.02" calcext:value-type="float">
            <text:p>9.02</text:p>
          </table:table-cell>
          <table:table-cell office:value-type="float" office:value="0.7587553" calcext:value-type="float">
            <text:p>7.59E-01</text:p>
          </table:table-cell>
          <table:table-cell/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0.878786" calcext:value-type="float">
            <text:p>0.878786</text:p>
          </table:table-cell>
          <table:table-cell/>
          <table:table-cell office:value-type="float" office:value="9.03" calcext:value-type="float">
            <text:p>9.03</text:p>
          </table:table-cell>
          <table:table-cell office:value-type="float" office:value="0.7542047" calcext:value-type="float">
            <text:p>7.54E-01</text:p>
          </table:table-cell>
          <table:table-cell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.8961513" calcext:value-type="float">
            <text:p>0.8961513</text:p>
          </table:table-cell>
          <table:table-cell/>
          <table:table-cell office:value-type="float" office:value="9.04" calcext:value-type="float">
            <text:p>9.04</text:p>
          </table:table-cell>
          <table:table-cell office:value-type="float" office:value="0.7544219" calcext:value-type="float">
            <text:p>7.54E-01</text:p>
          </table:table-cell>
          <table:table-cell/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9243265" calcext:value-type="float">
            <text:p>0.9243265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0.7584882" calcext:value-type="float">
            <text:p>7.58E-01</text:p>
          </table:table-cell>
          <table:table-cell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0.958116" calcext:value-type="float">
            <text:p>0.958116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0.7625546" calcext:value-type="float">
            <text:p>7.63E-01</text:p>
          </table:table-cell>
          <table:table-cell/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.004406" calcext:value-type="float">
            <text:p>1.004406</text:p>
          </table:table-cell>
          <table:table-cell/>
          <table:table-cell office:value-type="float" office:value="9.07" calcext:value-type="float">
            <text:p>9.07</text:p>
          </table:table-cell>
          <table:table-cell office:value-type="float" office:value="0.766621" calcext:value-type="float">
            <text:p>7.67E-01</text:p>
          </table:table-cell>
          <table:table-cell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.064095" calcext:value-type="float">
            <text:p>1.064095</text:p>
          </table:table-cell>
          <table:table-cell/>
          <table:table-cell office:value-type="float" office:value="9.08" calcext:value-type="float">
            <text:p>9.08</text:p>
          </table:table-cell>
          <table:table-cell office:value-type="float" office:value="0.7706874" calcext:value-type="float">
            <text:p>7.71E-01</text:p>
          </table:table-cell>
          <table:table-cell/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.130293" calcext:value-type="float">
            <text:p>1.130293</text:p>
          </table:table-cell>
          <table:table-cell/>
          <table:table-cell office:value-type="float" office:value="9.09" calcext:value-type="float">
            <text:p>9.09</text:p>
          </table:table-cell>
          <table:table-cell office:value-type="float" office:value="0.7797726" calcext:value-type="float">
            <text:p>7.80E-01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225263" calcext:value-type="float">
            <text:p>1.225263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79291" calcext:value-type="float">
            <text:p>7.93E-01</text:p>
          </table:table-cell>
          <table:table-cell/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1.384863" calcext:value-type="float">
            <text:p>1.384863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0.8060473" calcext:value-type="float">
            <text:p>8.06E-01</text:p>
          </table:table-cell>
          <table:table-cell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.623215" calcext:value-type="float">
            <text:p>1.623215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0.8191847" calcext:value-type="float">
            <text:p>8.19E-01</text:p>
          </table:table-cell>
          <table:table-cell/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1.846232" calcext:value-type="float">
            <text:p>1.846232</text:p>
          </table:table-cell>
          <table:table-cell/>
          <table:table-cell office:value-type="float" office:value="9.13" calcext:value-type="float">
            <text:p>9.13</text:p>
          </table:table-cell>
          <table:table-cell office:value-type="float" office:value="0.832322" calcext:value-type="float">
            <text:p>8.32E-01</text:p>
          </table:table-cell>
          <table:table-cell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1.879683" calcext:value-type="float">
            <text:p>1.879683</text:p>
          </table:table-cell>
          <table:table-cell/>
          <table:table-cell office:value-type="float" office:value="9.14" calcext:value-type="float">
            <text:p>9.14</text:p>
          </table:table-cell>
          <table:table-cell office:value-type="float" office:value="0.8487307" calcext:value-type="float">
            <text:p>8.49E-01</text:p>
          </table:table-cell>
          <table:table-cell/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1.819861" calcext:value-type="float">
            <text:p>1.819861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float" office:value="0.8677806" calcext:value-type="float">
            <text:p>8.68E-01</text:p>
          </table:table-cell>
          <table:table-cell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.755326" calcext:value-type="float">
            <text:p>1.755326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0.8868305" calcext:value-type="float">
            <text:p>8.87E-01</text:p>
          </table:table-cell>
          <table:table-cell/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.670152" calcext:value-type="float">
            <text:p>1.670152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0.9058804" calcext:value-type="float">
            <text:p>9.06E-01</text:p>
          </table:table-cell>
          <table:table-cell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1.565747" calcext:value-type="float">
            <text:p>1.565747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0.9249302" calcext:value-type="float">
            <text:p>9.25E-01</text:p>
          </table:table-cell>
          <table:table-cell/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1.460441" calcext:value-type="float">
            <text:p>1.460441</text:p>
          </table:table-cell>
          <table:table-cell/>
          <table:table-cell office:value-type="float" office:value="9.19" calcext:value-type="float">
            <text:p>9.19</text:p>
          </table:table-cell>
          <table:table-cell office:value-type="float" office:value="0.9322276" calcext:value-type="float">
            <text:p>9.32E-01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35984" calcext:value-type="float">
            <text:p>1.35984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9300363" calcext:value-type="float">
            <text:p>9.30E-01</text:p>
          </table:table-cell>
          <table:table-cell/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1.2695" calcext:value-type="float">
            <text:p>1.2695</text:p>
          </table:table-cell>
          <table:table-cell/>
          <table:table-cell office:value-type="float" office:value="9.21" calcext:value-type="float">
            <text:p>9.21</text:p>
          </table:table-cell>
          <table:table-cell office:value-type="float" office:value="0.927845" calcext:value-type="float">
            <text:p>9.28E-01</text:p>
          </table:table-cell>
          <table:table-cell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.164931" calcext:value-type="float">
            <text:p>1.164931</text:p>
          </table:table-cell>
          <table:table-cell/>
          <table:table-cell office:value-type="float" office:value="9.22" calcext:value-type="float">
            <text:p>9.22</text:p>
          </table:table-cell>
          <table:table-cell office:value-type="float" office:value="0.9256537" calcext:value-type="float">
            <text:p>9.26E-01</text:p>
          </table:table-cell>
          <table:table-cell/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1.053599" calcext:value-type="float">
            <text:p>1.053599</text:p>
          </table:table-cell>
          <table:table-cell/>
          <table:table-cell office:value-type="float" office:value="9.23" calcext:value-type="float">
            <text:p>9.23</text:p>
          </table:table-cell>
          <table:table-cell office:value-type="float" office:value="0.9234624" calcext:value-type="float">
            <text:p>9.23E-01</text:p>
          </table:table-cell>
          <table:table-cell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.037792" calcext:value-type="float">
            <text:p>1.037792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0.9139007" calcext:value-type="float">
            <text:p>9.14E-01</text:p>
          </table:table-cell>
          <table:table-cell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.086028" calcext:value-type="float">
            <text:p>1.086028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0.8983885" calcext:value-type="float">
            <text:p>8.98E-01</text:p>
          </table:table-cell>
          <table:table-cell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1.120075" calcext:value-type="float">
            <text:p>1.120075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0.8828763" calcext:value-type="float">
            <text:p>8.83E-01</text:p>
          </table:table-cell>
          <table:table-cell/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.170701" calcext:value-type="float">
            <text:p>1.170701</text:p>
          </table:table-cell>
          <table:table-cell/>
          <table:table-cell office:value-type="float" office:value="9.27" calcext:value-type="float">
            <text:p>9.27</text:p>
          </table:table-cell>
          <table:table-cell office:value-type="float" office:value="0.8673641" calcext:value-type="float">
            <text:p>8.67E-01</text:p>
          </table:table-cell>
          <table:table-cell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.244487" calcext:value-type="float">
            <text:p>1.244487</text:p>
          </table:table-cell>
          <table:table-cell/>
          <table:table-cell office:value-type="float" office:value="9.28" calcext:value-type="float">
            <text:p>9.28</text:p>
          </table:table-cell>
          <table:table-cell office:value-type="float" office:value="0.8518519" calcext:value-type="float">
            <text:p>8.52E-01</text:p>
          </table:table-cell>
          <table:table-cell/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1.168422" calcext:value-type="float">
            <text:p>1.168422</text:p>
          </table:table-cell>
          <table:table-cell/>
          <table:table-cell office:value-type="float" office:value="9.29" calcext:value-type="float">
            <text:p>9.29</text:p>
          </table:table-cell>
          <table:table-cell office:value-type="float" office:value="0.8359565" calcext:value-type="float">
            <text:p>8.36E-01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014814" calcext:value-type="float">
            <text:p>1.01481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8197518" calcext:value-type="float">
            <text:p>8.20E-01</text:p>
          </table:table-cell>
          <table:table-cell/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0.9200915" calcext:value-type="float">
            <text:p>0.9200915</text:p>
          </table:table-cell>
          <table:table-cell/>
          <table:table-cell office:value-type="float" office:value="9.31" calcext:value-type="float">
            <text:p>9.31</text:p>
          </table:table-cell>
          <table:table-cell office:value-type="float" office:value="0.803547" calcext:value-type="float">
            <text:p>8.04E-01</text:p>
          </table:table-cell>
          <table:table-cell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8264322" calcext:value-type="float">
            <text:p>0.8264322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0.7873423" calcext:value-type="float">
            <text:p>7.87E-01</text:p>
          </table:table-cell>
          <table:table-cell/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7572957" calcext:value-type="float">
            <text:p>0.7572957</text:p>
          </table:table-cell>
          <table:table-cell/>
          <table:table-cell office:value-type="float" office:value="9.33" calcext:value-type="float">
            <text:p>9.33</text:p>
          </table:table-cell>
          <table:table-cell office:value-type="float" office:value="0.7711375" calcext:value-type="float">
            <text:p>7.71E-01</text:p>
          </table:table-cell>
          <table:table-cell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7464893" calcext:value-type="float">
            <text:p>0.7464893</text:p>
          </table:table-cell>
          <table:table-cell/>
          <table:table-cell office:value-type="float" office:value="9.34" calcext:value-type="float">
            <text:p>9.34</text:p>
          </table:table-cell>
          <table:table-cell office:value-type="float" office:value="0.7523939" calcext:value-type="float">
            <text:p>7.52E-01</text:p>
          </table:table-cell>
          <table:table-cell/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756681" calcext:value-type="float">
            <text:p>0.756681</text:p>
          </table:table-cell>
          <table:table-cell/>
          <table:table-cell office:value-type="float" office:value="9.35" calcext:value-type="float">
            <text:p>9.35</text:p>
          </table:table-cell>
          <table:table-cell office:value-type="float" office:value="0.7316005" calcext:value-type="float">
            <text:p>7.32E-01</text:p>
          </table:table-cell>
          <table:table-cell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7657386" calcext:value-type="float">
            <text:p>0.7657386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0.710807" calcext:value-type="float">
            <text:p>7.11E-01</text:p>
          </table:table-cell>
          <table:table-cell/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7898569" calcext:value-type="float">
            <text:p>0.7898569</text:p>
          </table:table-cell>
          <table:table-cell/>
          <table:table-cell office:value-type="float" office:value="9.37" calcext:value-type="float">
            <text:p>9.37</text:p>
          </table:table-cell>
          <table:table-cell office:value-type="float" office:value="0.6900136" calcext:value-type="float">
            <text:p>6.90E-01</text:p>
          </table:table-cell>
          <table:table-cell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8317327" calcext:value-type="float">
            <text:p>0.8317327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0.6692202" calcext:value-type="float">
            <text:p>6.69E-01</text:p>
          </table:table-cell>
          <table:table-cell/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8672289" calcext:value-type="float">
            <text:p>0.8672289</text:p>
          </table:table-cell>
          <table:table-cell/>
          <table:table-cell office:value-type="float" office:value="9.39" calcext:value-type="float">
            <text:p>9.39</text:p>
          </table:table-cell>
          <table:table-cell office:value-type="float" office:value="0.6528172" calcext:value-type="float">
            <text:p>6.53E-01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8857716" calcext:value-type="float">
            <text:p>0.885771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6399588" calcext:value-type="float">
            <text:p>6.40E-01</text:p>
          </table:table-cell>
          <table:table-cell/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904131" calcext:value-type="float">
            <text:p>0.904131</text:p>
          </table:table-cell>
          <table:table-cell/>
          <table:table-cell office:value-type="float" office:value="9.41" calcext:value-type="float">
            <text:p>9.41</text:p>
          </table:table-cell>
          <table:table-cell office:value-type="float" office:value="0.6271005" calcext:value-type="float">
            <text:p>6.27E-01</text:p>
          </table:table-cell>
          <table:table-cell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9496244" calcext:value-type="float">
            <text:p>0.9496244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0.6142421" calcext:value-type="float">
            <text:p>6.14E-01</text:p>
          </table:table-cell>
          <table:table-cell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1.025001" calcext:value-type="float">
            <text:p>1.025001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6013838" calcext:value-type="float">
            <text:p>6.01E-01</text:p>
          </table:table-cell>
          <table:table-cell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9705791" calcext:value-type="float">
            <text:p>0.9705791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0.5896631" calcext:value-type="float">
            <text:p>5.90E-01</text:p>
          </table:table-cell>
          <table:table-cell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8454293" calcext:value-type="float">
            <text:p>0.8454293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0.5788609" calcext:value-type="float">
            <text:p>5.79E-01</text:p>
          </table:table-cell>
          <table:table-cell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7741657" calcext:value-type="float">
            <text:p>0.7741657</text:p>
          </table:table-cell>
          <table:table-cell/>
          <table:table-cell office:value-type="float" office:value="9.46" calcext:value-type="float">
            <text:p>9.46</text:p>
          </table:table-cell>
          <table:table-cell office:value-type="float" office:value="0.5680587" calcext:value-type="float">
            <text:p>5.68E-01</text:p>
          </table:table-cell>
          <table:table-cell/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710121" calcext:value-type="float">
            <text:p>0.710121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0.5572565" calcext:value-type="float">
            <text:p>5.57E-01</text:p>
          </table:table-cell>
          <table:table-cell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6623105" calcext:value-type="float">
            <text:p>0.6623105</text:p>
          </table:table-cell>
          <table:table-cell/>
          <table:table-cell office:value-type="float" office:value="9.48" calcext:value-type="float">
            <text:p>9.48</text:p>
          </table:table-cell>
          <table:table-cell office:value-type="float" office:value="0.5464543" calcext:value-type="float">
            <text:p>5.46E-01</text:p>
          </table:table-cell>
          <table:table-cell/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6530861" calcext:value-type="float">
            <text:p>0.6530861</text:p>
          </table:table-cell>
          <table:table-cell/>
          <table:table-cell office:value-type="float" office:value="9.49" calcext:value-type="float">
            <text:p>9.49</text:p>
          </table:table-cell>
          <table:table-cell office:value-type="float" office:value="0.5334871" calcext:value-type="float">
            <text:p>5.33E-01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658808" calcext:value-type="float">
            <text:p>0.658808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5187722" calcext:value-type="float">
            <text:p>5.19E-01</text:p>
          </table:table-cell>
          <table:table-cell/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6640617" calcext:value-type="float">
            <text:p>0.6640617</text:p>
          </table:table-cell>
          <table:table-cell/>
          <table:table-cell office:value-type="float" office:value="9.51" calcext:value-type="float">
            <text:p>9.51</text:p>
          </table:table-cell>
          <table:table-cell office:value-type="float" office:value="0.5040572" calcext:value-type="float">
            <text:p>5.04E-01</text:p>
          </table:table-cell>
          <table:table-cell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6730112" calcext:value-type="float">
            <text:p>0.6730112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float" office:value="0.4893422" calcext:value-type="float">
            <text:p>4.89E-01</text:p>
          </table:table-cell>
          <table:table-cell/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6850732" calcext:value-type="float">
            <text:p>0.6850732</text:p>
          </table:table-cell>
          <table:table-cell/>
          <table:table-cell office:value-type="float" office:value="9.53" calcext:value-type="float">
            <text:p>9.53</text:p>
          </table:table-cell>
          <table:table-cell office:value-type="float" office:value="0.4746272" calcext:value-type="float">
            <text:p>4.75E-01</text:p>
          </table:table-cell>
          <table:table-cell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6950531" calcext:value-type="float">
            <text:p>0.6950531</text:p>
          </table:table-cell>
          <table:table-cell/>
          <table:table-cell office:value-type="float" office:value="9.54" calcext:value-type="float">
            <text:p>9.54</text:p>
          </table:table-cell>
          <table:table-cell office:value-type="float" office:value="0.4630543" calcext:value-type="float">
            <text:p>4.63E-01</text:p>
          </table:table-cell>
          <table:table-cell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7003024" calcext:value-type="float">
            <text:p>0.7003024</text:p>
          </table:table-cell>
          <table:table-cell/>
          <table:table-cell office:value-type="float" office:value="9.55" calcext:value-type="float">
            <text:p>9.55</text:p>
          </table:table-cell>
          <table:table-cell office:value-type="float" office:value="0.4540181" calcext:value-type="float">
            <text:p>4.54E-01</text:p>
          </table:table-cell>
          <table:table-cell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7051502" calcext:value-type="float">
            <text:p>0.7051502</text:p>
          </table:table-cell>
          <table:table-cell/>
          <table:table-cell office:value-type="float" office:value="9.56" calcext:value-type="float">
            <text:p>9.56</text:p>
          </table:table-cell>
          <table:table-cell office:value-type="float" office:value="0.4449819" calcext:value-type="float">
            <text:p>4.45E-01</text:p>
          </table:table-cell>
          <table:table-cell/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7162443" calcext:value-type="float">
            <text:p>0.7162443</text:p>
          </table:table-cell>
          <table:table-cell/>
          <table:table-cell office:value-type="float" office:value="9.57" calcext:value-type="float">
            <text:p>9.57</text:p>
          </table:table-cell>
          <table:table-cell office:value-type="float" office:value="0.4359458" calcext:value-type="float">
            <text:p>4.36E-01</text:p>
          </table:table-cell>
          <table:table-cell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7333587" calcext:value-type="float">
            <text:p>0.7333587</text:p>
          </table:table-cell>
          <table:table-cell/>
          <table:table-cell office:value-type="float" office:value="9.58" calcext:value-type="float">
            <text:p>9.58</text:p>
          </table:table-cell>
          <table:table-cell office:value-type="float" office:value="0.4269096" calcext:value-type="float">
            <text:p>4.27E-01</text:p>
          </table:table-cell>
          <table:table-cell/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0.7372048" calcext:value-type="float">
            <text:p>0.7372048</text:p>
          </table:table-cell>
          <table:table-cell/>
          <table:table-cell office:value-type="float" office:value="9.59" calcext:value-type="float">
            <text:p>9.59</text:p>
          </table:table-cell>
          <table:table-cell office:value-type="float" office:value="0.4199007" calcext:value-type="float">
            <text:p>4.20E-01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7298121" calcext:value-type="float">
            <text:p>0.729812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4145287" calcext:value-type="float">
            <text:p>4.15E-01</text:p>
          </table:table-cell>
          <table:table-cell/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7234243" calcext:value-type="float">
            <text:p>0.7234243</text:p>
          </table:table-cell>
          <table:table-cell/>
          <table:table-cell office:value-type="float" office:value="9.61" calcext:value-type="float">
            <text:p>9.61</text:p>
          </table:table-cell>
          <table:table-cell office:value-type="float" office:value="0.4091566" calcext:value-type="float">
            <text:p>4.09E-01</text:p>
          </table:table-cell>
          <table:table-cell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7160385" calcext:value-type="float">
            <text:p>0.7160385</text:p>
          </table:table-cell>
          <table:table-cell/>
          <table:table-cell office:value-type="float" office:value="9.62" calcext:value-type="float">
            <text:p>9.62</text:p>
          </table:table-cell>
          <table:table-cell office:value-type="float" office:value="0.4037846" calcext:value-type="float">
            <text:p>4.04E-01</text:p>
          </table:table-cell>
          <table:table-cell/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7079821" calcext:value-type="float">
            <text:p>0.7079821</text:p>
          </table:table-cell>
          <table:table-cell/>
          <table:table-cell office:value-type="float" office:value="9.63" calcext:value-type="float">
            <text:p>9.63</text:p>
          </table:table-cell>
          <table:table-cell office:value-type="float" office:value="0.3984125" calcext:value-type="float">
            <text:p>3.98E-01</text:p>
          </table:table-cell>
          <table:table-cell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6922516" calcext:value-type="float">
            <text:p>0.6922516</text:p>
          </table:table-cell>
          <table:table-cell/>
          <table:table-cell office:value-type="float" office:value="9.64" calcext:value-type="float">
            <text:p>9.64</text:p>
          </table:table-cell>
          <table:table-cell office:value-type="float" office:value="0.3931188" calcext:value-type="float">
            <text:p>3.93E-01</text:p>
          </table:table-cell>
          <table:table-cell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6814993" calcext:value-type="float">
            <text:p>0.6814993</text:p>
          </table:table-cell>
          <table:table-cell/>
          <table:table-cell office:value-type="float" office:value="9.65" calcext:value-type="float">
            <text:p>9.65</text:p>
          </table:table-cell>
          <table:table-cell office:value-type="float" office:value="0.3878884" calcext:value-type="float">
            <text:p>3.88E-01</text:p>
          </table:table-cell>
          <table:table-cell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681182" calcext:value-type="float">
            <text:p>0.681182</text:p>
          </table:table-cell>
          <table:table-cell/>
          <table:table-cell office:value-type="float" office:value="9.66" calcext:value-type="float">
            <text:p>9.66</text:p>
          </table:table-cell>
          <table:table-cell office:value-type="float" office:value="0.3826579" calcext:value-type="float">
            <text:p>3.83E-01</text:p>
          </table:table-cell>
          <table:table-cell/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6766323" calcext:value-type="float">
            <text:p>0.6766323</text:p>
          </table:table-cell>
          <table:table-cell/>
          <table:table-cell office:value-type="float" office:value="9.67" calcext:value-type="float">
            <text:p>9.67</text:p>
          </table:table-cell>
          <table:table-cell office:value-type="float" office:value="0.3774275" calcext:value-type="float">
            <text:p>3.77E-01</text:p>
          </table:table-cell>
          <table:table-cell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6715162" calcext:value-type="float">
            <text:p>0.6715162</text:p>
          </table:table-cell>
          <table:table-cell/>
          <table:table-cell office:value-type="float" office:value="9.68" calcext:value-type="float">
            <text:p>9.68</text:p>
          </table:table-cell>
          <table:table-cell office:value-type="float" office:value="0.372197" calcext:value-type="float">
            <text:p>3.72E-01</text:p>
          </table:table-cell>
          <table:table-cell/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0.6769627" calcext:value-type="float">
            <text:p>0.6769627</text:p>
          </table:table-cell>
          <table:table-cell/>
          <table:table-cell office:value-type="float" office:value="9.69" calcext:value-type="float">
            <text:p>9.69</text:p>
          </table:table-cell>
          <table:table-cell office:value-type="float" office:value="0.3671546" calcext:value-type="float">
            <text:p>3.67E-01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6844442" calcext:value-type="float">
            <text:p>0.684444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62264" calcext:value-type="float">
            <text:p>3.62E-01</text:p>
          </table:table-cell>
          <table:table-cell/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6914134" calcext:value-type="float">
            <text:p>0.6914134</text:p>
          </table:table-cell>
          <table:table-cell/>
          <table:table-cell office:value-type="float" office:value="9.71" calcext:value-type="float">
            <text:p>9.71</text:p>
          </table:table-cell>
          <table:table-cell office:value-type="float" office:value="0.3573734" calcext:value-type="float">
            <text:p>3.57E-01</text:p>
          </table:table-cell>
          <table:table-cell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7061981" calcext:value-type="float">
            <text:p>0.7061981</text:p>
          </table:table-cell>
          <table:table-cell/>
          <table:table-cell office:value-type="float" office:value="9.72" calcext:value-type="float">
            <text:p>9.72</text:p>
          </table:table-cell>
          <table:table-cell office:value-type="float" office:value="0.3524828" calcext:value-type="float">
            <text:p>3.52E-01</text:p>
          </table:table-cell>
          <table:table-cell/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0.7279907" calcext:value-type="float">
            <text:p>0.7279907</text:p>
          </table:table-cell>
          <table:table-cell/>
          <table:table-cell office:value-type="float" office:value="9.73" calcext:value-type="float">
            <text:p>9.73</text:p>
          </table:table-cell>
          <table:table-cell office:value-type="float" office:value="0.3475922" calcext:value-type="float">
            <text:p>3.48E-01</text:p>
          </table:table-cell>
          <table:table-cell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744561" calcext:value-type="float">
            <text:p>0.744561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0.3457883" calcext:value-type="float">
            <text:p>3.46E-01</text:p>
          </table:table-cell>
          <table:table-cell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7505167" calcext:value-type="float">
            <text:p>0.7505167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0.3464765" calcext:value-type="float">
            <text:p>3.46E-01</text:p>
          </table:table-cell>
          <table:table-cell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7552031" calcext:value-type="float">
            <text:p>0.7552031</text:p>
          </table:table-cell>
          <table:table-cell/>
          <table:table-cell office:value-type="float" office:value="9.76" calcext:value-type="float">
            <text:p>9.76</text:p>
          </table:table-cell>
          <table:table-cell office:value-type="float" office:value="0.3471647" calcext:value-type="float">
            <text:p>3.47E-01</text:p>
          </table:table-cell>
          <table:table-cell/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7697631" calcext:value-type="float">
            <text:p>0.7697631</text:p>
          </table:table-cell>
          <table:table-cell/>
          <table:table-cell office:value-type="float" office:value="9.77" calcext:value-type="float">
            <text:p>9.77</text:p>
          </table:table-cell>
          <table:table-cell office:value-type="float" office:value="0.3478529" calcext:value-type="float">
            <text:p>3.48E-01</text:p>
          </table:table-cell>
          <table:table-cell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7940763" calcext:value-type="float">
            <text:p>0.7940763</text:p>
          </table:table-cell>
          <table:table-cell/>
          <table:table-cell office:value-type="float" office:value="9.78" calcext:value-type="float">
            <text:p>9.78</text:p>
          </table:table-cell>
          <table:table-cell office:value-type="float" office:value="0.3485411" calcext:value-type="float">
            <text:p>3.49E-01</text:p>
          </table:table-cell>
          <table:table-cell/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0.7879791" calcext:value-type="float">
            <text:p>0.7879791</text:p>
          </table:table-cell>
          <table:table-cell/>
          <table:table-cell office:value-type="float" office:value="9.79" calcext:value-type="float">
            <text:p>9.79</text:p>
          </table:table-cell>
          <table:table-cell office:value-type="float" office:value="0.3500028" calcext:value-type="float">
            <text:p>3.50E-01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765616" calcext:value-type="float">
            <text:p>0.76561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3520891" calcext:value-type="float">
            <text:p>3.52E-01</text:p>
          </table:table-cell>
          <table:table-cell/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7524499" calcext:value-type="float">
            <text:p>0.7524499</text:p>
          </table:table-cell>
          <table:table-cell/>
          <table:table-cell office:value-type="float" office:value="9.81" calcext:value-type="float">
            <text:p>9.81</text:p>
          </table:table-cell>
          <table:table-cell office:value-type="float" office:value="0.3541753" calcext:value-type="float">
            <text:p>3.54E-01</text:p>
          </table:table-cell>
          <table:table-cell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7338062" calcext:value-type="float">
            <text:p>0.7338062</text:p>
          </table:table-cell>
          <table:table-cell/>
          <table:table-cell office:value-type="float" office:value="9.82" calcext:value-type="float">
            <text:p>9.82</text:p>
          </table:table-cell>
          <table:table-cell office:value-type="float" office:value="0.3562616" calcext:value-type="float">
            <text:p>3.56E-01</text:p>
          </table:table-cell>
          <table:table-cell/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7139568" calcext:value-type="float">
            <text:p>0.7139568</text:p>
          </table:table-cell>
          <table:table-cell/>
          <table:table-cell office:value-type="float" office:value="9.83" calcext:value-type="float">
            <text:p>9.83</text:p>
          </table:table-cell>
          <table:table-cell office:value-type="float" office:value="0.3583478" calcext:value-type="float">
            <text:p>3.58E-01</text:p>
          </table:table-cell>
          <table:table-cell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7119709" calcext:value-type="float">
            <text:p>0.7119709</text:p>
          </table:table-cell>
          <table:table-cell/>
          <table:table-cell office:value-type="float" office:value="9.84" calcext:value-type="float">
            <text:p>9.84</text:p>
          </table:table-cell>
          <table:table-cell office:value-type="float" office:value="0.3589391" calcext:value-type="float">
            <text:p>3.59E-01</text:p>
          </table:table-cell>
          <table:table-cell/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7179615" calcext:value-type="float">
            <text:p>0.7179615</text:p>
          </table:table-cell>
          <table:table-cell/>
          <table:table-cell office:value-type="float" office:value="9.85" calcext:value-type="float">
            <text:p>9.85</text:p>
          </table:table-cell>
          <table:table-cell office:value-type="float" office:value="0.3583236" calcext:value-type="float">
            <text:p>3.58E-01</text:p>
          </table:table-cell>
          <table:table-cell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0.7230149" calcext:value-type="float">
            <text:p>0.7230149</text:p>
          </table:table-cell>
          <table:table-cell/>
          <table:table-cell office:value-type="float" office:value="9.86" calcext:value-type="float">
            <text:p>9.86</text:p>
          </table:table-cell>
          <table:table-cell office:value-type="float" office:value="0.357708" calcext:value-type="float">
            <text:p>3.58E-01</text:p>
          </table:table-cell>
          <table:table-cell/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0.7365045" calcext:value-type="float">
            <text:p>0.7365045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0.3570924" calcext:value-type="float">
            <text:p>3.57E-01</text:p>
          </table:table-cell>
          <table:table-cell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0.7580798" calcext:value-type="float">
            <text:p>0.7580798</text:p>
          </table:table-cell>
          <table:table-cell/>
          <table:table-cell office:value-type="float" office:value="9.88" calcext:value-type="float">
            <text:p>9.88</text:p>
          </table:table-cell>
          <table:table-cell office:value-type="float" office:value="0.3564768" calcext:value-type="float">
            <text:p>3.56E-01</text:p>
          </table:table-cell>
          <table:table-cell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0.7613756" calcext:value-type="float">
            <text:p>0.7613756</text:p>
          </table:table-cell>
          <table:table-cell/>
          <table:table-cell office:value-type="float" office:value="9.89" calcext:value-type="float">
            <text:p>9.89</text:p>
          </table:table-cell>
          <table:table-cell office:value-type="float" office:value="0.3566665" calcext:value-type="float">
            <text:p>3.57E-01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7508702" calcext:value-type="float">
            <text:p>0.7508702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0.3575064" calcext:value-type="float">
            <text:p>3.58E-01</text:p>
          </table:table-cell>
          <table:table-cell/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7429637" calcext:value-type="float">
            <text:p>0.7429637</text:p>
          </table:table-cell>
          <table:table-cell/>
          <table:table-cell office:value-type="float" office:value="9.91" calcext:value-type="float">
            <text:p>9.91</text:p>
          </table:table-cell>
          <table:table-cell office:value-type="float" office:value="0.3583463" calcext:value-type="float">
            <text:p>3.58E-01</text:p>
          </table:table-cell>
          <table:table-cell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7321625" calcext:value-type="float">
            <text:p>0.7321625</text:p>
          </table:table-cell>
          <table:table-cell/>
          <table:table-cell office:value-type="float" office:value="9.92" calcext:value-type="float">
            <text:p>9.92</text:p>
          </table:table-cell>
          <table:table-cell office:value-type="float" office:value="0.3591862" calcext:value-type="float">
            <text:p>3.59E-01</text:p>
          </table:table-cell>
          <table:table-cell/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0.7198272" calcext:value-type="float">
            <text:p>0.7198272</text:p>
          </table:table-cell>
          <table:table-cell/>
          <table:table-cell office:value-type="float" office:value="9.93" calcext:value-type="float">
            <text:p>9.93</text:p>
          </table:table-cell>
          <table:table-cell office:value-type="float" office:value="0.3600261" calcext:value-type="float">
            <text:p>3.60E-01</text:p>
          </table:table-cell>
          <table:table-cell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7185702" calcext:value-type="float">
            <text:p>0.7185702</text:p>
          </table:table-cell>
          <table:table-cell/>
          <table:table-cell office:value-type="float" office:value="9.94" calcext:value-type="float">
            <text:p>9.94</text:p>
          </table:table-cell>
          <table:table-cell office:value-type="float" office:value="0.3600316" calcext:value-type="float">
            <text:p>3.60E-01</text:p>
          </table:table-cell>
          <table:table-cell/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7234037" calcext:value-type="float">
            <text:p>0.7234037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0.3593636" calcext:value-type="float">
            <text:p>3.59E-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5T16:57:21.808139063</dc:date>
    <meta:editing-duration>PT4M7S</meta:editing-duration>
    <meta:editing-cycles>2</meta:editing-cycles>
    <meta:generator>LibreOffice/6.4.7.2$Linux_X86_64 LibreOffice_project/40$Build-2</meta:generator>
    <meta:document-statistic meta:table-count="1" meta:cell-count="399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43cm" svg:height="15.115cm" xlink:href=".." xlink:type="simple" chart:class="chart:scatter" chart:style-name="ch1">
        <chart:legend chart:legend-position="end" svg:x="18.591cm" svg:y="7.009cm" style:legend-expansion="high" chart:style-name="ch2"/>
        <chart:plot-area chart:style-name="ch3" table:cell-range-address="PredictionTS.A2:PredictionTS.B997 PredictionTS.E2:PredictionTS.E997" svg:x="0.428cm" svg:y="0.302cm" svg:width="17.735cm" svg:height="14.511cm">
          <chartooo:coordinate-region svg:x="0.864cm" svg:y="0.501cm" svg:width="17.112cm" svg:height="13.6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redictionTS.B2:PredictionTS.B997" chart:class="chart:scatter">
            <chart:domain table:cell-range-address="PredictionTS.A2:PredictionTS.A997"/>
            <chart:data-point chart:repeated="996"/>
          </chart:series>
          <chart:series chart:style-name="ch7" chart:values-cell-range-address="PredictionTS.E2:PredictionTS.E997" chart:class="chart:scatter">
            <chart:data-point chart:repeated="9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edictionTS.A2:PredictionTS.A997</svg:desc>
                </draw:g>
              </table:table-cell>
              <table:table-cell office:value-type="float" office:value="1.79791">
                <text:p>1.79791</text:p>
                <draw:g>
                  <svg:desc>PredictionTS.B2:PredictionTS.B997</svg:desc>
                </draw:g>
              </table:table-cell>
              <table:table-cell office:value-type="float" office:value="0.6374556">
                <text:p>0.6374556</text:p>
                <draw:g>
                  <svg:desc>PredictionTS.E2:PredictionTS.E9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869837">
                <text:p>1.869837</text:p>
              </table:table-cell>
              <table:table-cell office:value-type="float" office:value="0.7791447">
                <text:p>0.7791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938781">
                <text:p>1.938781</text:p>
              </table:table-cell>
              <table:table-cell office:value-type="float" office:value="0.9179743">
                <text:p>0.9179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.006542">
                <text:p>2.006542</text:p>
              </table:table-cell>
              <table:table-cell office:value-type="float" office:value="1.056804">
                <text:p>1.056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.080391">
                <text:p>2.080391</text:p>
              </table:table-cell>
              <table:table-cell office:value-type="float" office:value="1.169705">
                <text:p>1.169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.143324">
                <text:p>2.143324</text:p>
              </table:table-cell>
              <table:table-cell office:value-type="float" office:value="1.269749">
                <text:p>1.269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.19823">
                <text:p>2.19823</text:p>
              </table:table-cell>
              <table:table-cell office:value-type="float" office:value="1.369793">
                <text:p>1.369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.249715">
                <text:p>2.249715</text:p>
              </table:table-cell>
              <table:table-cell office:value-type="float" office:value="1.467358">
                <text:p>1.467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.312137">
                <text:p>2.312137</text:p>
              </table:table-cell>
              <table:table-cell office:value-type="float" office:value="1.562522">
                <text:p>1.562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349496">
                <text:p>2.349496</text:p>
              </table:table-cell>
              <table:table-cell office:value-type="float" office:value="1.657686">
                <text:p>1.657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.384732">
                <text:p>2.384732</text:p>
              </table:table-cell>
              <table:table-cell office:value-type="float" office:value="1.750564">
                <text:p>1.750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2.432193">
                <text:p>2.432193</text:p>
              </table:table-cell>
              <table:table-cell office:value-type="float" office:value="1.83915">
                <text:p>1.83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2.459976">
                <text:p>2.459976</text:p>
              </table:table-cell>
              <table:table-cell office:value-type="float" office:value="1.927737">
                <text:p>1.927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2.475638">
                <text:p>2.475638</text:p>
              </table:table-cell>
              <table:table-cell office:value-type="float" office:value="2.01444">
                <text:p>2.01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2.506444">
                <text:p>2.506444</text:p>
              </table:table-cell>
              <table:table-cell office:value-type="float" office:value="2.092959">
                <text:p>2.092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2.526665">
                <text:p>2.526665</text:p>
              </table:table-cell>
              <table:table-cell office:value-type="float" office:value="2.171478">
                <text:p>2.171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2.533743">
                <text:p>2.533743</text:p>
              </table:table-cell>
              <table:table-cell office:value-type="float" office:value="2.249666">
                <text:p>2.249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.568516">
                <text:p>2.568516</text:p>
              </table:table-cell>
              <table:table-cell office:value-type="float" office:value="2.315723">
                <text:p>2.315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.586414">
                <text:p>2.586414</text:p>
              </table:table-cell>
              <table:table-cell office:value-type="float" office:value="2.381781">
                <text:p>2.381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.580742">
                <text:p>2.580742</text:p>
              </table:table-cell>
              <table:table-cell office:value-type="float" office:value="2.447838">
                <text:p>2.4478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.547878">
                <text:p>2.547878</text:p>
              </table:table-cell>
              <table:table-cell office:value-type="float" office:value="2.500721">
                <text:p>2.500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.505661">
                <text:p>2.505661</text:p>
              </table:table-cell>
              <table:table-cell office:value-type="float" office:value="2.551565">
                <text:p>2.5515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.413504">
                <text:p>2.413504</text:p>
              </table:table-cell>
              <table:table-cell office:value-type="float" office:value="2.60241">
                <text:p>2.60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2.247292">
                <text:p>2.247292</text:p>
              </table:table-cell>
              <table:table-cell office:value-type="float" office:value="2.639194">
                <text:p>2.639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2.075336">
                <text:p>2.075336</text:p>
              </table:table-cell>
              <table:table-cell office:value-type="float" office:value="2.670111">
                <text:p>2.670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.07189">
                <text:p>2.07189</text:p>
              </table:table-cell>
              <table:table-cell office:value-type="float" office:value="2.701028">
                <text:p>2.701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193273">
                <text:p>2.193273</text:p>
              </table:table-cell>
              <table:table-cell office:value-type="float" office:value="2.731267">
                <text:p>2.731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388318">
                <text:p>2.388318</text:p>
              </table:table-cell>
              <table:table-cell office:value-type="float" office:value="2.760941">
                <text:p>2.760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475582">
                <text:p>2.475582</text:p>
              </table:table-cell>
              <table:table-cell office:value-type="float" office:value="2.790614">
                <text:p>2.790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.583987">
                <text:p>2.583987</text:p>
              </table:table-cell>
              <table:table-cell office:value-type="float" office:value="2.822135">
                <text:p>2.822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698442">
                <text:p>2.698442</text:p>
              </table:table-cell>
              <table:table-cell office:value-type="float" office:value="2.856611">
                <text:p>2.856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.70868">
                <text:p>2.70868</text:p>
              </table:table-cell>
              <table:table-cell office:value-type="float" office:value="2.891087">
                <text:p>2.891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.626099">
                <text:p>2.626099</text:p>
              </table:table-cell>
              <table:table-cell office:value-type="float" office:value="2.920004">
                <text:p>2.920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.492276">
                <text:p>2.492276</text:p>
              </table:table-cell>
              <table:table-cell office:value-type="float" office:value="2.929671">
                <text:p>2.9296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.36608">
                <text:p>2.36608</text:p>
              </table:table-cell>
              <table:table-cell office:value-type="float" office:value="2.939339">
                <text:p>2.9393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.24729">
                <text:p>2.24729</text:p>
              </table:table-cell>
              <table:table-cell office:value-type="float" office:value="2.947648">
                <text:p>2.947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2.083352">
                <text:p>2.083352</text:p>
              </table:table-cell>
              <table:table-cell office:value-type="float" office:value="2.93596">
                <text:p>2.935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.023856">
                <text:p>2.023856</text:p>
              </table:table-cell>
              <table:table-cell office:value-type="float" office:value="2.924272">
                <text:p>2.924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.953992">
                <text:p>1.953992</text:p>
              </table:table-cell>
              <table:table-cell office:value-type="float" office:value="2.912584">
                <text:p>2.912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801033">
                <text:p>1.801033</text:p>
              </table:table-cell>
              <table:table-cell office:value-type="float" office:value="2.890297">
                <text:p>2.890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.647433">
                <text:p>1.647433</text:p>
              </table:table-cell>
              <table:table-cell office:value-type="float" office:value="2.866873">
                <text:p>2.866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.753886">
                <text:p>1.753886</text:p>
              </table:table-cell>
              <table:table-cell office:value-type="float" office:value="2.843449">
                <text:p>2.843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.897153">
                <text:p>1.897153</text:p>
              </table:table-cell>
              <table:table-cell office:value-type="float" office:value="2.829398">
                <text:p>2.8293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2.063817">
                <text:p>2.063817</text:p>
              </table:table-cell>
              <table:table-cell office:value-type="float" office:value="2.818595">
                <text:p>2.818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2.153743">
                <text:p>2.153743</text:p>
              </table:table-cell>
              <table:table-cell office:value-type="float" office:value="2.807793">
                <text:p>2.807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.280482">
                <text:p>2.280482</text:p>
              </table:table-cell>
              <table:table-cell office:value-type="float" office:value="2.802772">
                <text:p>2.802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2.397178">
                <text:p>2.397178</text:p>
              </table:table-cell>
              <table:table-cell office:value-type="float" office:value="2.801903">
                <text:p>2.801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.394198">
                <text:p>2.394198</text:p>
              </table:table-cell>
              <table:table-cell office:value-type="float" office:value="2.801034">
                <text:p>2.801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.345662">
                <text:p>2.345662</text:p>
              </table:table-cell>
              <table:table-cell office:value-type="float" office:value="2.798934">
                <text:p>2.7989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2.291899">
                <text:p>2.291899</text:p>
              </table:table-cell>
              <table:table-cell office:value-type="float" office:value="2.795146">
                <text:p>2.7951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2.285532">
                <text:p>2.285532</text:p>
              </table:table-cell>
              <table:table-cell office:value-type="float" office:value="2.791359">
                <text:p>2.7913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2.350391">
                <text:p>2.350391</text:p>
              </table:table-cell>
              <table:table-cell office:value-type="float" office:value="2.788093">
                <text:p>2.788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2.469823">
                <text:p>2.469823</text:p>
              </table:table-cell>
              <table:table-cell office:value-type="float" office:value="2.786305">
                <text:p>2.786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2.471966">
                <text:p>2.471966</text:p>
              </table:table-cell>
              <table:table-cell office:value-type="float" office:value="2.784516">
                <text:p>2.7845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2.458851">
                <text:p>2.458851</text:p>
              </table:table-cell>
              <table:table-cell office:value-type="float" office:value="2.78267">
                <text:p>2.782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2.561672">
                <text:p>2.561672</text:p>
              </table:table-cell>
              <table:table-cell office:value-type="float" office:value="2.780304">
                <text:p>2.780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2.615399">
                <text:p>2.615399</text:p>
              </table:table-cell>
              <table:table-cell office:value-type="float" office:value="2.777937">
                <text:p>2.7779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2.50621">
                <text:p>2.50621</text:p>
              </table:table-cell>
              <table:table-cell office:value-type="float" office:value="2.775571">
                <text:p>2.7755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2.205152">
                <text:p>2.205152</text:p>
              </table:table-cell>
              <table:table-cell office:value-type="float" office:value="2.756798">
                <text:p>2.7567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1.956962">
                <text:p>1.956962</text:p>
              </table:table-cell>
              <table:table-cell office:value-type="float" office:value="2.736979">
                <text:p>2.736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.958456">
                <text:p>1.958456</text:p>
              </table:table-cell>
              <table:table-cell office:value-type="float" office:value="2.717161">
                <text:p>2.717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2.001341">
                <text:p>2.001341</text:p>
              </table:table-cell>
              <table:table-cell office:value-type="float" office:value="2.698583">
                <text:p>2.6985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.973802">
                <text:p>1.973802</text:p>
              </table:table-cell>
              <table:table-cell office:value-type="float" office:value="2.680355">
                <text:p>2.680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2.073386">
                <text:p>2.073386</text:p>
              </table:table-cell>
              <table:table-cell office:value-type="float" office:value="2.662128">
                <text:p>2.662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2.39414">
                <text:p>2.39414</text:p>
              </table:table-cell>
              <table:table-cell office:value-type="float" office:value="2.653336">
                <text:p>2.6533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2.580756">
                <text:p>2.580756</text:p>
              </table:table-cell>
              <table:table-cell office:value-type="float" office:value="2.65035">
                <text:p>2.65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2.501602">
                <text:p>2.501602</text:p>
              </table:table-cell>
              <table:table-cell office:value-type="float" office:value="2.647363">
                <text:p>2.647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2.369505">
                <text:p>2.369505</text:p>
              </table:table-cell>
              <table:table-cell office:value-type="float" office:value="2.640688">
                <text:p>2.6406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2.204572">
                <text:p>2.204572</text:p>
              </table:table-cell>
              <table:table-cell office:value-type="float" office:value="2.62966">
                <text:p>2.629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2.051688">
                <text:p>2.051688</text:p>
              </table:table-cell>
              <table:table-cell office:value-type="float" office:value="2.618631">
                <text:p>2.6186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.992483">
                <text:p>1.992483</text:p>
              </table:table-cell>
              <table:table-cell office:value-type="float" office:value="2.602115">
                <text:p>2.6021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2.00427">
                <text:p>2.00427</text:p>
              </table:table-cell>
              <table:table-cell office:value-type="float" office:value="2.572679">
                <text:p>2.5726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2.018643">
                <text:p>2.018643</text:p>
              </table:table-cell>
              <table:table-cell office:value-type="float" office:value="2.543244">
                <text:p>2.5432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.777522">
                <text:p>1.777522</text:p>
              </table:table-cell>
              <table:table-cell office:value-type="float" office:value="2.510392">
                <text:p>2.5103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.298684">
                <text:p>1.298684</text:p>
              </table:table-cell>
              <table:table-cell office:value-type="float" office:value="2.45614">
                <text:p>2.456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.007472">
                <text:p>1.007472</text:p>
              </table:table-cell>
              <table:table-cell office:value-type="float" office:value="2.401887">
                <text:p>2.4018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.001618">
                <text:p>1.001618</text:p>
              </table:table-cell>
              <table:table-cell office:value-type="float" office:value="2.347634">
                <text:p>2.3476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.022919">
                <text:p>1.022919</text:p>
              </table:table-cell>
              <table:table-cell office:value-type="float" office:value="2.29244">
                <text:p>2.292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.0451">
                <text:p>1.0451</text:p>
              </table:table-cell>
              <table:table-cell office:value-type="float" office:value="2.237224">
                <text:p>2.237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1.07093">
                <text:p>1.07093</text:p>
              </table:table-cell>
              <table:table-cell office:value-type="float" office:value="2.182008">
                <text:p>2.182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.15012">
                <text:p>1.15012</text:p>
              </table:table-cell>
              <table:table-cell office:value-type="float" office:value="2.131352">
                <text:p>2.131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1.242653">
                <text:p>1.242653</text:p>
              </table:table-cell>
              <table:table-cell office:value-type="float" office:value="2.08172">
                <text:p>2.081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1.263349">
                <text:p>1.263349</text:p>
              </table:table-cell>
              <table:table-cell office:value-type="float" office:value="2.032087">
                <text:p>2.032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1.305782">
                <text:p>1.305782</text:p>
              </table:table-cell>
              <table:table-cell office:value-type="float" office:value="1.984751">
                <text:p>1.9847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.353775">
                <text:p>1.353775</text:p>
              </table:table-cell>
              <table:table-cell office:value-type="float" office:value="1.938618">
                <text:p>1.938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1.344272">
                <text:p>1.344272</text:p>
              </table:table-cell>
              <table:table-cell office:value-type="float" office:value="1.892485">
                <text:p>1.892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1.31446">
                <text:p>1.31446</text:p>
              </table:table-cell>
              <table:table-cell office:value-type="float" office:value="1.846549">
                <text:p>1.8465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1.278294">
                <text:p>1.278294</text:p>
              </table:table-cell>
              <table:table-cell office:value-type="float" office:value="1.800816">
                <text:p>1.800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1.230604">
                <text:p>1.230604</text:p>
              </table:table-cell>
              <table:table-cell office:value-type="float" office:value="1.755082">
                <text:p>1.7550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1.146473">
                <text:p>1.146473</text:p>
              </table:table-cell>
              <table:table-cell office:value-type="float" office:value="1.709056">
                <text:p>1.709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1.027117">
                <text:p>1.027117</text:p>
              </table:table-cell>
              <table:table-cell office:value-type="float" office:value="1.662453">
                <text:p>1.6624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9508755">
                <text:p>0.9508755</text:p>
              </table:table-cell>
              <table:table-cell office:value-type="float" office:value="1.61585">
                <text:p>1.615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8814777">
                <text:p>0.8814777</text:p>
              </table:table-cell>
              <table:table-cell office:value-type="float" office:value="1.569323">
                <text:p>1.569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7993336">
                <text:p>0.7993336</text:p>
              </table:table-cell>
              <table:table-cell office:value-type="float" office:value="1.523154">
                <text:p>1.5231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7701592">
                <text:p>0.7701592</text:p>
              </table:table-cell>
              <table:table-cell office:value-type="float" office:value="1.476984">
                <text:p>1.476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7672782">
                <text:p>0.7672782</text:p>
              </table:table-cell>
              <table:table-cell office:value-type="float" office:value="1.430882">
                <text:p>1.4308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7542931">
                <text:p>0.7542931</text:p>
              </table:table-cell>
              <table:table-cell office:value-type="float" office:value="1.389427">
                <text:p>1.389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7545819">
                <text:p>0.7545819</text:p>
              </table:table-cell>
              <table:table-cell office:value-type="float" office:value="1.347971">
                <text:p>1.347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758049">
                <text:p>0.758049</text:p>
              </table:table-cell>
              <table:table-cell office:value-type="float" office:value="1.306516">
                <text:p>1.306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7565403">
                <text:p>0.7565403</text:p>
              </table:table-cell>
              <table:table-cell office:value-type="float" office:value="1.272045">
                <text:p>1.2720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7540136">
                <text:p>0.7540136</text:p>
              </table:table-cell>
              <table:table-cell office:value-type="float" office:value="1.238771">
                <text:p>1.2387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7611338">
                <text:p>0.7611338</text:p>
              </table:table-cell>
              <table:table-cell office:value-type="float" office:value="1.205497">
                <text:p>1.205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7772377">
                <text:p>0.7772377</text:p>
              </table:table-cell>
              <table:table-cell office:value-type="float" office:value="1.180923">
                <text:p>1.1809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803437">
                <text:p>0.803437</text:p>
              </table:table-cell>
              <table:table-cell office:value-type="float" office:value="1.160199">
                <text:p>1.160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8229489">
                <text:p>0.8229489</text:p>
              </table:table-cell>
              <table:table-cell office:value-type="float" office:value="1.139476">
                <text:p>1.139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8904165">
                <text:p>0.8904165</text:p>
              </table:table-cell>
              <table:table-cell office:value-type="float" office:value="1.12394">
                <text:p>1.123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1.065731">
                <text:p>1.065731</text:p>
              </table:table-cell>
              <table:table-cell office:value-type="float" office:value="1.112955">
                <text:p>1.1129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1.229459">
                <text:p>1.229459</text:p>
              </table:table-cell>
              <table:table-cell office:value-type="float" office:value="1.10197">
                <text:p>1.101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1.393464">
                <text:p>1.393464</text:p>
              </table:table-cell>
              <table:table-cell office:value-type="float" office:value="1.092646">
                <text:p>1.092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1.568455">
                <text:p>1.568455</text:p>
              </table:table-cell>
              <table:table-cell office:value-type="float" office:value="1.086124">
                <text:p>1.086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1.601996">
                <text:p>1.601996</text:p>
              </table:table-cell>
              <table:table-cell office:value-type="float" office:value="1.079602">
                <text:p>1.0796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1.474788">
                <text:p>1.474788</text:p>
              </table:table-cell>
              <table:table-cell office:value-type="float" office:value="1.071424">
                <text:p>1.0714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1.169923">
                <text:p>1.169923</text:p>
              </table:table-cell>
              <table:table-cell office:value-type="float" office:value="1.057078">
                <text:p>1.057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9822913">
                <text:p>0.9822913</text:p>
              </table:table-cell>
              <table:table-cell office:value-type="float" office:value="1.042732">
                <text:p>1.0427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8663862">
                <text:p>0.8663862</text:p>
              </table:table-cell>
              <table:table-cell office:value-type="float" office:value="1.027979">
                <text:p>1.0279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7732556">
                <text:p>0.7732556</text:p>
              </table:table-cell>
              <table:table-cell office:value-type="float" office:value="1.005694">
                <text:p>1.0056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734159">
                <text:p>0.734159</text:p>
              </table:table-cell>
              <table:table-cell office:value-type="float" office:value="0.9834094">
                <text:p>0.98340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7465548">
                <text:p>0.7465548</text:p>
              </table:table-cell>
              <table:table-cell office:value-type="float" office:value="0.9611247">
                <text:p>0.96112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7664895">
                <text:p>0.7664895</text:p>
              </table:table-cell>
              <table:table-cell office:value-type="float" office:value="0.9429808">
                <text:p>0.94298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7881549">
                <text:p>0.7881549</text:p>
              </table:table-cell>
              <table:table-cell office:value-type="float" office:value="0.9253448">
                <text:p>0.92534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7962048">
                <text:p>0.7962048</text:p>
              </table:table-cell>
              <table:table-cell office:value-type="float" office:value="0.9077088">
                <text:p>0.90770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7978749">
                <text:p>0.7978749</text:p>
              </table:table-cell>
              <table:table-cell office:value-type="float" office:value="0.8936539">
                <text:p>0.89365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7992149">
                <text:p>0.7992149</text:p>
              </table:table-cell>
              <table:table-cell office:value-type="float" office:value="0.8809217">
                <text:p>0.88092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7954822">
                <text:p>0.7954822</text:p>
              </table:table-cell>
              <table:table-cell office:value-type="float" office:value="0.8681896">
                <text:p>0.8681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7936116">
                <text:p>0.7936116</text:p>
              </table:table-cell>
              <table:table-cell office:value-type="float" office:value="0.8575993">
                <text:p>0.85759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7944107">
                <text:p>0.7944107</text:p>
              </table:table-cell>
              <table:table-cell office:value-type="float" office:value="0.8486263">
                <text:p>0.84862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8088679">
                <text:p>0.8088679</text:p>
              </table:table-cell>
              <table:table-cell office:value-type="float" office:value="0.8396534">
                <text:p>0.8396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8539243">
                <text:p>0.8539243</text:p>
              </table:table-cell>
              <table:table-cell office:value-type="float" office:value="0.8334665">
                <text:p>0.83346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9572015">
                <text:p>0.9572015</text:p>
              </table:table-cell>
              <table:table-cell office:value-type="float" office:value="0.8313011">
                <text:p>0.83130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1.040147">
                <text:p>1.040147</text:p>
              </table:table-cell>
              <table:table-cell office:value-type="float" office:value="0.8291356">
                <text:p>0.8291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1.06639">
                <text:p>1.06639</text:p>
              </table:table-cell>
              <table:table-cell office:value-type="float" office:value="0.8273584">
                <text:p>0.82735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1.038136">
                <text:p>1.038136</text:p>
              </table:table-cell>
              <table:table-cell office:value-type="float" office:value="0.8267534">
                <text:p>0.82675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92804">
                <text:p>0.992804</text:p>
              </table:table-cell>
              <table:table-cell office:value-type="float" office:value="0.8261484">
                <text:p>0.82614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9078523">
                <text:p>0.9078523</text:p>
              </table:table-cell>
              <table:table-cell office:value-type="float" office:value="0.8251158">
                <text:p>0.8251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8350491">
                <text:p>0.8350491</text:p>
              </table:table-cell>
              <table:table-cell office:value-type="float" office:value="0.819667">
                <text:p>0.819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8004339">
                <text:p>0.8004339</text:p>
              </table:table-cell>
              <table:table-cell office:value-type="float" office:value="0.8142183">
                <text:p>0.8142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8121635">
                <text:p>0.8121635</text:p>
              </table:table-cell>
              <table:table-cell office:value-type="float" office:value="0.8087695">
                <text:p>0.80876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8607001">
                <text:p>0.8607001</text:p>
              </table:table-cell>
              <table:table-cell office:value-type="float" office:value="0.805852">
                <text:p>0.8058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9265927">
                <text:p>0.9265927</text:p>
              </table:table-cell>
              <table:table-cell office:value-type="float" office:value="0.8031316">
                <text:p>0.80313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9680965">
                <text:p>0.9680965</text:p>
              </table:table-cell>
              <table:table-cell office:value-type="float" office:value="0.8004112">
                <text:p>0.80041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1.032273">
                <text:p>1.032273</text:p>
              </table:table-cell>
              <table:table-cell office:value-type="float" office:value="0.8001231">
                <text:p>0.80012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1.108404">
                <text:p>1.108404</text:p>
              </table:table-cell>
              <table:table-cell office:value-type="float" office:value="0.8005726">
                <text:p>0.80057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1.073754">
                <text:p>1.073754</text:p>
              </table:table-cell>
              <table:table-cell office:value-type="float" office:value="0.8010222">
                <text:p>0.80102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1.018985">
                <text:p>1.018985</text:p>
              </table:table-cell>
              <table:table-cell office:value-type="float" office:value="0.8014717">
                <text:p>0.80147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9879686">
                <text:p>0.9879686</text:p>
              </table:table-cell>
              <table:table-cell office:value-type="float" office:value="0.7997176">
                <text:p>0.7997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1.001806">
                <text:p>1.001806</text:p>
              </table:table-cell>
              <table:table-cell office:value-type="float" office:value="0.7961844">
                <text:p>0.7961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1.015542">
                <text:p>1.015542</text:p>
              </table:table-cell>
              <table:table-cell office:value-type="float" office:value="0.7926512">
                <text:p>0.79265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1.04839">
                <text:p>1.04839</text:p>
              </table:table-cell>
              <table:table-cell office:value-type="float" office:value="0.7891179">
                <text:p>0.78911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1.10492">
                <text:p>1.10492</text:p>
              </table:table-cell>
              <table:table-cell office:value-type="float" office:value="0.7855847">
                <text:p>0.78558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1.09852">
                <text:p>1.09852</text:p>
              </table:table-cell>
              <table:table-cell office:value-type="float" office:value="0.7807623">
                <text:p>0.78076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1.042223">
                <text:p>1.042223</text:p>
              </table:table-cell>
              <table:table-cell office:value-type="float" office:value="0.7748992">
                <text:p>0.77489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9944147">
                <text:p>0.9944147</text:p>
              </table:table-cell>
              <table:table-cell office:value-type="float" office:value="0.7690361">
                <text:p>0.76903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9445572">
                <text:p>0.9445572</text:p>
              </table:table-cell>
              <table:table-cell office:value-type="float" office:value="0.763173">
                <text:p>0.7631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8940933">
                <text:p>0.8940933</text:p>
              </table:table-cell>
              <table:table-cell office:value-type="float" office:value="0.7573098">
                <text:p>0.75730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8116582">
                <text:p>0.8116582</text:p>
              </table:table-cell>
              <table:table-cell office:value-type="float" office:value="0.7476255">
                <text:p>0.74762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7356547">
                <text:p>0.7356547</text:p>
              </table:table-cell>
              <table:table-cell office:value-type="float" office:value="0.7348562">
                <text:p>0.73485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6978397">
                <text:p>0.6978397</text:p>
              </table:table-cell>
              <table:table-cell office:value-type="float" office:value="0.7220869">
                <text:p>0.72208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664164">
                <text:p>0.664164</text:p>
              </table:table-cell>
              <table:table-cell office:value-type="float" office:value="0.7093175">
                <text:p>0.70931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639296">
                <text:p>0.639296</text:p>
              </table:table-cell>
              <table:table-cell office:value-type="float" office:value="0.6965482">
                <text:p>0.69654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6376496">
                <text:p>0.6376496</text:p>
              </table:table-cell>
              <table:table-cell office:value-type="float" office:value="0.6817228">
                <text:p>0.68172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6426582">
                <text:p>0.6426582</text:p>
              </table:table-cell>
              <table:table-cell office:value-type="float" office:value="0.6652375">
                <text:p>0.6652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6490461">
                <text:p>0.6490461</text:p>
              </table:table-cell>
              <table:table-cell office:value-type="float" office:value="0.6487521">
                <text:p>0.64875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6669397">
                <text:p>0.6669397</text:p>
              </table:table-cell>
              <table:table-cell office:value-type="float" office:value="0.6322667">
                <text:p>0.6322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6982325">
                <text:p>0.6982325</text:p>
              </table:table-cell>
              <table:table-cell office:value-type="float" office:value="0.6157813">
                <text:p>0.61578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7046782">
                <text:p>0.7046782</text:p>
              </table:table-cell>
              <table:table-cell office:value-type="float" office:value="0.603165">
                <text:p>0.6031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6936255">
                <text:p>0.6936255</text:p>
              </table:table-cell>
              <table:table-cell office:value-type="float" office:value="0.5936725">
                <text:p>0.59367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6906296">
                <text:p>0.6906296</text:p>
              </table:table-cell>
              <table:table-cell office:value-type="float" office:value="0.5841799">
                <text:p>0.58417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6833897">
                <text:p>0.6833897</text:p>
              </table:table-cell>
              <table:table-cell office:value-type="float" office:value="0.5746873">
                <text:p>0.57468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6751811">
                <text:p>0.6751811</text:p>
              </table:table-cell>
              <table:table-cell office:value-type="float" office:value="0.5651948">
                <text:p>0.56519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6789638">
                <text:p>0.6789638</text:p>
              </table:table-cell>
              <table:table-cell office:value-type="float" office:value="0.5565184">
                <text:p>0.55651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6938135">
                <text:p>0.6938135</text:p>
              </table:table-cell>
              <table:table-cell office:value-type="float" office:value="0.5485009">
                <text:p>0.54850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7092144">
                <text:p>0.7092144</text:p>
              </table:table-cell>
              <table:table-cell office:value-type="float" office:value="0.5404835">
                <text:p>0.54048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7203349">
                <text:p>0.7203349</text:p>
              </table:table-cell>
              <table:table-cell office:value-type="float" office:value="0.5324661">
                <text:p>0.53246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7284263">
                <text:p>0.7284263</text:p>
              </table:table-cell>
              <table:table-cell office:value-type="float" office:value="0.5244486">
                <text:p>0.52444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7383463">
                <text:p>0.7383463</text:p>
              </table:table-cell>
              <table:table-cell office:value-type="float" office:value="0.519259">
                <text:p>0.5192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7493767">
                <text:p>0.7493767</text:p>
              </table:table-cell>
              <table:table-cell office:value-type="float" office:value="0.5163524">
                <text:p>0.51635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7592079">
                <text:p>0.7592079</text:p>
              </table:table-cell>
              <table:table-cell office:value-type="float" office:value="0.5134458">
                <text:p>0.51344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7687851">
                <text:p>0.7687851</text:p>
              </table:table-cell>
              <table:table-cell office:value-type="float" office:value="0.5105391">
                <text:p>0.51053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778172">
                <text:p>0.778172</text:p>
              </table:table-cell>
              <table:table-cell office:value-type="float" office:value="0.5076325">
                <text:p>0.5076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7827916">
                <text:p>0.7827916</text:p>
              </table:table-cell>
              <table:table-cell office:value-type="float" office:value="0.5085412">
                <text:p>0.50854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7839083">
                <text:p>0.7839083</text:p>
              </table:table-cell>
              <table:table-cell office:value-type="float" office:value="0.5125301">
                <text:p>0.51253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7849616">
                <text:p>0.7849616</text:p>
              </table:table-cell>
              <table:table-cell office:value-type="float" office:value="0.5165191">
                <text:p>0.51651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7837764">
                <text:p>0.7837764</text:p>
              </table:table-cell>
              <table:table-cell office:value-type="float" office:value="0.520508">
                <text:p>0.5205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781049">
                <text:p>0.781049</text:p>
              </table:table-cell>
              <table:table-cell office:value-type="float" office:value="0.524497">
                <text:p>0.5244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7852889">
                <text:p>0.7852889</text:p>
              </table:table-cell>
              <table:table-cell office:value-type="float" office:value="0.5314768">
                <text:p>0.53147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7956681">
                <text:p>0.7956681</text:p>
              </table:table-cell>
              <table:table-cell office:value-type="float" office:value="0.5408712">
                <text:p>0.54087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8071357">
                <text:p>0.8071357</text:p>
              </table:table-cell>
              <table:table-cell office:value-type="float" office:value="0.5502657">
                <text:p>0.55026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8237319">
                <text:p>0.8237319</text:p>
              </table:table-cell>
              <table:table-cell office:value-type="float" office:value="0.5596601">
                <text:p>0.55966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8470304">
                <text:p>0.8470304</text:p>
              </table:table-cell>
              <table:table-cell office:value-type="float" office:value="0.5690546">
                <text:p>0.56905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8634642">
                <text:p>0.8634642</text:p>
              </table:table-cell>
              <table:table-cell office:value-type="float" office:value="0.5828743">
                <text:p>0.58287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872385">
                <text:p>0.872385</text:p>
              </table:table-cell>
              <table:table-cell office:value-type="float" office:value="0.6002667">
                <text:p>0.6002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8827033">
                <text:p>0.8827033</text:p>
              </table:table-cell>
              <table:table-cell office:value-type="float" office:value="0.6176591">
                <text:p>0.61765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8937675">
                <text:p>0.8937675</text:p>
              </table:table-cell>
              <table:table-cell office:value-type="float" office:value="0.6350515">
                <text:p>0.63505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9057783">
                <text:p>0.9057783</text:p>
              </table:table-cell>
              <table:table-cell office:value-type="float" office:value="0.652444">
                <text:p>0.652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9271594">
                <text:p>0.9271594</text:p>
              </table:table-cell>
              <table:table-cell office:value-type="float" office:value="0.6716827">
                <text:p>0.67168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9538694">
                <text:p>0.9538694</text:p>
              </table:table-cell>
              <table:table-cell office:value-type="float" office:value="0.6924121">
                <text:p>0.69241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9829957">
                <text:p>0.9829957</text:p>
              </table:table-cell>
              <table:table-cell office:value-type="float" office:value="0.7131415">
                <text:p>0.71314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1.031377">
                <text:p>1.031377</text:p>
              </table:table-cell>
              <table:table-cell office:value-type="float" office:value="0.733871">
                <text:p>0.7338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1.100469">
                <text:p>1.100469</text:p>
              </table:table-cell>
              <table:table-cell office:value-type="float" office:value="0.7546004">
                <text:p>0.75460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1.120688">
                <text:p>1.120688</text:p>
              </table:table-cell>
              <table:table-cell office:value-type="float" office:value="0.7768508">
                <text:p>0.77685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.112066">
                <text:p>1.112066</text:p>
              </table:table-cell>
              <table:table-cell office:value-type="float" office:value="0.8003294">
                <text:p>0.80032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1.115598">
                <text:p>1.115598</text:p>
              </table:table-cell>
              <table:table-cell office:value-type="float" office:value="0.8238079">
                <text:p>0.82380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1.094173">
                <text:p>1.094173</text:p>
              </table:table-cell>
              <table:table-cell office:value-type="float" office:value="0.8472865">
                <text:p>0.84728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1.059659">
                <text:p>1.059659</text:p>
              </table:table-cell>
              <table:table-cell office:value-type="float" office:value="0.870765">
                <text:p>0.8707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1.070317">
                <text:p>1.070317</text:p>
              </table:table-cell>
              <table:table-cell office:value-type="float" office:value="0.8920215">
                <text:p>0.89202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1.115905">
                <text:p>1.115905</text:p>
              </table:table-cell>
              <table:table-cell office:value-type="float" office:value="0.911484">
                <text:p>0.9114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1.167295">
                <text:p>1.167295</text:p>
              </table:table-cell>
              <table:table-cell office:value-type="float" office:value="0.9309465">
                <text:p>0.93094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1.231755">
                <text:p>1.231755</text:p>
              </table:table-cell>
              <table:table-cell office:value-type="float" office:value="0.9504091">
                <text:p>0.95040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1.307079">
                <text:p>1.307079</text:p>
              </table:table-cell>
              <table:table-cell office:value-type="float" office:value="0.9698716">
                <text:p>0.96987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1.367527">
                <text:p>1.367527</text:p>
              </table:table-cell>
              <table:table-cell office:value-type="float" office:value="0.9910487">
                <text:p>0.99104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1.381811">
                <text:p>1.381811</text:p>
              </table:table-cell>
              <table:table-cell office:value-type="float" office:value="1.01361">
                <text:p>1.013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1.426793">
                <text:p>1.426793</text:p>
              </table:table-cell>
              <table:table-cell office:value-type="float" office:value="1.036172">
                <text:p>1.0361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1.577899">
                <text:p>1.577899</text:p>
              </table:table-cell>
              <table:table-cell office:value-type="float" office:value="1.058733">
                <text:p>1.0587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1.778489">
                <text:p>1.778489</text:p>
              </table:table-cell>
              <table:table-cell office:value-type="float" office:value="1.081294">
                <text:p>1.0812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1.813082">
                <text:p>1.813082</text:p>
              </table:table-cell>
              <table:table-cell office:value-type="float" office:value="1.105188">
                <text:p>1.1051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1.741783">
                <text:p>1.741783</text:p>
              </table:table-cell>
              <table:table-cell office:value-type="float" office:value="1.130158">
                <text:p>1.1301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1.667833">
                <text:p>1.667833</text:p>
              </table:table-cell>
              <table:table-cell office:value-type="float" office:value="1.155128">
                <text:p>1.155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1.556849">
                <text:p>1.556849</text:p>
              </table:table-cell>
              <table:table-cell office:value-type="float" office:value="1.180098">
                <text:p>1.1800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1.429719">
                <text:p>1.429719</text:p>
              </table:table-cell>
              <table:table-cell office:value-type="float" office:value="1.205068">
                <text:p>1.2050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1.371214">
                <text:p>1.371214</text:p>
              </table:table-cell>
              <table:table-cell office:value-type="float" office:value="1.221772">
                <text:p>1.2217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1.362186">
                <text:p>1.362186</text:p>
              </table:table-cell>
              <table:table-cell office:value-type="float" office:value="1.231802">
                <text:p>1.2318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1.35407">
                <text:p>1.35407</text:p>
              </table:table-cell>
              <table:table-cell office:value-type="float" office:value="1.241833">
                <text:p>1.2418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1.353589">
                <text:p>1.353589</text:p>
              </table:table-cell>
              <table:table-cell office:value-type="float" office:value="1.251864">
                <text:p>1.2518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1.358558">
                <text:p>1.358558</text:p>
              </table:table-cell>
              <table:table-cell office:value-type="float" office:value="1.261894">
                <text:p>1.2618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1.402629">
                <text:p>1.402629</text:p>
              </table:table-cell>
              <table:table-cell office:value-type="float" office:value="1.267524">
                <text:p>1.2675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1.47419">
                <text:p>1.47419</text:p>
              </table:table-cell>
              <table:table-cell office:value-type="float" office:value="1.2696">
                <text:p>1.26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1.536357">
                <text:p>1.536357</text:p>
              </table:table-cell>
              <table:table-cell office:value-type="float" office:value="1.271677">
                <text:p>1.2716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1.616701">
                <text:p>1.616701</text:p>
              </table:table-cell>
              <table:table-cell office:value-type="float" office:value="1.273753">
                <text:p>1.2737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1.704451">
                <text:p>1.704451</text:p>
              </table:table-cell>
              <table:table-cell office:value-type="float" office:value="1.27583">
                <text:p>1.275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1.687953">
                <text:p>1.687953</text:p>
              </table:table-cell>
              <table:table-cell office:value-type="float" office:value="1.274172">
                <text:p>1.2741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1.585723">
                <text:p>1.585723</text:p>
              </table:table-cell>
              <table:table-cell office:value-type="float" office:value="1.269499">
                <text:p>1.2694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1.477081">
                <text:p>1.477081</text:p>
              </table:table-cell>
              <table:table-cell office:value-type="float" office:value="1.264826">
                <text:p>1.2648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1.334052">
                <text:p>1.334052</text:p>
              </table:table-cell>
              <table:table-cell office:value-type="float" office:value="1.260153">
                <text:p>1.2601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1.166088">
                <text:p>1.166088</text:p>
              </table:table-cell>
              <table:table-cell office:value-type="float" office:value="1.255481">
                <text:p>1.2554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1.088335">
                <text:p>1.088335</text:p>
              </table:table-cell>
              <table:table-cell office:value-type="float" office:value="1.242255">
                <text:p>1.2422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1.073892">
                <text:p>1.073892</text:p>
              </table:table-cell>
              <table:table-cell office:value-type="float" office:value="1.222124">
                <text:p>1.2221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1.057543">
                <text:p>1.057543</text:p>
              </table:table-cell>
              <table:table-cell office:value-type="float" office:value="1.201993">
                <text:p>1.2019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1.040266">
                <text:p>1.040266</text:p>
              </table:table-cell>
              <table:table-cell office:value-type="float" office:value="1.181863">
                <text:p>1.1818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1.022189">
                <text:p>1.022189</text:p>
              </table:table-cell>
              <table:table-cell office:value-type="float" office:value="1.161732">
                <text:p>1.1617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9664331">
                <text:p>0.9664331</text:p>
              </table:table-cell>
              <table:table-cell office:value-type="float" office:value="1.139683">
                <text:p>1.1396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9066946">
                <text:p>0.9066946</text:p>
              </table:table-cell>
              <table:table-cell office:value-type="float" office:value="1.116087">
                <text:p>1.1160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8690535">
                <text:p>0.8690535</text:p>
              </table:table-cell>
              <table:table-cell office:value-type="float" office:value="1.09249">
                <text:p>1.092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8255107">
                <text:p>0.8255107</text:p>
              </table:table-cell>
              <table:table-cell office:value-type="float" office:value="1.068894">
                <text:p>1.0688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7853789">
                <text:p>0.7853789</text:p>
              </table:table-cell>
              <table:table-cell office:value-type="float" office:value="1.045297">
                <text:p>1.0452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7731409">
                <text:p>0.7731409</text:p>
              </table:table-cell>
              <table:table-cell office:value-type="float" office:value="1.021353">
                <text:p>1.0213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7769034">
                <text:p>0.7769034</text:p>
              </table:table-cell>
              <table:table-cell office:value-type="float" office:value="0.997127">
                <text:p>0.9971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7796267">
                <text:p>0.7796267</text:p>
              </table:table-cell>
              <table:table-cell office:value-type="float" office:value="0.9729015">
                <text:p>0.97290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7775887">
                <text:p>0.7775887</text:p>
              </table:table-cell>
              <table:table-cell office:value-type="float" office:value="0.9486759">
                <text:p>0.94867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7729499">
                <text:p>0.7729499</text:p>
              </table:table-cell>
              <table:table-cell office:value-type="float" office:value="0.9244503">
                <text:p>0.92445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7702761">
                <text:p>0.7702761</text:p>
              </table:table-cell>
              <table:table-cell office:value-type="float" office:value="0.9043978">
                <text:p>0.90439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7704948">
                <text:p>0.7704948</text:p>
              </table:table-cell>
              <table:table-cell office:value-type="float" office:value="0.8877146">
                <text:p>0.88771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.7725326">
                <text:p>0.7725326</text:p>
              </table:table-cell>
              <table:table-cell office:value-type="float" office:value="0.8710314">
                <text:p>0.87103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.7720353">
                <text:p>0.7720353</text:p>
              </table:table-cell>
              <table:table-cell office:value-type="float" office:value="0.8543482">
                <text:p>0.85434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7700643">
                <text:p>0.7700643</text:p>
              </table:table-cell>
              <table:table-cell office:value-type="float" office:value="0.837665">
                <text:p>0.837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7779237">
                <text:p>0.7779237</text:p>
              </table:table-cell>
              <table:table-cell office:value-type="float" office:value="0.8272698">
                <text:p>0.82726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8019457">
                <text:p>0.8019457</text:p>
              </table:table-cell>
              <table:table-cell office:value-type="float" office:value="0.8219514">
                <text:p>0.82195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8483157">
                <text:p>0.8483157</text:p>
              </table:table-cell>
              <table:table-cell office:value-type="float" office:value="0.816633">
                <text:p>0.8166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.9541644">
                <text:p>0.9541644</text:p>
              </table:table-cell>
              <table:table-cell office:value-type="float" office:value="0.8113145">
                <text:p>0.81131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1.168631">
                <text:p>1.168631</text:p>
              </table:table-cell>
              <table:table-cell office:value-type="float" office:value="0.8059961">
                <text:p>0.80599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1.179972">
                <text:p>1.179972</text:p>
              </table:table-cell>
              <table:table-cell office:value-type="float" office:value="0.8103435">
                <text:p>0.81034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1.064745">
                <text:p>1.064745</text:p>
              </table:table-cell>
              <table:table-cell office:value-type="float" office:value="0.8224946">
                <text:p>0.82249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1.061366">
                <text:p>1.061366</text:p>
              </table:table-cell>
              <table:table-cell office:value-type="float" office:value="0.8346457">
                <text:p>0.83464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.9994948">
                <text:p>0.9994948</text:p>
              </table:table-cell>
              <table:table-cell office:value-type="float" office:value="0.8467969">
                <text:p>0.84679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9257977">
                <text:p>0.9257977</text:p>
              </table:table-cell>
              <table:table-cell office:value-type="float" office:value="0.858948">
                <text:p>0.8589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920438">
                <text:p>0.920438</text:p>
              </table:table-cell>
              <table:table-cell office:value-type="float" office:value="0.8679021">
                <text:p>0.8679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.9233802">
                <text:p>0.9233802</text:p>
              </table:table-cell>
              <table:table-cell office:value-type="float" office:value="0.8742749">
                <text:p>0.87427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.9491733">
                <text:p>0.9491733</text:p>
              </table:table-cell>
              <table:table-cell office:value-type="float" office:value="0.8806478">
                <text:p>0.88064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1.073721">
                <text:p>1.073721</text:p>
              </table:table-cell>
              <table:table-cell office:value-type="float" office:value="0.8870207">
                <text:p>0.88702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1.32644">
                <text:p>1.32644</text:p>
              </table:table-cell>
              <table:table-cell office:value-type="float" office:value="0.8933936">
                <text:p>0.89339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1.486355">
                <text:p>1.486355</text:p>
              </table:table-cell>
              <table:table-cell office:value-type="float" office:value="0.9101483">
                <text:p>0.91014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1.51115">
                <text:p>1.51115</text:p>
              </table:table-cell>
              <table:table-cell office:value-type="float" office:value="0.935285">
                <text:p>0.935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1.539516">
                <text:p>1.539516</text:p>
              </table:table-cell>
              <table:table-cell office:value-type="float" office:value="0.9604216">
                <text:p>0.96042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1.577507">
                <text:p>1.577507</text:p>
              </table:table-cell>
              <table:table-cell office:value-type="float" office:value="0.9855583">
                <text:p>0.98555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1.620977">
                <text:p>1.620977</text:p>
              </table:table-cell>
              <table:table-cell office:value-type="float" office:value="1.010695">
                <text:p>1.0106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1.652195">
                <text:p>1.652195</text:p>
              </table:table-cell>
              <table:table-cell office:value-type="float" office:value="1.0355">
                <text:p>1.03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1.667138">
                <text:p>1.667138</text:p>
              </table:table-cell>
              <table:table-cell office:value-type="float" office:value="1.060037">
                <text:p>1.0600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1.682243">
                <text:p>1.682243</text:p>
              </table:table-cell>
              <table:table-cell office:value-type="float" office:value="1.084573">
                <text:p>1.0845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1.710127">
                <text:p>1.710127</text:p>
              </table:table-cell>
              <table:table-cell office:value-type="float" office:value="1.10911">
                <text:p>1.109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1.744955">
                <text:p>1.744955</text:p>
              </table:table-cell>
              <table:table-cell office:value-type="float" office:value="1.133647">
                <text:p>1.1336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1.792553">
                <text:p>1.792553</text:p>
              </table:table-cell>
              <table:table-cell office:value-type="float" office:value="1.15619">
                <text:p>1.156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1.90434">
                <text:p>1.90434</text:p>
              </table:table-cell>
              <table:table-cell office:value-type="float" office:value="1.177122">
                <text:p>1.1771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1.9196">
                <text:p>1.9196</text:p>
              </table:table-cell>
              <table:table-cell office:value-type="float" office:value="1.198055">
                <text:p>1.1980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1.868605">
                <text:p>1.868605</text:p>
              </table:table-cell>
              <table:table-cell office:value-type="float" office:value="1.218987">
                <text:p>1.2189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1.825077">
                <text:p>1.825077</text:p>
              </table:table-cell>
              <table:table-cell office:value-type="float" office:value="1.23992">
                <text:p>1.23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1.843346">
                <text:p>1.843346</text:p>
              </table:table-cell>
              <table:table-cell office:value-type="float" office:value="1.258219">
                <text:p>1.2582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1.940832">
                <text:p>1.940832</text:p>
              </table:table-cell>
              <table:table-cell office:value-type="float" office:value="1.274392">
                <text:p>1.2743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2.09887">
                <text:p>2.09887</text:p>
              </table:table-cell>
              <table:table-cell office:value-type="float" office:value="1.290566">
                <text:p>1.2905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2.402254">
                <text:p>2.402254</text:p>
              </table:table-cell>
              <table:table-cell office:value-type="float" office:value="1.306739">
                <text:p>1.3067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2.663691">
                <text:p>2.663691</text:p>
              </table:table-cell>
              <table:table-cell office:value-type="float" office:value="1.322912">
                <text:p>1.3229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2.711573">
                <text:p>2.711573</text:p>
              </table:table-cell>
              <table:table-cell office:value-type="float" office:value="1.354389">
                <text:p>1.3543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2.683248">
                <text:p>2.683248</text:p>
              </table:table-cell>
              <table:table-cell office:value-type="float" office:value="1.398221">
                <text:p>1.3982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2.643904">
                <text:p>2.643904</text:p>
              </table:table-cell>
              <table:table-cell office:value-type="float" office:value="1.442053">
                <text:p>1.4420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2.583738">
                <text:p>2.583738</text:p>
              </table:table-cell>
              <table:table-cell office:value-type="float" office:value="1.485886">
                <text:p>1.4858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2.494234">
                <text:p>2.494234</text:p>
              </table:table-cell>
              <table:table-cell office:value-type="float" office:value="1.529718">
                <text:p>1.5297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2.393327">
                <text:p>2.393327</text:p>
              </table:table-cell>
              <table:table-cell office:value-type="float" office:value="1.561227">
                <text:p>1.5612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2.305521">
                <text:p>2.305521</text:p>
              </table:table-cell>
              <table:table-cell office:value-type="float" office:value="1.582786">
                <text:p>1.5827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2.213319">
                <text:p>2.213319</text:p>
              </table:table-cell>
              <table:table-cell office:value-type="float" office:value="1.604346">
                <text:p>1.6043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2.098728">
                <text:p>2.098728</text:p>
              </table:table-cell>
              <table:table-cell office:value-type="float" office:value="1.625905">
                <text:p>1.6259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1.974191">
                <text:p>1.974191</text:p>
              </table:table-cell>
              <table:table-cell office:value-type="float" office:value="1.647464">
                <text:p>1.6474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1.871197">
                <text:p>1.871197</text:p>
              </table:table-cell>
              <table:table-cell office:value-type="float" office:value="1.656342">
                <text:p>1.6563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1.879653">
                <text:p>1.879653</text:p>
              </table:table-cell>
              <table:table-cell office:value-type="float" office:value="1.654981">
                <text:p>1.6549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1.885394">
                <text:p>1.885394</text:p>
              </table:table-cell>
              <table:table-cell office:value-type="float" office:value="1.65362">
                <text:p>1.653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1.727624">
                <text:p>1.727624</text:p>
              </table:table-cell>
              <table:table-cell office:value-type="float" office:value="1.652259">
                <text:p>1.6522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1.550329">
                <text:p>1.550329</text:p>
              </table:table-cell>
              <table:table-cell office:value-type="float" office:value="1.650899">
                <text:p>1.6508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1.60485">
                <text:p>1.60485</text:p>
              </table:table-cell>
              <table:table-cell office:value-type="float" office:value="1.641966">
                <text:p>1.6419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1.752565">
                <text:p>1.752565</text:p>
              </table:table-cell>
              <table:table-cell office:value-type="float" office:value="1.62692">
                <text:p>1.626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1.822536">
                <text:p>1.822536</text:p>
              </table:table-cell>
              <table:table-cell office:value-type="float" office:value="1.611875">
                <text:p>1.6118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1.848206">
                <text:p>1.848206</text:p>
              </table:table-cell>
              <table:table-cell office:value-type="float" office:value="1.596829">
                <text:p>1.5968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1.857332">
                <text:p>1.857332</text:p>
              </table:table-cell>
              <table:table-cell office:value-type="float" office:value="1.581784">
                <text:p>1.5817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1.878335">
                <text:p>1.878335</text:p>
              </table:table-cell>
              <table:table-cell office:value-type="float" office:value="1.57776">
                <text:p>1.577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1.919493">
                <text:p>1.919493</text:p>
              </table:table-cell>
              <table:table-cell office:value-type="float" office:value="1.582634">
                <text:p>1.5826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1.968472">
                <text:p>1.968472</text:p>
              </table:table-cell>
              <table:table-cell office:value-type="float" office:value="1.587509">
                <text:p>1.5875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2.036649">
                <text:p>2.036649</text:p>
              </table:table-cell>
              <table:table-cell office:value-type="float" office:value="1.592384">
                <text:p>1.5923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2.130473">
                <text:p>2.130473</text:p>
              </table:table-cell>
              <table:table-cell office:value-type="float" office:value="1.597258">
                <text:p>1.5972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2.298283">
                <text:p>2.298283</text:p>
              </table:table-cell>
              <table:table-cell office:value-type="float" office:value="1.618034">
                <text:p>1.6180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2.503429">
                <text:p>2.503429</text:p>
              </table:table-cell>
              <table:table-cell office:value-type="float" office:value="1.651648">
                <text:p>1.6516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2.638665">
                <text:p>2.638665</text:p>
              </table:table-cell>
              <table:table-cell office:value-type="float" office:value="1.685261">
                <text:p>1.6852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2.741699">
                <text:p>2.741699</text:p>
              </table:table-cell>
              <table:table-cell office:value-type="float" office:value="1.718875">
                <text:p>1.718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2.797434">
                <text:p>2.797434</text:p>
              </table:table-cell>
              <table:table-cell office:value-type="float" office:value="1.752489">
                <text:p>1.7524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2.787527">
                <text:p>2.787527</text:p>
              </table:table-cell>
              <table:table-cell office:value-type="float" office:value="1.794439">
                <text:p>1.7944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2.75121">
                <text:p>2.75121</text:p>
              </table:table-cell>
              <table:table-cell office:value-type="float" office:value="1.84312">
                <text:p>1.843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2.698149">
                <text:p>2.698149</text:p>
              </table:table-cell>
              <table:table-cell office:value-type="float" office:value="1.891801">
                <text:p>1.8918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2.595549">
                <text:p>2.595549</text:p>
              </table:table-cell>
              <table:table-cell office:value-type="float" office:value="1.940482">
                <text:p>1.9404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2.413168">
                <text:p>2.413168</text:p>
              </table:table-cell>
              <table:table-cell office:value-type="float" office:value="1.989163">
                <text:p>1.9891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2.207337">
                <text:p>2.207337</text:p>
              </table:table-cell>
              <table:table-cell office:value-type="float" office:value="2.019844">
                <text:p>2.0198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2.047448">
                <text:p>2.047448</text:p>
              </table:table-cell>
              <table:table-cell office:value-type="float" office:value="2.035992">
                <text:p>2.0359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2.179712">
                <text:p>2.179712</text:p>
              </table:table-cell>
              <table:table-cell office:value-type="float" office:value="2.05214">
                <text:p>2.052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2.206156">
                <text:p>2.206156</text:p>
              </table:table-cell>
              <table:table-cell office:value-type="float" office:value="2.068288">
                <text:p>2.0682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2.179721">
                <text:p>2.179721</text:p>
              </table:table-cell>
              <table:table-cell office:value-type="float" office:value="2.084435">
                <text:p>2.0844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2.274429">
                <text:p>2.274429</text:p>
              </table:table-cell>
              <table:table-cell office:value-type="float" office:value="2.101156">
                <text:p>2.1011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2.587907">
                <text:p>2.587907</text:p>
              </table:table-cell>
              <table:table-cell office:value-type="float" office:value="2.118338">
                <text:p>2.1183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2.992226">
                <text:p>2.992226</text:p>
              </table:table-cell>
              <table:table-cell office:value-type="float" office:value="2.135521">
                <text:p>2.1355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3.871103">
                <text:p>3.871103</text:p>
              </table:table-cell>
              <table:table-cell office:value-type="float" office:value="2.152703">
                <text:p>2.1527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4.543729">
                <text:p>4.543729</text:p>
              </table:table-cell>
              <table:table-cell office:value-type="float" office:value="2.169886">
                <text:p>2.1698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4.518826">
                <text:p>4.518826</text:p>
              </table:table-cell>
              <table:table-cell office:value-type="float" office:value="2.22382">
                <text:p>2.223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4.456749">
                <text:p>4.456749</text:p>
              </table:table-cell>
              <table:table-cell office:value-type="float" office:value="2.307426">
                <text:p>2.3074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4.371879">
                <text:p>4.371879</text:p>
              </table:table-cell>
              <table:table-cell office:value-type="float" office:value="2.391033">
                <text:p>2.3910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4.057252">
                <text:p>4.057252</text:p>
              </table:table-cell>
              <table:table-cell office:value-type="float" office:value="2.474639">
                <text:p>2.4746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3.519536">
                <text:p>3.519536</text:p>
              </table:table-cell>
              <table:table-cell office:value-type="float" office:value="2.558246">
                <text:p>2.5582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3.922371">
                <text:p>3.922371</text:p>
              </table:table-cell>
              <table:table-cell office:value-type="float" office:value="2.642463">
                <text:p>2.6424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4.64092">
                <text:p>4.64092</text:p>
              </table:table-cell>
              <table:table-cell office:value-type="float" office:value="2.727175">
                <text:p>2.7271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4.764597">
                <text:p>4.764597</text:p>
              </table:table-cell>
              <table:table-cell office:value-type="float" office:value="2.811887">
                <text:p>2.8118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4.789114">
                <text:p>4.789114</text:p>
              </table:table-cell>
              <table:table-cell office:value-type="float" office:value="2.896599">
                <text:p>2.8965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4.792748">
                <text:p>4.792748</text:p>
              </table:table-cell>
              <table:table-cell office:value-type="float" office:value="2.981311">
                <text:p>2.9813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4.793031">
                <text:p>4.793031</text:p>
              </table:table-cell>
              <table:table-cell office:value-type="float" office:value="3.105445">
                <text:p>3.1054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4.793069">
                <text:p>4.793069</text:p>
              </table:table-cell>
              <table:table-cell office:value-type="float" office:value="3.261409">
                <text:p>3.2614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4.793018">
                <text:p>4.793018</text:p>
              </table:table-cell>
              <table:table-cell office:value-type="float" office:value="3.417373">
                <text:p>3.4173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4.790102">
                <text:p>4.790102</text:p>
              </table:table-cell>
              <table:table-cell office:value-type="float" office:value="3.573336">
                <text:p>3.5733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4.719455">
                <text:p>4.719455</text:p>
              </table:table-cell>
              <table:table-cell office:value-type="float" office:value="3.7293">
                <text:p>3.72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4.413488">
                <text:p>4.413488</text:p>
              </table:table-cell>
              <table:table-cell office:value-type="float" office:value="3.853668">
                <text:p>3.8536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4.441166">
                <text:p>4.441166</text:p>
              </table:table-cell>
              <table:table-cell office:value-type="float" office:value="3.952529">
                <text:p>3.9525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4.630605">
                <text:p>4.630605</text:p>
              </table:table-cell>
              <table:table-cell office:value-type="float" office:value="4.051389">
                <text:p>4.0513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4.592318">
                <text:p>4.592318</text:p>
              </table:table-cell>
              <table:table-cell office:value-type="float" office:value="4.150249">
                <text:p>4.1502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4.456381">
                <text:p>4.456381</text:p>
              </table:table-cell>
              <table:table-cell office:value-type="float" office:value="4.24911">
                <text:p>4.249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4.224283">
                <text:p>4.224283</text:p>
              </table:table-cell>
              <table:table-cell office:value-type="float" office:value="4.285513">
                <text:p>4.2855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4.222424">
                <text:p>4.222424</text:p>
              </table:table-cell>
              <table:table-cell office:value-type="float" office:value="4.271492">
                <text:p>4.2714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4.316044">
                <text:p>4.316044</text:p>
              </table:table-cell>
              <table:table-cell office:value-type="float" office:value="4.25747">
                <text:p>4.257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4.349946">
                <text:p>4.349946</text:p>
              </table:table-cell>
              <table:table-cell office:value-type="float" office:value="4.243449">
                <text:p>4.2434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4.374072">
                <text:p>4.374072</text:p>
              </table:table-cell>
              <table:table-cell office:value-type="float" office:value="4.229428">
                <text:p>4.2294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4.536227">
                <text:p>4.536227</text:p>
              </table:table-cell>
              <table:table-cell office:value-type="float" office:value="4.205621">
                <text:p>4.2056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4.631138">
                <text:p>4.631138</text:p>
              </table:table-cell>
              <table:table-cell office:value-type="float" office:value="4.173914">
                <text:p>4.1739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4.654741">
                <text:p>4.654741</text:p>
              </table:table-cell>
              <table:table-cell office:value-type="float" office:value="4.142207">
                <text:p>4.1422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4.673661">
                <text:p>4.673661</text:p>
              </table:table-cell>
              <table:table-cell office:value-type="float" office:value="4.1105">
                <text:p>4.11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4.679785">
                <text:p>4.679785</text:p>
              </table:table-cell>
              <table:table-cell office:value-type="float" office:value="4.078793">
                <text:p>4.0787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4.700035">
                <text:p>4.700035</text:p>
              </table:table-cell>
              <table:table-cell office:value-type="float" office:value="4.05883">
                <text:p>4.058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4.490071">
                <text:p>4.490071</text:p>
              </table:table-cell>
              <table:table-cell office:value-type="float" office:value="4.048348">
                <text:p>4.0483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4.171515">
                <text:p>4.171515</text:p>
              </table:table-cell>
              <table:table-cell office:value-type="float" office:value="4.037866">
                <text:p>4.0378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4.078468">
                <text:p>4.078468</text:p>
              </table:table-cell>
              <table:table-cell office:value-type="float" office:value="4.027385">
                <text:p>4.0273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3.929927">
                <text:p>3.929927</text:p>
              </table:table-cell>
              <table:table-cell office:value-type="float" office:value="4.016903">
                <text:p>4.0169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3.45275">
                <text:p>3.45275</text:p>
              </table:table-cell>
              <table:table-cell office:value-type="float" office:value="4.004609">
                <text:p>4.0046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3.08344">
                <text:p>3.08344</text:p>
              </table:table-cell>
              <table:table-cell office:value-type="float" office:value="3.990851">
                <text:p>3.9908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2.943934">
                <text:p>2.943934</text:p>
              </table:table-cell>
              <table:table-cell office:value-type="float" office:value="3.977094">
                <text:p>3.9770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2.866496">
                <text:p>2.866496</text:p>
              </table:table-cell>
              <table:table-cell office:value-type="float" office:value="3.963336">
                <text:p>3.9633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2.828225">
                <text:p>2.828225</text:p>
              </table:table-cell>
              <table:table-cell office:value-type="float" office:value="3.949579">
                <text:p>3.9495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2.78151">
                <text:p>2.78151</text:p>
              </table:table-cell>
              <table:table-cell office:value-type="float" office:value="3.909913">
                <text:p>3.9099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2.714058">
                <text:p>2.714058</text:p>
              </table:table-cell>
              <table:table-cell office:value-type="float" office:value="3.849329">
                <text:p>3.8493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2.597223">
                <text:p>2.597223</text:p>
              </table:table-cell>
              <table:table-cell office:value-type="float" office:value="3.788746">
                <text:p>3.7887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2.377838">
                <text:p>2.377838</text:p>
              </table:table-cell>
              <table:table-cell office:value-type="float" office:value="3.728162">
                <text:p>3.7281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2.087622">
                <text:p>2.087622</text:p>
              </table:table-cell>
              <table:table-cell office:value-type="float" office:value="3.667579">
                <text:p>3.6675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2.077725">
                <text:p>2.077725</text:p>
              </table:table-cell>
              <table:table-cell office:value-type="float" office:value="3.597448">
                <text:p>3.5974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2.222284">
                <text:p>2.222284</text:p>
              </table:table-cell>
              <table:table-cell office:value-type="float" office:value="3.519609">
                <text:p>3.5196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2.361354">
                <text:p>2.361354</text:p>
              </table:table-cell>
              <table:table-cell office:value-type="float" office:value="3.44177">
                <text:p>3.441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2.532168">
                <text:p>2.532168</text:p>
              </table:table-cell>
              <table:table-cell office:value-type="float" office:value="3.363931">
                <text:p>3.3639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2.693725">
                <text:p>2.693725</text:p>
              </table:table-cell>
              <table:table-cell office:value-type="float" office:value="3.286093">
                <text:p>3.2860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2.732629">
                <text:p>2.732629</text:p>
              </table:table-cell>
              <table:table-cell office:value-type="float" office:value="3.234438">
                <text:p>3.2344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2.722321">
                <text:p>2.722321</text:p>
              </table:table-cell>
              <table:table-cell office:value-type="float" office:value="3.203925">
                <text:p>3.2039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2.727397">
                <text:p>2.727397</text:p>
              </table:table-cell>
              <table:table-cell office:value-type="float" office:value="3.173411">
                <text:p>3.1734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2.729333">
                <text:p>2.729333</text:p>
              </table:table-cell>
              <table:table-cell office:value-type="float" office:value="3.142897">
                <text:p>3.1428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2.728046">
                <text:p>2.728046</text:p>
              </table:table-cell>
              <table:table-cell office:value-type="float" office:value="3.112383">
                <text:p>3.1123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2.754079">
                <text:p>2.754079</text:p>
              </table:table-cell>
              <table:table-cell office:value-type="float" office:value="3.089468">
                <text:p>3.0894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2.811991">
                <text:p>2.811991</text:p>
              </table:table-cell>
              <table:table-cell office:value-type="float" office:value="3.072688">
                <text:p>3.0726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2.885365">
                <text:p>2.885365</text:p>
              </table:table-cell>
              <table:table-cell office:value-type="float" office:value="3.055908">
                <text:p>3.0559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2.97096">
                <text:p>2.97096</text:p>
              </table:table-cell>
              <table:table-cell office:value-type="float" office:value="3.039128">
                <text:p>3.0391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3.069873">
                <text:p>3.069873</text:p>
              </table:table-cell>
              <table:table-cell office:value-type="float" office:value="3.022347">
                <text:p>3.0223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3.277353">
                <text:p>3.277353</text:p>
              </table:table-cell>
              <table:table-cell office:value-type="float" office:value="3.014306">
                <text:p>3.0143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3.375908">
                <text:p>3.375908</text:p>
              </table:table-cell>
              <table:table-cell office:value-type="float" office:value="3.013319">
                <text:p>3.0133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3.337127">
                <text:p>3.337127</text:p>
              </table:table-cell>
              <table:table-cell office:value-type="float" office:value="3.012333">
                <text:p>3.012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3.356635">
                <text:p>3.356635</text:p>
              </table:table-cell>
              <table:table-cell office:value-type="float" office:value="3.011346">
                <text:p>3.0113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3.36483">
                <text:p>3.36483</text:p>
              </table:table-cell>
              <table:table-cell office:value-type="float" office:value="3.010359">
                <text:p>3.0103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3.42618">
                <text:p>3.42618</text:p>
              </table:table-cell>
              <table:table-cell office:value-type="float" office:value="3.016714">
                <text:p>3.0167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3.358069">
                <text:p>3.358069</text:p>
              </table:table-cell>
              <table:table-cell office:value-type="float" office:value="3.028996">
                <text:p>3.0289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3.239212">
                <text:p>3.239212</text:p>
              </table:table-cell>
              <table:table-cell office:value-type="float" office:value="3.041278">
                <text:p>3.0412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3.15925">
                <text:p>3.15925</text:p>
              </table:table-cell>
              <table:table-cell office:value-type="float" office:value="3.05356">
                <text:p>3.053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3.076395">
                <text:p>3.076395</text:p>
              </table:table-cell>
              <table:table-cell office:value-type="float" office:value="3.065841">
                <text:p>3.0658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3.00158">
                <text:p>3.00158</text:p>
              </table:table-cell>
              <table:table-cell office:value-type="float" office:value="3.074236">
                <text:p>3.0742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2.937288">
                <text:p>2.937288</text:p>
              </table:table-cell>
              <table:table-cell office:value-type="float" office:value="3.079491">
                <text:p>3.0794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2.89143">
                <text:p>2.89143</text:p>
              </table:table-cell>
              <table:table-cell office:value-type="float" office:value="3.084746">
                <text:p>3.0847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2.859094">
                <text:p>2.859094</text:p>
              </table:table-cell>
              <table:table-cell office:value-type="float" office:value="3.090002">
                <text:p>3.0900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2.835848">
                <text:p>2.835848</text:p>
              </table:table-cell>
              <table:table-cell office:value-type="float" office:value="3.095257">
                <text:p>3.0952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2.80055">
                <text:p>2.80055</text:p>
              </table:table-cell>
              <table:table-cell office:value-type="float" office:value="3.088116">
                <text:p>3.0881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2.771752">
                <text:p>2.771752</text:p>
              </table:table-cell>
              <table:table-cell office:value-type="float" office:value="3.070967">
                <text:p>3.0709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2.740019">
                <text:p>2.740019</text:p>
              </table:table-cell>
              <table:table-cell office:value-type="float" office:value="3.053817">
                <text:p>3.0538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2.683833">
                <text:p>2.683833</text:p>
              </table:table-cell>
              <table:table-cell office:value-type="float" office:value="3.036667">
                <text:p>3.036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2.582661">
                <text:p>2.582661</text:p>
              </table:table-cell>
              <table:table-cell office:value-type="float" office:value="3.019518">
                <text:p>3.0195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2.491943">
                <text:p>2.491943</text:p>
              </table:table-cell>
              <table:table-cell office:value-type="float" office:value="2.991327">
                <text:p>2.9913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2.433896">
                <text:p>2.433896</text:p>
              </table:table-cell>
              <table:table-cell office:value-type="float" office:value="2.954224">
                <text:p>2.9542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2.390692">
                <text:p>2.390692</text:p>
              </table:table-cell>
              <table:table-cell office:value-type="float" office:value="2.91712">
                <text:p>2.917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2.33813">
                <text:p>2.33813</text:p>
              </table:table-cell>
              <table:table-cell office:value-type="float" office:value="2.880016">
                <text:p>2.8800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2.27417">
                <text:p>2.27417</text:p>
              </table:table-cell>
              <table:table-cell office:value-type="float" office:value="2.842912">
                <text:p>2.8429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2.322286">
                <text:p>2.322286</text:p>
              </table:table-cell>
              <table:table-cell office:value-type="float" office:value="2.811687">
                <text:p>2.8116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2.435266">
                <text:p>2.435266</text:p>
              </table:table-cell>
              <table:table-cell office:value-type="float" office:value="2.785209">
                <text:p>2.7852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2.526941">
                <text:p>2.526941</text:p>
              </table:table-cell>
              <table:table-cell office:value-type="float" office:value="2.75873">
                <text:p>2.758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2.646449">
                <text:p>2.646449</text:p>
              </table:table-cell>
              <table:table-cell office:value-type="float" office:value="2.732252">
                <text:p>2.7322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2.788432">
                <text:p>2.788432</text:p>
              </table:table-cell>
              <table:table-cell office:value-type="float" office:value="2.705773">
                <text:p>2.7057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3.018974">
                <text:p>3.018974</text:p>
              </table:table-cell>
              <table:table-cell office:value-type="float" office:value="2.696665">
                <text:p>2.6966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3.103002">
                <text:p>3.103002</text:p>
              </table:table-cell>
              <table:table-cell office:value-type="float" office:value="2.701581">
                <text:p>2.7015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3.073663">
                <text:p>3.073663</text:p>
              </table:table-cell>
              <table:table-cell office:value-type="float" office:value="2.706497">
                <text:p>2.7064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3.084407">
                <text:p>3.084407</text:p>
              </table:table-cell>
              <table:table-cell office:value-type="float" office:value="2.711413">
                <text:p>2.7114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3.049635">
                <text:p>3.049635</text:p>
              </table:table-cell>
              <table:table-cell office:value-type="float" office:value="2.716329">
                <text:p>2.7163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2.992394">
                <text:p>2.992394</text:p>
              </table:table-cell>
              <table:table-cell office:value-type="float" office:value="2.728725">
                <text:p>2.7287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2.927312">
                <text:p>2.927312</text:p>
              </table:table-cell>
              <table:table-cell office:value-type="float" office:value="2.74716">
                <text:p>2.747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2.881326">
                <text:p>2.881326</text:p>
              </table:table-cell>
              <table:table-cell office:value-type="float" office:value="2.765595">
                <text:p>2.7655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2.85087">
                <text:p>2.85087</text:p>
              </table:table-cell>
              <table:table-cell office:value-type="float" office:value="2.784031">
                <text:p>2.7840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2.829979">
                <text:p>2.829979</text:p>
              </table:table-cell>
              <table:table-cell office:value-type="float" office:value="2.802466">
                <text:p>2.8024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2.810122">
                <text:p>2.810122</text:p>
              </table:table-cell>
              <table:table-cell office:value-type="float" office:value="2.806716">
                <text:p>2.8067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2.796378">
                <text:p>2.796378</text:p>
              </table:table-cell>
              <table:table-cell office:value-type="float" office:value="2.799513">
                <text:p>2.7995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2.784787">
                <text:p>2.784787</text:p>
              </table:table-cell>
              <table:table-cell office:value-type="float" office:value="2.792311">
                <text:p>2.7923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2.769518">
                <text:p>2.769518</text:p>
              </table:table-cell>
              <table:table-cell office:value-type="float" office:value="2.785109">
                <text:p>2.7851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2.747103">
                <text:p>2.747103</text:p>
              </table:table-cell>
              <table:table-cell office:value-type="float" office:value="2.777906">
                <text:p>2.7779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2.732839">
                <text:p>2.732839</text:p>
              </table:table-cell>
              <table:table-cell office:value-type="float" office:value="2.756076">
                <text:p>2.7560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2.721518">
                <text:p>2.721518</text:p>
              </table:table-cell>
              <table:table-cell office:value-type="float" office:value="2.722436">
                <text:p>2.7224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2.693525">
                <text:p>2.693525</text:p>
              </table:table-cell>
              <table:table-cell office:value-type="float" office:value="2.688796">
                <text:p>2.6887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2.656381">
                <text:p>2.656381</text:p>
              </table:table-cell>
              <table:table-cell office:value-type="float" office:value="2.655157">
                <text:p>2.6551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2.60687">
                <text:p>2.60687</text:p>
              </table:table-cell>
              <table:table-cell office:value-type="float" office:value="2.621517">
                <text:p>2.621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2.524626">
                <text:p>2.524626</text:p>
              </table:table-cell>
              <table:table-cell office:value-type="float" office:value="2.582095">
                <text:p>2.5820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2.433294">
                <text:p>2.433294</text:p>
              </table:table-cell>
              <table:table-cell office:value-type="float" office:value="2.538006">
                <text:p>2.5380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2.324386">
                <text:p>2.324386</text:p>
              </table:table-cell>
              <table:table-cell office:value-type="float" office:value="2.493916">
                <text:p>2.4939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2.159739">
                <text:p>2.159739</text:p>
              </table:table-cell>
              <table:table-cell office:value-type="float" office:value="2.449827">
                <text:p>2.4498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1.973645">
                <text:p>1.973645</text:p>
              </table:table-cell>
              <table:table-cell office:value-type="float" office:value="2.405737">
                <text:p>2.4057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1.856156">
                <text:p>1.856156</text:p>
              </table:table-cell>
              <table:table-cell office:value-type="float" office:value="2.355152">
                <text:p>2.3551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1.797191">
                <text:p>1.797191</text:p>
              </table:table-cell>
              <table:table-cell office:value-type="float" office:value="2.299322">
                <text:p>2.2993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1.749978">
                <text:p>1.749978</text:p>
              </table:table-cell>
              <table:table-cell office:value-type="float" office:value="2.243493">
                <text:p>2.2434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1.712594">
                <text:p>1.712594</text:p>
              </table:table-cell>
              <table:table-cell office:value-type="float" office:value="2.187663">
                <text:p>2.1876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1.68212">
                <text:p>1.68212</text:p>
              </table:table-cell>
              <table:table-cell office:value-type="float" office:value="2.131833">
                <text:p>2.1318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1.590342">
                <text:p>1.590342</text:p>
              </table:table-cell>
              <table:table-cell office:value-type="float" office:value="2.075282">
                <text:p>2.0752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1.439956">
                <text:p>1.439956</text:p>
              </table:table-cell>
              <table:table-cell office:value-type="float" office:value="2.018148">
                <text:p>2.0181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1.299291">
                <text:p>1.299291</text:p>
              </table:table-cell>
              <table:table-cell office:value-type="float" office:value="1.961013">
                <text:p>1.9610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1.117238">
                <text:p>1.117238</text:p>
              </table:table-cell>
              <table:table-cell office:value-type="float" office:value="1.903879">
                <text:p>1.9038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0.9509307">
                <text:p>0.9509307</text:p>
              </table:table-cell>
              <table:table-cell office:value-type="float" office:value="1.846745">
                <text:p>1.8467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0.9362023">
                <text:p>0.9362023</text:p>
              </table:table-cell>
              <table:table-cell office:value-type="float" office:value="1.790351">
                <text:p>1.7903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1.023527">
                <text:p>1.023527</text:p>
              </table:table-cell>
              <table:table-cell office:value-type="float" office:value="1.734556">
                <text:p>1.7345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1.125121">
                <text:p>1.125121</text:p>
              </table:table-cell>
              <table:table-cell office:value-type="float" office:value="1.67876">
                <text:p>1.678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1.273458">
                <text:p>1.273458</text:p>
              </table:table-cell>
              <table:table-cell office:value-type="float" office:value="1.622964">
                <text:p>1.6229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1.463666">
                <text:p>1.463666</text:p>
              </table:table-cell>
              <table:table-cell office:value-type="float" office:value="1.567168">
                <text:p>1.5671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1.52898">
                <text:p>1.52898</text:p>
              </table:table-cell>
              <table:table-cell office:value-type="float" office:value="1.520893">
                <text:p>1.5208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1.501753">
                <text:p>1.501753</text:p>
              </table:table-cell>
              <table:table-cell office:value-type="float" office:value="1.482304">
                <text:p>1.4823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1.472411">
                <text:p>1.472411</text:p>
              </table:table-cell>
              <table:table-cell office:value-type="float" office:value="1.443715">
                <text:p>1.4437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1.438411">
                <text:p>1.438411</text:p>
              </table:table-cell>
              <table:table-cell office:value-type="float" office:value="1.405126">
                <text:p>1.4051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1.396721">
                <text:p>1.396721</text:p>
              </table:table-cell>
              <table:table-cell office:value-type="float" office:value="1.366538">
                <text:p>1.3665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1.300163">
                <text:p>1.300163</text:p>
              </table:table-cell>
              <table:table-cell office:value-type="float" office:value="1.328644">
                <text:p>1.3286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1.179494">
                <text:p>1.179494</text:p>
              </table:table-cell>
              <table:table-cell office:value-type="float" office:value="1.291311">
                <text:p>1.2913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1.084279">
                <text:p>1.084279</text:p>
              </table:table-cell>
              <table:table-cell office:value-type="float" office:value="1.253978">
                <text:p>1.2539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0.9784037">
                <text:p>0.9784037</text:p>
              </table:table-cell>
              <table:table-cell office:value-type="float" office:value="1.216646">
                <text:p>1.2166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.8762941">
                <text:p>0.8762941</text:p>
              </table:table-cell>
              <table:table-cell office:value-type="float" office:value="1.179313">
                <text:p>1.1793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.8152475">
                <text:p>0.8152475</text:p>
              </table:table-cell>
              <table:table-cell office:value-type="float" office:value="1.141597">
                <text:p>1.1415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.7974411">
                <text:p>0.7974411</text:p>
              </table:table-cell>
              <table:table-cell office:value-type="float" office:value="1.103572">
                <text:p>1.1035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.786878">
                <text:p>0.786878</text:p>
              </table:table-cell>
              <table:table-cell office:value-type="float" office:value="1.065548">
                <text:p>1.0655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.7680065">
                <text:p>0.7680065</text:p>
              </table:table-cell>
              <table:table-cell office:value-type="float" office:value="1.027523">
                <text:p>1.0275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.7515882">
                <text:p>0.7515882</text:p>
              </table:table-cell>
              <table:table-cell office:value-type="float" office:value="0.9894982">
                <text:p>0.98949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.7525229">
                <text:p>0.7525229</text:p>
              </table:table-cell>
              <table:table-cell office:value-type="float" office:value="0.9557112">
                <text:p>0.95571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.7680822">
                <text:p>0.7680822</text:p>
              </table:table-cell>
              <table:table-cell office:value-type="float" office:value="0.9253455">
                <text:p>0.92534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0.7929289">
                <text:p>0.7929289</text:p>
              </table:table-cell>
              <table:table-cell office:value-type="float" office:value="0.8949799">
                <text:p>0.89497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0.8459915">
                <text:p>0.8459915</text:p>
              </table:table-cell>
              <table:table-cell office:value-type="float" office:value="0.8646143">
                <text:p>0.86461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0.9580403">
                <text:p>0.9580403</text:p>
              </table:table-cell>
              <table:table-cell office:value-type="float" office:value="0.8342487">
                <text:p>0.83424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1.021059">
                <text:p>1.021059</text:p>
              </table:table-cell>
              <table:table-cell office:value-type="float" office:value="0.8152207">
                <text:p>0.81522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1.006089">
                <text:p>1.006089</text:p>
              </table:table-cell>
              <table:table-cell office:value-type="float" office:value="0.8053464">
                <text:p>0.80534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0.99319">
                <text:p>0.99319</text:p>
              </table:table-cell>
              <table:table-cell office:value-type="float" office:value="0.795472">
                <text:p>0.7954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0.9785594">
                <text:p>0.9785594</text:p>
              </table:table-cell>
              <table:table-cell office:value-type="float" office:value="0.7855977">
                <text:p>0.78559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0.9622268">
                <text:p>0.9622268</text:p>
              </table:table-cell>
              <table:table-cell office:value-type="float" office:value="0.7757233">
                <text:p>0.77572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0.9227798">
                <text:p>0.9227798</text:p>
              </table:table-cell>
              <table:table-cell office:value-type="float" office:value="0.767286">
                <text:p>0.76728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0.8788654">
                <text:p>0.8788654</text:p>
              </table:table-cell>
              <table:table-cell office:value-type="float" office:value="0.7600089">
                <text:p>0.76000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0.8516178">
                <text:p>0.8516178</text:p>
              </table:table-cell>
              <table:table-cell office:value-type="float" office:value="0.7527318">
                <text:p>0.75273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0.8215203">
                <text:p>0.8215203</text:p>
              </table:table-cell>
              <table:table-cell office:value-type="float" office:value="0.7454547">
                <text:p>0.74545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0.7933817">
                <text:p>0.7933817</text:p>
              </table:table-cell>
              <table:table-cell office:value-type="float" office:value="0.7381776">
                <text:p>0.73817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0.7947074">
                <text:p>0.7947074</text:p>
              </table:table-cell>
              <table:table-cell office:value-type="float" office:value="0.7315237">
                <text:p>0.73152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0.8195078">
                <text:p>0.8195078</text:p>
              </table:table-cell>
              <table:table-cell office:value-type="float" office:value="0.725373">
                <text:p>0.7253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0.8522759">
                <text:p>0.8522759</text:p>
              </table:table-cell>
              <table:table-cell office:value-type="float" office:value="0.7192223">
                <text:p>0.71922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0.9102426">
                <text:p>0.9102426</text:p>
              </table:table-cell>
              <table:table-cell office:value-type="float" office:value="0.7130716">
                <text:p>0.71307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1.009373">
                <text:p>1.009373</text:p>
              </table:table-cell>
              <table:table-cell office:value-type="float" office:value="0.7069208">
                <text:p>0.70692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1.087406">
                <text:p>1.087406</text:p>
              </table:table-cell>
              <table:table-cell office:value-type="float" office:value="0.7068834">
                <text:p>0.70688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1.128525">
                <text:p>1.128525</text:p>
              </table:table-cell>
              <table:table-cell office:value-type="float" office:value="0.7117815">
                <text:p>0.71178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1.165793">
                <text:p>1.165793</text:p>
              </table:table-cell>
              <table:table-cell office:value-type="float" office:value="0.7166796">
                <text:p>0.71667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1.216237">
                <text:p>1.216237</text:p>
              </table:table-cell>
              <table:table-cell office:value-type="float" office:value="0.7215777">
                <text:p>0.72157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1.281762">
                <text:p>1.281762</text:p>
              </table:table-cell>
              <table:table-cell office:value-type="float" office:value="0.7264758">
                <text:p>0.72647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1.334163">
                <text:p>1.334163</text:p>
              </table:table-cell>
              <table:table-cell office:value-type="float" office:value="0.730728">
                <text:p>0.7307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1.37178">
                <text:p>1.37178</text:p>
              </table:table-cell>
              <table:table-cell office:value-type="float" office:value="0.7344588">
                <text:p>0.73445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1.396269">
                <text:p>1.396269</text:p>
              </table:table-cell>
              <table:table-cell office:value-type="float" office:value="0.7381896">
                <text:p>0.73818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1.425934">
                <text:p>1.425934</text:p>
              </table:table-cell>
              <table:table-cell office:value-type="float" office:value="0.7419204">
                <text:p>0.74192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1.462097">
                <text:p>1.462097</text:p>
              </table:table-cell>
              <table:table-cell office:value-type="float" office:value="0.7456511">
                <text:p>0.74565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1.366843">
                <text:p>1.366843</text:p>
              </table:table-cell>
              <table:table-cell office:value-type="float" office:value="0.7450264">
                <text:p>0.74502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1.186506">
                <text:p>1.186506</text:p>
              </table:table-cell>
              <table:table-cell office:value-type="float" office:value="0.7408852">
                <text:p>0.74088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1.050854">
                <text:p>1.050854</text:p>
              </table:table-cell>
              <table:table-cell office:value-type="float" office:value="0.736744">
                <text:p>0.7367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9110101">
                <text:p>0.9110101</text:p>
              </table:table-cell>
              <table:table-cell office:value-type="float" office:value="0.7326028">
                <text:p>0.73260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8010274">
                <text:p>0.8010274</text:p>
              </table:table-cell>
              <table:table-cell office:value-type="float" office:value="0.7284616">
                <text:p>0.72846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7758559">
                <text:p>0.7758559</text:p>
              </table:table-cell>
              <table:table-cell office:value-type="float" office:value="0.7183784">
                <text:p>0.71837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7846928">
                <text:p>0.7846928</text:p>
              </table:table-cell>
              <table:table-cell office:value-type="float" office:value="0.7034979">
                <text:p>0.70349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7918491">
                <text:p>0.7918491</text:p>
              </table:table-cell>
              <table:table-cell office:value-type="float" office:value="0.6886174">
                <text:p>0.68861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8071171">
                <text:p>0.8071171</text:p>
              </table:table-cell>
              <table:table-cell office:value-type="float" office:value="0.6737369">
                <text:p>0.67373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8307419">
                <text:p>0.8307419</text:p>
              </table:table-cell>
              <table:table-cell office:value-type="float" office:value="0.6588564">
                <text:p>0.65885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8629155">
                <text:p>0.8629155</text:p>
              </table:table-cell>
              <table:table-cell office:value-type="float" office:value="0.6461093">
                <text:p>0.64610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8962242">
                <text:p>0.8962242</text:p>
              </table:table-cell>
              <table:table-cell office:value-type="float" office:value="0.6350846">
                <text:p>0.63508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9326471">
                <text:p>0.9326471</text:p>
              </table:table-cell>
              <table:table-cell office:value-type="float" office:value="0.62406">
                <text:p>0.624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1.012611">
                <text:p>1.012611</text:p>
              </table:table-cell>
              <table:table-cell office:value-type="float" office:value="0.6130353">
                <text:p>0.61303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1.140896">
                <text:p>1.140896</text:p>
              </table:table-cell>
              <table:table-cell office:value-type="float" office:value="0.6020106">
                <text:p>0.60201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1.120011">
                <text:p>1.120011</text:p>
              </table:table-cell>
              <table:table-cell office:value-type="float" office:value="0.5919058">
                <text:p>0.59190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9846043">
                <text:p>0.9846043</text:p>
              </table:table-cell>
              <table:table-cell office:value-type="float" office:value="0.5825437">
                <text:p>0.58254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8851428">
                <text:p>0.8851428</text:p>
              </table:table-cell>
              <table:table-cell office:value-type="float" office:value="0.5731816">
                <text:p>0.57318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7900708">
                <text:p>0.7900708</text:p>
              </table:table-cell>
              <table:table-cell office:value-type="float" office:value="0.5638194">
                <text:p>0.56381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7095492">
                <text:p>0.7095492</text:p>
              </table:table-cell>
              <table:table-cell office:value-type="float" office:value="0.5544573">
                <text:p>0.55445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6733788">
                <text:p>0.6733788</text:p>
              </table:table-cell>
              <table:table-cell office:value-type="float" office:value="0.5419766">
                <text:p>0.54197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660363">
                <text:p>0.660363</text:p>
              </table:table-cell>
              <table:table-cell office:value-type="float" office:value="0.5269781">
                <text:p>0.52697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6521917">
                <text:p>0.6521917</text:p>
              </table:table-cell>
              <table:table-cell office:value-type="float" office:value="0.5119796">
                <text:p>0.51197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6422646">
                <text:p>0.6422646</text:p>
              </table:table-cell>
              <table:table-cell office:value-type="float" office:value="0.4969811">
                <text:p>0.49698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6319201">
                <text:p>0.6319201</text:p>
              </table:table-cell>
              <table:table-cell office:value-type="float" office:value="0.4819827">
                <text:p>0.48198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0.629001">
                <text:p>0.629001</text:p>
              </table:table-cell>
              <table:table-cell office:value-type="float" office:value="0.4678089">
                <text:p>0.467808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0.6350974">
                <text:p>0.6350974</text:p>
              </table:table-cell>
              <table:table-cell office:value-type="float" office:value="0.4543009">
                <text:p>0.454300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0.6453905">
                <text:p>0.6453905</text:p>
              </table:table-cell>
              <table:table-cell office:value-type="float" office:value="0.440793">
                <text:p>0.4407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0.6542053">
                <text:p>0.6542053</text:p>
              </table:table-cell>
              <table:table-cell office:value-type="float" office:value="0.427285">
                <text:p>0.4272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0.662432">
                <text:p>0.662432</text:p>
              </table:table-cell>
              <table:table-cell office:value-type="float" office:value="0.4137771">
                <text:p>0.413777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0.6741394">
                <text:p>0.6741394</text:p>
              </table:table-cell>
              <table:table-cell office:value-type="float" office:value="0.4032992">
                <text:p>0.40329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0.6858148">
                <text:p>0.6858148</text:p>
              </table:table-cell>
              <table:table-cell office:value-type="float" office:value="0.3952676">
                <text:p>0.39526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0.6973035">
                <text:p>0.6973035</text:p>
              </table:table-cell>
              <table:table-cell office:value-type="float" office:value="0.387236">
                <text:p>0.3872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0.7125686">
                <text:p>0.7125686</text:p>
              </table:table-cell>
              <table:table-cell office:value-type="float" office:value="0.3792043">
                <text:p>0.37920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0.7303287">
                <text:p>0.7303287</text:p>
              </table:table-cell>
              <table:table-cell office:value-type="float" office:value="0.3711727">
                <text:p>0.37117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0.7434354">
                <text:p>0.7434354</text:p>
              </table:table-cell>
              <table:table-cell office:value-type="float" office:value="0.3674126">
                <text:p>0.36741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0.7551285">
                <text:p>0.7551285</text:p>
              </table:table-cell>
              <table:table-cell office:value-type="float" office:value="0.367101">
                <text:p>0.3671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0.7586329">
                <text:p>0.7586329</text:p>
              </table:table-cell>
              <table:table-cell office:value-type="float" office:value="0.3667894">
                <text:p>0.36678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0.753265">
                <text:p>0.753265</text:p>
              </table:table-cell>
              <table:table-cell office:value-type="float" office:value="0.3664778">
                <text:p>0.36647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0.7464205">
                <text:p>0.7464205</text:p>
              </table:table-cell>
              <table:table-cell office:value-type="float" office:value="0.3661663">
                <text:p>0.36616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7474792">
                <text:p>0.7474792</text:p>
              </table:table-cell>
              <table:table-cell office:value-type="float" office:value="0.3682372">
                <text:p>0.36823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0.7560774">
                <text:p>0.7560774</text:p>
              </table:table-cell>
              <table:table-cell office:value-type="float" office:value="0.3722317">
                <text:p>0.37223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0.7731136">
                <text:p>0.7731136</text:p>
              </table:table-cell>
              <table:table-cell office:value-type="float" office:value="0.3762262">
                <text:p>0.37622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0.8149913">
                <text:p>0.8149913</text:p>
              </table:table-cell>
              <table:table-cell office:value-type="float" office:value="0.3802206">
                <text:p>0.380220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0.9139779">
                <text:p>0.9139779</text:p>
              </table:table-cell>
              <table:table-cell office:value-type="float" office:value="0.3842151">
                <text:p>0.38421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0.9787912">
                <text:p>0.9787912</text:p>
              </table:table-cell>
              <table:table-cell office:value-type="float" office:value="0.3975183">
                <text:p>0.397518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0.9712102">
                <text:p>0.9712102</text:p>
              </table:table-cell>
              <table:table-cell office:value-type="float" office:value="0.418337">
                <text:p>0.4183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0.9653932">
                <text:p>0.9653932</text:p>
              </table:table-cell>
              <table:table-cell office:value-type="float" office:value="0.4391557">
                <text:p>0.43915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0.9570209">
                <text:p>0.9570209</text:p>
              </table:table-cell>
              <table:table-cell office:value-type="float" office:value="0.4599744">
                <text:p>0.45997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0.9464584">
                <text:p>0.9464584</text:p>
              </table:table-cell>
              <table:table-cell office:value-type="float" office:value="0.480793">
                <text:p>0.48079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0.9284095">
                <text:p>0.9284095</text:p>
              </table:table-cell>
              <table:table-cell office:value-type="float" office:value="0.5001553">
                <text:p>0.50015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0.9131945">
                <text:p>0.9131945</text:p>
              </table:table-cell>
              <table:table-cell office:value-type="float" office:value="0.5183418">
                <text:p>0.51834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0.9075421">
                <text:p>0.9075421</text:p>
              </table:table-cell>
              <table:table-cell office:value-type="float" office:value="0.5365282">
                <text:p>0.536528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0.8921913">
                <text:p>0.8921913</text:p>
              </table:table-cell>
              <table:table-cell office:value-type="float" office:value="0.5547147">
                <text:p>0.55471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0.8717159">
                <text:p>0.8717159</text:p>
              </table:table-cell>
              <table:table-cell office:value-type="float" office:value="0.5729011">
                <text:p>0.57290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0.8863937">
                <text:p>0.8863937</text:p>
              </table:table-cell>
              <table:table-cell office:value-type="float" office:value="0.5897025">
                <text:p>0.58970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1.060172">
                <text:p>1.060172</text:p>
              </table:table-cell>
              <table:table-cell office:value-type="float" office:value="0.6053858">
                <text:p>0.60538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1.371787">
                <text:p>1.371787</text:p>
              </table:table-cell>
              <table:table-cell office:value-type="float" office:value="0.621069">
                <text:p>0.6210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1.536732">
                <text:p>1.536732</text:p>
              </table:table-cell>
              <table:table-cell office:value-type="float" office:value="0.6367522">
                <text:p>0.63675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1.622094">
                <text:p>1.622094</text:p>
              </table:table-cell>
              <table:table-cell office:value-type="float" office:value="0.6524355">
                <text:p>0.65243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1.664578">
                <text:p>1.664578</text:p>
              </table:table-cell>
              <table:table-cell office:value-type="float" office:value="0.6710931">
                <text:p>0.67109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1.62642">
                <text:p>1.62642</text:p>
              </table:table-cell>
              <table:table-cell office:value-type="float" office:value="0.6921522">
                <text:p>0.69215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1.636012">
                <text:p>1.636012</text:p>
              </table:table-cell>
              <table:table-cell office:value-type="float" office:value="0.7132113">
                <text:p>0.71321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1.927997">
                <text:p>1.927997</text:p>
              </table:table-cell>
              <table:table-cell office:value-type="float" office:value="0.7342704">
                <text:p>0.73427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2.33307">
                <text:p>2.33307</text:p>
              </table:table-cell>
              <table:table-cell office:value-type="float" office:value="0.7553294">
                <text:p>0.75532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2.436455">
                <text:p>2.436455</text:p>
              </table:table-cell>
              <table:table-cell office:value-type="float" office:value="0.792453">
                <text:p>0.7924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2.359821">
                <text:p>2.359821</text:p>
              </table:table-cell>
              <table:table-cell office:value-type="float" office:value="0.8425466">
                <text:p>0.84254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2.286791">
                <text:p>2.286791</text:p>
              </table:table-cell>
              <table:table-cell office:value-type="float" office:value="0.8926401">
                <text:p>0.89264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2.190389">
                <text:p>2.190389</text:p>
              </table:table-cell>
              <table:table-cell office:value-type="float" office:value="0.9427336">
                <text:p>0.94273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2.078401">
                <text:p>2.078401</text:p>
              </table:table-cell>
              <table:table-cell office:value-type="float" office:value="0.9928271">
                <text:p>0.99282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2.023979">
                <text:p>2.023979</text:p>
              </table:table-cell>
              <table:table-cell office:value-type="float" office:value="1.03613">
                <text:p>1.036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2.004856">
                <text:p>2.004856</text:p>
              </table:table-cell>
              <table:table-cell office:value-type="float" office:value="1.073951">
                <text:p>1.0739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1.992696">
                <text:p>1.992696</text:p>
              </table:table-cell>
              <table:table-cell office:value-type="float" office:value="1.111772">
                <text:p>1.11177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1.975318">
                <text:p>1.975318</text:p>
              </table:table-cell>
              <table:table-cell office:value-type="float" office:value="1.149592">
                <text:p>1.1495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1.954005">
                <text:p>1.954005</text:p>
              </table:table-cell>
              <table:table-cell office:value-type="float" office:value="1.187413">
                <text:p>1.1874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1.99306">
                <text:p>1.99306</text:p>
              </table:table-cell>
              <table:table-cell office:value-type="float" office:value="1.227996">
                <text:p>1.22799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2.088708">
                <text:p>2.088708</text:p>
              </table:table-cell>
              <table:table-cell office:value-type="float" office:value="1.27081">
                <text:p>1.270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2.190209">
                <text:p>2.190209</text:p>
              </table:table-cell>
              <table:table-cell office:value-type="float" office:value="1.313624">
                <text:p>1.3136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2.324176">
                <text:p>2.324176</text:p>
              </table:table-cell>
              <table:table-cell office:value-type="float" office:value="1.356438">
                <text:p>1.3564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2.485005">
                <text:p>2.485005</text:p>
              </table:table-cell>
              <table:table-cell office:value-type="float" office:value="1.399252">
                <text:p>1.3992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2.598983">
                <text:p>2.598983</text:p>
              </table:table-cell>
              <table:table-cell office:value-type="float" office:value="1.453708">
                <text:p>1.4537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2.664874">
                <text:p>2.664874</text:p>
              </table:table-cell>
              <table:table-cell office:value-type="float" office:value="1.517563">
                <text:p>1.5175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2.719291">
                <text:p>2.719291</text:p>
              </table:table-cell>
              <table:table-cell office:value-type="float" office:value="1.581419">
                <text:p>1.5814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2.788663">
                <text:p>2.788663</text:p>
              </table:table-cell>
              <table:table-cell office:value-type="float" office:value="1.645275">
                <text:p>1.6452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2.8691">
                <text:p>2.8691</text:p>
              </table:table-cell>
              <table:table-cell office:value-type="float" office:value="1.70913">
                <text:p>1.709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2.836659">
                <text:p>2.836659</text:p>
              </table:table-cell>
              <table:table-cell office:value-type="float" office:value="1.773946">
                <text:p>1.7739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2.919362">
                <text:p>2.919362</text:p>
              </table:table-cell>
              <table:table-cell office:value-type="float" office:value="1.839537">
                <text:p>1.8395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2.908509">
                <text:p>2.908509</text:p>
              </table:table-cell>
              <table:table-cell office:value-type="float" office:value="1.905128">
                <text:p>1.9051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2.894219">
                <text:p>2.894219</text:p>
              </table:table-cell>
              <table:table-cell office:value-type="float" office:value="1.970719">
                <text:p>1.9707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2.913303">
                <text:p>2.913303</text:p>
              </table:table-cell>
              <table:table-cell office:value-type="float" office:value="2.03631">
                <text:p>2.036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3.016782">
                <text:p>3.016782</text:p>
              </table:table-cell>
              <table:table-cell office:value-type="float" office:value="2.097272">
                <text:p>2.0972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3.185024">
                <text:p>3.185024</text:p>
              </table:table-cell>
              <table:table-cell office:value-type="float" office:value="2.154496">
                <text:p>2.1544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3.349297">
                <text:p>3.349297</text:p>
              </table:table-cell>
              <table:table-cell office:value-type="float" office:value="2.21172">
                <text:p>2.211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3.52512">
                <text:p>3.52512</text:p>
              </table:table-cell>
              <table:table-cell office:value-type="float" office:value="2.268943">
                <text:p>2.26894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3.69532">
                <text:p>3.69532</text:p>
              </table:table-cell>
              <table:table-cell office:value-type="float" office:value="2.326167">
                <text:p>2.3261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4.246532">
                <text:p>4.246532</text:p>
              </table:table-cell>
              <table:table-cell office:value-type="float" office:value="2.411298">
                <text:p>2.4112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4.663285">
                <text:p>4.663285</text:p>
              </table:table-cell>
              <table:table-cell office:value-type="float" office:value="2.51896">
                <text:p>2.518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4.758763">
                <text:p>4.758763</text:p>
              </table:table-cell>
              <table:table-cell office:value-type="float" office:value="2.626622">
                <text:p>2.6266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4.785587">
                <text:p>4.785587</text:p>
              </table:table-cell>
              <table:table-cell office:value-type="float" office:value="2.734284">
                <text:p>2.7342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4.791849">
                <text:p>4.791849</text:p>
              </table:table-cell>
              <table:table-cell office:value-type="float" office:value="2.841946">
                <text:p>2.8419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4.79251">
                <text:p>4.79251</text:p>
              </table:table-cell>
              <table:table-cell office:value-type="float" office:value="2.987797">
                <text:p>2.9877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4.79244">
                <text:p>4.79244</text:p>
              </table:table-cell>
              <table:table-cell office:value-type="float" office:value="3.164479">
                <text:p>3.1644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4.792404">
                <text:p>4.792404</text:p>
              </table:table-cell>
              <table:table-cell office:value-type="float" office:value="3.341161">
                <text:p>3.34116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4.792327">
                <text:p>4.792327</text:p>
              </table:table-cell>
              <table:table-cell office:value-type="float" office:value="3.517844">
                <text:p>3.5178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4.792181">
                <text:p>4.792181</text:p>
              </table:table-cell>
              <table:table-cell office:value-type="float" office:value="3.694526">
                <text:p>3.69452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4.792681">
                <text:p>4.792681</text:p>
              </table:table-cell>
              <table:table-cell office:value-type="float" office:value="3.859689">
                <text:p>3.85968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4.793022">
                <text:p>4.793022</text:p>
              </table:table-cell>
              <table:table-cell office:value-type="float" office:value="4.015551">
                <text:p>4.0155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4.793096">
                <text:p>4.793096</text:p>
              </table:table-cell>
              <table:table-cell office:value-type="float" office:value="4.171413">
                <text:p>4.1714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4.793121">
                <text:p>4.793121</text:p>
              </table:table-cell>
              <table:table-cell office:value-type="float" office:value="4.327276">
                <text:p>4.3272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4.793128">
                <text:p>4.793128</text:p>
              </table:table-cell>
              <table:table-cell office:value-type="float" office:value="4.483138">
                <text:p>4.4831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4.793128">
                <text:p>4.793128</text:p>
              </table:table-cell>
              <table:table-cell office:value-type="float" office:value="4.637091">
                <text:p>4.6370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4.793124">
                <text:p>4.793124</text:p>
              </table:table-cell>
              <table:table-cell office:value-type="float" office:value="4.789502">
                <text:p>4.7895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4.793113">
                <text:p>4.793113</text:p>
              </table:table-cell>
              <table:table-cell office:value-type="float" office:value="4.941914">
                <text:p>4.9419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4.793066">
                <text:p>4.793066</text:p>
              </table:table-cell>
              <table:table-cell office:value-type="float" office:value="5.094325">
                <text:p>5.0943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4.792834">
                <text:p>4.792834</text:p>
              </table:table-cell>
              <table:table-cell office:value-type="float" office:value="5.246736">
                <text:p>5.24673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4.791991">
                <text:p>4.791991</text:p>
              </table:table-cell>
              <table:table-cell office:value-type="float" office:value="5.335718">
                <text:p>5.3357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4.789581">
                <text:p>4.789581</text:p>
              </table:table-cell>
              <table:table-cell office:value-type="float" office:value="5.373491">
                <text:p>5.3734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4.784739">
                <text:p>4.784739</text:p>
              </table:table-cell>
              <table:table-cell office:value-type="float" office:value="5.411263">
                <text:p>5.4112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4.767861">
                <text:p>4.767861</text:p>
              </table:table-cell>
              <table:table-cell office:value-type="float" office:value="5.449036">
                <text:p>5.4490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4.686279">
                <text:p>4.686279</text:p>
              </table:table-cell>
              <table:table-cell office:value-type="float" office:value="5.486808">
                <text:p>5.48680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4.743621">
                <text:p>4.743621</text:p>
              </table:table-cell>
              <table:table-cell office:value-type="float" office:value="5.506632">
                <text:p>5.5066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4.788982">
                <text:p>4.788982</text:p>
              </table:table-cell>
              <table:table-cell office:value-type="float" office:value="5.511964">
                <text:p>5.5119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4.792603">
                <text:p>4.792603</text:p>
              </table:table-cell>
              <table:table-cell office:value-type="float" office:value="5.517296">
                <text:p>5.5172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4.793083">
                <text:p>4.793083</text:p>
              </table:table-cell>
              <table:table-cell office:value-type="float" office:value="5.522628">
                <text:p>5.5226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4.793127">
                <text:p>4.793127</text:p>
              </table:table-cell>
              <table:table-cell office:value-type="float" office:value="5.527961">
                <text:p>5.5279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4.793129">
                <text:p>4.793129</text:p>
              </table:table-cell>
              <table:table-cell office:value-type="float" office:value="5.59054">
                <text:p>5.590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4.793128">
                <text:p>4.793128</text:p>
              </table:table-cell>
              <table:table-cell office:value-type="float" office:value="5.69934">
                <text:p>5.699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4.793126">
                <text:p>4.793126</text:p>
              </table:table-cell>
              <table:table-cell office:value-type="float" office:value="5.808139">
                <text:p>5.8081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4.793123">
                <text:p>4.793123</text:p>
              </table:table-cell>
              <table:table-cell office:value-type="float" office:value="5.916939">
                <text:p>5.9169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4.793116">
                <text:p>4.793116</text:p>
              </table:table-cell>
              <table:table-cell office:value-type="float" office:value="6.025738">
                <text:p>6.0257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4.793099">
                <text:p>4.793099</text:p>
              </table:table-cell>
              <table:table-cell office:value-type="float" office:value="6.091508">
                <text:p>6.09150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4.793062">
                <text:p>4.793062</text:p>
              </table:table-cell>
              <table:table-cell office:value-type="float" office:value="6.122538">
                <text:p>6.1225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4.792994">
                <text:p>4.792994</text:p>
              </table:table-cell>
              <table:table-cell office:value-type="float" office:value="6.153567">
                <text:p>6.1535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4.79283">
                <text:p>4.79283</text:p>
              </table:table-cell>
              <table:table-cell office:value-type="float" office:value="6.184597">
                <text:p>6.1845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4.792359">
                <text:p>4.792359</text:p>
              </table:table-cell>
              <table:table-cell office:value-type="float" office:value="6.215626">
                <text:p>6.2156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4.79237">
                <text:p>4.79237</text:p>
              </table:table-cell>
              <table:table-cell office:value-type="float" office:value="6.211658">
                <text:p>6.2116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4.792773">
                <text:p>4.792773</text:p>
              </table:table-cell>
              <table:table-cell office:value-type="float" office:value="6.179433">
                <text:p>6.1794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4.792933">
                <text:p>4.792933</text:p>
              </table:table-cell>
              <table:table-cell office:value-type="float" office:value="6.147208">
                <text:p>6.1472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4.793036">
                <text:p>4.793036</text:p>
              </table:table-cell>
              <table:table-cell office:value-type="float" office:value="6.114983">
                <text:p>6.1149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4.793092">
                <text:p>4.793092</text:p>
              </table:table-cell>
              <table:table-cell office:value-type="float" office:value="6.082758">
                <text:p>6.0827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4.793083">
                <text:p>4.793083</text:p>
              </table:table-cell>
              <table:table-cell office:value-type="float" office:value="6.052966">
                <text:p>6.0529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4.793012">
                <text:p>4.793012</text:p>
              </table:table-cell>
              <table:table-cell office:value-type="float" office:value="6.025138">
                <text:p>6.02513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4.79285">
                <text:p>4.79285</text:p>
              </table:table-cell>
              <table:table-cell office:value-type="float" office:value="5.99731">
                <text:p>5.997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4.792293">
                <text:p>4.792293</text:p>
              </table:table-cell>
              <table:table-cell office:value-type="float" office:value="5.969482">
                <text:p>5.9694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4.790131">
                <text:p>4.790131</text:p>
              </table:table-cell>
              <table:table-cell office:value-type="float" office:value="5.941654">
                <text:p>5.9416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4.783">
                <text:p>4.783</text:p>
              </table:table-cell>
              <table:table-cell office:value-type="float" office:value="5.8879">
                <text:p>5.88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4.778982">
                <text:p>4.778982</text:p>
              </table:table-cell>
              <table:table-cell office:value-type="float" office:value="5.813214">
                <text:p>5.8132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4.777398">
                <text:p>4.777398</text:p>
              </table:table-cell>
              <table:table-cell office:value-type="float" office:value="5.738528">
                <text:p>5.7385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4.769688">
                <text:p>4.769688</text:p>
              </table:table-cell>
              <table:table-cell office:value-type="float" office:value="5.663842">
                <text:p>5.6638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4.756514">
                <text:p>4.756514</text:p>
              </table:table-cell>
              <table:table-cell office:value-type="float" office:value="5.589157">
                <text:p>5.5891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4.755693">
                <text:p>4.755693</text:p>
              </table:table-cell>
              <table:table-cell office:value-type="float" office:value="5.501419">
                <text:p>5.5014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4.761862">
                <text:p>4.761862</text:p>
              </table:table-cell>
              <table:table-cell office:value-type="float" office:value="5.403143">
                <text:p>5.4031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4.761653">
                <text:p>4.761653</text:p>
              </table:table-cell>
              <table:table-cell office:value-type="float" office:value="5.304868">
                <text:p>5.3048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4.760824">
                <text:p>4.760824</text:p>
              </table:table-cell>
              <table:table-cell office:value-type="float" office:value="5.206593">
                <text:p>5.2065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4.757612">
                <text:p>4.757612</text:p>
              </table:table-cell>
              <table:table-cell office:value-type="float" office:value="5.108317">
                <text:p>5.1083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4.748813">
                <text:p>4.748813</text:p>
              </table:table-cell>
              <table:table-cell office:value-type="float" office:value="5.023638">
                <text:p>5.0236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4.731521">
                <text:p>4.731521</text:p>
              </table:table-cell>
              <table:table-cell office:value-type="float" office:value="4.949935">
                <text:p>4.9499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4.704429">
                <text:p>4.704429</text:p>
              </table:table-cell>
              <table:table-cell office:value-type="float" office:value="4.876232">
                <text:p>4.8762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4.665255">
                <text:p>4.665255</text:p>
              </table:table-cell>
              <table:table-cell office:value-type="float" office:value="4.80253">
                <text:p>4.802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4.608446">
                <text:p>4.608446</text:p>
              </table:table-cell>
              <table:table-cell office:value-type="float" office:value="4.728827">
                <text:p>4.7288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4.436233">
                <text:p>4.436233</text:p>
              </table:table-cell>
              <table:table-cell office:value-type="float" office:value="4.660224">
                <text:p>4.6602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4.416081">
                <text:p>4.416081</text:p>
              </table:table-cell>
              <table:table-cell office:value-type="float" office:value="4.595739">
                <text:p>4.59573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4.499878">
                <text:p>4.499878</text:p>
              </table:table-cell>
              <table:table-cell office:value-type="float" office:value="4.531253">
                <text:p>4.5312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4.501385">
                <text:p>4.501385</text:p>
              </table:table-cell>
              <table:table-cell office:value-type="float" office:value="4.466768">
                <text:p>4.4667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4.437063">
                <text:p>4.437063</text:p>
              </table:table-cell>
              <table:table-cell office:value-type="float" office:value="4.402282">
                <text:p>4.4022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4.473995">
                <text:p>4.473995</text:p>
              </table:table-cell>
              <table:table-cell office:value-type="float" office:value="4.339864">
                <text:p>4.3398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4.586225">
                <text:p>4.586225</text:p>
              </table:table-cell>
              <table:table-cell office:value-type="float" office:value="4.279114">
                <text:p>4.2791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4.649811">
                <text:p>4.649811</text:p>
              </table:table-cell>
              <table:table-cell office:value-type="float" office:value="4.218365">
                <text:p>4.2183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4.696067">
                <text:p>4.696067</text:p>
              </table:table-cell>
              <table:table-cell office:value-type="float" office:value="4.157615">
                <text:p>4.1576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4.729466">
                <text:p>4.729466</text:p>
              </table:table-cell>
              <table:table-cell office:value-type="float" office:value="4.096866">
                <text:p>4.0968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4.766608">
                <text:p>4.766608</text:p>
              </table:table-cell>
              <table:table-cell office:value-type="float" office:value="4.060341">
                <text:p>4.0603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4.78446">
                <text:p>4.78446</text:p>
              </table:table-cell>
              <table:table-cell office:value-type="float" office:value="4.043374">
                <text:p>4.0433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4.785745">
                <text:p>4.785745</text:p>
              </table:table-cell>
              <table:table-cell office:value-type="float" office:value="4.026406">
                <text:p>4.0264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4.74604">
                <text:p>4.74604</text:p>
              </table:table-cell>
              <table:table-cell office:value-type="float" office:value="4.009439">
                <text:p>4.0094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4.566461">
                <text:p>4.566461</text:p>
              </table:table-cell>
              <table:table-cell office:value-type="float" office:value="3.992472">
                <text:p>3.9924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4.315063">
                <text:p>4.315063</text:p>
              </table:table-cell>
              <table:table-cell office:value-type="float" office:value="3.990835">
                <text:p>3.9908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4.209949">
                <text:p>4.209949</text:p>
              </table:table-cell>
              <table:table-cell office:value-type="float" office:value="4.001574">
                <text:p>4.0015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4.128215">
                <text:p>4.128215</text:p>
              </table:table-cell>
              <table:table-cell office:value-type="float" office:value="4.012314">
                <text:p>4.0123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3.943997">
                <text:p>3.943997</text:p>
              </table:table-cell>
              <table:table-cell office:value-type="float" office:value="4.023053">
                <text:p>4.02305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3.568783">
                <text:p>3.568783</text:p>
              </table:table-cell>
              <table:table-cell office:value-type="float" office:value="4.033792">
                <text:p>4.0337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2.93636">
                <text:p>2.93636</text:p>
              </table:table-cell>
              <table:table-cell office:value-type="float" office:value="4.016385">
                <text:p>4.0163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2.836882">
                <text:p>2.836882</text:p>
              </table:table-cell>
              <table:table-cell office:value-type="float" office:value="3.976254">
                <text:p>3.9762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2.815459">
                <text:p>2.815459</text:p>
              </table:table-cell>
              <table:table-cell office:value-type="float" office:value="3.936122">
                <text:p>3.9361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2.777511">
                <text:p>2.777511</text:p>
              </table:table-cell>
              <table:table-cell office:value-type="float" office:value="3.895991">
                <text:p>3.8959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2.648215">
                <text:p>2.648215</text:p>
              </table:table-cell>
              <table:table-cell office:value-type="float" office:value="3.855859">
                <text:p>3.85585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2.534947">
                <text:p>2.534947</text:p>
              </table:table-cell>
              <table:table-cell office:value-type="float" office:value="3.788177">
                <text:p>3.78817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2.538029">
                <text:p>2.538029</text:p>
              </table:table-cell>
              <table:table-cell office:value-type="float" office:value="3.69825">
                <text:p>3.698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2.541508">
                <text:p>2.541508</text:p>
              </table:table-cell>
              <table:table-cell office:value-type="float" office:value="3.608324">
                <text:p>3.6083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2.544668">
                <text:p>2.544668</text:p>
              </table:table-cell>
              <table:table-cell office:value-type="float" office:value="3.518397">
                <text:p>3.5183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2.547406">
                <text:p>2.547406</text:p>
              </table:table-cell>
              <table:table-cell office:value-type="float" office:value="3.428471">
                <text:p>3.4284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2.622881">
                <text:p>2.622881</text:p>
              </table:table-cell>
              <table:table-cell office:value-type="float" office:value="3.348822">
                <text:p>3.3488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2.717539">
                <text:p>2.717539</text:p>
              </table:table-cell>
              <table:table-cell office:value-type="float" office:value="3.27747">
                <text:p>3.277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2.761794">
                <text:p>2.761794</text:p>
              </table:table-cell>
              <table:table-cell office:value-type="float" office:value="3.206119">
                <text:p>3.2061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2.79309">
                <text:p>2.79309</text:p>
              </table:table-cell>
              <table:table-cell office:value-type="float" office:value="3.134768">
                <text:p>3.1347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2.808229">
                <text:p>2.808229</text:p>
              </table:table-cell>
              <table:table-cell office:value-type="float" office:value="3.063416">
                <text:p>3.0634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2.79725">
                <text:p>2.79725</text:p>
              </table:table-cell>
              <table:table-cell office:value-type="float" office:value="3.005226">
                <text:p>3.0052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2.780362">
                <text:p>2.780362</text:p>
              </table:table-cell>
              <table:table-cell office:value-type="float" office:value="2.957662">
                <text:p>2.9576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2.758699">
                <text:p>2.758699</text:p>
              </table:table-cell>
              <table:table-cell office:value-type="float" office:value="2.910098">
                <text:p>2.9100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2.711958">
                <text:p>2.711958</text:p>
              </table:table-cell>
              <table:table-cell office:value-type="float" office:value="2.862534">
                <text:p>2.8625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2.610075">
                <text:p>2.610075</text:p>
              </table:table-cell>
              <table:table-cell office:value-type="float" office:value="2.81497">
                <text:p>2.8149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2.499361">
                <text:p>2.499361</text:p>
              </table:table-cell>
              <table:table-cell office:value-type="float" office:value="2.759319">
                <text:p>2.75931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2.424909">
                <text:p>2.424909</text:p>
              </table:table-cell>
              <table:table-cell office:value-type="float" office:value="2.697139">
                <text:p>2.69713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2.340274">
                <text:p>2.340274</text:p>
              </table:table-cell>
              <table:table-cell office:value-type="float" office:value="2.63496">
                <text:p>2.634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2.212951">
                <text:p>2.212951</text:p>
              </table:table-cell>
              <table:table-cell office:value-type="float" office:value="2.57278">
                <text:p>2.572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2.059988">
                <text:p>2.059988</text:p>
              </table:table-cell>
              <table:table-cell office:value-type="float" office:value="2.510601">
                <text:p>2.51060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2.045271">
                <text:p>2.045271</text:p>
              </table:table-cell>
              <table:table-cell office:value-type="float" office:value="2.450399">
                <text:p>2.4503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2.127017">
                <text:p>2.127017</text:p>
              </table:table-cell>
              <table:table-cell office:value-type="float" office:value="2.391794">
                <text:p>2.3917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2.204457">
                <text:p>2.204457</text:p>
              </table:table-cell>
              <table:table-cell office:value-type="float" office:value="2.333189">
                <text:p>2.3331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2.308651">
                <text:p>2.308651</text:p>
              </table:table-cell>
              <table:table-cell office:value-type="float" office:value="2.274584">
                <text:p>2.2745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2.42657">
                <text:p>2.42657</text:p>
              </table:table-cell>
              <table:table-cell office:value-type="float" office:value="2.215979">
                <text:p>2.2159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2.479128">
                <text:p>2.479128</text:p>
              </table:table-cell>
              <table:table-cell office:value-type="float" office:value="2.172652">
                <text:p>2.1726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2.485777">
                <text:p>2.485777</text:p>
              </table:table-cell>
              <table:table-cell office:value-type="float" office:value="2.14166">
                <text:p>2.141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2.489696">
                <text:p>2.489696</text:p>
              </table:table-cell>
              <table:table-cell office:value-type="float" office:value="2.110668">
                <text:p>2.1106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2.496816">
                <text:p>2.496816</text:p>
              </table:table-cell>
              <table:table-cell office:value-type="float" office:value="2.079676">
                <text:p>2.07967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2.507092">
                <text:p>2.507092</text:p>
              </table:table-cell>
              <table:table-cell office:value-type="float" office:value="2.048684">
                <text:p>2.0486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2.514981">
                <text:p>2.514981</text:p>
              </table:table-cell>
              <table:table-cell office:value-type="float" office:value="2.023143">
                <text:p>2.0231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2.514841">
                <text:p>2.514841</text:p>
              </table:table-cell>
              <table:table-cell office:value-type="float" office:value="2.002003">
                <text:p>2.00200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2.506558">
                <text:p>2.506558</text:p>
              </table:table-cell>
              <table:table-cell office:value-type="float" office:value="1.980862">
                <text:p>1.9808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2.504721">
                <text:p>2.504721</text:p>
              </table:table-cell>
              <table:table-cell office:value-type="float" office:value="1.959722">
                <text:p>1.9597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2.507967">
                <text:p>2.507967</text:p>
              </table:table-cell>
              <table:table-cell office:value-type="float" office:value="1.938582">
                <text:p>1.9385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2.487041">
                <text:p>2.487041</text:p>
              </table:table-cell>
              <table:table-cell office:value-type="float" office:value="1.918711">
                <text:p>1.9187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2.434259">
                <text:p>2.434259</text:p>
              </table:table-cell>
              <table:table-cell office:value-type="float" office:value="1.899867">
                <text:p>1.8998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2.367227">
                <text:p>2.367227</text:p>
              </table:table-cell>
              <table:table-cell office:value-type="float" office:value="1.881022">
                <text:p>1.8810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2.302102">
                <text:p>2.302102</text:p>
              </table:table-cell>
              <table:table-cell office:value-type="float" office:value="1.862178">
                <text:p>1.8621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2.237799">
                <text:p>2.237799</text:p>
              </table:table-cell>
              <table:table-cell office:value-type="float" office:value="1.843333">
                <text:p>1.8433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2.152466">
                <text:p>2.152466</text:p>
              </table:table-cell>
              <table:table-cell office:value-type="float" office:value="1.822403">
                <text:p>1.82240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2.029392">
                <text:p>2.029392</text:p>
              </table:table-cell>
              <table:table-cell office:value-type="float" office:value="1.799789">
                <text:p>1.7997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1.947971">
                <text:p>1.947971</text:p>
              </table:table-cell>
              <table:table-cell office:value-type="float" office:value="1.777176">
                <text:p>1.7771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1.935311">
                <text:p>1.935311</text:p>
              </table:table-cell>
              <table:table-cell office:value-type="float" office:value="1.754562">
                <text:p>1.7545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1.943814">
                <text:p>1.943814</text:p>
              </table:table-cell>
              <table:table-cell office:value-type="float" office:value="1.731948">
                <text:p>1.7319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1.897976">
                <text:p>1.897976</text:p>
              </table:table-cell>
              <table:table-cell office:value-type="float" office:value="1.706089">
                <text:p>1.70608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1.790728">
                <text:p>1.790728</text:p>
              </table:table-cell>
              <table:table-cell office:value-type="float" office:value="1.677612">
                <text:p>1.6776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1.625528">
                <text:p>1.625528</text:p>
              </table:table-cell>
              <table:table-cell office:value-type="float" office:value="1.649134">
                <text:p>1.64913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1.232016">
                <text:p>1.232016</text:p>
              </table:table-cell>
              <table:table-cell office:value-type="float" office:value="1.620657">
                <text:p>1.62065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0.9220985">
                <text:p>0.9220985</text:p>
              </table:table-cell>
              <table:table-cell office:value-type="float" office:value="1.592179">
                <text:p>1.59217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0.8713314">
                <text:p>0.8713314</text:p>
              </table:table-cell>
              <table:table-cell office:value-type="float" office:value="1.5561">
                <text:p>1.556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0.9092502">
                <text:p>0.9092502</text:p>
              </table:table-cell>
              <table:table-cell office:value-type="float" office:value="1.513883">
                <text:p>1.5138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0.9585373">
                <text:p>0.9585373</text:p>
              </table:table-cell>
              <table:table-cell office:value-type="float" office:value="1.471666">
                <text:p>1.4716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1.02208">
                <text:p>1.02208</text:p>
              </table:table-cell>
              <table:table-cell office:value-type="float" office:value="1.429449">
                <text:p>1.4294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1.101065">
                <text:p>1.101065</text:p>
              </table:table-cell>
              <table:table-cell office:value-type="float" office:value="1.387233">
                <text:p>1.3872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1.159428">
                <text:p>1.159428</text:p>
              </table:table-cell>
              <table:table-cell office:value-type="float" office:value="1.356065">
                <text:p>1.35606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1.164676">
                <text:p>1.164676</text:p>
              </table:table-cell>
              <table:table-cell office:value-type="float" office:value="1.333817">
                <text:p>1.3338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1.214152">
                <text:p>1.214152</text:p>
              </table:table-cell>
              <table:table-cell office:value-type="float" office:value="1.311569">
                <text:p>1.3115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1.399058">
                <text:p>1.399058</text:p>
              </table:table-cell>
              <table:table-cell office:value-type="float" office:value="1.289322">
                <text:p>1.2893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1.685005">
                <text:p>1.685005</text:p>
              </table:table-cell>
              <table:table-cell office:value-type="float" office:value="1.267074">
                <text:p>1.2670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1.784615">
                <text:p>1.784615</text:p>
              </table:table-cell>
              <table:table-cell office:value-type="float" office:value="1.255684">
                <text:p>1.2556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1.739072">
                <text:p>1.739072</text:p>
              </table:table-cell>
              <table:table-cell office:value-type="float" office:value="1.253061">
                <text:p>1.25306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1.693742">
                <text:p>1.693742</text:p>
              </table:table-cell>
              <table:table-cell office:value-type="float" office:value="1.250437">
                <text:p>1.2504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1.632542">
                <text:p>1.632542</text:p>
              </table:table-cell>
              <table:table-cell office:value-type="float" office:value="1.247813">
                <text:p>1.2478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1.563799">
                <text:p>1.563799</text:p>
              </table:table-cell>
              <table:table-cell office:value-type="float" office:value="1.245189">
                <text:p>1.2451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1.512001">
                <text:p>1.512001</text:p>
              </table:table-cell>
              <table:table-cell office:value-type="float" office:value="1.241592">
                <text:p>1.2415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1.490717">
                <text:p>1.490717</text:p>
              </table:table-cell>
              <table:table-cell office:value-type="float" office:value="1.237209">
                <text:p>1.2372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1.473472">
                <text:p>1.473472</text:p>
              </table:table-cell>
              <table:table-cell office:value-type="float" office:value="1.232826">
                <text:p>1.2328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1.41937">
                <text:p>1.41937</text:p>
              </table:table-cell>
              <table:table-cell office:value-type="float" office:value="1.228443">
                <text:p>1.2284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1.346615">
                <text:p>1.346615</text:p>
              </table:table-cell>
              <table:table-cell office:value-type="float" office:value="1.22406">
                <text:p>1.224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1.363177">
                <text:p>1.363177</text:p>
              </table:table-cell>
              <table:table-cell office:value-type="float" office:value="1.218628">
                <text:p>1.2186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1.445288">
                <text:p>1.445288</text:p>
              </table:table-cell>
              <table:table-cell office:value-type="float" office:value="1.212348">
                <text:p>1.2123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1.552015">
                <text:p>1.552015</text:p>
              </table:table-cell>
              <table:table-cell office:value-type="float" office:value="1.206069">
                <text:p>1.20606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1.712332">
                <text:p>1.712332</text:p>
              </table:table-cell>
              <table:table-cell office:value-type="float" office:value="1.19979">
                <text:p>1.1997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1.862964">
                <text:p>1.862964</text:p>
              </table:table-cell>
              <table:table-cell office:value-type="float" office:value="1.19351">
                <text:p>1.193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1.87374">
                <text:p>1.87374</text:p>
              </table:table-cell>
              <table:table-cell office:value-type="float" office:value="1.189381">
                <text:p>1.18938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1.806265">
                <text:p>1.806265</text:p>
              </table:table-cell>
              <table:table-cell office:value-type="float" office:value="1.186988">
                <text:p>1.1869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1.72688">
                <text:p>1.72688</text:p>
              </table:table-cell>
              <table:table-cell office:value-type="float" office:value="1.184595">
                <text:p>1.18459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1.611376">
                <text:p>1.611376</text:p>
              </table:table-cell>
              <table:table-cell office:value-type="float" office:value="1.182202">
                <text:p>1.1822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1.464434">
                <text:p>1.464434</text:p>
              </table:table-cell>
              <table:table-cell office:value-type="float" office:value="1.179809">
                <text:p>1.17980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1.323174">
                <text:p>1.323174</text:p>
              </table:table-cell>
              <table:table-cell office:value-type="float" office:value="1.168204">
                <text:p>1.1682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1.20064">
                <text:p>1.20064</text:p>
              </table:table-cell>
              <table:table-cell office:value-type="float" office:value="1.149162">
                <text:p>1.1491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1.103114">
                <text:p>1.103114</text:p>
              </table:table-cell>
              <table:table-cell office:value-type="float" office:value="1.130121">
                <text:p>1.1301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0.9998724">
                <text:p>0.9998724</text:p>
              </table:table-cell>
              <table:table-cell office:value-type="float" office:value="1.111079">
                <text:p>1.1110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0.9053439">
                <text:p>0.9053439</text:p>
              </table:table-cell>
              <table:table-cell office:value-type="float" office:value="1.092037">
                <text:p>1.0920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0.8641574">
                <text:p>0.8641574</text:p>
              </table:table-cell>
              <table:table-cell office:value-type="float" office:value="1.069414">
                <text:p>1.0694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0.8514078">
                <text:p>0.8514078</text:p>
              </table:table-cell>
              <table:table-cell office:value-type="float" office:value="1.0439">
                <text:p>1.043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0.8430106">
                <text:p>0.8430106</text:p>
              </table:table-cell>
              <table:table-cell office:value-type="float" office:value="1.018386">
                <text:p>1.0183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0.8310643">
                <text:p>0.8310643</text:p>
              </table:table-cell>
              <table:table-cell office:value-type="float" office:value="0.9928716">
                <text:p>0.99287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0.8169591">
                <text:p>0.8169591</text:p>
              </table:table-cell>
              <table:table-cell office:value-type="float" office:value="0.9673574">
                <text:p>0.96735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0.8162193">
                <text:p>0.8162193</text:p>
              </table:table-cell>
              <table:table-cell office:value-type="float" office:value="0.9459834">
                <text:p>0.94598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0.8256962">
                <text:p>0.8256962</text:p>
              </table:table-cell>
              <table:table-cell office:value-type="float" office:value="0.9279519">
                <text:p>0.92795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0.8364006">
                <text:p>0.8364006</text:p>
              </table:table-cell>
              <table:table-cell office:value-type="float" office:value="0.9099204">
                <text:p>0.909920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0.8494836">
                <text:p>0.8494836</text:p>
              </table:table-cell>
              <table:table-cell office:value-type="float" office:value="0.8918889">
                <text:p>0.891888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0.8653075">
                <text:p>0.8653075</text:p>
              </table:table-cell>
              <table:table-cell office:value-type="float" office:value="0.8738574">
                <text:p>0.87385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0.8897012">
                <text:p>0.8897012</text:p>
              </table:table-cell>
              <table:table-cell office:value-type="float" office:value="0.8628732">
                <text:p>0.862873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0.9203435">
                <text:p>0.9203435</text:p>
              </table:table-cell>
              <table:table-cell office:value-type="float" office:value="0.8575788">
                <text:p>0.857578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0.9566138">
                <text:p>0.9566138</text:p>
              </table:table-cell>
              <table:table-cell office:value-type="float" office:value="0.8522845">
                <text:p>0.85228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1.019484">
                <text:p>1.019484</text:p>
              </table:table-cell>
              <table:table-cell office:value-type="float" office:value="0.8469901">
                <text:p>0.84699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1.11456">
                <text:p>1.11456</text:p>
              </table:table-cell>
              <table:table-cell office:value-type="float" office:value="0.8416957">
                <text:p>0.841695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1.195286">
                <text:p>1.195286</text:p>
              </table:table-cell>
              <table:table-cell office:value-type="float" office:value="0.842035">
                <text:p>0.8420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1.252458">
                <text:p>1.252458</text:p>
              </table:table-cell>
              <table:table-cell office:value-type="float" office:value="0.8469227">
                <text:p>0.84692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1.307811">
                <text:p>1.307811</text:p>
              </table:table-cell>
              <table:table-cell office:value-type="float" office:value="0.8518105">
                <text:p>0.85181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1.388529">
                <text:p>1.388529</text:p>
              </table:table-cell>
              <table:table-cell office:value-type="float" office:value="0.8566982">
                <text:p>0.856698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1.489325">
                <text:p>1.489325</text:p>
              </table:table-cell>
              <table:table-cell office:value-type="float" office:value="0.861586">
                <text:p>0.86158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1.452966">
                <text:p>1.452966</text:p>
              </table:table-cell>
              <table:table-cell office:value-type="float" office:value="0.8661089">
                <text:p>0.866108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1.313754">
                <text:p>1.313754</text:p>
              </table:table-cell>
              <table:table-cell office:value-type="float" office:value="0.8703372">
                <text:p>0.870337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1.196549">
                <text:p>1.196549</text:p>
              </table:table-cell>
              <table:table-cell office:value-type="float" office:value="0.8745654">
                <text:p>0.874565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1.05731">
                <text:p>1.05731</text:p>
              </table:table-cell>
              <table:table-cell office:value-type="float" office:value="0.8787937">
                <text:p>0.87879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0.930035">
                <text:p>0.930035</text:p>
              </table:table-cell>
              <table:table-cell office:value-type="float" office:value="0.883022">
                <text:p>0.8830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0.8993046">
                <text:p>0.8993046</text:p>
              </table:table-cell>
              <table:table-cell office:value-type="float" office:value="0.8814873">
                <text:p>0.881487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0.9191198">
                <text:p>0.9191198</text:p>
              </table:table-cell>
              <table:table-cell office:value-type="float" office:value="0.8752997">
                <text:p>0.87529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0.9389664">
                <text:p>0.9389664</text:p>
              </table:table-cell>
              <table:table-cell office:value-type="float" office:value="0.869112">
                <text:p>0.8691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0.9672299">
                <text:p>0.9672299</text:p>
              </table:table-cell>
              <table:table-cell office:value-type="float" office:value="0.8629244">
                <text:p>0.86292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1.005342">
                <text:p>1.005342</text:p>
              </table:table-cell>
              <table:table-cell office:value-type="float" office:value="0.8567368">
                <text:p>0.85673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1.020553">
                <text:p>1.020553</text:p>
              </table:table-cell>
              <table:table-cell office:value-type="float" office:value="0.8528014">
                <text:p>0.85280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1.015468">
                <text:p>1.015468</text:p>
              </table:table-cell>
              <table:table-cell office:value-type="float" office:value="0.8506842">
                <text:p>0.850684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1.011441">
                <text:p>1.011441</text:p>
              </table:table-cell>
              <table:table-cell office:value-type="float" office:value="0.8485671">
                <text:p>0.848567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1.005303">
                <text:p>1.005303</text:p>
              </table:table-cell>
              <table:table-cell office:value-type="float" office:value="0.84645">
                <text:p>0.846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0.9973679">
                <text:p>0.9973679</text:p>
              </table:table-cell>
              <table:table-cell office:value-type="float" office:value="0.8443328">
                <text:p>0.844332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0.9928921">
                <text:p>0.9928921</text:p>
              </table:table-cell>
              <table:table-cell office:value-type="float" office:value="0.8428737">
                <text:p>0.84287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0.9918996">
                <text:p>0.9918996</text:p>
              </table:table-cell>
              <table:table-cell office:value-type="float" office:value="0.8419457">
                <text:p>0.84194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0.9917743">
                <text:p>0.9917743</text:p>
              </table:table-cell>
              <table:table-cell office:value-type="float" office:value="0.8410178">
                <text:p>0.84101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0.9897018">
                <text:p>0.9897018</text:p>
              </table:table-cell>
              <table:table-cell office:value-type="float" office:value="0.8400899">
                <text:p>0.840089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0.9859997">
                <text:p>0.9859997</text:p>
              </table:table-cell>
              <table:table-cell office:value-type="float" office:value="0.8391619">
                <text:p>0.83916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0.967574">
                <text:p>0.967574</text:p>
              </table:table-cell>
              <table:table-cell office:value-type="float" office:value="0.8391576">
                <text:p>0.83915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0.9609322">
                <text:p>0.9609322</text:p>
              </table:table-cell>
              <table:table-cell office:value-type="float" office:value="0.8398989">
                <text:p>0.83989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0.9777274">
                <text:p>0.9777274</text:p>
              </table:table-cell>
              <table:table-cell office:value-type="float" office:value="0.8406402">
                <text:p>0.84064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0.971113">
                <text:p>0.971113</text:p>
              </table:table-cell>
              <table:table-cell office:value-type="float" office:value="0.8413815">
                <text:p>0.84138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0.9523411">
                <text:p>0.9523411</text:p>
              </table:table-cell>
              <table:table-cell office:value-type="float" office:value="0.8421228">
                <text:p>0.84212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0.9771829">
                <text:p>0.9771829</text:p>
              </table:table-cell>
              <table:table-cell office:value-type="float" office:value="0.8441389">
                <text:p>0.84413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1.029394">
                <text:p>1.029394</text:p>
              </table:table-cell>
              <table:table-cell office:value-type="float" office:value="0.8471843">
                <text:p>0.847184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1.094793">
                <text:p>1.094793</text:p>
              </table:table-cell>
              <table:table-cell office:value-type="float" office:value="0.8502297">
                <text:p>0.850229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1.206963">
                <text:p>1.206963</text:p>
              </table:table-cell>
              <table:table-cell office:value-type="float" office:value="0.8532751">
                <text:p>0.85327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1.359323">
                <text:p>1.359323</text:p>
              </table:table-cell>
              <table:table-cell office:value-type="float" office:value="0.8563205">
                <text:p>0.85632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1.625781">
                <text:p>1.625781</text:p>
              </table:table-cell>
              <table:table-cell office:value-type="float" office:value="0.866238">
                <text:p>0.8662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1.830299">
                <text:p>1.830299</text:p>
              </table:table-cell>
              <table:table-cell office:value-type="float" office:value="0.8817039">
                <text:p>0.881703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1.831801">
                <text:p>1.831801</text:p>
              </table:table-cell>
              <table:table-cell office:value-type="float" office:value="0.8971698">
                <text:p>0.897169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1.826537">
                <text:p>1.826537</text:p>
              </table:table-cell>
              <table:table-cell office:value-type="float" office:value="0.9126357">
                <text:p>0.91263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1.864452">
                <text:p>1.864452</text:p>
              </table:table-cell>
              <table:table-cell office:value-type="float" office:value="0.9281016">
                <text:p>0.92810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1.954467">
                <text:p>1.954467</text:p>
              </table:table-cell>
              <table:table-cell office:value-type="float" office:value="0.9468446">
                <text:p>0.94684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1.92377">
                <text:p>1.92377</text:p>
              </table:table-cell>
              <table:table-cell office:value-type="float" office:value="0.9682334">
                <text:p>0.968233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1.910586">
                <text:p>1.910586</text:p>
              </table:table-cell>
              <table:table-cell office:value-type="float" office:value="0.9896223">
                <text:p>0.98962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2.066601">
                <text:p>2.066601</text:p>
              </table:table-cell>
              <table:table-cell office:value-type="float" office:value="1.011011">
                <text:p>1.0110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2.41115">
                <text:p>2.41115</text:p>
              </table:table-cell>
              <table:table-cell office:value-type="float" office:value="1.0324">
                <text:p>1.03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2.616122">
                <text:p>2.616122</text:p>
              </table:table-cell>
              <table:table-cell office:value-type="float" office:value="1.083843">
                <text:p>1.08384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2.680051">
                <text:p>2.680051</text:p>
              </table:table-cell>
              <table:table-cell office:value-type="float" office:value="1.15955">
                <text:p>1.1595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2.721392">
                <text:p>2.721392</text:p>
              </table:table-cell>
              <table:table-cell office:value-type="float" office:value="1.235257">
                <text:p>1.23525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2.768729">
                <text:p>2.768729</text:p>
              </table:table-cell>
              <table:table-cell office:value-type="float" office:value="1.310964">
                <text:p>1.3109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2.809399">
                <text:p>2.809399</text:p>
              </table:table-cell>
              <table:table-cell office:value-type="float" office:value="1.386672">
                <text:p>1.3866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2.838499">
                <text:p>2.838499</text:p>
              </table:table-cell>
              <table:table-cell office:value-type="float" office:value="1.461486">
                <text:p>1.46148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2.8418">
                <text:p>2.8418</text:p>
              </table:table-cell>
              <table:table-cell office:value-type="float" office:value="1.535579">
                <text:p>1.53557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2.834131">
                <text:p>2.834131</text:p>
              </table:table-cell>
              <table:table-cell office:value-type="float" office:value="1.609672">
                <text:p>1.6096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2.8308">
                <text:p>2.8308</text:p>
              </table:table-cell>
              <table:table-cell office:value-type="float" office:value="1.683765">
                <text:p>1.6837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2.827025">
                <text:p>2.827025</text:p>
              </table:table-cell>
              <table:table-cell office:value-type="float" office:value="1.757859">
                <text:p>1.75785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2.850119">
                <text:p>2.850119</text:p>
              </table:table-cell>
              <table:table-cell office:value-type="float" office:value="1.819956">
                <text:p>1.8199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2.856283">
                <text:p>2.856283</text:p>
              </table:table-cell>
              <table:table-cell office:value-type="float" office:value="1.872369">
                <text:p>1.87236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2.844316">
                <text:p>2.844316</text:p>
              </table:table-cell>
              <table:table-cell office:value-type="float" office:value="1.924782">
                <text:p>1.92478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2.837492">
                <text:p>2.837492</text:p>
              </table:table-cell>
              <table:table-cell office:value-type="float" office:value="1.977195">
                <text:p>1.9771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2.828354">
                <text:p>2.828354</text:p>
              </table:table-cell>
              <table:table-cell office:value-type="float" office:value="2.029608">
                <text:p>2.0296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2.809285">
                <text:p>2.809285</text:p>
              </table:table-cell>
              <table:table-cell office:value-type="float" office:value="2.066553">
                <text:p>2.06655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2.794368">
                <text:p>2.794368</text:p>
              </table:table-cell>
              <table:table-cell office:value-type="float" office:value="2.091011">
                <text:p>2.0910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2.778582">
                <text:p>2.778582</text:p>
              </table:table-cell>
              <table:table-cell office:value-type="float" office:value="2.115469">
                <text:p>2.1154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2.746307">
                <text:p>2.746307</text:p>
              </table:table-cell>
              <table:table-cell office:value-type="float" office:value="2.139927">
                <text:p>2.13992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2.674545">
                <text:p>2.674545</text:p>
              </table:table-cell>
              <table:table-cell office:value-type="float" office:value="2.164385">
                <text:p>2.16438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2.590353">
                <text:p>2.590353</text:p>
              </table:table-cell>
              <table:table-cell office:value-type="float" office:value="2.16583">
                <text:p>2.1658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2.510524">
                <text:p>2.510524</text:p>
              </table:table-cell>
              <table:table-cell office:value-type="float" office:value="2.148695">
                <text:p>2.1486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2.406873">
                <text:p>2.406873</text:p>
              </table:table-cell>
              <table:table-cell office:value-type="float" office:value="2.131561">
                <text:p>2.1315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2.302962">
                <text:p>2.302962</text:p>
              </table:table-cell>
              <table:table-cell office:value-type="float" office:value="2.114426">
                <text:p>2.1144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2.203501">
                <text:p>2.203501</text:p>
              </table:table-cell>
              <table:table-cell office:value-type="float" office:value="2.097292">
                <text:p>2.0972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2.101209">
                <text:p>2.101209</text:p>
              </table:table-cell>
              <table:table-cell office:value-type="float" office:value="2.070942">
                <text:p>2.0709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2.012393">
                <text:p>2.012393</text:p>
              </table:table-cell>
              <table:table-cell office:value-type="float" office:value="2.037153">
                <text:p>2.0371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1.920207">
                <text:p>1.920207</text:p>
              </table:table-cell>
              <table:table-cell office:value-type="float" office:value="2.003364">
                <text:p>2.0033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1.798545">
                <text:p>1.798545</text:p>
              </table:table-cell>
              <table:table-cell office:value-type="float" office:value="1.969576">
                <text:p>1.9695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1.667817">
                <text:p>1.667817</text:p>
              </table:table-cell>
              <table:table-cell office:value-type="float" office:value="1.935787">
                <text:p>1.93578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1.597487">
                <text:p>1.597487</text:p>
              </table:table-cell>
              <table:table-cell office:value-type="float" office:value="1.896295">
                <text:p>1.8962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1.575238">
                <text:p>1.575238</text:p>
              </table:table-cell>
              <table:table-cell office:value-type="float" office:value="1.8522">
                <text:p>1.85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1.556125">
                <text:p>1.556125</text:p>
              </table:table-cell>
              <table:table-cell office:value-type="float" office:value="1.808105">
                <text:p>1.8081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1.542996">
                <text:p>1.542996</text:p>
              </table:table-cell>
              <table:table-cell office:value-type="float" office:value="1.76401">
                <text:p>1.764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1.534475">
                <text:p>1.534475</text:p>
              </table:table-cell>
              <table:table-cell office:value-type="float" office:value="1.719914">
                <text:p>1.7199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1.530174">
                <text:p>1.530174</text:p>
              </table:table-cell>
              <table:table-cell office:value-type="float" office:value="1.675552">
                <text:p>1.6755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1.528535">
                <text:p>1.528535</text:p>
              </table:table-cell>
              <table:table-cell office:value-type="float" office:value="1.630973">
                <text:p>1.6309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1.523111">
                <text:p>1.523111</text:p>
              </table:table-cell>
              <table:table-cell office:value-type="float" office:value="1.586394">
                <text:p>1.58639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1.519511">
                <text:p>1.519511</text:p>
              </table:table-cell>
              <table:table-cell office:value-type="float" office:value="1.541815">
                <text:p>1.5418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1.515709">
                <text:p>1.515709</text:p>
              </table:table-cell>
              <table:table-cell office:value-type="float" office:value="1.497237">
                <text:p>1.4972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1.427506">
                <text:p>1.427506</text:p>
              </table:table-cell>
              <table:table-cell office:value-type="float" office:value="1.45312">
                <text:p>1.453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1.280439">
                <text:p>1.280439</text:p>
              </table:table-cell>
              <table:table-cell office:value-type="float" office:value="1.409376">
                <text:p>1.40937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1.156702">
                <text:p>1.156702</text:p>
              </table:table-cell>
              <table:table-cell office:value-type="float" office:value="1.365632">
                <text:p>1.36563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1.017831">
                <text:p>1.017831</text:p>
              </table:table-cell>
              <table:table-cell office:value-type="float" office:value="1.321888">
                <text:p>1.3218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0.8875575">
                <text:p>0.8875575</text:p>
              </table:table-cell>
              <table:table-cell office:value-type="float" office:value="1.278144">
                <text:p>1.2781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0.8254061">
                <text:p>0.8254061</text:p>
              </table:table-cell>
              <table:table-cell office:value-type="float" office:value="1.234152">
                <text:p>1.23415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0.8094588">
                <text:p>0.8094588</text:p>
              </table:table-cell>
              <table:table-cell office:value-type="float" office:value="1.189962">
                <text:p>1.1899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0.8003356">
                <text:p>0.8003356</text:p>
              </table:table-cell>
              <table:table-cell office:value-type="float" office:value="1.145771">
                <text:p>1.14577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0.783746">
                <text:p>0.783746</text:p>
              </table:table-cell>
              <table:table-cell office:value-type="float" office:value="1.101581">
                <text:p>1.10158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0.76675">
                <text:p>0.76675</text:p>
              </table:table-cell>
              <table:table-cell office:value-type="float" office:value="1.05739">
                <text:p>1.057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0.7646319">
                <text:p>0.7646319</text:p>
              </table:table-cell>
              <table:table-cell office:value-type="float" office:value="1.018466">
                <text:p>1.0184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0.7708627">
                <text:p>0.7708627</text:p>
              </table:table-cell>
              <table:table-cell office:value-type="float" office:value="0.9837934">
                <text:p>0.98379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0.7767652">
                <text:p>0.7767652</text:p>
              </table:table-cell>
              <table:table-cell office:value-type="float" office:value="0.9491208">
                <text:p>0.94912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0.7832736">
                <text:p>0.7832736</text:p>
              </table:table-cell>
              <table:table-cell office:value-type="float" office:value="0.9144482">
                <text:p>0.914448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0.7907008">
                <text:p>0.7907008</text:p>
              </table:table-cell>
              <table:table-cell office:value-type="float" office:value="0.8797757">
                <text:p>0.879775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0.7986994">
                <text:p>0.7986994</text:p>
              </table:table-cell>
              <table:table-cell office:value-type="float" office:value="0.8543984">
                <text:p>0.854398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0.8071478">
                <text:p>0.8071478</text:p>
              </table:table-cell>
              <table:table-cell office:value-type="float" office:value="0.836526">
                <text:p>0.8365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0.8161396">
                <text:p>0.8161396</text:p>
              </table:table-cell>
              <table:table-cell office:value-type="float" office:value="0.8186535">
                <text:p>0.81865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0.8276715">
                <text:p>0.8276715</text:p>
              </table:table-cell>
              <table:table-cell office:value-type="float" office:value="0.800781">
                <text:p>0.8007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0.8422491">
                <text:p>0.8422491</text:p>
              </table:table-cell>
              <table:table-cell office:value-type="float" office:value="0.7829085">
                <text:p>0.782908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0.8511392">
                <text:p>0.8511392</text:p>
              </table:table-cell>
              <table:table-cell office:value-type="float" office:value="0.772407">
                <text:p>0.7724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0.8570672">
                <text:p>0.8570672</text:p>
              </table:table-cell>
              <table:table-cell office:value-type="float" office:value="0.7678564">
                <text:p>0.76785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0.8662355">
                <text:p>0.8662355</text:p>
              </table:table-cell>
              <table:table-cell office:value-type="float" office:value="0.7633058">
                <text:p>0.763305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0.8732187">
                <text:p>0.8732187</text:p>
              </table:table-cell>
              <table:table-cell office:value-type="float" office:value="0.7587553">
                <text:p>0.75875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0.878786">
                <text:p>0.878786</text:p>
              </table:table-cell>
              <table:table-cell office:value-type="float" office:value="0.7542047">
                <text:p>0.754204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0.8961513">
                <text:p>0.8961513</text:p>
              </table:table-cell>
              <table:table-cell office:value-type="float" office:value="0.7544219">
                <text:p>0.754421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0.9243265">
                <text:p>0.9243265</text:p>
              </table:table-cell>
              <table:table-cell office:value-type="float" office:value="0.7584882">
                <text:p>0.758488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0.958116">
                <text:p>0.958116</text:p>
              </table:table-cell>
              <table:table-cell office:value-type="float" office:value="0.7625546">
                <text:p>0.76255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1.004406">
                <text:p>1.004406</text:p>
              </table:table-cell>
              <table:table-cell office:value-type="float" office:value="0.766621">
                <text:p>0.7666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1.064095">
                <text:p>1.064095</text:p>
              </table:table-cell>
              <table:table-cell office:value-type="float" office:value="0.7706874">
                <text:p>0.77068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1.130293">
                <text:p>1.130293</text:p>
              </table:table-cell>
              <table:table-cell office:value-type="float" office:value="0.7797726">
                <text:p>0.77977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1.225263">
                <text:p>1.225263</text:p>
              </table:table-cell>
              <table:table-cell office:value-type="float" office:value="0.79291">
                <text:p>0.792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1.384863">
                <text:p>1.384863</text:p>
              </table:table-cell>
              <table:table-cell office:value-type="float" office:value="0.8060473">
                <text:p>0.806047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1.623215">
                <text:p>1.623215</text:p>
              </table:table-cell>
              <table:table-cell office:value-type="float" office:value="0.8191847">
                <text:p>0.81918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1.846232">
                <text:p>1.846232</text:p>
              </table:table-cell>
              <table:table-cell office:value-type="float" office:value="0.832322">
                <text:p>0.8323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1.879683">
                <text:p>1.879683</text:p>
              </table:table-cell>
              <table:table-cell office:value-type="float" office:value="0.8487307">
                <text:p>0.84873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1.819861">
                <text:p>1.819861</text:p>
              </table:table-cell>
              <table:table-cell office:value-type="float" office:value="0.8677806">
                <text:p>0.867780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1.755326">
                <text:p>1.755326</text:p>
              </table:table-cell>
              <table:table-cell office:value-type="float" office:value="0.8868305">
                <text:p>0.886830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1.670152">
                <text:p>1.670152</text:p>
              </table:table-cell>
              <table:table-cell office:value-type="float" office:value="0.9058804">
                <text:p>0.90588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1.565747">
                <text:p>1.565747</text:p>
              </table:table-cell>
              <table:table-cell office:value-type="float" office:value="0.9249302">
                <text:p>0.924930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1.460441">
                <text:p>1.460441</text:p>
              </table:table-cell>
              <table:table-cell office:value-type="float" office:value="0.9322276">
                <text:p>0.932227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1.35984">
                <text:p>1.35984</text:p>
              </table:table-cell>
              <table:table-cell office:value-type="float" office:value="0.9300363">
                <text:p>0.93003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1.2695">
                <text:p>1.2695</text:p>
              </table:table-cell>
              <table:table-cell office:value-type="float" office:value="0.927845">
                <text:p>0.9278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1.164931">
                <text:p>1.164931</text:p>
              </table:table-cell>
              <table:table-cell office:value-type="float" office:value="0.9256537">
                <text:p>0.925653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1.053599">
                <text:p>1.053599</text:p>
              </table:table-cell>
              <table:table-cell office:value-type="float" office:value="0.9234624">
                <text:p>0.92346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1.037792">
                <text:p>1.037792</text:p>
              </table:table-cell>
              <table:table-cell office:value-type="float" office:value="0.9139007">
                <text:p>0.91390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1.086028">
                <text:p>1.086028</text:p>
              </table:table-cell>
              <table:table-cell office:value-type="float" office:value="0.8983885">
                <text:p>0.898388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1.120075">
                <text:p>1.120075</text:p>
              </table:table-cell>
              <table:table-cell office:value-type="float" office:value="0.8828763">
                <text:p>0.882876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1.170701">
                <text:p>1.170701</text:p>
              </table:table-cell>
              <table:table-cell office:value-type="float" office:value="0.8673641">
                <text:p>0.867364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1.244487">
                <text:p>1.244487</text:p>
              </table:table-cell>
              <table:table-cell office:value-type="float" office:value="0.8518519">
                <text:p>0.85185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1.168422">
                <text:p>1.168422</text:p>
              </table:table-cell>
              <table:table-cell office:value-type="float" office:value="0.8359565">
                <text:p>0.83595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1.014814">
                <text:p>1.014814</text:p>
              </table:table-cell>
              <table:table-cell office:value-type="float" office:value="0.8197518">
                <text:p>0.81975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9200915">
                <text:p>0.9200915</text:p>
              </table:table-cell>
              <table:table-cell office:value-type="float" office:value="0.803547">
                <text:p>0.8035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8264322">
                <text:p>0.8264322</text:p>
              </table:table-cell>
              <table:table-cell office:value-type="float" office:value="0.7873423">
                <text:p>0.787342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7572957">
                <text:p>0.7572957</text:p>
              </table:table-cell>
              <table:table-cell office:value-type="float" office:value="0.7711375">
                <text:p>0.77113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7464893">
                <text:p>0.7464893</text:p>
              </table:table-cell>
              <table:table-cell office:value-type="float" office:value="0.7523939">
                <text:p>0.752393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756681">
                <text:p>0.756681</text:p>
              </table:table-cell>
              <table:table-cell office:value-type="float" office:value="0.7316005">
                <text:p>0.731600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7657386">
                <text:p>0.7657386</text:p>
              </table:table-cell>
              <table:table-cell office:value-type="float" office:value="0.710807">
                <text:p>0.7108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7898569">
                <text:p>0.7898569</text:p>
              </table:table-cell>
              <table:table-cell office:value-type="float" office:value="0.6900136">
                <text:p>0.69001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8317327">
                <text:p>0.8317327</text:p>
              </table:table-cell>
              <table:table-cell office:value-type="float" office:value="0.6692202">
                <text:p>0.66922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8672289">
                <text:p>0.8672289</text:p>
              </table:table-cell>
              <table:table-cell office:value-type="float" office:value="0.6528172">
                <text:p>0.65281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8857716">
                <text:p>0.8857716</text:p>
              </table:table-cell>
              <table:table-cell office:value-type="float" office:value="0.6399588">
                <text:p>0.63995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904131">
                <text:p>0.904131</text:p>
              </table:table-cell>
              <table:table-cell office:value-type="float" office:value="0.6271005">
                <text:p>0.62710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9496244">
                <text:p>0.9496244</text:p>
              </table:table-cell>
              <table:table-cell office:value-type="float" office:value="0.6142421">
                <text:p>0.61424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1.025001">
                <text:p>1.025001</text:p>
              </table:table-cell>
              <table:table-cell office:value-type="float" office:value="0.6013838">
                <text:p>0.601383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9705791">
                <text:p>0.9705791</text:p>
              </table:table-cell>
              <table:table-cell office:value-type="float" office:value="0.5896631">
                <text:p>0.589663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8454293">
                <text:p>0.8454293</text:p>
              </table:table-cell>
              <table:table-cell office:value-type="float" office:value="0.5788609">
                <text:p>0.578860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7741657">
                <text:p>0.7741657</text:p>
              </table:table-cell>
              <table:table-cell office:value-type="float" office:value="0.5680587">
                <text:p>0.568058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710121">
                <text:p>0.710121</text:p>
              </table:table-cell>
              <table:table-cell office:value-type="float" office:value="0.5572565">
                <text:p>0.557256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6623105">
                <text:p>0.6623105</text:p>
              </table:table-cell>
              <table:table-cell office:value-type="float" office:value="0.5464543">
                <text:p>0.54645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6530861">
                <text:p>0.6530861</text:p>
              </table:table-cell>
              <table:table-cell office:value-type="float" office:value="0.5334871">
                <text:p>0.533487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658808">
                <text:p>0.658808</text:p>
              </table:table-cell>
              <table:table-cell office:value-type="float" office:value="0.5187722">
                <text:p>0.51877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6640617">
                <text:p>0.6640617</text:p>
              </table:table-cell>
              <table:table-cell office:value-type="float" office:value="0.5040572">
                <text:p>0.50405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6730112">
                <text:p>0.6730112</text:p>
              </table:table-cell>
              <table:table-cell office:value-type="float" office:value="0.4893422">
                <text:p>0.48934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6850732">
                <text:p>0.6850732</text:p>
              </table:table-cell>
              <table:table-cell office:value-type="float" office:value="0.4746272">
                <text:p>0.474627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6950531">
                <text:p>0.6950531</text:p>
              </table:table-cell>
              <table:table-cell office:value-type="float" office:value="0.4630543">
                <text:p>0.463054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7003024">
                <text:p>0.7003024</text:p>
              </table:table-cell>
              <table:table-cell office:value-type="float" office:value="0.4540181">
                <text:p>0.454018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7051502">
                <text:p>0.7051502</text:p>
              </table:table-cell>
              <table:table-cell office:value-type="float" office:value="0.4449819">
                <text:p>0.44498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0.7162443">
                <text:p>0.7162443</text:p>
              </table:table-cell>
              <table:table-cell office:value-type="float" office:value="0.4359458">
                <text:p>0.43594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0.7333587">
                <text:p>0.7333587</text:p>
              </table:table-cell>
              <table:table-cell office:value-type="float" office:value="0.4269096">
                <text:p>0.42690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0.7372048">
                <text:p>0.7372048</text:p>
              </table:table-cell>
              <table:table-cell office:value-type="float" office:value="0.4199007">
                <text:p>0.41990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0.7298121">
                <text:p>0.7298121</text:p>
              </table:table-cell>
              <table:table-cell office:value-type="float" office:value="0.4145287">
                <text:p>0.414528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0.7234243">
                <text:p>0.7234243</text:p>
              </table:table-cell>
              <table:table-cell office:value-type="float" office:value="0.4091566">
                <text:p>0.409156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7160385">
                <text:p>0.7160385</text:p>
              </table:table-cell>
              <table:table-cell office:value-type="float" office:value="0.4037846">
                <text:p>0.40378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7079821">
                <text:p>0.7079821</text:p>
              </table:table-cell>
              <table:table-cell office:value-type="float" office:value="0.3984125">
                <text:p>0.39841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6922516">
                <text:p>0.6922516</text:p>
              </table:table-cell>
              <table:table-cell office:value-type="float" office:value="0.3931188">
                <text:p>0.393118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6814993">
                <text:p>0.6814993</text:p>
              </table:table-cell>
              <table:table-cell office:value-type="float" office:value="0.3878884">
                <text:p>0.38788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681182">
                <text:p>0.681182</text:p>
              </table:table-cell>
              <table:table-cell office:value-type="float" office:value="0.3826579">
                <text:p>0.38265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6766323">
                <text:p>0.6766323</text:p>
              </table:table-cell>
              <table:table-cell office:value-type="float" office:value="0.3774275">
                <text:p>0.37742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6715162">
                <text:p>0.6715162</text:p>
              </table:table-cell>
              <table:table-cell office:value-type="float" office:value="0.372197">
                <text:p>0.37219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6769627">
                <text:p>0.6769627</text:p>
              </table:table-cell>
              <table:table-cell office:value-type="float" office:value="0.3671546">
                <text:p>0.36715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6844442">
                <text:p>0.6844442</text:p>
              </table:table-cell>
              <table:table-cell office:value-type="float" office:value="0.362264">
                <text:p>0.3622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6914134">
                <text:p>0.6914134</text:p>
              </table:table-cell>
              <table:table-cell office:value-type="float" office:value="0.3573734">
                <text:p>0.35737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7061981">
                <text:p>0.7061981</text:p>
              </table:table-cell>
              <table:table-cell office:value-type="float" office:value="0.3524828">
                <text:p>0.35248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0.7279907">
                <text:p>0.7279907</text:p>
              </table:table-cell>
              <table:table-cell office:value-type="float" office:value="0.3475922">
                <text:p>0.34759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0.744561">
                <text:p>0.744561</text:p>
              </table:table-cell>
              <table:table-cell office:value-type="float" office:value="0.3457883">
                <text:p>0.345788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0.7505167">
                <text:p>0.7505167</text:p>
              </table:table-cell>
              <table:table-cell office:value-type="float" office:value="0.3464765">
                <text:p>0.346476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0.7552031">
                <text:p>0.7552031</text:p>
              </table:table-cell>
              <table:table-cell office:value-type="float" office:value="0.3471647">
                <text:p>0.34716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0.7697631">
                <text:p>0.7697631</text:p>
              </table:table-cell>
              <table:table-cell office:value-type="float" office:value="0.3478529">
                <text:p>0.347852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0.7940763">
                <text:p>0.7940763</text:p>
              </table:table-cell>
              <table:table-cell office:value-type="float" office:value="0.3485411">
                <text:p>0.34854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0.7879791">
                <text:p>0.7879791</text:p>
              </table:table-cell>
              <table:table-cell office:value-type="float" office:value="0.3500028">
                <text:p>0.350002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0.765616">
                <text:p>0.765616</text:p>
              </table:table-cell>
              <table:table-cell office:value-type="float" office:value="0.3520891">
                <text:p>0.35208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0.7524499">
                <text:p>0.7524499</text:p>
              </table:table-cell>
              <table:table-cell office:value-type="float" office:value="0.3541753">
                <text:p>0.35417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0.7338062">
                <text:p>0.7338062</text:p>
              </table:table-cell>
              <table:table-cell office:value-type="float" office:value="0.3562616">
                <text:p>0.35626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0.7139568">
                <text:p>0.7139568</text:p>
              </table:table-cell>
              <table:table-cell office:value-type="float" office:value="0.3583478">
                <text:p>0.358347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0.7119709">
                <text:p>0.7119709</text:p>
              </table:table-cell>
              <table:table-cell office:value-type="float" office:value="0.3589391">
                <text:p>0.358939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0.7179615">
                <text:p>0.7179615</text:p>
              </table:table-cell>
              <table:table-cell office:value-type="float" office:value="0.3583236">
                <text:p>0.35832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0.7230149">
                <text:p>0.7230149</text:p>
              </table:table-cell>
              <table:table-cell office:value-type="float" office:value="0.357708">
                <text:p>0.35770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0.7365045">
                <text:p>0.7365045</text:p>
              </table:table-cell>
              <table:table-cell office:value-type="float" office:value="0.3570924">
                <text:p>0.35709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0.7580798">
                <text:p>0.7580798</text:p>
              </table:table-cell>
              <table:table-cell office:value-type="float" office:value="0.3564768">
                <text:p>0.35647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0.7613756">
                <text:p>0.7613756</text:p>
              </table:table-cell>
              <table:table-cell office:value-type="float" office:value="0.3566665">
                <text:p>0.356666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0.7508702">
                <text:p>0.7508702</text:p>
              </table:table-cell>
              <table:table-cell office:value-type="float" office:value="0.3575064">
                <text:p>0.35750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0.7429637">
                <text:p>0.7429637</text:p>
              </table:table-cell>
              <table:table-cell office:value-type="float" office:value="0.3583463">
                <text:p>0.358346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0.7321625">
                <text:p>0.7321625</text:p>
              </table:table-cell>
              <table:table-cell office:value-type="float" office:value="0.3591862">
                <text:p>0.359186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0.7198272">
                <text:p>0.7198272</text:p>
              </table:table-cell>
              <table:table-cell office:value-type="float" office:value="0.3600261">
                <text:p>0.36002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0.7185702">
                <text:p>0.7185702</text:p>
              </table:table-cell>
              <table:table-cell office:value-type="float" office:value="0.3600316">
                <text:p>0.36003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0.7234037">
                <text:p>0.7234037</text:p>
              </table:table-cell>
              <table:table-cell office:value-type="float" office:value="0.3593636">
                <text:p>0.359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